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0.9528in"/>
    </style:style>
    <style:style style:name="co19" style:family="table-column">
      <style:table-column-properties fo:break-before="auto" style:column-width="2.3083in"/>
    </style:style>
    <style:style style:name="co17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1.0409in"/>
    </style:style>
    <style:style style:name="co21" style:family="table-column">
      <style:table-column-properties fo:break-before="auto" style:column-width="0.4319in"/>
    </style:style>
    <style:style style:name="co22" style:family="table-column">
      <style:table-column-properties fo:break-before="auto" style:column-width="0.402in"/>
    </style:style>
    <style:style style:name="co23" style:family="table-column">
      <style:table-column-properties fo:break-before="auto" style:column-width="0.5693in"/>
    </style:style>
    <style:style style:name="co24" style:family="table-column">
      <style:table-column-properties fo:break-before="auto" style:column-width="0.55in"/>
    </style:style>
    <style:style style:name="co25" style:family="table-column">
      <style:table-column-properties fo:break-before="auto" style:column-width="0.7165in"/>
    </style:style>
    <style:style style:name="co26" style:family="table-column">
      <style:table-column-properties fo:break-before="auto" style:column-width="1.2866in"/>
    </style:style>
    <style:style style:name="co27" style:family="table-column">
      <style:table-column-properties fo:break-before="auto" style:column-width="1.2083in"/>
    </style:style>
    <style:style style:name="co28" style:family="table-column">
      <style:table-column-properties fo:break-before="auto" style:column-width="1.5811in"/>
    </style:style>
    <style:style style:name="co29" style:family="table-column">
      <style:table-column-properties fo:break-before="auto" style:column-width="1.1492in"/>
    </style:style>
    <style:style style:name="co14" style:family="table-column">
      <style:table-column-properties fo:break-before="auto" style:column-width="1.2709in"/>
    </style:style>
    <style:style style:name="co15" style:family="table-column">
      <style:table-column-properties fo:break-before="auto" style:column-width="1.5327in"/>
    </style:style>
    <style:style style:name="co16" style:family="table-column">
      <style:table-column-properties fo:break-before="auto" style:column-width="0.7366in"/>
    </style:style>
    <style:style style:name="co30" style:family="table-column">
      <style:table-column-properties fo:break-before="auto" style:column-width="2.1071in"/>
    </style:style>
    <style:style style:name="co31" style:family="table-column">
      <style:table-column-properties fo:break-before="auto" style:column-width="0.6972in"/>
    </style:style>
    <style:style style:name="co32" style:family="table-column">
      <style:table-column-properties fo:break-before="auto" style:column-width="0.5008in"/>
    </style:style>
    <style:style style:name="co33" style:family="table-column">
      <style:table-column-properties fo:break-before="auto" style:column-width="0.5307in"/>
    </style:style>
    <style:style style:name="co34" style:family="table-column">
      <style:table-column-properties fo:break-before="auto" style:column-width="0.3535in"/>
    </style:style>
    <style:style style:name="co35" style:family="table-column">
      <style:table-column-properties fo:break-before="auto" style:column-width="0.7661in"/>
    </style:style>
    <style:style style:name="co36" style:family="table-column">
      <style:table-column-properties fo:break-before="auto" style:column-width="0.6681in"/>
    </style:style>
    <style:style style:name="co37" style:family="table-column">
      <style:table-column-properties fo:break-before="auto" style:column-width="0.8646in"/>
    </style:style>
    <style:style style:name="co38" style:family="table-column">
      <style:table-column-properties fo:break-before="auto" style:column-width="0.5791in"/>
    </style:style>
    <style:style style:name="co39" style:family="table-column">
      <style:table-column-properties fo:break-before="auto" style:column-width="0.4717in"/>
    </style:style>
    <style:style style:name="co40" style:family="table-column">
      <style:table-column-properties fo:break-before="auto" style:column-width="1.2673in"/>
    </style:style>
    <style:style style:name="co41" style:family="table-column">
      <style:table-column-properties fo:break-before="auto" style:column-width="0.8252in"/>
    </style:style>
    <style:style style:name="co4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54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66in" fo:break-before="auto" style:use-optimal-row-height="true"/>
    </style:style>
    <style:style style:name="ro6" style:family="table-row">
      <style:table-row-properties style:row-height="0.8134in" fo:break-before="auto" style:use-optimal-row-height="true"/>
    </style:style>
    <style:style style:name="ro7" style:family="table-row">
      <style:table-row-properties style:row-height="0.4957in" fo:break-before="auto" style:use-optimal-row-height="true"/>
    </style:style>
    <style:style style:name="ro8" style:family="table-row">
      <style:table-row-properties style:row-height="0.9717in" fo:break-before="auto" style:use-optimal-row-height="true"/>
    </style:style>
    <style:style style:name="ro9" style:family="table-row">
      <style:table-row-properties style:row-height="1.1307in" fo:break-before="auto" style:use-optimal-row-height="true"/>
    </style:style>
    <style:style style:name="ro10" style:family="table-row">
      <style:table-row-properties style:row-height="1.6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07" style:family="table-cell" style:parent-style-name="Default">
      <style:table-cell-properties fo:wrap-option="wrap"/>
    </style:style>
    <style:style style:name="ce123" style:family="table-cell" style:parent-style-name="Default">
      <style:table-cell-properties fo:wrap-option="wrap"/>
      <style:text-properties fo:color="#000000"/>
    </style:style>
    <style:style style:name="ce126" style:family="table-cell" style:parent-style-name="Default" style:data-style-name="N104">
      <style:table-cell-properties fo:wrap-option="wrap"/>
      <style:text-properties fo:color="#000000"/>
    </style:style>
    <style:style style:name="ce140" style:family="table-cell" style:parent-style-name="Default" style:data-style-name="N104">
      <style:text-properties fo:color="#000000"/>
    </style:style>
    <style:style style:name="ce155" style:family="table-cell" style:parent-style-name="Default" style:data-style-name="N0">
      <style:table-cell-properties fo:wrap-option="wrap"/>
      <style:text-properties fo:color="#000000"/>
    </style:style>
    <style:style style:name="ce158" style:family="table-cell" style:parent-style-name="Default" style:data-style-name="N2">
      <style:table-cell-properties fo:wrap-option="wrap"/>
    </style:style>
    <style:style style:name="ce159" style:family="table-cell" style:parent-style-name="Default" style:data-style-name="N2">
      <style:table-cell-properties fo:background-color="transparent"/>
      <style:text-properties fo:color="#000000"/>
    </style:style>
    <style:style style:name="ce175" style:family="table-cell" style:parent-style-name="Default">
      <style:table-cell-properties fo:background-color="transparent" fo:wrap-option="wrap"/>
      <style:text-properties fo:color="#000000"/>
    </style:style>
    <style:style style:name="ce18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93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fo:color="#000000"/>
    </style:style>
    <style:style style:name="ce68" style:family="table-cell" style:parent-style-name="Default">
      <style:table-cell-properties fo:background-color="transparent"/>
      <style:text-properties fo:color="#000000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ext-properties fo:color="#000000" fo:font-weight="normal" style:font-weight-asian="normal" style:font-weight-complex="normal"/>
    </style:style>
    <style:style style:name="ce9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1" style:family="table-cell" style:parent-style-name="Default">
      <style:table-cell-properties fo:background-color="#ffd7d7"/>
      <style:text-properties fo:color="#999999" fo:font-weight="normal" style:font-weight-asian="normal" style:font-weight-complex="normal"/>
    </style:style>
    <style:style style:name="ce5" style:family="table-cell" style:parent-style-name="Default">
      <style:table-cell-properties fo:background-color="#ffd7d7"/>
      <style:text-properties fo:color="#000000" fo:font-weight="normal" style:font-weight-asian="normal" style:font-weight-complex="normal"/>
    </style:style>
    <style:style style:name="ce3" style:family="table-cell" style:parent-style-name="Default">
      <style:text-properties fo:color="#c9211e"/>
    </style:style>
    <style:style style:name="ce7" style:family="table-cell" style:parent-style-name="Default">
      <style:text-properties fo:color="#000000" fo:font-weight="bold" style:font-weight-asian="bold" style:font-weight-complex="bold"/>
    </style:style>
    <style:style style:name="ce9" style:family="table-cell" style:parent-style-name="Default">
      <style:text-properties fo:color="#c9211e" fo:font-weight="normal" style:font-weight-asian="normal" style:font-weight-complex="normal"/>
    </style:style>
    <style:style style:name="ce19" style:family="table-cell" style:parent-style-name="Default">
      <style:table-cell-properties fo:background-color="#ffd7d7"/>
      <style:text-properties fo:color="#999999"/>
    </style:style>
    <style:style style:name="ce14" style:family="table-cell" style:parent-style-name="Default">
      <style:table-cell-properties fo:background-color="#ffd7d7"/>
      <style:text-properties fo:color="#000000"/>
    </style:style>
    <style:style style:name="ce70" style:family="table-cell" style:parent-style-name="Default">
      <style:text-properties fo:color="#000000"/>
    </style:style>
    <style:style style:name="ce71" style:family="table-cell" style:parent-style-name="Default">
      <style:table-cell-properties fo:background-color="transparent"/>
      <style:text-properties fo:color="#000000"/>
    </style:style>
    <style:style style:name="ce27" style:family="table-cell" style:parent-style-name="Default">
      <style:text-properties fo:color="#999999" fo:font-weight="normal" style:font-weight-asian="normal" style:font-weight-complex="normal"/>
    </style:style>
    <style:style style:name="ce30" style:family="table-cell" style:parent-style-name="Default">
      <style:table-cell-properties fo:background-color="#dee6ef"/>
      <style:text-properties fo:color="#000000"/>
    </style:style>
    <style:style style:name="ce37" style:family="table-cell" style:parent-style-name="Default">
      <style:text-properties fo:color="#dddddd" fo:font-weight="normal" style:font-weight-asian="normal" style:font-weight-complex="normal"/>
    </style:style>
    <style:style style:name="ce32" style:family="table-cell" style:parent-style-name="Default">
      <style:text-properties fo:color="#b2b2b2" fo:font-weight="normal" style:font-weight-asian="normal" style:font-weight-complex="normal"/>
    </style:style>
    <style:style style:name="ce13" style:family="table-cell" style:parent-style-name="Default">
      <style:text-properties fo:color="#999999"/>
    </style:style>
    <style:style style:name="ce43" style:family="table-cell" style:parent-style-name="Default">
      <style:text-properties fo:color="#dddddd"/>
    </style:style>
    <style:style style:name="ce40" style:family="table-cell" style:parent-style-name="Default">
      <style:text-properties fo:color="#b2b2b2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44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999999"/>
    </style:style>
    <style:style style:name="ce21" style:family="table-cell" style:parent-style-name="Default">
      <style:table-cell-properties fo:background-color="#ffd7d7" style:text-align-source="fix" style:repeat-content="fals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color="#c9211e"/>
    </style:style>
    <style:style style:name="ce65" style:family="table-cell" style:parent-style-name="Default">
      <style:table-cell-properties fo:background-color="#dee6ef" style:text-align-source="fix" style:repeat-content="false"/>
      <style:paragraph-properties fo:text-align="start" fo:margin-left="0in"/>
      <style:text-properties fo:color="#000000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dddddd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8" style:family="table-cell" style:parent-style-name="Default">
      <style:table-cell-properties fo:wrap-option="wrap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in"/>
      <style:text-properties fo:color="#999999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ext-properties fo:color="#000000"/>
    </style:style>
    <style:style style:name="ce72" style:family="table-cell" style:parent-style-name="Default">
      <style:text-properties fo:color="#ff0000"/>
    </style:style>
    <style:style style:name="ce54" style:family="table-cell" style:parent-style-name="Default">
      <style:text-properties fo:color="#c9211e" fo:font-weight="bold" style:font-weight-asian="bold" style:font-weight-complex="bold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/>
    </style:style>
    <style:style style:name="ce3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36" style:family="table-cell" style:parent-style-name="Default">
      <style:table-cell-properties fo:background-color="transparent"/>
      <style:text-properties fo:color="#c9211e"/>
    </style:style>
    <style:style style:name="ce38" style:family="table-cell" style:parent-style-name="Default" style:data-style-name="N104">
      <style:table-cell-properties style:text-align-source="fix" style:repeat-content="false"/>
      <style:paragraph-properties fo:text-align="start" fo:margin-left="0in"/>
      <style:text-properties fo:color="#c9211e"/>
    </style:style>
    <style:style style:name="ce57" style:family="table-cell" style:parent-style-name="Default">
      <style:table-cell-properties fo:wrap-option="wrap"/>
      <style:text-properties fo:color="#999999"/>
    </style:style>
    <style:style style:name="ce127" style:family="table-cell" style:parent-style-name="Default">
      <style:table-cell-properties fo:wrap-option="wrap"/>
      <style:text-properties fo:color="#000000"/>
    </style:style>
    <style:style style:name="ce128" style:family="table-cell" style:parent-style-name="Default" style:data-style-name="N104">
      <style:table-cell-properties fo:wrap-option="wrap"/>
      <style:text-properties fo:color="#000000"/>
    </style:style>
    <style:style style:name="ce69" style:family="table-cell" style:parent-style-name="Default" style:data-style-name="N104">
      <style:table-cell-properties fo:background-color="transparent"/>
      <style:text-properties fo:color="#000000"/>
    </style:style>
    <style:style style:name="ce53" style:family="table-cell" style:parent-style-name="Default" style:data-style-name="N104">
      <style:table-cell-properties fo:background-color="transparent"/>
      <style:text-properties fo:color="#000000" fo:font-weight="normal" style:font-weight-asian="normal" style:font-weight-complex="normal"/>
    </style:style>
    <style:style style:name="ce58" style:family="table-cell" style:parent-style-name="Default" style:data-style-name="N104">
      <style:table-cell-properties fo:background-color="transparent"/>
      <style:text-properties fo:color="#000000" fo:font-weight="bold" style:font-weight-asian="bold" style:font-weight-complex="bold"/>
    </style:style>
    <style:style style:name="ce98" style:family="table-cell" style:parent-style-name="Default" style:data-style-name="N104">
      <style:table-cell-properties fo:background-color="#ffd7d7"/>
      <style:text-properties fo:color="#999999"/>
    </style:style>
    <style:style style:name="ce49" style:family="table-cell" style:parent-style-name="Default" style:data-style-name="N104">
      <style:table-cell-properties fo:background-color="#ffd7d7"/>
      <style:text-properties fo:color="#000000"/>
    </style:style>
    <style:style style:name="ce59" style:family="table-cell" style:parent-style-name="Default" style:data-style-name="N104"/>
    <style:style style:name="ce62" style:family="table-cell" style:parent-style-name="Default" style:data-style-name="N104">
      <style:text-properties fo:color="#c9211e" fo:font-weight="bold" style:font-weight-asian="bold" style:font-weight-complex="bold"/>
    </style:style>
    <style:style style:name="ce64" style:family="table-cell" style:parent-style-name="Default" style:data-style-name="N104">
      <style:text-properties fo:color="#c9211e"/>
    </style:style>
    <style:style style:name="ce142" style:family="table-cell" style:parent-style-name="Default" style:data-style-name="N104">
      <style:text-properties fo:color="#000000"/>
    </style:style>
    <style:style style:name="ce50" style:family="table-cell" style:parent-style-name="Default" style:data-style-name="N104">
      <style:text-properties fo:color="#999999"/>
    </style:style>
    <style:style style:name="ce120" style:family="table-cell" style:parent-style-name="Default" style:data-style-name="N104">
      <style:table-cell-properties fo:background-color="#dee6ef"/>
      <style:text-properties fo:color="#000000"/>
    </style:style>
    <style:style style:name="ce66" style:family="table-cell" style:parent-style-name="Default" style:data-style-name="N104">
      <style:text-properties fo:color="#000000" fo:font-weight="normal" style:font-weight-asian="normal" style:font-weight-complex="normal"/>
    </style:style>
    <style:style style:name="ce104" style:family="table-cell" style:parent-style-name="Default" style:data-style-name="N104">
      <style:text-properties fo:color="#dddddd"/>
    </style:style>
    <style:style style:name="ce119" style:family="table-cell" style:parent-style-name="Default" style:data-style-name="N104">
      <style:text-properties fo:color="#b2b2b2"/>
    </style:style>
    <style:style style:name="ce67" style:family="table-cell" style:parent-style-name="Default" style:data-style-name="N104">
      <style:text-properties fo:color="#c9211e" fo:font-weight="normal" style:font-weight-asian="normal" style:font-weight-complex="normal"/>
    </style:style>
    <style:style style:name="ce75" style:family="table-cell" style:parent-style-name="Default" style:data-style-name="N103">
      <style:text-properties fo:color="#c9211e"/>
    </style:style>
    <style:style style:name="ce77" style:family="table-cell" style:parent-style-name="Default" style:data-style-name="N0">
      <style:text-properties fo:color="#c9211e"/>
    </style:style>
    <style:style style:name="ce156" style:family="table-cell" style:parent-style-name="Default" style:data-style-name="N0">
      <style:table-cell-properties fo:wrap-option="wrap"/>
      <style:text-properties fo:color="#000000"/>
    </style:style>
    <style:style style:name="ce95" style:family="table-cell" style:parent-style-name="Default">
      <style:table-cell-properties fo:background-color="#ffd8ce"/>
      <style:text-properties fo:color="#000000"/>
    </style:style>
    <style:style style:name="ce160" style:family="table-cell" style:parent-style-name="Default" style:data-style-name="N2">
      <style:table-cell-properties fo:wrap-option="wrap"/>
    </style:style>
    <style:style style:name="ce162" style:family="table-cell" style:parent-style-name="Default" style:data-style-name="N2">
      <style:table-cell-properties fo:background-color="transparent"/>
      <style:text-properties fo:color="#000000"/>
    </style:style>
    <style:style style:name="ce124" style:family="table-cell" style:parent-style-name="Default" style:data-style-name="N2">
      <style:table-cell-properties fo:background-color="#ffd7d7"/>
      <style:text-properties fo:color="#999999"/>
    </style:style>
    <style:style style:name="ce85" style:family="table-cell" style:parent-style-name="Default" style:data-style-name="N2">
      <style:table-cell-properties fo:background-color="#ffd7d7"/>
      <style:text-properties fo:color="#000000"/>
    </style:style>
    <style:style style:name="ce79" style:family="table-cell" style:parent-style-name="Default" style:data-style-name="N2"/>
    <style:style style:name="ce80" style:family="table-cell" style:parent-style-name="Default" style:data-style-name="N2">
      <style:text-properties fo:color="#c9211e"/>
    </style:style>
    <style:style style:name="ce81" style:family="table-cell" style:parent-style-name="Default" style:data-style-name="N2">
      <style:text-properties fo:color="#000000"/>
    </style:style>
    <style:style style:name="ce130" style:family="table-cell" style:parent-style-name="Default" style:data-style-name="N2">
      <style:table-cell-properties fo:background-color="transparent"/>
      <style:text-properties fo:color="#999999"/>
    </style:style>
    <style:style style:name="ce144" style:family="table-cell" style:parent-style-name="Default" style:data-style-name="N2">
      <style:table-cell-properties fo:background-color="#dee6ef"/>
      <style:text-properties fo:color="#000000"/>
    </style:style>
    <style:style style:name="ce125" style:family="table-cell" style:parent-style-name="Default" style:data-style-name="N2">
      <style:table-cell-properties fo:background-color="transparent"/>
      <style:text-properties fo:color="#dddddd"/>
    </style:style>
    <style:style style:name="ce141" style:family="table-cell" style:parent-style-name="Default" style:data-style-name="N2">
      <style:table-cell-properties fo:background-color="transparent"/>
      <style:text-properties fo:color="#b2b2b2"/>
    </style:style>
    <style:style style:name="ce102" style:family="table-cell" style:parent-style-name="Default" style:data-style-name="N101">
      <style:text-properties fo:color="#c9211e"/>
    </style:style>
    <style:style style:name="ce176" style:family="table-cell" style:parent-style-name="Default">
      <style:table-cell-properties fo:background-color="transparent" fo:wrap-option="wrap"/>
      <style:text-properties fo:color="#000000"/>
    </style:style>
    <style:style style:name="ce83" style:family="table-cell" style:parent-style-name="Default" style:data-style-name="N0">
      <style:table-cell-properties fo:background-color="transparent"/>
      <style:text-properties fo:color="#000000"/>
    </style:style>
    <style:style style:name="ce84" style:family="table-cell" style:parent-style-name="Default" style:data-style-name="N0">
      <style:table-cell-properties fo:background-color="#ffff00"/>
      <style:text-properties fo:color="#000000"/>
    </style:style>
    <style:style style:name="ce137" style:family="table-cell" style:parent-style-name="Default">
      <style:table-cell-properties fo:background-color="transparent"/>
      <style:text-properties fo:color="#999999"/>
    </style:style>
    <style:style style:name="ce131" style:family="table-cell" style:parent-style-name="Default">
      <style:table-cell-properties fo:background-color="transparent"/>
      <style:text-properties fo:color="#dddddd"/>
    </style:style>
    <style:style style:name="ce153" style:family="table-cell" style:parent-style-name="Default">
      <style:table-cell-properties fo:background-color="transparent"/>
      <style:text-properties fo:color="#b2b2b2"/>
    </style:style>
    <style:style style:name="ce97" style:family="table-cell" style:parent-style-name="Default">
      <style:table-cell-properties fo:background-color="#e8f2a1"/>
      <style:text-properties fo:color="#000000"/>
    </style:style>
    <style:style style:name="ce109" style:family="table-cell" style:parent-style-name="Default">
      <style:table-cell-properties fo:background-color="transparent"/>
      <style:text-properties fo:color="#808080" fo:font-weight="normal" style:font-weight-asian="normal" style:font-weight-complex="normal"/>
    </style:style>
    <style:style style:name="ce145" style:family="table-cell" style:parent-style-name="Default">
      <style:table-cell-properties fo:background-color="#e8f2a1"/>
      <style:text-properties fo:color="#999999"/>
    </style:style>
    <style:style style:name="ce111" style:family="table-cell" style:parent-style-name="Default">
      <style:table-cell-properties fo:background-color="transparent"/>
      <style:text-properties fo:color="#c9211e" fo:font-weight="normal" style:font-weight-asian="normal" style:font-weight-complex="normal"/>
    </style:style>
    <style:style style:name="ce8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88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61" style:family="table-cell" style:parent-style-name="Default">
      <style:table-cell-properties fo:background-color="transparent"/>
      <style:text-properties fo:color="#999999" fo:font-weight="bold" style:font-weight-asian="bold" style:font-weight-complex="bold"/>
    </style:style>
    <style:style style:name="ce149" style:family="table-cell" style:parent-style-name="Default">
      <style:text-properties fo:color="#999999"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/>
    </style:style>
    <style:style style:name="ce165" style:family="table-cell" style:parent-style-name="Default">
      <style:table-cell-properties fo:background-color="transparent"/>
    </style:style>
    <style:style style:name="ce194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808080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999999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80808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LiBCM BOM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ce8"/>
        <table:table-column table:style-name="co30" table:default-cell-style-name="Default"/>
        <table:table-column table:style-name="co31" table:default-cell-style-name="Default"/>
        <table:table-column table:style-name="co32" table:visibility="collapse" table:default-cell-style-name="Default"/>
        <table:table-column table:style-name="co33" table:visibility="collapse" table:default-cell-style-name="ce13"/>
        <table:table-column table:style-name="co34" table:default-cell-style-name="Default"/>
        <table:table-column table:style-name="co35" table:default-cell-style-name="ce50"/>
        <table:table-column table:style-name="co36" table:default-cell-style-name="ce50"/>
        <table:table-column table:style-name="co37" table:default-cell-style-name="ce50"/>
        <table:table-column table:style-name="co38" table:default-cell-style-name="Default"/>
        <table:table-column table:style-name="co39" table:default-cell-style-name="Default"/>
        <table:table-column table:style-name="co37" table:default-cell-style-name="ce79"/>
        <table:table-column table:style-name="co31" table:default-cell-style-name="ce71"/>
        <table:table-column table:style-name="co40" table:default-cell-style-name="Default"/>
        <table:table-column table:style-name="co41" table:visibility="collapse" table:default-cell-style-name="ce70"/>
        <table:table-column table:style-name="co42" table:default-cell-style-name="ce10"/>
        <table:table-column table:style-name="co42" table:number-columns-repeated="28" table:default-cell-style-name="Default"/>
        <table:table-column table:style-name="co17" table:number-columns-repeated="978" table:default-cell-style-name="Default"/>
        <table:table-row table:style-name="ro1">
          <table:table-cell table:number-columns-repeated="2"/>
          <table:table-cell table:style-name="ce91"/>
          <table:table-cell table:style-name="ce108" table:number-columns-repeated="3"/>
          <table:table-cell table:style-name="ce57"/>
          <table:table-cell/>
          <table:table-cell table:style-name="ce128" table:number-columns-repeated="2"/>
          <table:table-cell table:style-name="ce156" office:value-type="float" office:value="250" calcext:value-type="float">
            <text:p>250</text:p>
          </table:table-cell>
          <table:table-cell table:style-name="ce108" table:number-columns-repeated="2"/>
          <table:table-cell table:style-name="ce160"/>
          <table:table-cell table:style-name="ce176"/>
          <table:table-cell table:style-name="ce108"/>
          <table:table-cell table:style-name="ce127"/>
          <table:table-cell table:style-name="ce87"/>
          <table:table-cell table:style-name="ce108" table:number-columns-repeated="28"/>
          <table:table-cell table:number-columns-repeated="978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91" office:value-type="string" calcext:value-type="string">
            <text:p>Supplier</text:p>
          </table:table-cell>
          <table:table-cell table:style-name="ce108" office:value-type="string" calcext:value-type="string">
            <text:p>Part Number</text:p>
          </table:table-cell>
          <table:table-cell table:style-name="ce91" office:value-type="string" calcext:value-type="string">
            <text:p>Component</text:p>
            <text:p>Value</text:p>
          </table:table-cell>
          <table:table-cell table:style-name="ce108" office:value-type="string" calcext:value-type="string">
            <text:p>Part Height</text:p>
          </table:table-cell>
          <table:table-cell table:style-name="ce127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128" office:value-type="string" calcext:value-type="string">
            <text:p>$/</text:p>
            <text:p>Part</text:p>
          </table:table-cell>
          <table:table-cell table:style-name="ce128" office:value-type="string" calcext:value-type="string">
            <text:p>$/</text:p>
            <text:p>LiBCM</text:p>
          </table:table-cell>
          <table:table-cell table:style-name="ce128" office:value-type="string" calcext:value-type="string">
            <text:p>$/</text:p>
            <text:p>QTY n</text:p>
            <text:p>LiBCMs</text:p>
            <text:p>(n=above)</text:p>
          </table:table-cell>
          <table:table-cell table:style-name="ce108" office:value-type="string" calcext:value-type="string">
            <text:p>QTY</text:p>
            <text:p>needed</text:p>
            <text:p>For n LiBCMs</text:p>
          </table:table-cell>
          <table:table-cell table:style-name="ce108" office:value-type="string" calcext:value-type="string">
            <text:p>QTY on hand</text:p>
          </table:table-cell>
          <table:table-cell table:style-name="ce160" office:value-type="string" calcext:value-type="string">
            <text:p>$ spent</text:p>
            <text:p>thus far</text:p>
          </table:table-cell>
          <table:table-cell table:style-name="ce176" office:value-type="string" calcext:value-type="string">
            <text:p>Additional</text:p>
            <text:p>QTY to order for</text:p>
            <text:p>n PCBs</text:p>
          </table:table-cell>
          <table:table-cell table:style-name="ce108" office:value-type="string" calcext:value-type="string">
            <office:annotation draw:style-name="gr3" draw:text-style-name="P2" svg:width="1.1413in" svg:height="1.0122in" svg:x="13.1126in" svg:y="0.0008in" draw:caption-point-x="-0.2402in" draw:caption-point-y="0.1815in">
              <dc:date>2021-12-31T00:00:00</dc:date>
              <text:p text:style-name="P1"><text:span text:style-name="T1">GRN = order confirmed, pending receipt</text:span></text:p>
              <text:p text:style-name="P1"><text:span text:style-name="T1"/></text:p>
              <text:p text:style-name="P1"><text:span text:style-name="T1">RED = no idea if order placed</text:span></text:p>
            </office:annotation>
            <text:p>QTY ordered</text:p>
          </table:table-cell>
          <table:table-cell table:style-name="ce127" office:value-type="string" calcext:value-type="string">
            <text:p/>
            <text:p>Digikey stock</text:p>
            <text:p>2021NOV10</text:p>
          </table:table-cell>
          <table:table-cell table:style-name="ce188" office:value-type="string" calcext:value-type="string">
            <text:p>Planning</text:p>
          </table:table-cell>
          <table:table-cell table:style-name="ce108" office:value-type="string" calcext:value-type="string">
            <text:p>Octopart</text:p>
            <text:p>QTY 2022</text:p>
            <text:p>MAY10</text:p>
          </table:table-cell>
          <table:table-cell table:style-name="ce108" table:number-columns-repeated="27"/>
          <table:table-cell table:number-columns-repeated="978"/>
        </table:table-row>
        <table:table-row table:style-name="ro3">
          <table:table-cell table:style-name="ce10" office:value-type="string" calcext:value-type="string">
            <text:p>Pick &amp; Place</text:p>
          </table:table-cell>
          <table:table-cell/>
          <table:table-cell table:style-name="ce91"/>
          <table:table-cell table:style-name="ce108"/>
          <table:table-cell table:style-name="ce91"/>
          <table:table-cell table:style-name="ce108"/>
          <table:table-cell table:style-name="ce57"/>
          <table:table-cell/>
          <table:table-cell table:style-name="ce128" table:number-columns-repeated="3"/>
          <table:table-cell table:style-name="ce108" table:number-columns-repeated="2"/>
          <table:table-cell table:style-name="ce160"/>
          <table:table-cell table:style-name="ce176"/>
          <table:table-cell table:style-name="ce108"/>
          <table:table-cell table:style-name="ce127"/>
          <table:table-cell table:style-name="ce87"/>
          <table:table-cell table:style-name="ce108" table:number-columns-repeated="28"/>
          <table:table-cell table:number-columns-repeated="978"/>
        </table:table-row>
        <table:table-row table:style-name="ro3">
          <table:table-cell table:style-name="ce39" office:value-type="string" calcext:value-type="string">
            <text:p>PCB</text:p>
          </table:table-cell>
          <table:table-cell table:style-name="ce39" office:value-type="string" calcext:value-type="string">
            <text:p>Raw PCB</text:p>
          </table:table-cell>
          <table:table-cell table:style-name="ce92" office:value-type="string" calcext:value-type="string">
            <text:p>Seeedstudio</text:p>
          </table:table-cell>
          <table:table-cell table:style-name="ce70" office:value-type="string" calcext:value-type="string">
            <text:p>RevC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70" office:value-type="float" office:value="1" calcext:value-type="float">
            <text:p>1</text:p>
          </table:table-cell>
          <table:table-cell table:style-name="ce69" office:value-type="currency" office:currency="USD" office:value="16.6" calcext:value-type="currency">
            <text:p>$16.60</text:p>
          </table:table-cell>
          <table:table-cell table:style-name="ce69" table:formula="of:=[.I4]*[.H4]" office:value-type="currency" office:currency="USD" office:value="16.6" calcext:value-type="currency">
            <text:p>$16.60</text:p>
          </table:table-cell>
          <table:table-cell table:style-name="ce69" table:formula="of:=[.J4]*[.K$1]" office:value-type="currency" office:currency="USD" office:value="4150" calcext:value-type="currency">
            <text:p>$4,150.00</text:p>
          </table:table-cell>
          <table:table-cell table:style-name="ce71" table:formula="of:=[.H4]*[.$K$1]" office:value-type="float" office:value="250" calcext:value-type="float">
            <text:p>250</text:p>
          </table:table-cell>
          <table:table-cell table:style-name="ce71" office:value-type="float" office:value="100" calcext:value-type="float">
            <text:p>100</text:p>
          </table:table-cell>
          <table:table-cell table:style-name="ce162" table:formula="of:=[.M4]*[.I4]" office:value-type="float" office:value="1660" calcext:value-type="float">
            <text:p>1660.00</text:p>
          </table:table-cell>
          <table:table-cell table:formula="of:=IF(MAX(0;([.L4]-[.M4]));MAX(0;([.L4]-[.M4]));&quot; &quot;)" office:value-type="float" office:value="150" calcext:value-type="float">
            <text:p>150</text:p>
          </table:table-cell>
          <table:table-cell table:style-name="ce70"/>
          <table:table-cell office:value-type="string" calcext:value-type="string">
            <text:p>-</text:p>
          </table:table-cell>
          <table:table-cell table:style-name="ce54"/>
          <table:table-cell table:style-name="ce70" office:value-type="string" calcext:value-type="string">
            <text:p>-</text:p>
          </table:table-cell>
          <table:table-cell table:style-name="ce3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RMCF0805JT20R0TR-ND</text:p>
          </table:table-cell>
          <table:table-cell table:style-name="ce92" office:value-type="float" office:value="20" calcext:value-type="float">
            <text:p>20</text:p>
          </table:table-cell>
          <table:table-cell table:style-name="ce70" office:value-type="float" office:value="0.65" calcext:value-type="float">
            <text:p>0.65</text:p>
          </table:table-cell>
          <table:table-cell table:style-name="ce70" office:value-type="string" calcext:value-type="string">
            <text:p>8(09)</text:p>
          </table:table-cell>
          <table:table-cell table:style-name="ce70" office:value-type="float" office:value="17" calcext:value-type="float">
            <text:p>17</text:p>
          </table:table-cell>
          <table:table-cell table:style-name="ce69" office:value-type="currency" office:currency="USD" office:value="0.003" calcext:value-type="currency">
            <text:p>$0.00</text:p>
          </table:table-cell>
          <table:table-cell table:style-name="ce69" table:formula="of:=[.I5]*[.H5]" office:value-type="currency" office:currency="USD" office:value="0.051" calcext:value-type="currency">
            <text:p>$0.05</text:p>
          </table:table-cell>
          <table:table-cell table:style-name="ce69" table:formula="of:=[.J5]*[.K$1]" office:value-type="currency" office:currency="USD" office:value="12.75" calcext:value-type="currency">
            <text:p>$12.75</text:p>
          </table:table-cell>
          <table:table-cell table:style-name="ce71" table:formula="of:=[.H5]*[.$K$1]" office:value-type="float" office:value="4250" calcext:value-type="float">
            <text:p>4250</text:p>
          </table:table-cell>
          <table:table-cell table:style-name="ce71" office:value-type="float" office:value="10000" calcext:value-type="float">
            <text:p>10000</text:p>
          </table:table-cell>
          <table:table-cell table:style-name="ce162" table:formula="of:=[.M5]*[.I5]" office:value-type="float" office:value="30" calcext:value-type="float">
            <text:p>30.00</text:p>
          </table:table-cell>
          <table:table-cell table:style-name="ce83" table:formula="of:=IF(MAX(0;([.L5]-[.M5]));MAX(0;([.L5]-[.M5]));&quot; &quot;)" office:value-type="string" office:string-value=" " calcext:value-type="string">
            <text:p><text:s/></text:p>
          </table:table-cell>
          <table:table-cell/>
          <table:table-cell office:value-type="float" office:value="97920" calcext:value-type="float">
            <text:p>97920</text:p>
          </table:table-cell>
          <table:table-cell table:style-name="Default"/>
          <table:table-cell table:style-name="ce70" office:value-type="float" office:value="240000" calcext:value-type="float">
            <text:p>240000</text:p>
          </table:table-cell>
          <table:table-cell table:style-name="ce70" table:number-columns-repeated="44"/>
          <table:table-cell table:number-columns-repeated="961"/>
        </table:table-row>
        <table:table-row table:style-name="ro6">
          <table:table-cell table:style-name="ce39" office:value-type="string" calcext:value-type="string">
            <text:p>P&amp;P - M Tip</text:p>
          </table:table-cell>
          <table:table-cell table:style-name="ce39" office:value-type="string" calcext:value-type="string">
            <text:p>Resistor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ERJ-12ZYJ750U (existing)</text:p>
            <text:p>RMCF2010JT75R0</text:p>
            <text:p>RMCF2010FT75R0 (have a reel)</text:p>
            <text:p>541-75.0WTR-ND‎</text:p>
            <text:p>‎YAG4016TR-ND‎</text:p>
          </table:table-cell>
          <table:table-cell table:style-name="ce22" office:value-type="float" office:value="75" calcext:value-type="float">
            <text:p>75</text:p>
          </table:table-cell>
          <table:table-cell table:style-name="ce70" office:value-type="float" office:value="0.7" calcext:value-type="float">
            <text:p>0.7</text:p>
          </table:table-cell>
          <table:table-cell table:style-name="ce70" office:value-type="string" calcext:value-type="string">
            <text:p>12(22)</text:p>
          </table:table-cell>
          <table:table-cell table:style-name="ce70" office:value-type="float" office:value="61" calcext:value-type="float">
            <text:p>61</text:p>
          </table:table-cell>
          <table:table-cell table:style-name="ce69" office:value-type="currency" office:currency="USD" office:value="0.038" calcext:value-type="currency">
            <text:p>$0.04</text:p>
          </table:table-cell>
          <table:table-cell table:style-name="ce69" table:formula="of:=[.I6]*[.H6]" office:value-type="currency" office:currency="USD" office:value="2.318" calcext:value-type="currency">
            <text:p>$2.32</text:p>
          </table:table-cell>
          <table:table-cell table:style-name="ce69" table:formula="of:=[.J6]*[.K$1]" office:value-type="currency" office:currency="USD" office:value="579.5" calcext:value-type="currency">
            <text:p>$579.50</text:p>
          </table:table-cell>
          <table:table-cell table:style-name="ce71" table:formula="of:=[.H6]*[.$K$1]" office:value-type="float" office:value="15250" calcext:value-type="float">
            <text:p>15250</text:p>
          </table:table-cell>
          <table:table-cell table:style-name="ce71" office:value-type="float" office:value="17300" calcext:value-type="float">
            <text:p>17300</text:p>
          </table:table-cell>
          <table:table-cell table:style-name="ce162" table:formula="of:=[.M6]*[.I6]" office:value-type="float" office:value="657.4" calcext:value-type="float">
            <text:p>657.40</text:p>
          </table:table-cell>
          <table:table-cell table:style-name="ce83" table:formula="of:=IF(MAX(0;([.L6]-[.M6]));MAX(0;([.L6]-[.M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2179" calcext:value-type="float">
            <text:p>102179</text:p>
          </table:table-cell>
          <table:table-cell table:style-name="Default"/>
          <table:table-cell table:style-name="ce70" office:value-type="float" office:value="95000" calcext:value-type="float">
            <text:p>950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RMCF0805FT100RTR-ND</text:p>
          </table:table-cell>
          <table:table-cell table:style-name="ce92" office:value-type="float" office:value="100" calcext:value-type="float">
            <text:p>100</text:p>
          </table:table-cell>
          <table:table-cell table:style-name="ce70" office:value-type="float" office:value="0.65" calcext:value-type="float">
            <text:p>0.65</text:p>
          </table:table-cell>
          <table:table-cell table:style-name="ce70" office:value-type="string" calcext:value-type="string">
            <text:p>8(08)</text:p>
          </table:table-cell>
          <table:table-cell table:style-name="ce70" office:value-type="float" office:value="100" calcext:value-type="float">
            <text:p>100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7]*[.H7]" office:value-type="currency" office:currency="USD" office:value="0.4" calcext:value-type="currency">
            <text:p>$0.40</text:p>
          </table:table-cell>
          <table:table-cell table:style-name="ce69" table:formula="of:=[.J7]*[.K$1]" office:value-type="currency" office:currency="USD" office:value="100" calcext:value-type="currency">
            <text:p>$100.00</text:p>
          </table:table-cell>
          <table:table-cell table:style-name="ce71" table:formula="of:=[.H7]*[.$K$1]" office:value-type="float" office:value="25000" calcext:value-type="float">
            <text:p>25000</text:p>
          </table:table-cell>
          <table:table-cell table:style-name="ce71" office:value-type="float" office:value="30000" calcext:value-type="float">
            <text:p>30000</text:p>
          </table:table-cell>
          <table:table-cell table:style-name="ce162" table:formula="of:=[.M7]*[.I7]" office:value-type="float" office:value="120" calcext:value-type="float">
            <text:p>120.00</text:p>
          </table:table-cell>
          <table:table-cell table:style-name="ce83" table:formula="of:=IF(MAX(0;([.L7]-[.M7]));MAX(0;([.L7]-[.M7]));&quot; &quot;)" office:value-type="string" office:string-value=" " calcext:value-type="string">
            <text:p><text:s/></text:p>
          </table:table-cell>
          <table:table-cell/>
          <table:table-cell office:value-type="float" office:value="263809" calcext:value-type="float">
            <text:p>263809</text:p>
          </table:table-cell>
          <table:table-cell table:style-name="Default"/>
          <table:table-cell table:style-name="ce70" office:value-type="float" office:value="7000000" calcext:value-type="float">
            <text:p>70000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RMCF0805FT768RCT-ND</text:p>
          </table:table-cell>
          <table:table-cell table:style-name="ce29" office:value-type="float" office:value="768" calcext:value-type="float">
            <text:p>768</text:p>
          </table:table-cell>
          <table:table-cell table:style-name="ce70" office:value-type="float" office:value="0.65" calcext:value-type="float">
            <text:p>0.65</text:p>
          </table:table-cell>
          <table:table-cell table:style-name="ce70" office:value-type="string" calcext:value-type="string">
            <text:p>8(12)</text:p>
          </table:table-cell>
          <table:table-cell table:style-name="ce70" office:value-type="float" office:value="10" calcext:value-type="float">
            <text:p>10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8]*[.H8]" office:value-type="currency" office:currency="USD" office:value="0.04" calcext:value-type="currency">
            <text:p>$0.04</text:p>
          </table:table-cell>
          <table:table-cell table:style-name="ce69" table:formula="of:=[.J8]*[.K$1]" office:value-type="currency" office:currency="USD" office:value="10" calcext:value-type="currency">
            <text:p>$10.00</text:p>
          </table:table-cell>
          <table:table-cell table:style-name="ce71" table:formula="of:=[.H8]*[.$K$1]" office:value-type="float" office:value="2500" calcext:value-type="float">
            <text:p>2500</text:p>
          </table:table-cell>
          <table:table-cell table:style-name="ce71" office:value-type="float" office:value="11290" calcext:value-type="float">
            <text:p>11290</text:p>
          </table:table-cell>
          <table:table-cell table:style-name="ce162" table:formula="of:=[.M8]*[.I8]" office:value-type="float" office:value="45.16" calcext:value-type="float">
            <text:p>45.16</text:p>
          </table:table-cell>
          <table:table-cell table:style-name="ce83" table:formula="of:=IF(MAX(0;([.L8]-[.M8]));MAX(0;([.L8]-[.M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390" calcext:value-type="float">
            <text:p>4390</text:p>
          </table:table-cell>
          <table:table-cell table:style-name="Default"/>
          <table:table-cell table:style-name="ce70" office:value-type="float" office:value="20000" calcext:value-type="float">
            <text:p>200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RMCF0805FT1K24TR-ND</text:p>
          </table:table-cell>
          <table:table-cell table:style-name="ce29" office:value-type="string" calcext:value-type="string">
            <text:p>1k24</text:p>
          </table:table-cell>
          <table:table-cell table:style-name="ce70" office:value-type="float" office:value="0.65" calcext:value-type="float">
            <text:p>0.65</text:p>
          </table:table-cell>
          <table:table-cell table:style-name="ce70" office:value-type="string" calcext:value-type="string">
            <text:p>8(11)</text:p>
          </table:table-cell>
          <table:table-cell table:style-name="ce70" office:value-type="float" office:value="86" calcext:value-type="float">
            <text:p>86</text:p>
          </table:table-cell>
          <table:table-cell table:style-name="ce69" office:value-type="currency" office:currency="USD" office:value="0.004" calcext:value-type="currency">
            <text:p>$0.00</text:p>
          </table:table-cell>
          <table:table-cell table:style-name="ce69" table:formula="of:=[.I9]*[.H9]" office:value-type="currency" office:currency="USD" office:value="0.344" calcext:value-type="currency">
            <text:p>$0.34</text:p>
          </table:table-cell>
          <table:table-cell table:style-name="ce69" table:formula="of:=[.J9]*[.K$1]" office:value-type="currency" office:currency="USD" office:value="86" calcext:value-type="currency">
            <text:p>$86.00</text:p>
          </table:table-cell>
          <table:table-cell table:style-name="ce71" table:formula="of:=[.H9]*[.$K$1]" office:value-type="float" office:value="21500" calcext:value-type="float">
            <text:p>21500</text:p>
          </table:table-cell>
          <table:table-cell table:style-name="ce71" office:value-type="float" office:value="30000" calcext:value-type="float">
            <text:p>30000</text:p>
          </table:table-cell>
          <table:table-cell table:style-name="ce162" table:formula="of:=[.M9]*[.I9]" office:value-type="float" office:value="120" calcext:value-type="float">
            <text:p>120.00</text:p>
          </table:table-cell>
          <table:table-cell table:style-name="ce83" table:formula="of:=IF(MAX(0;([.L9]-[.M9]));MAX(0;([.L9]-[.M9]));&quot; &quot;)" office:value-type="string" office:string-value=" " calcext:value-type="string">
            <text:p><text:s/></text:p>
          </table:table-cell>
          <table:table-cell/>
          <table:table-cell office:value-type="float" office:value="27658" calcext:value-type="float">
            <text:p>27658</text:p>
          </table:table-cell>
          <table:table-cell table:style-name="Default"/>
          <table:table-cell table:style-name="ce70" office:value-type="float" office:value="100000" calcext:value-type="float">
            <text:p>1000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311-7.32KCRTR-ND</text:p>
          </table:table-cell>
          <table:table-cell office:value-type="string" calcext:value-type="string">
            <text:p>7k32</text:p>
          </table:table-cell>
          <table:table-cell table:style-name="ce70" office:value-type="float" office:value="0.6" calcext:value-type="float">
            <text:p>0.6</text:p>
          </table:table-cell>
          <table:table-cell table:style-name="ce70" office:value-type="string" calcext:value-type="string">
            <text:p>8(10)</text:p>
          </table:table-cell>
          <table:table-cell table:style-name="ce70" office:value-type="float" office:value="14" calcext:value-type="float">
            <text:p>14</text:p>
          </table:table-cell>
          <table:table-cell table:style-name="ce69" office:value-type="currency" office:currency="USD" office:value="0.00544" calcext:value-type="currency">
            <text:p>$0.01</text:p>
          </table:table-cell>
          <table:table-cell table:style-name="ce69" table:formula="of:=[.I10]*[.H10]" office:value-type="currency" office:currency="USD" office:value="0.07616" calcext:value-type="currency">
            <text:p>$0.08</text:p>
          </table:table-cell>
          <table:table-cell table:style-name="ce69" table:formula="of:=[.J10]*[.K$1]" office:value-type="currency" office:currency="USD" office:value="19.04" calcext:value-type="currency">
            <text:p>$19.04</text:p>
          </table:table-cell>
          <table:table-cell table:style-name="ce71" table:formula="of:=[.H10]*[.$K$1]" office:value-type="float" office:value="3500" calcext:value-type="float">
            <text:p>3500</text:p>
          </table:table-cell>
          <table:table-cell table:style-name="ce71" office:value-type="float" office:value="5000" calcext:value-type="float">
            <text:p>5000</text:p>
          </table:table-cell>
          <table:table-cell table:style-name="ce162" table:formula="of:=[.M10]*[.I10]" office:value-type="float" office:value="27.2" calcext:value-type="float">
            <text:p>27.20</text:p>
          </table:table-cell>
          <table:table-cell table:style-name="ce83" table:formula="of:=IF(MAX(0;([.L10]-[.M10]));MAX(0;([.L10]-[.M10]));&quot; &quot;)" office:value-type="string" office:string-value=" " calcext:value-type="string">
            <text:p><text:s/></text:p>
          </table:table-cell>
          <table:table-cell table:style-name="ce70"/>
          <table:table-cell office:value-type="float" office:value="32380" calcext:value-type="float">
            <text:p>32380</text:p>
          </table:table-cell>
          <table:table-cell table:style-name="ce7"/>
          <table:table-cell table:style-name="ce70" office:value-type="float" office:value="85000" calcext:value-type="float">
            <text:p>850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 - 250 mW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office:annotation draw:style-name="gr2" draw:text-style-name="P2" svg:width="1.1413in" svg:height="0.7083in" svg:x="5.8831in" svg:y="2.2996in" draw:caption-point-x="-0.2402in" draw:caption-point-y="0.5945in">
              <dc:date>2021-12-23T00:00:00</dc:date>
              <text:p text:style-name="P1"><text:span text:style-name="T1">.25W required for QTY6 MCM'E'</text:span></text:p>
            </office:annotation>
            <text:p>AC0805FR-7W10KL</text:p>
          </table:table-cell>
          <table:table-cell office:value-type="string" calcext:value-type="string">
            <text:p>10k</text:p>
          </table:table-cell>
          <table:table-cell table:style-name="ce70" office:value-type="float" office:value="0.6" calcext:value-type="float">
            <text:p>0.6</text:p>
          </table:table-cell>
          <table:table-cell table:style-name="ce70" office:value-type="string" calcext:value-type="string">
            <text:p>8(05)</text:p>
          </table:table-cell>
          <table:table-cell table:style-name="ce70" office:value-type="float" office:value="29" calcext:value-type="float">
            <text:p>29</text:p>
          </table:table-cell>
          <table:table-cell table:style-name="ce69" office:value-type="currency" office:currency="USD" office:value="0.011" calcext:value-type="currency">
            <text:p>$0.01</text:p>
          </table:table-cell>
          <table:table-cell table:style-name="ce69" table:formula="of:=[.I11]*[.H11]" office:value-type="currency" office:currency="USD" office:value="0.319" calcext:value-type="currency">
            <text:p>$0.32</text:p>
          </table:table-cell>
          <table:table-cell table:style-name="ce69" table:formula="of:=[.J11]*[.K$1]" office:value-type="currency" office:currency="USD" office:value="79.75" calcext:value-type="currency">
            <text:p>$79.75</text:p>
          </table:table-cell>
          <table:table-cell table:style-name="ce71" table:formula="of:=[.H11]*[.$K$1]" office:value-type="float" office:value="7250" calcext:value-type="float">
            <text:p>7250</text:p>
          </table:table-cell>
          <table:table-cell table:style-name="ce71" office:value-type="float" office:value="10000" calcext:value-type="float">
            <text:p>10000</text:p>
          </table:table-cell>
          <table:table-cell table:style-name="ce162" table:formula="of:=[.M11]*[.I11]" office:value-type="float" office:value="110" calcext:value-type="float">
            <text:p>110.00</text:p>
          </table:table-cell>
          <table:table-cell table:style-name="ce83" table:formula="of:=IF(MAX(0;([.L11]-[.M11]));MAX(0;([.L11]-[.M11]));&quot; &quot;)" office:value-type="string" office:string-value=" " calcext:value-type="string">
            <text:p><text:s/></text:p>
          </table:table-cell>
          <table:table-cell table:style-name="ce39"/>
          <table:table-cell office:value-type="float" office:value="404" calcext:value-type="float">
            <text:p>404</text:p>
          </table:table-cell>
          <table:table-cell table:style-name="Default"/>
          <table:table-cell table:style-name="ce70" office:value-type="float" office:value="43000" calcext:value-type="float">
            <text:p>430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RMCF0805FT71K5</text:p>
          </table:table-cell>
          <table:table-cell office:value-type="string" calcext:value-type="string">
            <text:p>71.5k</text:p>
          </table:table-cell>
          <table:table-cell table:style-name="ce70" office:value-type="float" office:value="0.65" calcext:value-type="float">
            <text:p>0.65</text:p>
          </table:table-cell>
          <table:table-cell table:style-name="ce70" office:value-type="string" calcext:value-type="string">
            <text:p>8(03)</text:p>
          </table:table-cell>
          <table:table-cell table:style-name="ce70" office:value-type="float" office:value="7" calcext:value-type="float">
            <text:p>7</text:p>
          </table:table-cell>
          <table:table-cell table:style-name="ce69" office:value-type="currency" office:currency="USD" office:value="0.0035" calcext:value-type="currency">
            <text:p>$0.00</text:p>
          </table:table-cell>
          <table:table-cell table:style-name="ce69" table:formula="of:=[.I12]*[.H12]" office:value-type="currency" office:currency="USD" office:value="0.0245" calcext:value-type="currency">
            <text:p>$0.02</text:p>
          </table:table-cell>
          <table:table-cell table:style-name="ce69" table:formula="of:=[.J12]*[.K$1]" office:value-type="currency" office:currency="USD" office:value="6.125" calcext:value-type="currency">
            <text:p>$6.13</text:p>
          </table:table-cell>
          <table:table-cell table:style-name="ce71" table:formula="of:=[.H12]*[.$K$1]" office:value-type="float" office:value="1750" calcext:value-type="float">
            <text:p>1750</text:p>
          </table:table-cell>
          <table:table-cell table:style-name="ce71" office:value-type="float" office:value="5000" calcext:value-type="float">
            <text:p>5000</text:p>
          </table:table-cell>
          <table:table-cell table:style-name="ce162" table:formula="of:=[.M12]*[.I12]" office:value-type="float" office:value="17.5" calcext:value-type="float">
            <text:p>17.50</text:p>
          </table:table-cell>
          <table:table-cell table:formula="of:=IF(MAX(0;([.L12]-[.M12]));MAX(0;([.L12]-[.M12]));&quot; &quot;)" office:value-type="string" office:string-value=" " calcext:value-type="string">
            <text:p><text:s/></text:p>
          </table:table-cell>
          <table:table-cell table:style-name="ce70"/>
          <table:table-cell office:value-type="float" office:value="29357" calcext:value-type="float">
            <text:p>29357</text:p>
          </table:table-cell>
          <table:table-cell table:style-name="ce7"/>
          <table:table-cell table:style-name="ce70" office:value-type="float" office:value="73000" calcext:value-type="float">
            <text:p>730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 - 250 mW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2019-RK73H2ATTD1003FTR-ND</text:p>
          </table:table-cell>
          <table:table-cell office:value-type="string" calcext:value-type="string">
            <text:p>100k</text:p>
          </table:table-cell>
          <table:table-cell table:style-name="ce70" office:value-type="float" office:value="0.7" calcext:value-type="float">
            <text:p>0.7</text:p>
          </table:table-cell>
          <table:table-cell table:style-name="ce70" office:value-type="string" calcext:value-type="string">
            <text:p>8(02)</text:p>
          </table:table-cell>
          <table:table-cell table:style-name="ce70" office:value-type="float" office:value="8" calcext:value-type="float">
            <text:p>8</text:p>
          </table:table-cell>
          <table:table-cell table:style-name="ce53" office:value-type="currency" office:currency="USD" office:value="0.005" calcext:value-type="currency">
            <text:p>$0.01</text:p>
          </table:table-cell>
          <table:table-cell table:style-name="ce69" table:formula="of:=[.I13]*[.H13]" office:value-type="currency" office:currency="USD" office:value="0.04" calcext:value-type="currency">
            <text:p>$0.04</text:p>
          </table:table-cell>
          <table:table-cell table:style-name="ce69" table:formula="of:=[.J13]*[.K$1]" office:value-type="currency" office:currency="USD" office:value="10" calcext:value-type="currency">
            <text:p>$10.00</text:p>
          </table:table-cell>
          <table:table-cell table:style-name="ce71" table:formula="of:=[.H13]*[.$K$1]" office:value-type="float" office:value="2000" calcext:value-type="float">
            <text:p>2000</text:p>
          </table:table-cell>
          <table:table-cell table:style-name="ce71" office:value-type="float" office:value="5000" calcext:value-type="float">
            <text:p>5000</text:p>
          </table:table-cell>
          <table:table-cell table:style-name="ce162" table:formula="of:=[.M13]*[.I13]" office:value-type="float" office:value="25" calcext:value-type="float">
            <text:p>25.00</text:p>
          </table:table-cell>
          <table:table-cell table:formula="of:=IF(MAX(0;([.L13]-[.M13]));MAX(0;([.L13]-[.M13]));&quot; &quot;)" office:value-type="string" office:string-value=" " calcext:value-type="string">
            <text:p><text:s/></text:p>
          </table:table-cell>
          <table:table-cell table:style-name="ce70"/>
          <table:table-cell office:value-type="float" office:value="1771" calcext:value-type="float">
            <text:p>1771</text:p>
          </table:table-cell>
          <table:table-cell table:style-name="ce7"/>
          <table:table-cell table:style-name="ce70" office:value-type="float" office:value="0" calcext:value-type="float">
            <text:p>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Resistor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RMCF1206JT5M10</text:p>
          </table:table-cell>
          <table:table-cell office:value-type="string" calcext:value-type="string">
            <text:p>5M1</text:p>
          </table:table-cell>
          <table:table-cell table:style-name="ce70" office:value-type="float" office:value="0.7" calcext:value-type="float">
            <text:p>0.7</text:p>
          </table:table-cell>
          <table:table-cell table:style-name="ce70" office:value-type="string" calcext:value-type="string">
            <text:p>8(01)</text:p>
          </table:table-cell>
          <table:table-cell table:style-name="ce70" office:value-type="float" office:value="11" calcext:value-type="float">
            <text:p>11</text:p>
          </table:table-cell>
          <table:table-cell table:style-name="ce69" office:value-type="currency" office:currency="USD" office:value="0.00371" calcext:value-type="currency">
            <text:p>$0.00</text:p>
          </table:table-cell>
          <table:table-cell table:style-name="ce69" table:formula="of:=[.I14]*[.H14]" office:value-type="currency" office:currency="USD" office:value="0.04081" calcext:value-type="currency">
            <text:p>$0.04</text:p>
          </table:table-cell>
          <table:table-cell table:style-name="ce69" table:formula="of:=[.J14]*[.K$1]" office:value-type="currency" office:currency="USD" office:value="10.2025" calcext:value-type="currency">
            <text:p>$10.20</text:p>
          </table:table-cell>
          <table:table-cell table:style-name="ce71" table:formula="of:=[.H14]*[.$K$1]" office:value-type="float" office:value="2750" calcext:value-type="float">
            <text:p>2750</text:p>
          </table:table-cell>
          <table:table-cell table:style-name="ce71" office:value-type="float" office:value="5000" calcext:value-type="float">
            <text:p>5000</text:p>
          </table:table-cell>
          <table:table-cell table:style-name="ce162" table:formula="of:=[.M14]*[.I14]" office:value-type="float" office:value="18.55" calcext:value-type="float">
            <text:p>18.55</text:p>
          </table:table-cell>
          <table:table-cell table:style-name="ce83" table:formula="of:=IF(MAX(0;([.L14]-[.M14]));MAX(0;([.L14]-[.M14]));&quot; &quot;)" office:value-type="string" office:string-value=" " calcext:value-type="string">
            <text:p><text:s/></text:p>
          </table:table-cell>
          <table:table-cell table:style-name="ce70"/>
          <table:table-cell office:value-type="float" office:value="18233" calcext:value-type="float">
            <text:p>18233</text:p>
          </table:table-cell>
          <table:table-cell table:style-name="ce7"/>
          <table:table-cell table:style-name="ce70" office:value-type="float" office:value="6780" calcext:value-type="float">
            <text:p>678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1276-2569-1-ND</text:p>
          </table:table-cell>
          <table:table-cell table:style-name="ce33" office:value-type="string" calcext:value-type="string">
            <text:p>100p</text:p>
          </table:table-cell>
          <table:table-cell table:style-name="ce70" office:value-type="float" office:value="0.7" calcext:value-type="float">
            <text:p>0.7</text:p>
          </table:table-cell>
          <table:table-cell table:style-name="ce70" office:value-type="string" calcext:value-type="string">
            <text:p>8(13)</text:p>
          </table:table-cell>
          <table:table-cell table:style-name="ce39" office:value-type="float" office:value="12" calcext:value-type="float">
            <text:p>12</text:p>
          </table:table-cell>
          <table:table-cell table:style-name="ce58" office:value-type="currency" office:currency="USD" office:value="0.022" calcext:value-type="currency">
            <text:p>$0.02</text:p>
          </table:table-cell>
          <table:table-cell table:style-name="ce69" table:formula="of:=[.I15]*[.H15]" office:value-type="currency" office:currency="USD" office:value="0.264" calcext:value-type="currency">
            <text:p>$0.26</text:p>
          </table:table-cell>
          <table:table-cell table:style-name="ce69" table:formula="of:=[.J15]*[.K$1]" office:value-type="currency" office:currency="USD" office:value="66" calcext:value-type="currency">
            <text:p>$66.00</text:p>
          </table:table-cell>
          <table:table-cell table:style-name="ce71" table:formula="of:=[.H15]*[.$K$1]" office:value-type="float" office:value="3000" calcext:value-type="float">
            <text:p>3000</text:p>
          </table:table-cell>
          <table:table-cell table:style-name="ce71" office:value-type="float" office:value="4471" calcext:value-type="float">
            <text:p>4471</text:p>
          </table:table-cell>
          <table:table-cell table:style-name="ce162" table:formula="of:=[.M15]*[.I15]" office:value-type="float" office:value="98.362" calcext:value-type="float">
            <text:p>98.36</text:p>
          </table:table-cell>
          <table:table-cell table:style-name="ce83" table:formula="of:=IF(MAX(0;([.L15]-[.M15]));MAX(0;([.L15]-[.M15]));&quot; &quot;)" office:value-type="string" office:string-value=" " calcext:value-type="string">
            <text:p><text:s/></text:p>
          </table:table-cell>
          <table:table-cell table:style-name="ce70"/>
          <table:table-cell office:value-type="float" office:value="108569" calcext:value-type="float">
            <text:p>108569</text:p>
          </table:table-cell>
          <table:table-cell table:style-name="ce7"/>
          <table:table-cell table:style-name="ce70" office:value-type="float" office:value="1200000" calcext:value-type="float">
            <text:p>1200000</text:p>
          </table:table-cell>
          <table:table-cell table:style-name="ce70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1276-2447-2-ND (existing)</text:p>
            <text:p>1276-CL21B104KCFWPJETR-ND</text:p>
          </table:table-cell>
          <table:table-cell table:style-name="ce33" office:value-type="string" calcext:value-type="string">
            <text:p>100n</text:p>
          </table:table-cell>
          <table:table-cell table:style-name="ce70" office:value-type="float" office:value="0.95" calcext:value-type="float">
            <text:p>0.95</text:p>
          </table:table-cell>
          <table:table-cell table:style-name="ce70" office:value-type="string" calcext:value-type="string">
            <text:p>8(04)</text:p>
          </table:table-cell>
          <table:table-cell table:style-name="ce70" office:value-type="float" office:value="89" calcext:value-type="float">
            <text:p>89</text:p>
          </table:table-cell>
          <table:table-cell table:style-name="ce58" office:value-type="currency" office:currency="USD" office:value="0.032" calcext:value-type="currency">
            <text:p>$0.03</text:p>
          </table:table-cell>
          <table:table-cell table:style-name="ce69" table:formula="of:=[.I16]*[.H16]" office:value-type="currency" office:currency="USD" office:value="2.848" calcext:value-type="currency">
            <text:p>$2.85</text:p>
          </table:table-cell>
          <table:table-cell table:style-name="ce69" table:formula="of:=[.J16]*[.K$1]" office:value-type="currency" office:currency="USD" office:value="712" calcext:value-type="currency">
            <text:p>$712.00</text:p>
          </table:table-cell>
          <table:table-cell table:style-name="ce71" table:formula="of:=[.H16]*[.$K$1]" office:value-type="float" office:value="22250" calcext:value-type="float">
            <text:p>22250</text:p>
          </table:table-cell>
          <table:table-cell table:style-name="ce71" office:value-type="float" office:value="23800" calcext:value-type="float">
            <text:p>23800</text:p>
          </table:table-cell>
          <table:table-cell table:style-name="ce162" table:formula="of:=[.M16]*[.I16]" office:value-type="float" office:value="761.6" calcext:value-type="float">
            <text:p>761.60</text:p>
          </table:table-cell>
          <table:table-cell table:style-name="ce83" table:formula="of:=IF(MAX(0;([.L16]-[.M16]));MAX(0;([.L16]-[.M16]));&quot; &quot;)" office:value-type="string" office:string-value=" " calcext:value-type="string">
            <text:p><text:s/></text:p>
          </table:table-cell>
          <table:table-cell/>
          <table:table-cell office:value-type="float" office:value="51010" calcext:value-type="float">
            <text:p>51010</text:p>
          </table:table-cell>
          <table:table-cell table:style-name="ce99"/>
          <table:table-cell table:style-name="ce70" office:value-type="float" office:value="380000" calcext:value-type="float">
            <text:p>3800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1276-1066-2-ND</text:p>
          </table:table-cell>
          <table:table-cell table:style-name="ce22" office:value-type="string" calcext:value-type="string">
            <text:p>1u</text:p>
          </table:table-cell>
          <table:table-cell table:style-name="ce70" office:value-type="float" office:value="1.35" calcext:value-type="float">
            <text:p>1.35</text:p>
          </table:table-cell>
          <table:table-cell table:style-name="ce70" office:value-type="string" calcext:value-type="string">
            <text:p>8(15)</text:p>
          </table:table-cell>
          <table:table-cell table:style-name="ce70" office:value-type="float" office:value="40" calcext:value-type="float">
            <text:p>40</text:p>
          </table:table-cell>
          <table:table-cell table:style-name="ce58" office:value-type="currency" office:currency="USD" office:value="0.01699" calcext:value-type="currency">
            <text:p>$0.02</text:p>
          </table:table-cell>
          <table:table-cell table:style-name="ce69" table:formula="of:=[.I17]*[.H17]" office:value-type="currency" office:currency="USD" office:value="0.6796" calcext:value-type="currency">
            <text:p>$0.68</text:p>
          </table:table-cell>
          <table:table-cell table:style-name="ce69" table:formula="of:=[.J17]*[.K$1]" office:value-type="currency" office:currency="USD" office:value="169.9" calcext:value-type="currency">
            <text:p>$169.90</text:p>
          </table:table-cell>
          <table:table-cell table:style-name="ce71" table:formula="of:=[.H17]*[.$K$1]" office:value-type="float" office:value="10000" calcext:value-type="float">
            <text:p>10000</text:p>
          </table:table-cell>
          <table:table-cell table:style-name="ce71" office:value-type="float" office:value="13500" calcext:value-type="float">
            <text:p>13500</text:p>
          </table:table-cell>
          <table:table-cell table:style-name="ce162" table:formula="of:=[.M17]*[.I17]" office:value-type="float" office:value="229.365" calcext:value-type="float">
            <text:p>229.37</text:p>
          </table:table-cell>
          <table:table-cell table:style-name="ce83" table:formula="of:=IF(MAX(0;([.L17]-[.M17]));MAX(0;([.L17]-[.M17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19598" calcext:value-type="float">
            <text:p>119598</text:p>
          </table:table-cell>
          <table:table-cell table:style-name="Default"/>
          <table:table-cell table:style-name="ce70" office:value-type="float" office:value="8000000" calcext:value-type="float">
            <text:p>8000000</text:p>
          </table:table-cell>
          <table:table-cell table:style-name="ce70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1276-3391-2-ND</text:p>
            <text:p>GRM32ER71E226KE15L</text:p>
          </table:table-cell>
          <table:table-cell table:style-name="ce22" office:value-type="string" calcext:value-type="string">
            <text:p>22u</text:p>
          </table:table-cell>
          <table:table-cell table:style-name="ce70" office:value-type="float" office:value="2.7" calcext:value-type="float">
            <text:p>2.7</text:p>
          </table:table-cell>
          <table:table-cell table:style-name="ce70" office:value-type="string" calcext:value-type="string">
            <text:p>8(17)</text:p>
          </table:table-cell>
          <table:table-cell table:style-name="ce70" office:value-type="float" office:value="9" calcext:value-type="float">
            <text:p>9</text:p>
          </table:table-cell>
          <table:table-cell table:style-name="ce58" office:value-type="currency" office:currency="USD" office:value="0.27" calcext:value-type="currency">
            <text:p>$0.27</text:p>
          </table:table-cell>
          <table:table-cell table:style-name="ce69" table:formula="of:=[.I18]*[.H18]" office:value-type="currency" office:currency="USD" office:value="2.43" calcext:value-type="currency">
            <text:p>$2.43</text:p>
          </table:table-cell>
          <table:table-cell table:style-name="ce69" table:formula="of:=[.J18]*[.K$1]" office:value-type="currency" office:currency="USD" office:value="607.5" calcext:value-type="currency">
            <text:p>$607.50</text:p>
          </table:table-cell>
          <table:table-cell table:style-name="ce71" table:formula="of:=[.H18]*[.$K$1]" office:value-type="float" office:value="2250" calcext:value-type="float">
            <text:p>2250</text:p>
          </table:table-cell>
          <table:table-cell table:style-name="ce71" office:value-type="float" office:value="3000" calcext:value-type="float">
            <text:p>3000</text:p>
          </table:table-cell>
          <table:table-cell table:style-name="ce162" table:formula="of:=[.M18]*[.I18]" office:value-type="float" office:value="810" calcext:value-type="float">
            <text:p>810.00</text:p>
          </table:table-cell>
          <table:table-cell table:style-name="ce83" table:formula="of:=IF(MAX(0;([.L18]-[.M18]));MAX(0;([.L18]-[.M1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text:p>0</text:p>
          </table:table-cell>
          <table:table-cell table:style-name="Default"/>
          <table:table-cell table:style-name="ce70" office:value-type="float" office:value="150000" calcext:value-type="float">
            <text:p>1500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 - HVDC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CGA5K4X7R2J223K130AA</text:p>
          </table:table-cell>
          <table:table-cell table:style-name="ce22" office:value-type="string" calcext:value-type="string">
            <text:p>22n</text:p>
          </table:table-cell>
          <table:table-cell table:style-name="ce70" office:value-type="float" office:value="1.5" calcext:value-type="float">
            <text:p>1.5</text:p>
          </table:table-cell>
          <table:table-cell table:style-name="ce70" office:value-type="string" calcext:value-type="string">
            <text:p>8(07)</text:p>
          </table:table-cell>
          <table:table-cell table:style-name="ce70" office:value-type="float" office:value="14" calcext:value-type="float">
            <text:p>14</text:p>
          </table:table-cell>
          <table:table-cell table:style-name="ce58" office:value-type="currency" office:currency="USD" office:value="0.0792" calcext:value-type="currency">
            <text:p>$0.08</text:p>
          </table:table-cell>
          <table:table-cell table:style-name="ce69" table:formula="of:=[.I19]*[.H19]" office:value-type="currency" office:currency="USD" office:value="1.1088" calcext:value-type="currency">
            <text:p>$1.11</text:p>
          </table:table-cell>
          <table:table-cell table:style-name="ce69" table:formula="of:=[.J19]*[.K$1]" office:value-type="currency" office:currency="USD" office:value="277.2" calcext:value-type="currency">
            <text:p>$277.20</text:p>
          </table:table-cell>
          <table:table-cell table:style-name="ce71" table:formula="of:=[.H19]*[.$K$1]" office:value-type="float" office:value="3500" calcext:value-type="float">
            <text:p>3500</text:p>
          </table:table-cell>
          <table:table-cell table:style-name="ce71" office:value-type="float" office:value="6050" calcext:value-type="float">
            <text:p>6050</text:p>
          </table:table-cell>
          <table:table-cell table:style-name="ce162" table:formula="of:=[.M19]*[.I19]" office:value-type="float" office:value="479.16" calcext:value-type="float">
            <text:p>479.16</text:p>
          </table:table-cell>
          <table:table-cell table:style-name="ce83" table:formula="of:=IF(MAX(0;([.L19]-[.M19]));MAX(0;([.L19]-[.M1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700" calcext:value-type="float">
            <text:p>1700</text:p>
          </table:table-cell>
          <table:table-cell table:style-name="Default"/>
          <table:table-cell table:style-name="ce70" office:value-type="float" office:value="8000" calcext:value-type="float">
            <text:p>8000</text:p>
          </table:table-cell>
          <table:table-cell table:style-name="ce70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M Tip</text:p>
          </table:table-cell>
          <table:table-cell table:style-name="ce70" office:value-type="string" calcext:value-type="string">
            <text:p>BMS Discharge</text:p>
          </table:table-cell>
          <table:table-cell table:style-name="ce92" office:value-type="string" calcext:value-type="string">
            <text:p>Digikey</text:p>
          </table:table-cell>
          <table:table-cell table:style-name="ce92" office:value-type="string" calcext:value-type="string">
            <text:p>RSC002P03T316 (original)</text:p>
            <text:p><text:span text:style-name="T2">NX3008PBK,215 (Vgs=8V)</text:span></text:p>
          </table:table-cell>
          <table:table-cell table:style-name="ce22" office:value-type="string" calcext:value-type="string">
            <text:p>PFET</text:p>
          </table:table-cell>
          <table:table-cell table:style-name="ce70" office:value-type="float" office:value="1.1" calcext:value-type="float">
            <text:p>1.1</text:p>
          </table:table-cell>
          <table:table-cell table:style-name="ce70" office:value-type="string" calcext:value-type="string">
            <text:p>8(14)</text:p>
          </table:table-cell>
          <table:table-cell table:style-name="ce70" office:value-type="float" office:value="62" calcext:value-type="float">
            <text:p>62</text:p>
          </table:table-cell>
          <table:table-cell table:style-name="ce69" office:value-type="currency" office:currency="USD" office:value="0.0506" calcext:value-type="currency">
            <text:p>$0.05</text:p>
          </table:table-cell>
          <table:table-cell table:style-name="ce69" table:formula="of:=[.I20]*[.H20]" office:value-type="currency" office:currency="USD" office:value="3.1372" calcext:value-type="currency">
            <text:p>$3.14</text:p>
          </table:table-cell>
          <table:table-cell table:style-name="ce69" table:formula="of:=[.J20]*[.K$1]" office:value-type="currency" office:currency="USD" office:value="784.3" calcext:value-type="currency">
            <text:p>$784.30</text:p>
          </table:table-cell>
          <table:table-cell table:style-name="ce71" table:formula="of:=[.H20]*[.$K$1]" office:value-type="float" office:value="15500" calcext:value-type="float">
            <text:p>15500</text:p>
          </table:table-cell>
          <table:table-cell table:style-name="ce71" office:value-type="float" office:value="23400" calcext:value-type="float">
            <text:p>23400</text:p>
          </table:table-cell>
          <table:table-cell table:style-name="ce162" table:formula="of:=[.M20]*[.I20]" office:value-type="float" office:value="1184.04" calcext:value-type="float">
            <text:p>1184.04</text:p>
          </table:table-cell>
          <table:table-cell table:formula="of:=IF(MAX(0;([.L20]-[.M20]));MAX(0;([.L20]-[.M2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5" calcext:value-type="float">
            <text:p>25</text:p>
          </table:table-cell>
          <table:table-cell table:style-name="Default"/>
          <table:table-cell table:style-name="ce70" office:value-type="float" office:value="9000" calcext:value-type="float">
            <text:p>90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70" office:value-type="string" calcext:value-type="string">
            <text:p>LED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LTST-C171GKT</text:p>
          </table:table-cell>
          <table:table-cell table:style-name="ce22" office:value-type="string" calcext:value-type="string">
            <text:p>Green</text:p>
          </table:table-cell>
          <table:table-cell table:style-name="ce70" office:value-type="float" office:value="0.9" calcext:value-type="float">
            <text:p>0.9</text:p>
          </table:table-cell>
          <table:table-cell table:style-name="ce70" office:value-type="string" calcext:value-type="string">
            <text:p>8(19)</text:p>
          </table:table-cell>
          <table:table-cell table:style-name="ce70" office:value-type="float" office:value="11" calcext:value-type="float">
            <text:p>11</text:p>
          </table:table-cell>
          <table:table-cell table:style-name="ce69" office:value-type="currency" office:currency="USD" office:value="0.04747" calcext:value-type="currency">
            <text:p>$0.05</text:p>
          </table:table-cell>
          <table:table-cell table:style-name="ce69" table:formula="of:=[.I21]*[.H21]" office:value-type="currency" office:currency="USD" office:value="0.52217" calcext:value-type="currency">
            <text:p>$0.52</text:p>
          </table:table-cell>
          <table:table-cell table:style-name="ce69" table:formula="of:=[.J21]*[.K$1]" office:value-type="currency" office:currency="USD" office:value="130.5425" calcext:value-type="currency">
            <text:p>$130.54</text:p>
          </table:table-cell>
          <table:table-cell table:style-name="ce71" table:formula="of:=[.H21]*[.$K$1]" office:value-type="float" office:value="2750" calcext:value-type="float">
            <text:p>2750</text:p>
          </table:table-cell>
          <table:table-cell table:style-name="ce71" office:value-type="float" office:value="3450" calcext:value-type="float">
            <text:p>3450</text:p>
          </table:table-cell>
          <table:table-cell table:style-name="ce162" table:formula="of:=[.M21]*[.I21]" office:value-type="float" office:value="163.7715" calcext:value-type="float">
            <text:p>163.77</text:p>
          </table:table-cell>
          <table:table-cell table:style-name="ce83" table:formula="of:=IF(MAX(0;([.L21]-[.M21]));MAX(0;([.L21]-[.M21]));&quot; &quot;)" office:value-type="string" office:string-value=" " calcext:value-type="string">
            <text:p><text:s/></text:p>
          </table:table-cell>
          <table:table-cell table:style-name="ce70"/>
          <table:table-cell office:value-type="float" office:value="60000" calcext:value-type="float">
            <text:p>60000</text:p>
          </table:table-cell>
          <table:table-cell table:style-name="ce7"/>
          <table:table-cell table:style-name="ce70" office:value-type="float" office:value="900000" calcext:value-type="float">
            <text:p>900000</text:p>
          </table:table-cell>
          <table:table-cell table:style-name="ce70" table:number-columns-repeated="44"/>
          <table:table-cell table:number-columns-repeated="961"/>
        </table:table-row>
        <table:table-row table:style-name="ro7">
          <table:table-cell table:style-name="ce39" office:value-type="string" calcext:value-type="string">
            <text:p>P&amp;P - M Tip</text:p>
          </table:table-cell>
          <table:table-cell table:style-name="ce70" office:value-type="string" calcext:value-type="string">
            <text:p>Open Drains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<text:span text:style-name="T3">SSM3K329R</text:span></text:p>
            <text:p><text:span text:style-name="T4">IRLML2060TRPBF</text:span></text:p>
            <text:p><text:span text:style-name="T4">NXV55UNR</text:span></text:p>
          </table:table-cell>
          <table:table-cell table:style-name="ce22" office:value-type="string" calcext:value-type="string">
            <text:p>NFET</text:p>
          </table:table-cell>
          <table:table-cell table:style-name="ce70" office:value-type="float" office:value="0.8" calcext:value-type="float">
            <text:p>0.8</text:p>
          </table:table-cell>
          <table:table-cell table:style-name="ce70" office:value-type="string" calcext:value-type="string">
            <text:p>8(20)</text:p>
          </table:table-cell>
          <table:table-cell table:style-name="ce70" office:value-type="float" office:value="13" calcext:value-type="float">
            <text:p>13</text:p>
          </table:table-cell>
          <table:table-cell table:style-name="ce69" office:value-type="currency" office:currency="USD" office:value="0.099" calcext:value-type="currency">
            <text:p>$0.10</text:p>
          </table:table-cell>
          <table:table-cell table:style-name="ce69" table:formula="of:=[.I22]*[.H22]" office:value-type="currency" office:currency="USD" office:value="1.287" calcext:value-type="currency">
            <text:p>$1.29</text:p>
          </table:table-cell>
          <table:table-cell table:style-name="ce69" table:formula="of:=[.J22]*[.K$1]" office:value-type="currency" office:currency="USD" office:value="321.75" calcext:value-type="currency">
            <text:p>$321.75</text:p>
          </table:table-cell>
          <table:table-cell table:style-name="ce71" table:formula="of:=[.H22]*[.$K$1]" office:value-type="float" office:value="3250" calcext:value-type="float">
            <text:p>3250</text:p>
          </table:table-cell>
          <table:table-cell table:style-name="ce71" office:value-type="float" office:value="6100" calcext:value-type="float">
            <text:p>6100</text:p>
          </table:table-cell>
          <table:table-cell table:style-name="ce162" table:formula="of:=[.M22]*[.I22]" office:value-type="float" office:value="603.9" calcext:value-type="float">
            <text:p>603.90</text:p>
          </table:table-cell>
          <table:table-cell table:style-name="ce83" table:formula="of:=IF(MAX(0;([.L22]-[.M22]));MAX(0;([.L22]-[.M22]));&quot; &quot;)" office:value-type="string" office:string-value=" " calcext:value-type="string">
            <text:p><text:s/></text:p>
          </table:table-cell>
          <table:table-cell table:style-name="ce70"/>
          <table:table-cell office:value-type="float" office:value="5689" calcext:value-type="float">
            <text:p>5689</text:p>
          </table:table-cell>
          <table:table-cell table:style-name="Default"/>
          <table:table-cell table:style-name="ce70" office:value-type="float" office:value="46000" calcext:value-type="float">
            <text:p>460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70" office:value-type="string" calcext:value-type="string">
            <text:p>LTC 5V Generation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BCP56-16T1GOSTR-ND</text:p>
          </table:table-cell>
          <table:table-cell table:style-name="ce22" office:value-type="string" calcext:value-type="string">
            <text:p>NPN</text:p>
          </table:table-cell>
          <table:table-cell table:style-name="ce70" office:value-type="float" office:value="1.75" calcext:value-type="float">
            <text:p>1.75</text:p>
          </table:table-cell>
          <table:table-cell table:style-name="ce70" office:value-type="string" calcext:value-type="string">
            <text:p>12(23)</text:p>
          </table:table-cell>
          <table:table-cell table:style-name="ce70" office:value-type="float" office:value="5" calcext:value-type="float">
            <text:p>5</text:p>
          </table:table-cell>
          <table:table-cell table:style-name="ce69" office:value-type="currency" office:currency="USD" office:value="0.103" calcext:value-type="currency">
            <text:p>$0.10</text:p>
          </table:table-cell>
          <table:table-cell table:style-name="ce69" table:formula="of:=[.I23]*[.H23]" office:value-type="currency" office:currency="USD" office:value="0.515" calcext:value-type="currency">
            <text:p>$0.52</text:p>
          </table:table-cell>
          <table:table-cell table:style-name="ce69" table:formula="of:=[.J23]*[.K$1]" office:value-type="currency" office:currency="USD" office:value="128.75" calcext:value-type="currency">
            <text:p>$128.75</text:p>
          </table:table-cell>
          <table:table-cell table:style-name="ce71" table:formula="of:=[.H23]*[.$K$1]" office:value-type="float" office:value="1250" calcext:value-type="float">
            <text:p>1250</text:p>
          </table:table-cell>
          <table:table-cell table:style-name="ce71" office:value-type="float" office:value="2025" calcext:value-type="float">
            <text:p>2025</text:p>
          </table:table-cell>
          <table:table-cell table:style-name="ce162" table:formula="of:=[.M23]*[.I23]" office:value-type="float" office:value="208.575" calcext:value-type="float">
            <text:p>208.58</text:p>
          </table:table-cell>
          <table:table-cell table:style-name="ce83" table:formula="of:=IF(MAX(0;([.L23]-[.M23]));MAX(0;([.L23]-[.M2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7679" calcext:value-type="float">
            <text:p>7679</text:p>
          </table:table-cell>
          <table:table-cell table:style-name="Default"/>
          <table:table-cell table:style-name="ce70" office:value-type="float" office:value="2560000" calcext:value-type="float">
            <text:p>25600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70" office:value-type="string" calcext:value-type="string">
            <text:p>Thermistor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NB12K00103KBB</text:p>
          </table:table-cell>
          <table:table-cell table:style-name="ce22" office:value-type="string" calcext:value-type="string">
            <text:p>Temp10k</text:p>
          </table:table-cell>
          <table:table-cell table:style-name="ce70" office:value-type="float" office:value="1.25" calcext:value-type="float">
            <text:p>1.25</text:p>
          </table:table-cell>
          <table:table-cell table:style-name="ce70" office:value-type="string" calcext:value-type="string">
            <text:p>8(21)</text:p>
          </table:table-cell>
          <table:table-cell table:style-name="ce70" office:value-type="float" office:value="5" calcext:value-type="float">
            <text:p>5</text:p>
          </table:table-cell>
          <table:table-cell table:style-name="ce69" office:value-type="currency" office:currency="USD" office:value="0.169" calcext:value-type="currency">
            <text:p>$0.17</text:p>
          </table:table-cell>
          <table:table-cell table:style-name="ce69" table:formula="of:=[.I24]*[.H24]" office:value-type="currency" office:currency="USD" office:value="0.845" calcext:value-type="currency">
            <text:p>$0.85</text:p>
          </table:table-cell>
          <table:table-cell table:style-name="ce69" table:formula="of:=[.J24]*[.K$1]" office:value-type="currency" office:currency="USD" office:value="211.25" calcext:value-type="currency">
            <text:p>$211.25</text:p>
          </table:table-cell>
          <table:table-cell table:style-name="ce71" table:formula="of:=[.H24]*[.$K$1]" office:value-type="float" office:value="1250" calcext:value-type="float">
            <text:p>1250</text:p>
          </table:table-cell>
          <table:table-cell table:style-name="ce71" office:value-type="float" office:value="1525" calcext:value-type="float">
            <text:p>1525</text:p>
          </table:table-cell>
          <table:table-cell table:style-name="ce162" table:formula="of:=[.M24]*[.I24]" office:value-type="float" office:value="257.725" calcext:value-type="float">
            <text:p>257.73</text:p>
          </table:table-cell>
          <table:table-cell table:style-name="ce83" table:formula="of:=IF(MAX(0;([.L24]-[.M24]));MAX(0;([.L24]-[.M2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10" calcext:value-type="float">
            <text:p>810</text:p>
          </table:table-cell>
          <table:table-cell table:style-name="Default"/>
          <table:table-cell table:style-name="ce70" office:value-type="float" office:value="144" calcext:value-type="float">
            <text:p>144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70" office:value-type="string" calcext:value-type="string">
            <text:p>Flyback Diode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1N4148WRHGTR-ND</text:p>
          </table:table-cell>
          <table:table-cell table:style-name="ce71" office:value-type="string" calcext:value-type="string">
            <text:p>Diode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string" calcext:value-type="string">
            <text:p>8(06)</text:p>
          </table:table-cell>
          <table:table-cell table:style-name="ce70" office:value-type="float" office:value="4" calcext:value-type="float">
            <text:p>4</text:p>
          </table:table-cell>
          <table:table-cell table:style-name="ce69" office:value-type="currency" office:currency="USD" office:value="0.038" calcext:value-type="currency">
            <text:p>$0.04</text:p>
          </table:table-cell>
          <table:table-cell table:style-name="ce69" table:formula="of:=[.I25]*[.H25]" office:value-type="currency" office:currency="USD" office:value="0.152" calcext:value-type="currency">
            <text:p>$0.15</text:p>
          </table:table-cell>
          <table:table-cell table:style-name="ce69" table:formula="of:=[.J25]*[.K$1]" office:value-type="currency" office:currency="USD" office:value="38" calcext:value-type="currency">
            <text:p>$38.00</text:p>
          </table:table-cell>
          <table:table-cell table:style-name="ce71" table:formula="of:=[.H25]*[.$K$1]" office:value-type="float" office:value="1000" calcext:value-type="float">
            <text:p>1000</text:p>
          </table:table-cell>
          <table:table-cell table:style-name="ce71" office:value-type="float" office:value="3100" calcext:value-type="float">
            <text:p>3100</text:p>
          </table:table-cell>
          <table:table-cell table:style-name="ce162" table:formula="of:=[.M25]*[.I25]" office:value-type="float" office:value="117.8" calcext:value-type="float">
            <text:p>117.80</text:p>
          </table:table-cell>
          <table:table-cell table:formula="of:=IF(MAX(0;([.L25]-[.M25]));MAX(0;([.L25]-[.M25]));&quot; &quot;)" office:value-type="string" office:string-value=" " calcext:value-type="string">
            <text:p><text:s/></text:p>
          </table:table-cell>
          <table:table-cell table:style-name="ce70"/>
          <table:table-cell office:value-type="float" office:value="56352" calcext:value-type="float">
            <text:p>56352</text:p>
          </table:table-cell>
          <table:table-cell table:style-name="ce7"/>
          <table:table-cell table:style-name="ce70" office:value-type="float" office:value="650000" calcext:value-type="float">
            <text:p>6500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99" office:value-type="string" calcext:value-type="string">
            <text:p>P&amp;P - M Tip</text:p>
          </table:table-cell>
          <table:table-cell table:style-name="ce71" office:value-type="string" calcext:value-type="string">
            <text:p>Grid Charger Diode</text:p>
          </table:table-cell>
          <table:table-cell table:style-name="ce22" office:value-type="string" calcext:value-type="string">
            <text:p>Digikey</text:p>
          </table:table-cell>
          <table:table-cell table:style-name="ce71" office:value-type="string" calcext:value-type="string">
            <text:p>S12MCV7GCT-ND</text:p>
          </table:table-cell>
          <table:table-cell table:style-name="ce71" office:value-type="string" calcext:value-type="string">
            <text:p>Diode</text:p>
          </table:table-cell>
          <table:table-cell table:style-name="ce71" office:value-type="float" office:value="2.6" calcext:value-type="float">
            <text:p>2.6</text:p>
          </table:table-cell>
          <table:table-cell table:style-name="ce71" office:value-type="string" calcext:value-type="string">
            <text:p>??(24)</text:p>
          </table:table-cell>
          <table:table-cell table:style-name="ce71" office:value-type="float" office:value="1" calcext:value-type="float">
            <text:p>1</text:p>
          </table:table-cell>
          <table:table-cell table:style-name="ce69" office:value-type="currency" office:currency="USD" office:value="0.594" calcext:value-type="currency">
            <text:p>$0.59</text:p>
          </table:table-cell>
          <table:table-cell table:style-name="ce69" table:formula="of:=[.I26]*[.H26]" office:value-type="currency" office:currency="USD" office:value="0.594" calcext:value-type="currency">
            <text:p>$0.59</text:p>
          </table:table-cell>
          <table:table-cell table:style-name="ce69" table:formula="of:=[.J26]*[.K$1]" office:value-type="currency" office:currency="USD" office:value="148.5" calcext:value-type="currency">
            <text:p>$148.50</text:p>
          </table:table-cell>
          <table:table-cell table:style-name="ce71" table:formula="of:=[.H26]*[.$K$1]" office:value-type="float" office:value="250" calcext:value-type="float">
            <text:p>250</text:p>
          </table:table-cell>
          <table:table-cell table:style-name="ce71" office:value-type="float" office:value="250" calcext:value-type="float">
            <text:p>250</text:p>
          </table:table-cell>
          <table:table-cell table:style-name="ce162" table:formula="of:=[.M26]*[.I26]" office:value-type="float" office:value="148.5" calcext:value-type="float">
            <text:p>148.50</text:p>
          </table:table-cell>
          <table:table-cell table:formula="of:=IF(MAX(0;([.L26]-[.M26]));MAX(0;([.L26]-[.M26]));&quot; &quot;)" office:value-type="string" office:string-value=" " calcext:value-type="string">
            <text:p><text:s/></text:p>
          </table:table-cell>
          <table:table-cell table:style-name="ce71"/>
          <table:table-cell table:style-name="ce137"/>
          <table:table-cell table:style-name="ce161"/>
          <table:table-cell table:style-name="ce137" office:value-type="float" office:value="12200" calcext:value-type="float">
            <text:p>12200</text:p>
          </table:table-cell>
          <table:table-cell table:style-name="ce137" table:number-columns-repeated="1005"/>
        </table:table-row>
        <table:table-row table:style-name="ro8">
          <table:table-cell table:style-name="ce39" office:value-type="string" calcext:value-type="string">
            <text:p>P&amp;P - M Tip</text:p>
          </table:table-cell>
          <table:table-cell table:style-name="ce70" office:value-type="string" calcext:value-type="string">
            <text:p>IC</text:p>
          </table:table-cell>
          <table:table-cell table:style-name="ce92" office:value-type="string" calcext:value-type="string">
            <text:p>Mouser</text:p>
          </table:table-cell>
          <table:table-cell table:style-name="ce70" office:value-type="string" calcext:value-type="string">
            <text:p>LTC6820HMS#PBF-ND</text:p>
          </table:table-cell>
          <table:table-cell table:style-name="ce22" office:value-type="string" calcext:value-type="string">
            <text:p>LTC6820</text:p>
          </table:table-cell>
          <table:table-cell table:style-name="ce70" office:value-type="float" office:value="1.1" calcext:value-type="float">
            <text:p>1.1</text:p>
          </table:table-cell>
          <table:table-cell table:style-name="ce70" office:value-type="string" calcext:value-type="string">
            <text:p>12(25)</text:p>
          </table:table-cell>
          <table:table-cell table:style-name="ce70" office:value-type="float" office:value="1" calcext:value-type="float">
            <text:p>1</text:p>
          </table:table-cell>
          <table:table-cell table:style-name="ce69" office:value-type="currency" office:currency="USD" office:value="6.21" calcext:value-type="currency">
            <text:p>$6.21</text:p>
          </table:table-cell>
          <table:table-cell table:style-name="ce69" table:formula="of:=[.I27]*[.H27]" office:value-type="currency" office:currency="USD" office:value="6.21" calcext:value-type="currency">
            <text:p>$6.21</text:p>
          </table:table-cell>
          <table:table-cell table:style-name="ce69" table:formula="of:=[.J27]*[.K$1]" office:value-type="currency" office:currency="USD" office:value="1552.5" calcext:value-type="currency">
            <text:p>$1,552.50</text:p>
          </table:table-cell>
          <table:table-cell table:style-name="ce71" table:formula="of:=[.H27]*[.$K$1]" office:value-type="float" office:value="250" calcext:value-type="float">
            <text:p>250</text:p>
          </table:table-cell>
          <table:table-cell table:style-name="ce71" office:value-type="float" office:value="207" calcext:value-type="float">
            <text:p>207</text:p>
          </table:table-cell>
          <table:table-cell table:style-name="ce162" table:formula="of:=[.M27]*[.I27]" office:value-type="float" office:value="1285.47" calcext:value-type="float">
            <text:p>1285.47</text:p>
          </table:table-cell>
          <table:table-cell table:style-name="ce84" table:formula="of:=IF(MAX(0;([.L27]-[.M27]));MAX(0;([.L27]-[.M27]));&quot; &quot;)" office:value-type="float" office:value="43" calcext:value-type="float">
            <text:p>43</text:p>
          </table:table-cell>
          <table:table-cell table:style-name="ce97" office:value-type="string" calcext:value-type="string">
            <text:p>QTY200 backordered</text:p>
            <text:p>(Mouser)</text:p>
            <text:p>QTY111 backordered</text:p>
            <text:p>(Mouser) 2022AUG30</text:p>
            <text:p><text:span text:style-name="T7">QTY111 backordered (Mouser) 2022OCT12</text:span></text:p>
            <text:p><text:span text:style-name="T7">QTY199 LCSC</text:span></text:p>
          </table:table-cell>
          <table:table-cell office:value-type="float" office:value="0" calcext:value-type="float">
            <text:p>0</text:p>
          </table:table-cell>
          <table:table-cell table:style-name="ce39"/>
          <table:table-cell table:style-name="ce70" office:value-type="float" office:value="0" calcext:value-type="float">
            <text:p>0</text:p>
          </table:table-cell>
          <table:table-cell table:style-name="ce70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P&amp;P - ML Tip</text:p>
          </table:table-cell>
          <table:table-cell table:style-name="ce70" office:value-type="string" calcext:value-type="string">
            <text:p>IC</text:p>
          </table:table-cell>
          <table:table-cell table:style-name="ce92" office:value-type="string" calcext:value-type="string">
            <text:p>LT Direct</text:p>
          </table:table-cell>
          <table:table-cell table:style-name="ce70" office:value-type="string" calcext:value-type="string">
            <text:p>LTC6804IG-2</text:p>
            <text:p>LTC6811 (pin-compatible)</text:p>
          </table:table-cell>
          <table:table-cell table:style-name="ce22" office:value-type="string" calcext:value-type="string">
            <text:p>LTC6804-2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string" calcext:value-type="string">
            <text:p>24(tray)</text:p>
          </table:table-cell>
          <table:table-cell table:style-name="ce70" office:value-type="float" office:value="5" calcext:value-type="float">
            <text:p>5</text:p>
          </table:table-cell>
          <table:table-cell table:style-name="ce69" office:value-type="currency" office:currency="USD" office:value="16.07" calcext:value-type="currency">
            <text:p>$16.07</text:p>
          </table:table-cell>
          <table:table-cell table:style-name="ce69" table:formula="of:=[.I28]*[.H28]" office:value-type="currency" office:currency="USD" office:value="80.35" calcext:value-type="currency">
            <text:p>$80.35</text:p>
          </table:table-cell>
          <table:table-cell table:style-name="ce69" table:formula="of:=[.J28]*[.K$1]" office:value-type="currency" office:currency="USD" office:value="20087.5" calcext:value-type="currency">
            <text:p>$20,087.50</text:p>
          </table:table-cell>
          <table:table-cell table:style-name="ce71" table:formula="of:=[.H28]*[.$K$1]" office:value-type="float" office:value="1250" calcext:value-type="float">
            <text:p>1250</text:p>
          </table:table-cell>
          <table:table-cell table:style-name="ce71" office:value-type="float" office:value="970" calcext:value-type="float">
            <text:p>970</text:p>
          </table:table-cell>
          <table:table-cell table:style-name="ce162" table:formula="of:=[.M28]*[.I28]" office:value-type="float" office:value="15587.9" calcext:value-type="float">
            <text:p>15587.90</text:p>
          </table:table-cell>
          <table:table-cell table:style-name="ce84" table:formula="of:=IF(MAX(0;([.L28]-[.M28]));MAX(0;([.L28]-[.M28]));&quot; &quot;)" office:value-type="float" office:value="280" calcext:value-type="float">
            <text:p>280</text:p>
          </table:table-cell>
          <table:table-cell table:style-name="ce109" office:value-type="string" calcext:value-type="string">
            <text:p>reel: $2466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70" office:value-type="float" office:value="342" calcext:value-type="float">
            <text:p>342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70" office:value-type="string" calcext:value-type="string">
            <text:p>OpAmp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LT1797CS5#TRMPBFCT-ND </text:p>
          </table:table-cell>
          <table:table-cell table:style-name="ce22" office:value-type="string" calcext:value-type="string">
            <text:p>LTC1797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string" calcext:value-type="string">
            <text:p>8(18)</text:p>
          </table:table-cell>
          <table:table-cell table:style-name="ce70" office:value-type="float" office:value="1" calcext:value-type="float">
            <text:p>1</text:p>
          </table:table-cell>
          <table:table-cell table:style-name="ce69" office:value-type="currency" office:currency="USD" office:value="1.8" calcext:value-type="currency">
            <text:p>$1.80</text:p>
          </table:table-cell>
          <table:table-cell table:style-name="ce69" table:formula="of:=[.I29]*[.H29]" office:value-type="currency" office:currency="USD" office:value="1.8" calcext:value-type="currency">
            <text:p>$1.80</text:p>
          </table:table-cell>
          <table:table-cell table:style-name="ce69" table:formula="of:=[.J29]*[.K$1]" office:value-type="currency" office:currency="USD" office:value="450" calcext:value-type="currency">
            <text:p>$450.00</text:p>
          </table:table-cell>
          <table:table-cell table:style-name="ce71" table:formula="of:=[.H29]*[.$K$1]" office:value-type="float" office:value="250" calcext:value-type="float">
            <text:p>250</text:p>
          </table:table-cell>
          <table:table-cell table:style-name="ce71" office:value-type="float" office:value="500" calcext:value-type="float">
            <text:p>500</text:p>
          </table:table-cell>
          <table:table-cell table:style-name="ce162" table:formula="of:=[.M29]*[.I29]" office:value-type="float" office:value="900" calcext:value-type="float">
            <text:p>900.00</text:p>
          </table:table-cell>
          <table:table-cell table:formula="of:=IF(MAX(0;([.L29]-[.M29]));MAX(0;([.L29]-[.M29]));&quot; &quot;)" office:value-type="string" office:string-value=" " calcext:value-type="string">
            <text:p><text:s/></text:p>
          </table:table-cell>
          <table:table-cell table:style-name="ce70"/>
          <table:table-cell office:value-type="float" office:value="145" calcext:value-type="float">
            <text:p>145</text:p>
          </table:table-cell>
          <table:table-cell table:style-name="ce7"/>
          <table:table-cell table:style-name="ce70" office:value-type="float" office:value="93" calcext:value-type="float">
            <text:p>93</text:p>
          </table:table-cell>
          <table:table-cell table:style-name="ce70" table:number-columns-repeated="44"/>
          <table:table-cell table:number-columns-repeated="961"/>
        </table:table-row>
        <table:table-row table:style-name="ro7">
          <table:table-cell table:style-name="ce11" office:value-type="string" calcext:value-type="string">
            <text:p>P&amp;P - M Tip</text:p>
          </table:table-cell>
          <table:table-cell table:style-name="ce19" office:value-type="string" calcext:value-type="string">
            <text:p>Buck Converter (existing)</text:p>
          </table:table-cell>
          <table:table-cell table:style-name="ce44"/>
          <table:table-cell table:style-name="ce19" office:value-type="string" calcext:value-type="string">
            <text:p>AP63205WU</text:p>
          </table:table-cell>
          <table:table-cell table:style-name="ce44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8(16)</text:p>
          </table:table-cell>
          <table:table-cell table:style-name="ce19" office:value-type="float" office:value="0" calcext:value-type="float">
            <text:p>0</text:p>
          </table:table-cell>
          <table:table-cell table:style-name="ce98" office:value-type="currency" office:currency="USD" office:value="0.715" calcext:value-type="currency">
            <text:p>$0.72</text:p>
          </table:table-cell>
          <table:table-cell table:style-name="ce98" table:formula="of:=[.I30]*[.H30]" office:value-type="currency" office:currency="USD" office:value="0" calcext:value-type="currency">
            <text:p>$0.00</text:p>
          </table:table-cell>
          <table:table-cell table:style-name="ce98" table:formula="of:=[.J30]*[.K$1]" office:value-type="currency" office:currency="USD" office:value="0" calcext:value-type="currency">
            <text:p>$0.00</text:p>
          </table:table-cell>
          <table:table-cell table:style-name="ce19" table:formula="of:=[.H30]*[.$K$1]" office:value-type="float" office:value="0" calcext:value-type="float">
            <text:p>0</text:p>
          </table:table-cell>
          <table:table-cell table:style-name="ce19" office:value-type="float" office:value="88" calcext:value-type="float">
            <text:p>88</text:p>
          </table:table-cell>
          <table:table-cell table:style-name="ce124" table:formula="of:=[.M30]*[.I30]" office:value-type="float" office:value="62.92" calcext:value-type="float">
            <text:p>62.92</text:p>
          </table:table-cell>
          <table:table-cell table:style-name="ce137" table:formula="of:=IF(MAX(0;([.L30]-[.M30]));MAX(0;([.L30]-[.M30]));&quot; &quot;)" office:value-type="string" office:string-value=" " calcext:value-type="string">
            <text:p><text:s/></text:p>
          </table:table-cell>
          <table:table-cell table:style-name="ce145" office:value-type="string" calcext:value-type="string">
            <text:p>QTY250 backordered</text:p>
            <text:p><text:span text:style-name="T7">(Mouser)</text:span></text:p>
            <text:p><text:span text:style-name="T7">QTY250 Digikey</text:span></text:p>
          </table:table-cell>
          <table:table-cell table:style-name="ce13"/>
          <table:table-cell table:style-name="ce149"/>
          <table:table-cell table:style-name="ce13" office:value-type="float" office:value="0" calcext:value-type="float">
            <text:p>0</text:p>
          </table:table-cell>
          <table:table-cell table:style-name="ce13" table:number-columns-repeated="1005"/>
        </table:table-row>
        <table:table-row table:style-name="ro5">
          <table:table-cell table:style-name="ce5" office:value-type="string" calcext:value-type="string">
            <text:p>P&amp;P - M Tip</text:p>
          </table:table-cell>
          <table:table-cell table:style-name="ce14" office:value-type="string" calcext:value-type="string">
            <text:p>Buck Converter (new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/>
            <text:p>AP62301</text:p>
          </table:table-cell>
          <table:table-cell table:style-name="ce21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8(16)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6095" calcext:value-type="currency">
            <text:p>$0.61</text:p>
          </table:table-cell>
          <table:table-cell table:style-name="ce49" table:formula="of:=[.I31]*[.H31]" office:value-type="currency" office:currency="USD" office:value="0.6095" calcext:value-type="currency">
            <text:p>$0.61</text:p>
          </table:table-cell>
          <table:table-cell table:style-name="ce49" table:formula="of:=[.J31]*[.K$1]" office:value-type="currency" office:currency="USD" office:value="152.375" calcext:value-type="currency">
            <text:p>$152.38</text:p>
          </table:table-cell>
          <table:table-cell table:style-name="ce14" table:formula="of:=[.H31]*[.$K$1]" office:value-type="float" office:value="250" calcext:value-type="float">
            <text:p>250</text:p>
          </table:table-cell>
          <table:table-cell table:style-name="ce14" office:value-type="float" office:value="500" calcext:value-type="float">
            <text:p>500</text:p>
          </table:table-cell>
          <table:table-cell table:style-name="ce85" table:formula="of:=[.M31]*[.I31]" office:value-type="float" office:value="304.75" calcext:value-type="float">
            <text:p>304.75</text:p>
          </table:table-cell>
          <table:table-cell table:formula="of:=IF(MAX(0;([.L31]-[.M31]));MAX(0;([.L31]-[.M31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39"/>
          <table:table-cell table:style-name="ce70" office:value-type="float" office:value="0" calcext:value-type="float">
            <text:p>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ce59"/>
          <table:table-cell table:style-name="Default" table:number-columns-repeated="2"/>
          <table:table-cell table:number-columns-repeated="1013"/>
        </table:table-row>
        <table:table-row table:style-name="ro7">
          <table:table-cell table:style-name="ce3" table:number-columns-repeated="4"/>
          <table:table-cell table:style-name="ce3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4:.J31])" office:value-type="currency" office:currency="USD" office:value="123.60574" calcext:value-type="currency">
            <text:p>$123.61</text:p>
          </table:table-cell>
          <table:table-cell table:style-name="ce64" table:formula="of:=SUM([.K4:.K31])" office:value-type="currency" office:currency="USD" office:value="30901.435" calcext:value-type="currency">
            <text:p>$30,901.44</text:p>
          </table:table-cell>
          <table:table-cell table:style-name="ce3" table:number-columns-repeated="2"/>
          <table:table-cell table:style-name="ce80" table:formula="of:=SUM([.N4:.N31])" office:value-type="float" office:value="26034.6485" calcext:value-type="float">
            <text:p>26034.65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4"/>
          <table:table-cell table:style-name="ce36"/>
          <table:table-cell table:style-name="ce3" table:number-columns-repeated="3"/>
          <table:table-cell table:style-name="ce64"/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7">
          <table:table-cell table:style-name="ce7" office:value-type="string" calcext:value-type="string">
            <text:p>SMT</text:p>
            <text:p>Ideally P&amp;P</text:p>
            <text:p>Hand Placed</text:p>
          </table:table-cell>
          <table:table-cell table:style-name="ce7"/>
          <table:table-cell table:style-name="ce92"/>
          <table:table-cell table:style-name="ce70"/>
          <table:table-cell table:style-name="ce22"/>
          <table:table-cell table:style-name="ce70" table:number-columns-repeated="3"/>
          <table:table-cell table:style-name="ce142" table:number-columns-repeated="3"/>
          <table:table-cell table:style-name="ce70" table:number-columns-repeated="2"/>
          <table:table-cell table:style-name="ce81"/>
          <table:table-cell/>
          <table:table-cell table:style-name="ce70"/>
          <table:table-cell/>
          <table:table-cell table:style-name="ce7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M Tip</text:p>
          </table:table-cell>
          <table:table-cell table:style-name="ce70" office:value-type="string" calcext:value-type="string">
            <text:p>RS485</text:p>
          </table:table-cell>
          <table:table-cell table:style-name="ce92" office:value-type="string" calcext:value-type="string">
            <text:p>Arrow</text:p>
          </table:table-cell>
          <table:table-cell table:style-name="ce70" office:value-type="string" calcext:value-type="string">
            <text:p>LTC1487CS8</text:p>
          </table:table-cell>
          <table:table-cell table:style-name="ce22"/>
          <table:table-cell table:style-name="ce70" office:value-type="float" office:value="1.75" calcext:value-type="float">
            <text:p>1.75</text:p>
          </table:table-cell>
          <table:table-cell table:style-name="ce70" office:value-type="string" calcext:value-type="string">
            <text:p>12(-)</text:p>
          </table:table-cell>
          <table:table-cell table:style-name="ce70" office:value-type="float" office:value="2" calcext:value-type="float">
            <text:p>2</text:p>
          </table:table-cell>
          <table:table-cell table:style-name="ce142" office:value-type="currency" office:currency="USD" office:value="3.66" calcext:value-type="currency">
            <text:p>$3.66</text:p>
          </table:table-cell>
          <table:table-cell table:style-name="ce142" table:formula="of:=[.I36]*[.H36]" office:value-type="currency" office:currency="USD" office:value="7.32" calcext:value-type="currency">
            <text:p>$7.32</text:p>
          </table:table-cell>
          <table:table-cell table:style-name="ce142" table:formula="of:=[.J36]*[.K$1]" office:value-type="currency" office:currency="USD" office:value="1830" calcext:value-type="currency">
            <text:p>$1,830.00</text:p>
          </table:table-cell>
          <table:table-cell table:style-name="ce70" table:formula="of:=[.H36]*[.$K$1]" office:value-type="float" office:value="500" calcext:value-type="float">
            <text:p>500</text:p>
          </table:table-cell>
          <table:table-cell table:style-name="ce70" office:value-type="float" office:value="504" calcext:value-type="float">
            <text:p>504</text:p>
          </table:table-cell>
          <table:table-cell table:style-name="ce162" table:formula="of:=[.M36]*[.I36]" office:value-type="float" office:value="1844.64" calcext:value-type="float">
            <text:p>1844.64</text:p>
          </table:table-cell>
          <table:table-cell table:formula="of:=IF(MAX(0;([.L36]-[.M36]));MAX(0;([.L36]-[.M3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300" calcext:value-type="float">
            <text:p>4300</text:p>
          </table:table-cell>
          <table:table-cell table:style-name="ce39"/>
          <table:table-cell table:style-name="ce70" office:value-type="float" office:value="599" calcext:value-type="float">
            <text:p>599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39" office:value-type="string" calcext:value-type="string">
            <text:p>Capacitor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399-16724-1-ND</text:p>
          </table:table-cell>
          <table:table-cell table:style-name="ce22" office:value-type="string" calcext:value-type="string">
            <office:annotation draw:style-name="gr2" draw:text-style-name="P2" svg:width="1.1413in" svg:height="0.7083in" svg:x="6.5803in" svg:y="9.7827in" draw:caption-point-x="-0.2402in" draw:caption-point-y="0.5945in">
              <dc:date>2021-08-06T00:00:00</dc:date>
              <text:p text:style-name="P1"><text:span text:style-name="T1">Combine with 22 nF</text:span></text:p>
            </office:annotation>
            <text:p>68 nF</text:p>
          </table:table-cell>
          <table:table-cell table:style-name="ce70" office:value-type="float" office:value="1.9" calcext:value-type="float">
            <text:p>1.9</text:p>
          </table:table-cell>
          <table:table-cell table:style-name="ce70" office:value-type="string" calcext:value-type="string">
            <text:p>8(-)</text:p>
          </table:table-cell>
          <table:table-cell table:style-name="ce70" office:value-type="float" office:value="2" calcext:value-type="float">
            <text:p>2</text:p>
          </table:table-cell>
          <table:table-cell table:style-name="ce142" office:value-type="currency" office:currency="USD" office:value="0.13564" calcext:value-type="currency">
            <text:p>$0.14</text:p>
          </table:table-cell>
          <table:table-cell table:style-name="ce142" table:formula="of:=[.I37]*[.H37]" office:value-type="currency" office:currency="USD" office:value="0.27128" calcext:value-type="currency">
            <text:p>$0.27</text:p>
          </table:table-cell>
          <table:table-cell table:style-name="ce142" table:formula="of:=[.J37]*[.K$1]" office:value-type="currency" office:currency="USD" office:value="67.82" calcext:value-type="currency">
            <text:p>$67.82</text:p>
          </table:table-cell>
          <table:table-cell table:style-name="ce70" table:formula="of:=[.H37]*[.$K$1]" office:value-type="float" office:value="500" calcext:value-type="float">
            <text:p>500</text:p>
          </table:table-cell>
          <table:table-cell table:style-name="ce70" office:value-type="float" office:value="1000" calcext:value-type="float">
            <text:p>1000</text:p>
          </table:table-cell>
          <table:table-cell table:style-name="ce162" table:formula="of:=[.M37]*[.I37]" office:value-type="float" office:value="135.64" calcext:value-type="float">
            <text:p>135.64</text:p>
          </table:table-cell>
          <table:table-cell table:formula="of:=IF(MAX(0;([.L37]-[.M37]));MAX(0;([.L37]-[.M37]));&quot; &quot;)" office:value-type="string" office:string-value=" " calcext:value-type="string">
            <text:p><text:s/></text:p>
          </table:table-cell>
          <table:table-cell table:style-name="ce39"/>
          <table:table-cell office:value-type="float" office:value="9258" calcext:value-type="float">
            <text:p>9258</text:p>
          </table:table-cell>
          <table:table-cell table:style-name="Default"/>
          <table:table-cell table:style-name="ce70" office:value-type="float" office:value="10000" calcext:value-type="float">
            <text:p>100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70" office:value-type="string" calcext:value-type="string">
            <text:p>5V Zener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MMSZ5233B-TP</text:p>
          </table:table-cell>
          <table:table-cell table:style-name="ce22"/>
          <table:table-cell table:style-name="ce70" office:value-type="float" office:value="1.25" calcext:value-type="float">
            <text:p>1.25</text:p>
          </table:table-cell>
          <table:table-cell table:style-name="ce70" office:value-type="string" calcext:value-type="string">
            <text:p>8(-)</text:p>
          </table:table-cell>
          <table:table-cell table:style-name="ce70" office:value-type="float" office:value="1" calcext:value-type="float">
            <text:p>1</text:p>
          </table:table-cell>
          <table:table-cell table:style-name="ce142" table:formula="of:=0.094+0.0094" office:value-type="currency" office:currency="USD" office:value="0.1034" calcext:value-type="currency">
            <text:p>$0.10</text:p>
          </table:table-cell>
          <table:table-cell table:style-name="ce142" table:formula="of:=[.I38]*[.H38]" office:value-type="currency" office:currency="USD" office:value="0.1034" calcext:value-type="currency">
            <text:p>$0.10</text:p>
          </table:table-cell>
          <table:table-cell table:style-name="ce142" table:formula="of:=[.J38]*[.K$1]" office:value-type="currency" office:currency="USD" office:value="25.85" calcext:value-type="currency">
            <text:p>$25.85</text:p>
          </table:table-cell>
          <table:table-cell table:style-name="ce70" table:formula="of:=[.H38]*[.$K$1]" office:value-type="float" office:value="250" calcext:value-type="float">
            <text:p>250</text:p>
          </table:table-cell>
          <table:table-cell table:style-name="ce70" office:value-type="float" office:value="290" calcext:value-type="float">
            <text:p>290</text:p>
          </table:table-cell>
          <table:table-cell table:style-name="ce162" table:formula="of:=[.M38]*[.I38]" office:value-type="float" office:value="29.986" calcext:value-type="float">
            <text:p>29.99</text:p>
          </table:table-cell>
          <table:table-cell table:formula="of:=IF(MAX(0;([.L38]-[.M38]));MAX(0;([.L38]-[.M3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3955" calcext:value-type="float">
            <text:p>23955</text:p>
          </table:table-cell>
          <table:table-cell table:style-name="Default"/>
          <table:table-cell table:style-name="ce70" office:value-type="float" office:value="30000" calcext:value-type="float">
            <text:p>300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P&amp;P - S Tip</text:p>
          </table:table-cell>
          <table:table-cell table:style-name="ce70" office:value-type="string" calcext:value-type="string">
            <text:p>DCDC Ferrites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587-5925-1-ND</text:p>
          </table:table-cell>
          <table:table-cell table:style-name="ce22"/>
          <table:table-cell table:style-name="ce70" office:value-type="float" office:value="1" calcext:value-type="float">
            <text:p>1</text:p>
          </table:table-cell>
          <table:table-cell table:style-name="ce70" office:value-type="string" calcext:value-type="string">
            <text:p>8(-)</text:p>
          </table:table-cell>
          <table:table-cell table:style-name="ce70" office:value-type="float" office:value="2" calcext:value-type="float">
            <text:p>2</text:p>
          </table:table-cell>
          <table:table-cell table:style-name="ce142" office:value-type="currency" office:currency="USD" office:value="0.134" calcext:value-type="currency">
            <text:p>$0.13</text:p>
          </table:table-cell>
          <table:table-cell table:style-name="ce142" table:formula="of:=[.I39]*[.H39]" office:value-type="currency" office:currency="USD" office:value="0.268" calcext:value-type="currency">
            <text:p>$0.27</text:p>
          </table:table-cell>
          <table:table-cell table:style-name="ce142" table:formula="of:=[.J39]*[.K$1]" office:value-type="currency" office:currency="USD" office:value="67" calcext:value-type="currency">
            <text:p>$67.00</text:p>
          </table:table-cell>
          <table:table-cell table:style-name="ce70" table:formula="of:=[.H39]*[.$K$1]" office:value-type="float" office:value="500" calcext:value-type="float">
            <text:p>500</text:p>
          </table:table-cell>
          <table:table-cell table:style-name="ce70" office:value-type="float" office:value="510" calcext:value-type="float">
            <text:p>510</text:p>
          </table:table-cell>
          <table:table-cell table:style-name="ce162" table:formula="of:=[.M39]*[.I39]" office:value-type="float" office:value="68.34" calcext:value-type="float">
            <text:p>68.34</text:p>
          </table:table-cell>
          <table:table-cell table:formula="of:=IF(MAX(0;([.L39]-[.M39]));MAX(0;([.L39]-[.M3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33575" calcext:value-type="float">
            <text:p>133575</text:p>
          </table:table-cell>
          <table:table-cell table:style-name="Default"/>
          <table:table-cell table:style-name="ce70" office:value-type="float" office:value="175000" calcext:value-type="float">
            <text:p>1750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9" table:number-columns-repeated="2"/>
          <table:table-cell table:style-name="ce16"/>
          <table:table-cell table:style-name="ce3"/>
          <table:table-cell table:style-name="ce16"/>
          <table:table-cell table:style-name="ce3"/>
          <table:table-cell table:style-name="ce54"/>
          <table:table-cell table:style-name="ce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7">
          <table:table-cell table:style-name="ce9" table:number-columns-repeated="2"/>
          <table:table-cell table:style-name="ce16"/>
          <table:table-cell table:style-name="ce3"/>
          <table:table-cell table:style-name="ce16"/>
          <table:table-cell table:style-name="ce3"/>
          <table:table-cell table:style-name="ce54"/>
          <table:table-cell table:style-name="ce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36:.J39])+[.J33]" office:value-type="currency" office:currency="USD" office:value="131.56842" calcext:value-type="currency">
            <text:p>$131.57</text:p>
          </table:table-cell>
          <table:table-cell table:style-name="ce64" table:formula="of:=SUM([.K36:.K39])+[.K33]" office:value-type="currency" office:currency="USD" office:value="32892.105" calcext:value-type="currency">
            <text:p>$32,892.11</text:p>
          </table:table-cell>
          <table:table-cell table:style-name="ce3" table:number-columns-repeated="2"/>
          <table:table-cell table:style-name="ce80" table:formula="of:=SUM([.N36:.N39])+[.N33]" office:value-type="float" office:value="28113.2545" calcext:value-type="float">
            <text:p>28113.25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7" office:value-type="string" calcext:value-type="string">
            <text:p>SMT</text:p>
            <text:p>Hand Placed</text:p>
          </table:table-cell>
          <table:table-cell table:style-name="ce70"/>
          <table:table-cell table:style-name="ce92"/>
          <table:table-cell table:style-name="ce70"/>
          <table:table-cell table:style-name="ce92"/>
          <table:table-cell table:style-name="ce70" table:number-columns-repeated="3"/>
          <table:table-cell table:style-name="ce142" table:number-columns-repeated="3"/>
          <table:table-cell table:style-name="ce70" table:number-columns-repeated="2"/>
          <table:table-cell table:style-name="ce81"/>
          <table:table-cell/>
          <table:table-cell table:style-name="ce70"/>
          <table:table-cell/>
          <table:table-cell table:style-name="ce7"/>
          <table:table-cell table:style-name="ce70" table:number-columns-repeated="45"/>
          <table:table-cell table:number-columns-repeated="961"/>
        </table:table-row>
        <table:table-row table:style-name="ro5">
          <table:table-cell table:style-name="ce19" office:value-type="string" calcext:value-type="string">
            <text:p>Too tall for P&amp;P</text:p>
          </table:table-cell>
          <table:table-cell table:style-name="ce19" office:value-type="string" calcext:value-type="string">
            <text:p>Buck Inductor (existing)</text:p>
          </table:table-cell>
          <table:table-cell table:style-name="ce44" office:value-type="string" calcext:value-type="string">
            <text:p>Digikey</text:p>
          </table:table-cell>
          <table:table-cell table:style-name="ce44" office:value-type="string" calcext:value-type="string">
            <text:p>445-3867-2-ND</text:p>
            <text:p/>
          </table:table-cell>
          <table:table-cell table:style-name="ce44" office:value-type="string" calcext:value-type="string">
            <text:p>4.7 uH</text:p>
          </table:table-cell>
          <table:table-cell table:style-name="ce19"/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0" calcext:value-type="float">
            <text:p>0</text:p>
          </table:table-cell>
          <table:table-cell table:style-name="ce98" office:value-type="currency" office:currency="USD" office:value="0.8789" calcext:value-type="currency">
            <text:p>$0.88</text:p>
          </table:table-cell>
          <table:table-cell table:style-name="ce98" table:formula="of:=[.I44]*[.H44]" office:value-type="currency" office:currency="USD" office:value="0" calcext:value-type="currency">
            <text:p>$0.00</text:p>
          </table:table-cell>
          <table:table-cell table:style-name="ce98" table:formula="of:=[.J44]*[.K$1]" office:value-type="currency" office:currency="USD" office:value="0" calcext:value-type="currency">
            <text:p>$0.00</text:p>
          </table:table-cell>
          <table:table-cell table:style-name="ce19" table:formula="of:=[.H44]*[.$K$1]" office:value-type="float" office:value="0" calcext:value-type="float">
            <text:p>0</text:p>
          </table:table-cell>
          <table:table-cell table:style-name="ce19" office:value-type="float" office:value="92" calcext:value-type="float">
            <text:p>92</text:p>
          </table:table-cell>
          <table:table-cell table:style-name="ce124" table:formula="of:=[.M44]*[.I44]" office:value-type="float" office:value="80.8588" calcext:value-type="float">
            <text:p>80.86</text:p>
          </table:table-cell>
          <table:table-cell table:style-name="ce137" table:formula="of:=IF(MAX(0;([.L44]-[.M44]));MAX(0;([.L44]-[.M44]));&quot; &quot;)" office:value-type="string" office:string-value=" " calcext:value-type="string">
            <text:p><text:s/></text:p>
          </table:table-cell>
          <table:table-cell table:style-name="ce70" office:value-type="string" calcext:value-type="string">
            <text:p>QTY250 Digikey</text:p>
          </table:table-cell>
          <table:table-cell table:style-name="ce13" office:value-type="float" office:value="813" calcext:value-type="float">
            <text:p>813</text:p>
          </table:table-cell>
          <table:table-cell table:style-name="ce13" table:number-columns-repeated="1007"/>
        </table:table-row>
        <table:table-row table:style-name="ro3">
          <table:table-cell table:style-name="ce14" office:value-type="string" calcext:value-type="string">
            <text:p>Too tall for P&amp;P</text:p>
          </table:table-cell>
          <table:table-cell table:style-name="ce14" office:value-type="string" calcext:value-type="string">
            <text:p>Buck Inductor (new)</text:p>
          </table:table-cell>
          <table:table-cell table:style-name="ce21" office:value-type="string" calcext:value-type="string">
            <text:p>Digikey</text:p>
          </table:table-cell>
          <table:table-cell table:style-name="ce21" office:value-type="string" calcext:value-type="string">
            <text:p>445-175359-1-ND</text:p>
          </table:table-cell>
          <table:table-cell table:style-name="ce21" office:value-type="string" calcext:value-type="string">
            <text:p>15 uH</text:p>
          </table:table-cell>
          <table:table-cell table:style-name="ce14"/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" calcext:value-type="float">
            <text:p>1</text:p>
          </table:table-cell>
          <table:table-cell table:style-name="ce49" office:value-type="currency" office:currency="USD" office:value="0.686" calcext:value-type="currency">
            <text:p>$0.69</text:p>
          </table:table-cell>
          <table:table-cell table:style-name="ce49" table:formula="of:=[.I45]*[.H45]" office:value-type="currency" office:currency="USD" office:value="0.686" calcext:value-type="currency">
            <text:p>$0.69</text:p>
          </table:table-cell>
          <table:table-cell table:style-name="ce49" table:formula="of:=[.J45]*[.K$1]" office:value-type="currency" office:currency="USD" office:value="171.5" calcext:value-type="currency">
            <text:p>$171.50</text:p>
          </table:table-cell>
          <table:table-cell table:style-name="ce14" table:formula="of:=[.H45]*[.$K$1]-50" office:value-type="float" office:value="200" calcext:value-type="float">
            <text:p>200</text:p>
          </table:table-cell>
          <table:table-cell table:style-name="ce14" office:value-type="float" office:value="252" calcext:value-type="float">
            <text:p>252</text:p>
          </table:table-cell>
          <table:table-cell table:style-name="ce85" table:formula="of:=[.M45]*[.I45]" office:value-type="float" office:value="172.872" calcext:value-type="float">
            <text:p>172.87</text:p>
          </table:table-cell>
          <table:table-cell table:formula="of:=IF(MAX(0;([.L45]-[.M45]));MAX(0;([.L45]-[.M45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70"/>
          <table:table-cell table:style-name="ce70" office:value-type="float" office:value="75000" calcext:value-type="float">
            <text:p>750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70" office:value-type="string" calcext:value-type="string">
            <text:p>Too tall for P&amp;P</text:p>
          </table:table-cell>
          <table:table-cell table:style-name="ce70" office:value-type="string" calcext:value-type="string">
            <text:p>Capacitor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493-3958-2-ND</text:p>
          </table:table-cell>
          <table:table-cell table:style-name="ce92" office:value-type="string" calcext:value-type="string">
            <text:p>220u</text:p>
          </table:table-cell>
          <table:table-cell table:style-name="ce70"/>
          <table:table-cell table:style-name="ce70" office:value-type="float" office:value="16" calcext:value-type="float">
            <text:p>16</text:p>
          </table:table-cell>
          <table:table-cell table:style-name="ce70" office:value-type="float" office:value="3" calcext:value-type="float">
            <text:p>3</text:p>
          </table:table-cell>
          <table:table-cell table:style-name="ce142" office:value-type="currency" office:currency="USD" office:value="0.46824" calcext:value-type="currency">
            <text:p>$0.47</text:p>
          </table:table-cell>
          <table:table-cell table:style-name="ce142" table:formula="of:=[.I46]*[.H46]" office:value-type="currency" office:currency="USD" office:value="1.40472" calcext:value-type="currency">
            <text:p>$1.40</text:p>
          </table:table-cell>
          <table:table-cell table:style-name="ce142" table:formula="of:=[.J46]*[.K$1]" office:value-type="currency" office:currency="USD" office:value="351.18" calcext:value-type="currency">
            <text:p>$351.18</text:p>
          </table:table-cell>
          <table:table-cell table:style-name="ce70" table:formula="of:=[.H46]*[.$K$1]" office:value-type="float" office:value="750" calcext:value-type="float">
            <text:p>750</text:p>
          </table:table-cell>
          <table:table-cell table:style-name="ce70" office:value-type="float" office:value="1000" calcext:value-type="float">
            <text:p>1000</text:p>
          </table:table-cell>
          <table:table-cell table:style-name="ce162" table:formula="of:=[.M46]*[.I46]" office:value-type="float" office:value="468.24" calcext:value-type="float">
            <text:p>468.24</text:p>
          </table:table-cell>
          <table:table-cell table:formula="of:=IF(MAX(0;([.L46]-[.M46]));MAX(0;([.L46]-[.M46]));&quot; &quot;)" office:value-type="string" office:string-value=" " calcext:value-type="string">
            <text:p><text:s/></text:p>
          </table:table-cell>
          <table:table-cell table:style-name="ce70"/>
          <table:table-cell office:value-type="float" office:value="0" calcext:value-type="float">
            <text:p>0</text:p>
          </table:table-cell>
          <table:table-cell table:style-name="ce7"/>
          <table:table-cell table:style-name="ce70" office:value-type="float" office:value="0" calcext:value-type="float">
            <text:p>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71" office:value-type="string" calcext:value-type="string">
            <text:p>Too tall for P&amp;P</text:p>
          </table:table-cell>
          <table:table-cell table:style-name="ce71" office:value-type="string" calcext:value-type="string">
            <text:p>Triac (new)</text:p>
          </table:table-cell>
          <table:table-cell table:style-name="ce22" office:value-type="string" calcext:value-type="string">
            <text:p>Digikey</text:p>
          </table:table-cell>
          <table:table-cell table:style-name="ce71" office:value-type="string" calcext:value-type="string">
            <text:p>BTA316B-600C,118</text:p>
          </table:table-cell>
          <table:table-cell table:style-name="ce22"/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69" office:value-type="currency" office:currency="USD" office:value="0.89" calcext:value-type="currency">
            <text:p>$0.89</text:p>
          </table:table-cell>
          <table:table-cell table:style-name="ce69" table:formula="of:=[.I47]*[.H47]" office:value-type="currency" office:currency="USD" office:value="0.89" calcext:value-type="currency">
            <text:p>$0.89</text:p>
          </table:table-cell>
          <table:table-cell table:style-name="ce69" table:formula="of:=[.J47]*[.K$1]" office:value-type="currency" office:currency="USD" office:value="222.5" calcext:value-type="currency">
            <text:p>$222.50</text:p>
          </table:table-cell>
          <table:table-cell table:style-name="ce71" table:formula="of:=[.H47]*[.$K$1]-50" office:value-type="float" office:value="200" calcext:value-type="float">
            <text:p>200</text:p>
          </table:table-cell>
          <table:table-cell table:style-name="ce71" office:value-type="float" office:value="250" calcext:value-type="float">
            <text:p>250</text:p>
          </table:table-cell>
          <table:table-cell table:style-name="ce162" table:formula="of:=[.M47]*[.I47]" office:value-type="float" office:value="222.5" calcext:value-type="float">
            <text:p>222.50</text:p>
          </table:table-cell>
          <table:table-cell table:formula="of:=IF(MAX(0;([.L47]-[.M47]));MAX(0;([.L47]-[.M47]));&quot; &quot;)" office:value-type="string" office:string-value=" " calcext:value-type="string">
            <text:p><text:s/></text:p>
          </table:table-cell>
          <table:table-cell table:style-name="ce71" table:number-columns-repeated="2"/>
          <table:table-cell table:style-name="ce99"/>
          <table:table-cell table:style-name="ce71" office:value-type="float" office:value="1854" calcext:value-type="float">
            <text:p>1854</text:p>
          </table:table-cell>
          <table:table-cell table:style-name="ce71" table:number-columns-repeated="44"/>
          <table:table-cell table:style-name="ce165" table:number-columns-repeated="961"/>
        </table:table-row>
        <table:table-row table:style-name="ro7">
          <table:table-cell table:style-name="ce70" office:value-type="string" calcext:value-type="string">
            <text:p>Too tall for P&amp;P</text:p>
          </table:table-cell>
          <table:table-cell table:style-name="ce70" office:value-type="string" calcext:value-type="string">
            <text:p>Triac Driver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office:annotation draw:style-name="gr4" draw:text-style-name="P2" svg:width="1.1413in" svg:height="1.1677in" svg:x="5.8831in" svg:y="12.3744in" draw:caption-point-x="-0.2402in" draw:caption-point-y="0.5945in">
              <dc:date>2021-12-23T00:00:00</dc:date>
              <text:p text:style-name="P1"><text:span text:style-name="T1">'S' is surface mount</text:span></text:p>
              <text:p text:style-name="P1"><text:span text:style-name="T1">'TA' &amp; 'TA1' are shipping packaging (e.g. tape and reel, etc)</text:span></text:p>
            </office:annotation>
            <text:p>MOC302<text:span text:style-name="T5">3S</text:span></text:p>
            <text:p>MOC302<text:span text:style-name="T5">3S</text:span>-TA</text:p>
            <text:p>MOC302<text:span text:style-name="T5">3S</text:span>-TA1</text:p>
          </table:table-cell>
          <table:table-cell table:style-name="ce92"/>
          <table:table-cell table:style-name="ce70"/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0.2644" calcext:value-type="currency">
            <text:p>$0.26</text:p>
          </table:table-cell>
          <table:table-cell table:style-name="ce142" table:formula="of:=[.I48]*[.H48]" office:value-type="currency" office:currency="USD" office:value="0.2644" calcext:value-type="currency">
            <text:p>$0.26</text:p>
          </table:table-cell>
          <table:table-cell table:style-name="ce142" table:formula="of:=[.J48]*[.K$1]" office:value-type="currency" office:currency="USD" office:value="66.1" calcext:value-type="currency">
            <text:p>$66.10</text:p>
          </table:table-cell>
          <table:table-cell table:style-name="ce70" table:formula="of:=[.H48]*[.$K$1]" office:value-type="float" office:value="250" calcext:value-type="float">
            <text:p>250</text:p>
          </table:table-cell>
          <table:table-cell table:style-name="ce70" office:value-type="float" office:value="425" calcext:value-type="float">
            <text:p>425</text:p>
          </table:table-cell>
          <table:table-cell table:style-name="ce162" table:formula="of:=[.M48]*[.I48]" office:value-type="float" office:value="112.37" calcext:value-type="float">
            <text:p>112.37</text:p>
          </table:table-cell>
          <table:table-cell table:formula="of:=IF(MAX(0;([.L48]-[.M48]));MAX(0;([.L48]-[.M48]));&quot; &quot;)" office:value-type="string" office:string-value=" " calcext:value-type="string">
            <text:p><text:s/></text:p>
          </table:table-cell>
          <table:table-cell table:style-name="ce71"/>
          <table:table-cell office:value-type="float" office:value="1000" calcext:value-type="float">
            <text:p>1000</text:p>
          </table:table-cell>
          <table:table-cell table:style-name="ce39"/>
          <table:table-cell table:style-name="ce70" office:value-type="float" office:value="85000" calcext:value-type="float">
            <text:p>850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70" office:value-type="string" calcext:value-type="string">
            <text:p>Back of PCB</text:p>
          </table:table-cell>
          <table:table-cell table:style-name="ce70" office:value-type="string" calcext:value-type="string">
            <text:p>Conn-Temp Sensor</text:p>
          </table:table-cell>
          <table:table-cell table:style-name="ce92" office:value-type="string" calcext:value-type="string">
            <text:p>Mouser</text:p>
          </table:table-cell>
          <table:table-cell table:style-name="ce70" office:value-type="string" calcext:value-type="string">
            <text:p>WM26831CT-ND</text:p>
          </table:table-cell>
          <table:table-cell table:style-name="ce92"/>
          <table:table-cell table:style-name="ce70"/>
          <table:table-cell table:style-name="ce70" office:value-type="string" calcext:value-type="string">
            <text:p>-</text:p>
          </table:table-cell>
          <table:table-cell table:style-name="ce70" office:value-type="float" office:value="3" calcext:value-type="float">
            <text:p>3</text:p>
          </table:table-cell>
          <table:table-cell table:style-name="ce142" office:value-type="currency" office:currency="USD" office:value="0.517" calcext:value-type="currency">
            <text:p>$0.52</text:p>
          </table:table-cell>
          <table:table-cell table:style-name="ce142" table:formula="of:=[.I49]*[.H49]" office:value-type="currency" office:currency="USD" office:value="1.551" calcext:value-type="currency">
            <text:p>$1.55</text:p>
          </table:table-cell>
          <table:table-cell table:style-name="ce142" table:formula="of:=[.J49]*[.K$1]" office:value-type="currency" office:currency="USD" office:value="387.75" calcext:value-type="currency">
            <text:p>$387.75</text:p>
          </table:table-cell>
          <table:table-cell table:style-name="ce70" table:formula="of:=[.H49]*[.$K$1]" office:value-type="float" office:value="750" calcext:value-type="float">
            <text:p>750</text:p>
          </table:table-cell>
          <table:table-cell table:style-name="ce70" office:value-type="float" office:value="900" calcext:value-type="float">
            <text:p>900</text:p>
          </table:table-cell>
          <table:table-cell table:style-name="ce162" table:formula="of:=[.M49]*[.I49]" office:value-type="float" office:value="465.3" calcext:value-type="float">
            <text:p>465.30</text:p>
          </table:table-cell>
          <table:table-cell table:formula="of:=IF(MAX(0;([.L49]-[.M49]));MAX(0;([.L49]-[.M49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office:annotation draw:style-name="gr2" draw:text-style-name="P2" svg:width="1.1413in" svg:height="0.7083in" svg:x="13.1126in" svg:y="12.8705in" draw:caption-point-x="-0.2402in" draw:caption-point-y="0.5945in">
              <dc:date>2021-11-11T00:00:00</dc:date>
              <text:p text:style-name="P1"><text:span text:style-name="T1">arrow has 9443</text:span></text:p>
            </office:annotation>
            <text:p>0</text:p>
          </table:table-cell>
          <table:table-cell table:style-name="Default"/>
          <table:table-cell table:style-name="ce70" office:value-type="float" office:value="3" calcext:value-type="float">
            <text:p>3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70" office:value-type="string" calcext:value-type="string">
            <text:p>Too tall for P&amp;P</text:p>
          </table:table-cell>
          <table:table-cell table:style-name="ce70" office:value-type="string" calcext:value-type="string">
            <text:p>Slide Switch (DIP)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DS04-254-2-02BK-SMT</text:p>
          </table:table-cell>
          <table:table-cell table:style-name="ce92"/>
          <table:table-cell table:style-name="ce70"/>
          <table:table-cell table:style-name="ce70" office:value-type="string" calcext:value-type="string">
            <text:p>-</text:p>
          </table:table-cell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0.415" calcext:value-type="currency">
            <text:p>$0.42</text:p>
          </table:table-cell>
          <table:table-cell table:style-name="ce142" table:formula="of:=[.I50]*[.H50]" office:value-type="currency" office:currency="USD" office:value="0.415" calcext:value-type="currency">
            <text:p>$0.42</text:p>
          </table:table-cell>
          <table:table-cell table:style-name="ce142" table:formula="of:=[.J50]*[.K$1]" office:value-type="currency" office:currency="USD" office:value="103.75" calcext:value-type="currency">
            <text:p>$103.75</text:p>
          </table:table-cell>
          <table:table-cell table:style-name="ce70" table:formula="of:=[.H50]*[.$K$1]" office:value-type="float" office:value="250" calcext:value-type="float">
            <text:p>250</text:p>
          </table:table-cell>
          <table:table-cell table:style-name="ce70" office:value-type="float" office:value="271" calcext:value-type="float">
            <text:p>271</text:p>
          </table:table-cell>
          <table:table-cell table:style-name="ce162" table:formula="of:=[.M50]*[.I50]" office:value-type="float" office:value="112.465" calcext:value-type="float">
            <text:p>112.47</text:p>
          </table:table-cell>
          <table:table-cell table:formula="of:=IF(MAX(0;([.L50]-[.M50]));MAX(0;([.L50]-[.M5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06" calcext:value-type="float">
            <text:p>1006</text:p>
          </table:table-cell>
          <table:table-cell table:style-name="Default"/>
          <table:table-cell table:style-name="ce70" office:value-type="float" office:value="8700" calcext:value-type="float">
            <text:p>87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70" office:value-type="string" calcext:value-type="string">
            <text:p>Too tall for P&amp;P</text:p>
          </table:table-cell>
          <table:table-cell table:style-name="ce70" office:value-type="string" calcext:value-type="string">
            <text:p>BMS Isolation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7490100111A</text:p>
          </table:table-cell>
          <table:table-cell table:style-name="ce92" office:value-type="string" calcext:value-type="string">
            <text:p>Trans</text:p>
          </table:table-cell>
          <table:table-cell table:style-name="ce70"/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3" calcext:value-type="float">
            <text:p>3</text:p>
          </table:table-cell>
          <table:table-cell table:style-name="ce142" office:value-type="currency" office:currency="USD" office:value="2.78" calcext:value-type="currency">
            <text:p>$2.78</text:p>
          </table:table-cell>
          <table:table-cell table:style-name="ce142" table:formula="of:=[.I51]*[.H51]" office:value-type="currency" office:currency="USD" office:value="8.34" calcext:value-type="currency">
            <text:p>$8.34</text:p>
          </table:table-cell>
          <table:table-cell table:style-name="ce142" table:formula="of:=[.J51]*[.K$1]" office:value-type="currency" office:currency="USD" office:value="2085" calcext:value-type="currency">
            <text:p>$2,085.00</text:p>
          </table:table-cell>
          <table:table-cell table:style-name="ce70" table:formula="of:=[.H51]*[.$K$1]" office:value-type="float" office:value="750" calcext:value-type="float">
            <text:p>750</text:p>
          </table:table-cell>
          <table:table-cell table:style-name="ce70" office:value-type="float" office:value="773" calcext:value-type="float">
            <text:p>773</text:p>
          </table:table-cell>
          <table:table-cell table:style-name="ce162" table:formula="of:=[.M51]*[.I51]" office:value-type="float" office:value="2148.94" calcext:value-type="float">
            <text:p>2148.94</text:p>
          </table:table-cell>
          <table:table-cell table:formula="of:=IF(MAX(0;([.L51]-[.M51]));MAX(0;([.L51]-[.M51]));&quot; &quot;)" office:value-type="string" office:string-value=" " calcext:value-type="string">
            <text:p><text:s/></text:p>
          </table:table-cell>
          <table:table-cell table:style-name="ce71"/>
          <table:table-cell office:value-type="float" office:value="0" calcext:value-type="float">
            <text:p>0</text:p>
          </table:table-cell>
          <table:table-cell table:style-name="Default"/>
          <table:table-cell table:style-name="ce70" office:value-type="float" office:value="9400" calcext:value-type="float">
            <text:p>9400</text:p>
          </table:table-cell>
          <table:table-cell table:style-name="ce70" table:number-columns-repeated="44"/>
          <table:table-cell table:number-columns-repeated="961"/>
        </table:table-row>
        <table:table-row table:style-name="ro9">
          <table:table-cell table:style-name="ce70" office:value-type="string" calcext:value-type="string">
            <text:p>Too tall for P&amp;P</text:p>
          </table:table-cell>
          <table:table-cell table:style-name="ce70" office:value-type="string" calcext:value-type="string">
            <text:p>ConnE isolation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H11D1SR2VM</text:p>
            <text:p><text:span text:style-name="T4">H11D1SR2M</text:span></text:p>
            <text:p><text:span text:style-name="T6">H11D2SR2VM</text:span></text:p>
            <text:p><text:span text:style-name="T4">H11D1-X009T</text:span></text:p>
            <text:p><text:span text:style-name="T4">H11D1-X007T</text:span></text:p>
            <text:p><text:span text:style-name="T4">PC851XNNIP1H</text:span></text:p>
            <text:p><text:span text:style-name="T4">MOC8204SM</text:span></text:p>
          </table:table-cell>
          <table:table-cell table:style-name="ce70" table:number-columns-repeated="2"/>
          <table:table-cell table:style-name="ce70" office:value-type="float" office:value="16" calcext:value-type="float">
            <text:p>16</text:p>
          </table:table-cell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0.5863" calcext:value-type="currency">
            <text:p>$0.59</text:p>
          </table:table-cell>
          <table:table-cell table:style-name="ce142" table:formula="of:=[.I52]*[.H52]" office:value-type="currency" office:currency="USD" office:value="0.5863" calcext:value-type="currency">
            <text:p>$0.59</text:p>
          </table:table-cell>
          <table:table-cell table:style-name="ce142" table:formula="of:=[.J52]*[.K$1]" office:value-type="currency" office:currency="USD" office:value="146.575" calcext:value-type="currency">
            <text:p>$146.58</text:p>
          </table:table-cell>
          <table:table-cell table:style-name="ce70" table:formula="of:=[.H52]*[.$K$1]" office:value-type="float" office:value="250" calcext:value-type="float">
            <text:p>250</text:p>
          </table:table-cell>
          <table:table-cell table:style-name="ce70" office:value-type="float" office:value="290" calcext:value-type="float">
            <text:p>290</text:p>
          </table:table-cell>
          <table:table-cell table:style-name="ce162" table:formula="of:=[.M52]*[.I52]" office:value-type="float" office:value="170.027" calcext:value-type="float">
            <text:p>170.03</text:p>
          </table:table-cell>
          <table:table-cell table:formula="of:=IF(MAX(0;([.L52]-[.M52]));MAX(0;([.L52]-[.M52]));&quot; &quot;)" office:value-type="string" office:string-value=" " calcext:value-type="string">
            <text:p><text:s/></text:p>
          </table:table-cell>
          <table:table-cell table:style-name="ce71"/>
          <table:table-cell office:value-type="float" office:value="1329" calcext:value-type="float">
            <text:p>1329</text:p>
          </table:table-cell>
          <table:table-cell table:style-name="ce39"/>
          <table:table-cell table:style-name="ce70" office:value-type="float" office:value="4500" calcext:value-type="float">
            <text:p>45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70" office:value-type="string" calcext:value-type="string">
            <text:p>Too tall for P&amp;P</text:p>
          </table:table-cell>
          <table:table-cell table:style-name="ce70" office:value-type="string" calcext:value-type="string">
            <text:p>Triac Heatsink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DV-T263-301E-TR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1.8" calcext:value-type="currency">
            <text:p>$1.80</text:p>
          </table:table-cell>
          <table:table-cell table:style-name="ce142" table:formula="of:=[.I53]*[.H53]" office:value-type="currency" office:currency="USD" office:value="1.8" calcext:value-type="currency">
            <text:p>$1.80</text:p>
          </table:table-cell>
          <table:table-cell table:style-name="ce142" table:formula="of:=[.J53]*[.K$1]" office:value-type="currency" office:currency="USD" office:value="450" calcext:value-type="currency">
            <text:p>$450.00</text:p>
          </table:table-cell>
          <table:table-cell table:style-name="ce30" table:formula="of:=[.H53]*[.$K$1]-47" office:value-type="float" office:value="203" calcext:value-type="float">
            <text:p>203</text:p>
          </table:table-cell>
          <table:table-cell table:style-name="ce70" office:value-type="float" office:value="210" calcext:value-type="float">
            <text:p>210</text:p>
          </table:table-cell>
          <table:table-cell table:style-name="ce162" table:formula="of:=[.M53]*[.I53]" office:value-type="float" office:value="378" calcext:value-type="float">
            <text:p>378.00</text:p>
          </table:table-cell>
          <table:table-cell table:formula="of:=IF(MAX(0;([.L53]-[.M53]));MAX(0;([.L53]-[.M53]));&quot; &quot;)" office:value-type="string" office:string-value=" " calcext:value-type="string">
            <text:p><text:s/></text:p>
          </table:table-cell>
          <table:table-cell table:style-name="ce71"/>
          <table:table-cell/>
          <table:table-cell table:style-name="ce39"/>
          <table:table-cell table:style-name="ce70" office:value-type="float" office:value="160" calcext:value-type="float">
            <text:p>160</text:p>
          </table:table-cell>
          <table:table-cell table:style-name="ce70" table:number-columns-repeated="44"/>
          <table:table-cell table:number-columns-repeated="961"/>
        </table:table-row>
        <table:table-row table:style-name="ro5">
          <table:table-cell table:style-name="ce70" office:value-type="string" calcext:value-type="string">
            <text:p>Too tall for P&amp;P</text:p>
          </table:table-cell>
          <table:table-cell table:style-name="ce70" office:value-type="string" calcext:value-type="string">
            <text:p>optoIsolator</text:p>
          </table:table-cell>
          <table:table-cell table:style-name="ce92" office:value-type="string" calcext:value-type="string">
            <text:p>Digikey</text:p>
            <text:p>Newark</text:p>
          </table:table-cell>
          <table:table-cell table:style-name="ce70" office:value-type="string" calcext:value-type="string">
            <text:p>SFH620A-2X007T</text:p>
          </table:table-cell>
          <table:table-cell table:style-name="ce92"/>
          <table:table-cell table:style-name="ce70"/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2" calcext:value-type="float">
            <text:p>2</text:p>
          </table:table-cell>
          <table:table-cell table:style-name="ce142" office:value-type="currency" office:currency="USD" office:value="0.657" calcext:value-type="currency">
            <text:p>$0.66</text:p>
          </table:table-cell>
          <table:table-cell table:style-name="ce142" table:formula="of:=[.I54]*[.H54]" office:value-type="currency" office:currency="USD" office:value="1.314" calcext:value-type="currency">
            <text:p>$1.31</text:p>
          </table:table-cell>
          <table:table-cell table:style-name="ce142" table:formula="of:=[.J54]*[.K$1]" office:value-type="currency" office:currency="USD" office:value="328.5" calcext:value-type="currency">
            <text:p>$328.50</text:p>
          </table:table-cell>
          <table:table-cell table:style-name="ce70" table:formula="of:=[.H54]*[.$K$1]" office:value-type="float" office:value="500" calcext:value-type="float">
            <text:p>500</text:p>
          </table:table-cell>
          <table:table-cell table:style-name="ce70" office:value-type="float" office:value="506" calcext:value-type="float">
            <text:p>506</text:p>
          </table:table-cell>
          <table:table-cell table:style-name="ce162" table:formula="of:=[.M54]*[.I54]" office:value-type="float" office:value="332.442" calcext:value-type="float">
            <text:p>332.44</text:p>
          </table:table-cell>
          <table:table-cell table:formula="of:=IF(MAX(0;([.L54]-[.M54]));MAX(0;([.L54]-[.M54]));&quot; &quot;)" office:value-type="string" office:string-value=" " calcext:value-type="string">
            <text:p><text:s/></text:p>
          </table:table-cell>
          <table:table-cell table:style-name="ce71"/>
          <table:table-cell office:value-type="float" office:value="0" calcext:value-type="float">
            <text:p>0</text:p>
          </table:table-cell>
          <table:table-cell table:style-name="ce39"/>
          <table:table-cell table:style-name="ce70" office:value-type="float" office:value="1800" calcext:value-type="float">
            <text:p>18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7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44:.J54])+[.J41]" office:value-type="currency" office:currency="USD" office:value="148.81984" calcext:value-type="currency">
            <text:p>$148.82</text:p>
          </table:table-cell>
          <table:table-cell table:style-name="ce64" table:formula="of:=SUM([.K44:.K54])+[.K41]" office:value-type="currency" office:currency="USD" office:value="37204.96" calcext:value-type="currency">
            <text:p>$37,204.96</text:p>
          </table:table-cell>
          <table:table-cell table:style-name="ce3" table:number-columns-repeated="2"/>
          <table:table-cell table:style-name="ce80" table:formula="of:=SUM([.N44:.N54])+[.N41]" office:value-type="float" office:value="32777.2693" calcext:value-type="float">
            <text:p>32777.27</text:p>
          </table:table-cell>
          <table:table-cell/>
          <table:table-cell table:style-name="ce64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" office:value-type="string" calcext:value-type="string">
            <text:p>Post-SMT Solder</text:p>
          </table:table-cell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27" office:value-type="string" calcext:value-type="string">
            <text:p>Thru Hole</text:p>
          </table:table-cell>
          <table:table-cell table:style-name="ce13" office:value-type="string" calcext:value-type="string">
            <text:p>HVDC→DC</text:p>
          </table:table-cell>
          <table:table-cell table:style-name="ce13" office:value-type="string" calcext:value-type="string">
            <text:p>OnlineComponents</text:p>
          </table:table-cell>
          <table:table-cell table:style-name="ce60" office:value-type="string" calcext:value-type="string">
            <text:p>EPM1210SJ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office:value-type="string" calcext:value-type="string">
            <text:p>hand</text:p>
          </table:table-cell>
          <table:table-cell table:style-name="ce13" office:value-type="float" office:value="0" calcext:value-type="float">
            <text:p>0</text:p>
          </table:table-cell>
          <table:table-cell office:value-type="currency" office:currency="USD" office:value="5.92" calcext:value-type="currency">
            <text:p>$5.92</text:p>
          </table:table-cell>
          <table:table-cell table:formula="of:=[.I59]*[.H59]" office:value-type="currency" office:currency="USD" office:value="0" calcext:value-type="currency">
            <text:p>$0.00</text:p>
          </table:table-cell>
          <table:table-cell table:formula="of:=[.J59]*[.K$1]" office:value-type="currency" office:currency="USD" office:value="0" calcext:value-type="currency">
            <text:p>$0.00</text:p>
          </table:table-cell>
          <table:table-cell table:style-name="ce13" table:formula="of:=[.H59]*[.$K$1]" office:value-type="float" office:value="0" calcext:value-type="float">
            <text:p>0</text:p>
          </table:table-cell>
          <table:table-cell table:style-name="ce13" office:value-type="float" office:value="47" calcext:value-type="float">
            <text:p>47</text:p>
          </table:table-cell>
          <table:table-cell table:style-name="ce130" table:formula="of:=[.M59]*[.I59]" office:value-type="float" office:value="278.24" calcext:value-type="float">
            <text:p>278.24</text:p>
          </table:table-cell>
          <table:table-cell table:style-name="ce137" table:formula="of:=IF(MAX(0;([.L59]-[.M59]));MAX(0;([.L59]-[.M59]));&quot; &quot;)" office:value-type="string" office:string-value=" " calcext:value-type="string">
            <text:p><text:s/></text:p>
          </table:table-cell>
          <table:table-cell table:style-name="ce137"/>
          <table:table-cell table:style-name="ce13" office:value-type="float" office:value="0" calcext:value-type="float">
            <text:p>0</text:p>
          </table:table-cell>
          <table:table-cell table:style-name="ce149"/>
          <table:table-cell table:style-name="ce13" office:value-type="float" office:value="0" calcext:value-type="float">
            <text:p>0</text:p>
          </table:table-cell>
          <table:table-cell table:style-name="ce13" table:number-columns-repeated="1005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70" office:value-type="string" calcext:value-type="string">
            <text:p>HVDC→DC</text:p>
          </table:table-cell>
          <table:table-cell table:style-name="ce70" office:value-type="string" calcext:value-type="string">
            <text:p>OnlineComponents</text:p>
          </table:table-cell>
          <table:table-cell table:style-name="ce61" office:value-type="string" calcext:value-type="string">
            <text:p>EPM1510SJ</text:p>
          </table:table-cell>
          <table:table-cell table:style-name="ce70" table:number-columns-repeated="2"/>
          <table:table-cell table:style-name="ce70" office:value-type="string" calcext:value-type="string">
            <text:p>hand</text:p>
          </table:table-cell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5.92" calcext:value-type="currency">
            <text:p>$5.92</text:p>
          </table:table-cell>
          <table:table-cell table:style-name="ce142" table:formula="of:=[.I60]*[.H60]" office:value-type="currency" office:currency="USD" office:value="5.92" calcext:value-type="currency">
            <text:p>$5.92</text:p>
          </table:table-cell>
          <table:table-cell table:style-name="ce142" table:formula="of:=[.J60]*[.K$1]" office:value-type="currency" office:currency="USD" office:value="1480" calcext:value-type="currency">
            <text:p>$1,480.00</text:p>
          </table:table-cell>
          <table:table-cell table:style-name="ce95" table:formula="of:=[.H60]*[.$K$1]-[.M59]" office:value-type="float" office:value="203" calcext:value-type="float">
            <text:p>203</text:p>
          </table:table-cell>
          <table:table-cell table:style-name="ce70" office:value-type="float" office:value="312" calcext:value-type="float">
            <text:p>312</text:p>
          </table:table-cell>
          <table:table-cell table:style-name="ce162" table:formula="of:=[.M60]*[.I60]" office:value-type="float" office:value="1847.04" calcext:value-type="float">
            <text:p>1847.04</text:p>
          </table:table-cell>
          <table:table-cell table:formula="of:=IF(MAX(0;([.L60]-[.M60]));MAX(0;([.L60]-[.M60]));&quot; &quot;)" office:value-type="string" office:string-value=" " calcext:value-type="string">
            <text:p><text:s/></text:p>
          </table:table-cell>
          <table:table-cell table:style-name="ce39"/>
          <table:table-cell/>
          <table:table-cell table:style-name="Default"/>
          <table:table-cell table:style-name="ce70" office:value-type="float" office:value="0" calcext:value-type="float">
            <text:p>0</text:p>
          </table:table-cell>
          <table:table-cell table:style-name="ce70" table:number-columns-repeated="1005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70" office:value-type="string" calcext:value-type="string">
            <text:p>BCM Connector</text:p>
          </table:table-cell>
          <table:table-cell table:style-name="ce92" office:value-type="string" calcext:value-type="string">
            <text:p>Mouser</text:p>
            <text:p>Avnet</text:p>
          </table:table-cell>
          <table:table-cell table:style-name="ce70" office:value-type="string" calcext:value-type="string">
            <text:p>174917-6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10.62" calcext:value-type="currency">
            <text:p>$10.62</text:p>
          </table:table-cell>
          <table:table-cell table:style-name="ce142" table:formula="of:=[.I61]*[.H61]" office:value-type="currency" office:currency="USD" office:value="10.62" calcext:value-type="currency">
            <text:p>$10.62</text:p>
          </table:table-cell>
          <table:table-cell table:style-name="ce142" table:formula="of:=[.J61]*[.K$1]" office:value-type="currency" office:currency="USD" office:value="2655" calcext:value-type="currency">
            <text:p>$2,655.00</text:p>
          </table:table-cell>
          <table:table-cell table:style-name="ce70" table:formula="of:=[.H61]*[.$K$1]" office:value-type="float" office:value="250" calcext:value-type="float">
            <text:p>250</text:p>
          </table:table-cell>
          <table:table-cell table:style-name="ce70" office:value-type="float" office:value="261" calcext:value-type="float">
            <text:p>261</text:p>
          </table:table-cell>
          <table:table-cell table:style-name="ce162" table:formula="of:=[.M61]*[.I61]" office:value-type="float" office:value="2771.82" calcext:value-type="float">
            <text:p>2771.82</text:p>
          </table:table-cell>
          <table:table-cell table:formula="of:=IF(MAX(0;([.L61]-[.M61]));MAX(0;([.L61]-[.M6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office:annotation draw:style-name="gr2" draw:text-style-name="P2" svg:width="1.1413in" svg:height="0.7083in" svg:x="13.1126in" svg:y="16.4335in" draw:caption-point-x="-0.2402in" draw:caption-point-y="0.5945in">
              <dc:date>2021-11-11T00:00:00</dc:date>
              <text:p text:style-name="P1"><text:span text:style-name="T1">Available elsewhere</text:span></text:p>
            </office:annotation>
            <text:p>0</text:p>
          </table:table-cell>
          <table:table-cell table:style-name="Default"/>
          <table:table-cell table:style-name="ce70" office:value-type="float" office:value="112" calcext:value-type="float">
            <text:p>112</text:p>
          </table:table-cell>
          <table:table-cell table:style-name="ce70" table:number-columns-repeated="44"/>
          <table:table-cell table:number-columns-repeated="961"/>
        </table:table-row>
        <table:table-row table:style-name="ro5">
          <table:table-cell table:style-name="ce39" office:value-type="string" calcext:value-type="string">
            <text:p>Thru Hole</text:p>
          </table:table-cell>
          <table:table-cell table:style-name="ce70" office:value-type="string" calcext:value-type="string">
            <text:p>Capacitor - HVDC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URY2F330MRD (existing)</text:p>
            <text:p>URY2G220MRD (22 uF)</text:p>
          </table:table-cell>
          <table:table-cell table:style-name="ce92" office:value-type="string" calcext:value-type="string">
            <text:p>33u</text:p>
            <text:p>22u</text:p>
          </table:table-cell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1.5048" calcext:value-type="currency">
            <text:p>$1.50</text:p>
          </table:table-cell>
          <table:table-cell table:style-name="ce142" table:formula="of:=[.I62]*[.H62]" office:value-type="currency" office:currency="USD" office:value="1.5048" calcext:value-type="currency">
            <text:p>$1.50</text:p>
          </table:table-cell>
          <table:table-cell table:style-name="ce142" table:formula="of:=[.J62]*[.K$1]" office:value-type="currency" office:currency="USD" office:value="376.2" calcext:value-type="currency">
            <text:p>$376.20</text:p>
          </table:table-cell>
          <table:table-cell table:style-name="ce70" table:formula="of:=[.H62]*[.$K$1]" office:value-type="float" office:value="250" calcext:value-type="float">
            <text:p>250</text:p>
          </table:table-cell>
          <table:table-cell table:style-name="ce70" office:value-type="float" office:value="250" calcext:value-type="float">
            <text:p>250</text:p>
          </table:table-cell>
          <table:table-cell table:style-name="ce162" table:formula="of:=[.M62]*[.I62]" office:value-type="float" office:value="376.2" calcext:value-type="float">
            <text:p>376.20</text:p>
          </table:table-cell>
          <table:table-cell table:formula="of:=IF(MAX(0;([.L62]-[.M62]));MAX(0;([.L62]-[.M6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" calcext:value-type="float">
            <text:p>8</text:p>
          </table:table-cell>
          <table:table-cell table:style-name="Default"/>
          <table:table-cell table:style-name="ce163" office:value-type="string" calcext:value-type="string">
            <text:p>6</text:p>
            <text:p>234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70" office:value-type="string" calcext:value-type="string">
            <text:p>Fuse Holder</text:p>
          </table:table-cell>
          <table:table-cell table:style-name="ce92" office:value-type="string" calcext:value-type="string">
            <text:p>Digikey</text:p>
          </table:table-cell>
          <table:table-cell table:style-name="ce26" office:value-type="string" calcext:value-type="string">
            <text:p>0031.8201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2" calcext:value-type="float">
            <text:p>2</text:p>
          </table:table-cell>
          <table:table-cell table:style-name="ce142" office:value-type="currency" office:currency="USD" office:value="0.608" calcext:value-type="currency">
            <text:p>$0.61</text:p>
          </table:table-cell>
          <table:table-cell table:style-name="ce142" table:formula="of:=[.I63]*[.H63]" office:value-type="currency" office:currency="USD" office:value="1.216" calcext:value-type="currency">
            <text:p>$1.22</text:p>
          </table:table-cell>
          <table:table-cell table:style-name="ce142" table:formula="of:=[.J63]*[.K$1]" office:value-type="currency" office:currency="USD" office:value="304" calcext:value-type="currency">
            <text:p>$304.00</text:p>
          </table:table-cell>
          <table:table-cell table:style-name="ce70" table:formula="of:=[.H63]*[.$K$1]" office:value-type="float" office:value="500" calcext:value-type="float">
            <text:p>500</text:p>
          </table:table-cell>
          <table:table-cell table:style-name="ce70" office:value-type="float" office:value="580" calcext:value-type="float">
            <text:p>580</text:p>
          </table:table-cell>
          <table:table-cell table:style-name="ce162" table:formula="of:=[.M63]*[.I63]" office:value-type="float" office:value="352.64" calcext:value-type="float">
            <text:p>352.64</text:p>
          </table:table-cell>
          <table:table-cell table:formula="of:=IF(MAX(0;([.L63]-[.M63]));MAX(0;([.L63]-[.M6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8196" calcext:value-type="float">
            <text:p>28196</text:p>
          </table:table-cell>
          <table:table-cell table:style-name="Default"/>
          <table:table-cell table:style-name="ce70" office:value-type="float" office:value="11500" calcext:value-type="float">
            <text:p>115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70" office:value-type="string" calcext:value-type="string">
            <text:p>Screw Terminal - HVDC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277-5792-ND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4.55" calcext:value-type="currency">
            <text:p>$4.55</text:p>
          </table:table-cell>
          <table:table-cell table:style-name="ce142" table:formula="of:=[.I64]*[.H64]" office:value-type="currency" office:currency="USD" office:value="4.55" calcext:value-type="currency">
            <text:p>$4.55</text:p>
          </table:table-cell>
          <table:table-cell table:style-name="ce142" table:formula="of:=[.J64]*[.K$1]" office:value-type="currency" office:currency="USD" office:value="1137.5" calcext:value-type="currency">
            <text:p>$1,137.50</text:p>
          </table:table-cell>
          <table:table-cell table:style-name="ce70" table:formula="of:=[.H64]*[.$K$1]" office:value-type="float" office:value="250" calcext:value-type="float">
            <text:p>250</text:p>
          </table:table-cell>
          <table:table-cell table:style-name="ce70" office:value-type="float" office:value="505" calcext:value-type="float">
            <text:p>505</text:p>
          </table:table-cell>
          <table:table-cell table:style-name="ce162" table:formula="of:=[.M64]*[.I64]" office:value-type="float" office:value="2297.75" calcext:value-type="float">
            <text:p>2297.75</text:p>
          </table:table-cell>
          <table:table-cell table:formula="of:=IF(MAX(0;([.L64]-[.M64]));MAX(0;([.L64]-[.M64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852" calcext:value-type="float">
            <text:p>1852</text:p>
          </table:table-cell>
          <table:table-cell table:style-name="Default"/>
          <table:table-cell table:style-name="ce163" office:value-type="float" office:value="1" calcext:value-type="float">
            <text:p>1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70" office:value-type="string" calcext:value-type="string">
            <text:p>Screw Terminal - Fans</text:p>
          </table:table-cell>
          <table:table-cell table:style-name="ce92" office:value-type="string" calcext:value-type="string">
            <text:p>Mouser</text:p>
          </table:table-cell>
          <table:table-cell table:style-name="ce70" office:value-type="string" calcext:value-type="string">
            <text:p>277-1725-ND</text:p>
          </table:table-cell>
          <table:table-cell table:style-name="ce92"/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2.02" calcext:value-type="currency">
            <text:p>$2.02</text:p>
          </table:table-cell>
          <table:table-cell table:style-name="ce142" table:formula="of:=[.I65]*[.H65]" office:value-type="currency" office:currency="USD" office:value="2.02" calcext:value-type="currency">
            <text:p>$2.02</text:p>
          </table:table-cell>
          <table:table-cell table:style-name="ce142" table:formula="of:=[.J65]*[.K$1]" office:value-type="currency" office:currency="USD" office:value="505" calcext:value-type="currency">
            <text:p>$505.00</text:p>
          </table:table-cell>
          <table:table-cell table:style-name="ce70" table:formula="of:=[.H65]*[.$K$1]-50" office:value-type="float" office:value="200" calcext:value-type="float">
            <text:p>200</text:p>
          </table:table-cell>
          <table:table-cell table:style-name="ce70" office:value-type="float" office:value="520" calcext:value-type="float">
            <text:p>520</text:p>
          </table:table-cell>
          <table:table-cell table:style-name="ce162" table:formula="of:=[.M65]*[.I65]" office:value-type="float" office:value="1050.4" calcext:value-type="float">
            <text:p>1050.40</text:p>
          </table:table-cell>
          <table:table-cell table:formula="of:=IF(MAX(0;([.L65]-[.M65]));MAX(0;([.L65]-[.M65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163" office:value-type="float" office:value="5000" calcext:value-type="float">
            <text:p>50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70" office:value-type="string" calcext:value-type="string">
            <text:p>0.1” 1x8</text:p>
          </table:table-cell>
          <table:table-cell table:style-name="ce92" office:value-type="string" calcext:value-type="string">
            <text:p>Arrow</text:p>
          </table:table-cell>
          <table:table-cell table:style-name="ce70" office:value-type="string" calcext:value-type="string">
            <office:annotation draw:style-name="gr2" draw:text-style-name="P2" svg:width="1.1413in" svg:height="0.7083in" svg:x="5.8831in" svg:y="17.6311in" draw:caption-point-x="-0.2402in" draw:caption-point-y="0.6039in">
              <dc:date>2021-12-23T00:00:00</dc:date>
              <text:p text:style-name="P1"><text:span text:style-name="T1">I measured 0.285" bottoming a pin into Mega</text:span></text:p>
            </office:annotation>
            <text:p>WM24407-ND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8" calcext:value-type="float">
            <text:p>8</text:p>
          </table:table-cell>
          <table:table-cell table:style-name="ce142" office:value-type="currency" office:currency="USD" office:value="0.307" calcext:value-type="currency">
            <text:p>$0.31</text:p>
          </table:table-cell>
          <table:table-cell table:style-name="ce142" table:formula="of:=[.I66]*[.H66]" office:value-type="currency" office:currency="USD" office:value="2.456" calcext:value-type="currency">
            <text:p>$2.46</text:p>
          </table:table-cell>
          <table:table-cell table:style-name="ce142" table:formula="of:=[.J66]*[.K$1]" office:value-type="currency" office:currency="USD" office:value="614" calcext:value-type="currency">
            <text:p>$614.00</text:p>
          </table:table-cell>
          <table:table-cell table:style-name="ce70" table:formula="of:=[.H66]*[.$K$1]" office:value-type="float" office:value="2000" calcext:value-type="float">
            <text:p>2000</text:p>
          </table:table-cell>
          <table:table-cell table:style-name="ce70" office:value-type="float" office:value="2020" calcext:value-type="float">
            <text:p>2020</text:p>
          </table:table-cell>
          <table:table-cell table:style-name="ce162" table:formula="of:=[.M66]*[.I66]" office:value-type="float" office:value="620.14" calcext:value-type="float">
            <text:p>620.14</text:p>
          </table:table-cell>
          <table:table-cell table:formula="of:=IF(MAX(0;([.L66]-[.M66]));MAX(0;([.L66]-[.M66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4" calcext:value-type="float">
            <text:p>1434</text:p>
          </table:table-cell>
          <table:table-cell table:style-name="Default"/>
          <table:table-cell table:style-name="ce70" office:value-type="float" office:value="13000" calcext:value-type="float">
            <text:p>130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70" office:value-type="string" calcext:value-type="string">
            <text:p>0.1" 2x8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S2011E-08-ND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0.869" calcext:value-type="currency">
            <text:p>$0.87</text:p>
          </table:table-cell>
          <table:table-cell table:style-name="ce142" table:formula="of:=[.I67]*[.H67]" office:value-type="currency" office:currency="USD" office:value="0.869" calcext:value-type="currency">
            <text:p>$0.87</text:p>
          </table:table-cell>
          <table:table-cell table:style-name="ce142" table:formula="of:=[.J67]*[.K$1]" office:value-type="currency" office:currency="USD" office:value="217.25" calcext:value-type="currency">
            <text:p>$217.25</text:p>
          </table:table-cell>
          <table:table-cell table:style-name="ce70" table:formula="of:=[.H67]*[.$K$1]" office:value-type="float" office:value="250" calcext:value-type="float">
            <text:p>250</text:p>
          </table:table-cell>
          <table:table-cell table:style-name="ce70" office:value-type="float" office:value="250" calcext:value-type="float">
            <text:p>250</text:p>
          </table:table-cell>
          <table:table-cell table:style-name="ce162" table:formula="of:=[.M67]*[.I67]" office:value-type="float" office:value="217.25" calcext:value-type="float">
            <text:p>217.25</text:p>
          </table:table-cell>
          <table:table-cell table:formula="of:=IF(MAX(0;([.L67]-[.M67]));MAX(0;([.L67]-[.M67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70" office:value-type="float" office:value="1500" calcext:value-type="float">
            <text:p>15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70" office:value-type="string" calcext:value-type="string">
            <text:p>20P Ribbon Header, RA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609-86130202113345E1LF-ND</text:p>
          </table:table-cell>
          <table:table-cell table:style-name="ce92" office:value-type="string" calcext:value-type="string">
            <text:p>locking</text:p>
          </table:table-cell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0.696" calcext:value-type="currency">
            <text:p>$0.70</text:p>
          </table:table-cell>
          <table:table-cell table:style-name="ce142" table:formula="of:=[.I68]*[.H68]" office:value-type="currency" office:currency="USD" office:value="0.696" calcext:value-type="currency">
            <text:p>$0.70</text:p>
          </table:table-cell>
          <table:table-cell table:style-name="ce142" table:formula="of:=[.J68]*[.K$1]" office:value-type="currency" office:currency="USD" office:value="174" calcext:value-type="currency">
            <text:p>$174.00</text:p>
          </table:table-cell>
          <table:table-cell table:style-name="ce70" table:formula="of:=[.H68]*[.$K$1]" office:value-type="float" office:value="250" calcext:value-type="float">
            <text:p>250</text:p>
          </table:table-cell>
          <table:table-cell table:style-name="ce70" office:value-type="float" office:value="250" calcext:value-type="float">
            <text:p>250</text:p>
          </table:table-cell>
          <table:table-cell table:style-name="ce162" table:formula="of:=[.M68]*[.I68]" office:value-type="float" office:value="174" calcext:value-type="float">
            <text:p>174.00</text:p>
          </table:table-cell>
          <table:table-cell table:formula="of:=IF(MAX(0;([.L68]-[.M68]));MAX(0;([.L68]-[.M6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0" calcext:value-type="float">
            <text:p>0</text:p>
          </table:table-cell>
          <table:table-cell table:style-name="Default"/>
          <table:table-cell table:style-name="ce70" office:value-type="float" office:value="277" calcext:value-type="float">
            <text:p>277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70" office:value-type="string" calcext:value-type="string">
            <text:p>20P Ribbon Header, Straight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S9172-ND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0.392" calcext:value-type="currency">
            <text:p>$0.39</text:p>
          </table:table-cell>
          <table:table-cell table:style-name="ce142" table:formula="of:=[.I69]*[.H69]" office:value-type="currency" office:currency="USD" office:value="0.392" calcext:value-type="currency">
            <text:p>$0.39</text:p>
          </table:table-cell>
          <table:table-cell table:style-name="ce142" table:formula="of:=[.J69]*[.K$1]" office:value-type="currency" office:currency="USD" office:value="98" calcext:value-type="currency">
            <text:p>$98.00</text:p>
          </table:table-cell>
          <table:table-cell table:style-name="ce70" table:formula="of:=[.H69]*[.$K$1]" office:value-type="float" office:value="250" calcext:value-type="float">
            <text:p>250</text:p>
          </table:table-cell>
          <table:table-cell table:style-name="ce70" office:value-type="float" office:value="250" calcext:value-type="float">
            <text:p>250</text:p>
          </table:table-cell>
          <table:table-cell table:style-name="ce162" table:formula="of:=[.M69]*[.I69]" office:value-type="float" office:value="98" calcext:value-type="float">
            <text:p>98.00</text:p>
          </table:table-cell>
          <table:table-cell table:formula="of:=IF(MAX(0;([.L69]-[.M69]));MAX(0;([.L69]-[.M69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70" office:value-type="float" office:value="150000" calcext:value-type="float">
            <text:p>1500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70" office:value-type="string" calcext:value-type="string">
            <text:p>14P Ribbon Header, RA</text:p>
          </table:table-cell>
          <table:table-cell table:style-name="ce92" office:value-type="string" calcext:value-type="string">
            <text:p>Digikey</text:p>
          </table:table-cell>
          <table:table-cell table:style-name="ce72" office:value-type="string" calcext:value-type="string">
            <text:p>HRL14H-ND (obsolete)</text:p>
          </table:table-cell>
          <table:table-cell table:style-name="ce92" office:value-type="string" calcext:value-type="string">
            <text:p>locking</text:p>
          </table:table-cell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2" calcext:value-type="float">
            <text:p>2</text:p>
          </table:table-cell>
          <table:table-cell table:style-name="ce142" office:value-type="currency" office:currency="USD" office:value="0.493" calcext:value-type="currency">
            <text:p>$0.49</text:p>
          </table:table-cell>
          <table:table-cell table:style-name="ce142" table:formula="of:=[.I70]*[.H70]" office:value-type="currency" office:currency="USD" office:value="0.986" calcext:value-type="currency">
            <text:p>$0.99</text:p>
          </table:table-cell>
          <table:table-cell table:style-name="ce142" table:formula="of:=[.J70]*[.K$1]" office:value-type="currency" office:currency="USD" office:value="246.5" calcext:value-type="currency">
            <text:p>$246.50</text:p>
          </table:table-cell>
          <table:table-cell table:style-name="ce70" table:formula="of:=[.H70]*[.$K$1]" office:value-type="float" office:value="500" calcext:value-type="float">
            <text:p>500</text:p>
          </table:table-cell>
          <table:table-cell table:style-name="ce70" office:value-type="float" office:value="568" calcext:value-type="float">
            <text:p>568</text:p>
          </table:table-cell>
          <table:table-cell table:style-name="ce162" table:formula="of:=[.M70]*[.I70]" office:value-type="float" office:value="280.024" calcext:value-type="float">
            <text:p>280.02</text:p>
          </table:table-cell>
          <table:table-cell table:formula="of:=IF(MAX(0;([.L70]-[.M70]));MAX(0;([.L70]-[.M70]));&quot; &quot;)" office:value-type="string" office:string-value=" " calcext:value-type="string">
            <text:p><text:s/></text:p>
          </table:table-cell>
          <table:table-cell table:style-name="ce10"/>
          <table:table-cell office:value-type="float" office:value="0" calcext:value-type="float">
            <text:p>0</text:p>
          </table:table-cell>
          <table:table-cell table:style-name="Default"/>
          <table:table-cell table:style-name="ce70" office:value-type="float" office:value="0" calcext:value-type="float">
            <text:p>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70" office:value-type="string" calcext:value-type="string">
            <text:p>LiDisplay 1x4 Header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2057-CDR-04-GR-ND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0.184" calcext:value-type="currency">
            <text:p>$0.18</text:p>
          </table:table-cell>
          <table:table-cell table:style-name="ce142" table:formula="of:=[.I71]*[.H71]" office:value-type="currency" office:currency="USD" office:value="0.184" calcext:value-type="currency">
            <text:p>$0.18</text:p>
          </table:table-cell>
          <table:table-cell table:style-name="ce142" table:formula="of:=[.J71]*[.K$1]" office:value-type="currency" office:currency="USD" office:value="46" calcext:value-type="currency">
            <text:p>$46.00</text:p>
          </table:table-cell>
          <table:table-cell table:style-name="ce70" table:formula="of:=[.H71]*[.$K$1]" office:value-type="float" office:value="250" calcext:value-type="float">
            <text:p>250</text:p>
          </table:table-cell>
          <table:table-cell table:style-name="ce70" office:value-type="float" office:value="250" calcext:value-type="float">
            <text:p>250</text:p>
          </table:table-cell>
          <table:table-cell table:style-name="ce162" table:formula="of:=[.M71]*[.I71]" office:value-type="float" office:value="46" calcext:value-type="float">
            <text:p>46.00</text:p>
          </table:table-cell>
          <table:table-cell table:formula="of:=IF(MAX(0;([.L71]-[.M71]));MAX(0;([.L71]-[.M7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694" calcext:value-type="float">
            <text:p>1694</text:p>
          </table:table-cell>
          <table:table-cell table:style-name="Default"/>
          <table:table-cell table:style-name="ce70" office:value-type="float" office:value="801" calcext:value-type="float">
            <text:p>801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70" office:value-type="string" calcext:value-type="string">
            <text:p>Cover Switch (Cherry)</text:p>
          </table:table-cell>
          <table:table-cell table:style-name="ce92" office:value-type="string" calcext:value-type="string">
            <text:p>Arrow</text:p>
          </table:table-cell>
          <table:table-cell table:style-name="ce70" office:value-type="string" calcext:value-type="string">
            <text:p>MX1A-11NW</text:p>
          </table:table-cell>
          <table:table-cell table:style-name="ce92" office:value-type="string" calcext:value-type="string">
            <text:p>Cherry Black</text:p>
          </table:table-cell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0.8" calcext:value-type="currency">
            <text:p>$0.80</text:p>
          </table:table-cell>
          <table:table-cell table:style-name="ce142" table:formula="of:=[.I72]*[.H72]" office:value-type="currency" office:currency="USD" office:value="0.8" calcext:value-type="currency">
            <text:p>$0.80</text:p>
          </table:table-cell>
          <table:table-cell table:style-name="ce142" table:formula="of:=[.J72]*[.K$1]" office:value-type="currency" office:currency="USD" office:value="200" calcext:value-type="currency">
            <text:p>$200.00</text:p>
          </table:table-cell>
          <table:table-cell table:style-name="ce70" table:formula="of:=[.H72]*[.$K$1]" office:value-type="float" office:value="250" calcext:value-type="float">
            <text:p>250</text:p>
          </table:table-cell>
          <table:table-cell table:style-name="ce70" office:value-type="float" office:value="250" calcext:value-type="float">
            <text:p>250</text:p>
          </table:table-cell>
          <table:table-cell table:style-name="ce162" table:formula="of:=[.M72]*[.I72]" office:value-type="float" office:value="200" calcext:value-type="float">
            <text:p>200.00</text:p>
          </table:table-cell>
          <table:table-cell table:formula="of:=IF(MAX(0;([.L72]-[.M72]));MAX(0;([.L72]-[.M7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88573" calcext:value-type="float">
            <text:p>88573</text:p>
          </table:table-cell>
          <table:table-cell table:style-name="Default"/>
          <table:table-cell table:style-name="ce70" office:value-type="float" office:value="170000" calcext:value-type="float">
            <text:p>1700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Thru Hole</text:p>
          </table:table-cell>
          <table:table-cell table:style-name="ce70" office:value-type="string" calcext:value-type="string">
            <text:p>Buzzer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433-1028-ND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1" calcext:value-type="float">
            <text:p>1</text:p>
          </table:table-cell>
          <table:table-cell table:style-name="ce142" table:formula="of:=0.437+0.044" office:value-type="currency" office:currency="USD" office:value="0.481" calcext:value-type="currency">
            <text:p>$0.48</text:p>
          </table:table-cell>
          <table:table-cell table:style-name="ce142" table:formula="of:=[.I73]*[.H73]" office:value-type="currency" office:currency="USD" office:value="0.481" calcext:value-type="currency">
            <text:p>$0.48</text:p>
          </table:table-cell>
          <table:table-cell table:style-name="ce142" table:formula="of:=[.J73]*[.K$1]" office:value-type="currency" office:currency="USD" office:value="120.25" calcext:value-type="currency">
            <text:p>$120.25</text:p>
          </table:table-cell>
          <table:table-cell table:style-name="ce70" table:formula="of:=[.H73]*[.$K$1]" office:value-type="float" office:value="250" calcext:value-type="float">
            <text:p>250</text:p>
          </table:table-cell>
          <table:table-cell table:style-name="ce70" office:value-type="float" office:value="260" calcext:value-type="float">
            <text:p>260</text:p>
          </table:table-cell>
          <table:table-cell table:style-name="ce162" table:formula="of:=[.M73]*[.I73]" office:value-type="float" office:value="125.06" calcext:value-type="float">
            <text:p>125.06</text:p>
          </table:table-cell>
          <table:table-cell table:formula="of:=IF(MAX(0;([.L73]-[.M73]));MAX(0;([.L73]-[.M73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849" calcext:value-type="float">
            <text:p>143849</text:p>
          </table:table-cell>
          <table:table-cell table:style-name="Default"/>
          <table:table-cell table:style-name="ce70" office:value-type="float" office:value="16600" calcext:value-type="float">
            <text:p>16600</text:p>
          </table:table-cell>
          <table:table-cell table:style-name="ce70" table:number-columns-repeated="44"/>
          <table:table-cell table:number-columns-repeated="961"/>
        </table:table-row>
        <table:table-row table:style-name="ro7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59:.J73])+[.J56]" office:value-type="currency" office:currency="USD" office:value="181.51464" calcext:value-type="currency">
            <text:p>$181.51</text:p>
          </table:table-cell>
          <table:table-cell table:style-name="ce64" table:formula="of:=SUM([.K59:.K73])+[.K56]" office:value-type="currency" office:currency="USD" office:value="45378.66" calcext:value-type="currency">
            <text:p>$45,378.66</text:p>
          </table:table-cell>
          <table:table-cell table:style-name="ce3" table:number-columns-repeated="2"/>
          <table:table-cell table:style-name="ce80" table:formula="of:=SUM([.N59:.N73])+[.N56]" office:value-type="float" office:value="43511.8333" calcext:value-type="float">
            <text:p>43511.83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" office:value-type="string" calcext:value-type="string">
            <text:p>Bolt-On</text:p>
          </table:table-cell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8">
          <table:table-cell table:style-name="ce70" office:value-type="string" calcext:value-type="string">
            <text:p>Electronics</text:p>
          </table:table-cell>
          <table:table-cell table:style-name="ce70" office:value-type="string" calcext:value-type="string">
            <text:p>Fan</text:p>
          </table:table-cell>
          <table:table-cell table:style-name="ce70" office:value-type="string" calcext:value-type="string">
            <text:p>OnlineComponents</text:p>
            <text:p>Sager</text:p>
          </table:table-cell>
          <table:table-cell table:style-name="ce70" office:value-type="string" calcext:value-type="string">
            <text:p>MF60151VX-1000U-A99 (30.4 CFM)(existing)</text:p>
            <text:p>MF60151VX-1000U-G99 (30.4 CFM)(tach)</text:p>
            <text:p>CFM-6015V-154-362 (30.4 CFM)</text:p>
            <text:p><text:span text:style-name="T7">MF60151V1-1000U-A99 (26.4 CFM)</text:span></text:p>
            <text:p><text:span text:style-name="T7">MF60151V1-1000U-G99 (26.4 CFM)</text:span></text:p>
            <text:p><text:span text:style-name="T7">EYW06015012BSS-12 (27.0 CFM)</text:span>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3" calcext:value-type="float">
            <text:p>3</text:p>
          </table:table-cell>
          <table:table-cell table:style-name="ce142" office:value-type="currency" office:currency="USD" office:value="5.44" calcext:value-type="currency">
            <text:p>$5.44</text:p>
          </table:table-cell>
          <table:table-cell table:style-name="ce142" table:formula="of:=[.I77]*[.H77]" office:value-type="currency" office:currency="USD" office:value="16.32" calcext:value-type="currency">
            <text:p>$16.32</text:p>
          </table:table-cell>
          <table:table-cell table:style-name="ce142" table:formula="of:=[.J77]*[.K$1]" office:value-type="currency" office:currency="USD" office:value="4080" calcext:value-type="currency">
            <text:p>$4,080.00</text:p>
          </table:table-cell>
          <table:table-cell table:style-name="ce70" table:formula="of:=[.H77]*[.$K$1]" office:value-type="float" office:value="750" calcext:value-type="float">
            <text:p>750</text:p>
          </table:table-cell>
          <table:table-cell table:style-name="ce70" office:value-type="float" office:value="736" calcext:value-type="float">
            <text:p>736</text:p>
          </table:table-cell>
          <table:table-cell table:style-name="ce162" table:formula="of:=[.M77]*[.I77]" office:value-type="float" office:value="4003.84" calcext:value-type="float">
            <text:p>4003.84</text:p>
          </table:table-cell>
          <table:table-cell table:formula="of:=IF(MAX(0;([.L77]-[.M77]));MAX(0;([.L77]-[.M77]));&quot; &quot;)" office:value-type="float" office:value="14" calcext:value-type="float">
            <text:p>14</text:p>
          </table:table-cell>
          <table:table-cell table:style-name="ce39"/>
          <table:table-cell office:value-type="float" office:value="6320" calcext:value-type="float">
            <text:p>6320</text:p>
          </table:table-cell>
          <table:table-cell table:style-name="Default"/>
          <table:table-cell table:style-name="ce70" office:value-type="float" office:value="903" calcext:value-type="float">
            <text:p>903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70" office:value-type="string" calcext:value-type="string">
            <text:p>Electronics</text:p>
          </table:table-cell>
          <table:table-cell table:style-name="ce70" office:value-type="string" calcext:value-type="string">
            <text:p>Battery temp sensor</text:p>
          </table:table-cell>
          <table:table-cell table:style-name="ce70" office:value-type="string" calcext:value-type="string">
            <text:p>Digikey</text:p>
          </table:table-cell>
          <table:table-cell table:style-name="ce70" office:value-type="string" calcext:value-type="string">
            <text:p>900-2138651635-ND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3" calcext:value-type="float">
            <text:p>3</text:p>
          </table:table-cell>
          <table:table-cell table:style-name="ce142" office:value-type="currency" office:currency="USD" office:value="2.517" calcext:value-type="currency">
            <text:p>$2.52</text:p>
          </table:table-cell>
          <table:table-cell table:style-name="ce142" table:formula="of:=[.I78]*[.H78]" office:value-type="currency" office:currency="USD" office:value="7.551" calcext:value-type="currency">
            <text:p>$7.55</text:p>
          </table:table-cell>
          <table:table-cell table:style-name="ce142" table:formula="of:=[.J78]*[.K$1]" office:value-type="currency" office:currency="USD" office:value="1887.75" calcext:value-type="currency">
            <text:p>$1,887.75</text:p>
          </table:table-cell>
          <table:table-cell table:style-name="ce70" table:formula="of:=[.H78]*[.$K$1]" office:value-type="float" office:value="750" calcext:value-type="float">
            <text:p>750</text:p>
          </table:table-cell>
          <table:table-cell table:style-name="ce70" office:value-type="float" office:value="800" calcext:value-type="float">
            <text:p>800</text:p>
          </table:table-cell>
          <table:table-cell table:style-name="ce162" table:formula="of:=[.M78]*[.I78]" office:value-type="float" office:value="2013.6" calcext:value-type="float">
            <text:p>2013.60</text:p>
          </table:table-cell>
          <table:table-cell table:formula="of:=IF(MAX(0;([.L78]-[.M78]));MAX(0;([.L78]-[.M78]));&quot; &quot;)" office:value-type="string" office:string-value=" " calcext:value-type="string">
            <text:p><text:s/></text:p>
          </table:table-cell>
          <table:table-cell table:style-name="ce71"/>
          <table:table-cell office:value-type="float" office:value="1644" calcext:value-type="float">
            <text:p>1644</text:p>
          </table:table-cell>
          <table:table-cell table:style-name="ce7"/>
          <table:table-cell table:style-name="ce70" office:value-type="float" office:value="1190" calcext:value-type="float">
            <text:p>119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70" office:value-type="string" calcext:value-type="string">
            <text:p>Electronics</text:p>
          </table:table-cell>
          <table:table-cell table:style-name="ce70" office:value-type="string" calcext:value-type="string">
            <text:p>Fuse AC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0ADKC8000-BE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0.8271" calcext:value-type="currency">
            <text:p>$0.83</text:p>
          </table:table-cell>
          <table:table-cell table:style-name="ce142" table:formula="of:=[.I79]*[.H79]" office:value-type="currency" office:currency="USD" office:value="0.8271" calcext:value-type="currency">
            <text:p>$0.83</text:p>
          </table:table-cell>
          <table:table-cell table:style-name="ce142" table:formula="of:=[.J79]*[.K$1]" office:value-type="currency" office:currency="USD" office:value="206.775" calcext:value-type="currency">
            <text:p>$206.78</text:p>
          </table:table-cell>
          <table:table-cell table:style-name="ce70" table:formula="of:=[.H79]*[.$K$1]" office:value-type="float" office:value="250" calcext:value-type="float">
            <text:p>250</text:p>
          </table:table-cell>
          <table:table-cell table:style-name="ce70" office:value-type="float" office:value="260" calcext:value-type="float">
            <text:p>260</text:p>
          </table:table-cell>
          <table:table-cell table:style-name="ce162" table:formula="of:=[.M79]*[.I79]" office:value-type="float" office:value="215.046" calcext:value-type="float">
            <text:p>215.05</text:p>
          </table:table-cell>
          <table:table-cell table:formula="of:=IF(MAX(0;([.L79]-[.M79]));MAX(0;([.L79]-[.M79]));&quot; &quot;)" office:value-type="string" office:string-value=" " calcext:value-type="string">
            <text:p><text:s/></text:p>
          </table:table-cell>
          <table:table-cell/>
          <table:table-cell office:value-type="float" office:value="747" calcext:value-type="float">
            <text:p>747</text:p>
          </table:table-cell>
          <table:table-cell table:style-name="Default"/>
          <table:table-cell table:style-name="ce70" office:value-type="float" office:value="3300" calcext:value-type="float">
            <text:p>33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70" office:value-type="string" calcext:value-type="string">
            <text:p>Electronics</text:p>
          </table:table-cell>
          <table:table-cell table:style-name="ce70" office:value-type="string" calcext:value-type="string">
            <text:p>Fuse DC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0ADKC6300-BE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1" calcext:value-type="float">
            <text:p>1</text:p>
          </table:table-cell>
          <table:table-cell table:style-name="ce142" table:formula="of:=0.88" office:value-type="currency" office:currency="USD" office:value="0.88" calcext:value-type="currency">
            <text:p>$0.88</text:p>
          </table:table-cell>
          <table:table-cell table:style-name="ce142" table:formula="of:=[.I80]*[.H80]" office:value-type="currency" office:currency="USD" office:value="0.88" calcext:value-type="currency">
            <text:p>$0.88</text:p>
          </table:table-cell>
          <table:table-cell table:style-name="ce142" table:formula="of:=[.J80]*[.K$1]" office:value-type="currency" office:currency="USD" office:value="220" calcext:value-type="currency">
            <text:p>$220.00</text:p>
          </table:table-cell>
          <table:table-cell table:style-name="ce70" table:formula="of:=[.H80]*[.$K$1]" office:value-type="float" office:value="250" calcext:value-type="float">
            <text:p>250</text:p>
          </table:table-cell>
          <table:table-cell table:style-name="ce70" office:value-type="float" office:value="686" calcext:value-type="float">
            <text:p>686</text:p>
          </table:table-cell>
          <table:table-cell table:style-name="ce162" table:formula="of:=[.M80]*[.I80]" office:value-type="float" office:value="603.68" calcext:value-type="float">
            <text:p>603.68</text:p>
          </table:table-cell>
          <table:table-cell table:formula="of:=IF(MAX(0;([.L80]-[.M80]));MAX(0;([.L80]-[.M80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70" office:value-type="float" office:value="1137" calcext:value-type="float">
            <text:p>1137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70" office:value-type="string" calcext:value-type="string">
            <text:p>Electronics</text:p>
          </table:table-cell>
          <table:table-cell table:style-name="ce70" office:value-type="string" calcext:value-type="string">
            <text:p>IEC cord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Q106-ND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1" calcext:value-type="float">
            <text:p>1</text:p>
          </table:table-cell>
          <table:table-cell table:style-name="ce142" table:formula="of:=3.94+0.394" office:value-type="currency" office:currency="USD" office:value="4.334" calcext:value-type="currency">
            <text:p>$4.33</text:p>
          </table:table-cell>
          <table:table-cell table:style-name="ce142" table:formula="of:=[.I81]*[.H81]" office:value-type="currency" office:currency="USD" office:value="4.334" calcext:value-type="currency">
            <text:p>$4.33</text:p>
          </table:table-cell>
          <table:table-cell table:style-name="ce142" table:formula="of:=[.J81]*[.K$1]" office:value-type="currency" office:currency="USD" office:value="1083.5" calcext:value-type="currency">
            <text:p>$1,083.50</text:p>
          </table:table-cell>
          <table:table-cell table:style-name="ce70" table:formula="of:=[.H81]*[.$K$1]" office:value-type="float" office:value="250" calcext:value-type="float">
            <text:p>250</text:p>
          </table:table-cell>
          <table:table-cell table:style-name="ce70" table:formula="of:=128+125" office:value-type="float" office:value="253" calcext:value-type="float">
            <text:p>253</text:p>
          </table:table-cell>
          <table:table-cell table:style-name="ce162" table:formula="of:=[.M81]*[.I81]" office:value-type="float" office:value="1096.502" calcext:value-type="float">
            <text:p>1096.50</text:p>
          </table:table-cell>
          <table:table-cell table:formula="of:=IF(MAX(0;([.L81]-[.M81]));MAX(0;([.L81]-[.M81]));&quot; &quot;)" office:value-type="string" office:string-value=" " calcext:value-type="string">
            <text:p><text:s/></text:p>
          </table:table-cell>
          <table:table-cell table:style-name="ce39"/>
          <table:table-cell office:value-type="float" office:value="11295" calcext:value-type="float">
            <text:p>11295</text:p>
          </table:table-cell>
          <table:table-cell table:style-name="Default"/>
          <table:table-cell table:style-name="ce70" office:value-type="float" office:value="1500" calcext:value-type="float">
            <text:p>15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70" office:value-type="string" calcext:value-type="string">
            <text:p>Electronics</text:p>
          </table:table-cell>
          <table:table-cell table:style-name="ce70" office:value-type="string" calcext:value-type="string">
            <text:p>USB Cable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AE10618-ND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1" calcext:value-type="float">
            <text:p>1</text:p>
          </table:table-cell>
          <table:table-cell table:style-name="ce142" table:formula="of:=2.236+0.224" office:value-type="currency" office:currency="USD" office:value="2.46" calcext:value-type="currency">
            <text:p>$2.46</text:p>
          </table:table-cell>
          <table:table-cell table:style-name="ce142" table:formula="of:=[.I82]*[.H82]" office:value-type="currency" office:currency="USD" office:value="2.46" calcext:value-type="currency">
            <text:p>$2.46</text:p>
          </table:table-cell>
          <table:table-cell table:style-name="ce142" table:formula="of:=[.J82]*[.K$1]" office:value-type="currency" office:currency="USD" office:value="615" calcext:value-type="currency">
            <text:p>$615.00</text:p>
          </table:table-cell>
          <table:table-cell table:style-name="ce70" table:formula="of:=[.H82]*[.$K$1]" office:value-type="float" office:value="250" calcext:value-type="float">
            <text:p>250</text:p>
          </table:table-cell>
          <table:table-cell table:style-name="ce70" office:value-type="float" office:value="250" calcext:value-type="float">
            <text:p>250</text:p>
          </table:table-cell>
          <table:table-cell table:style-name="ce162" table:formula="of:=[.M82]*[.I82]" office:value-type="float" office:value="615" calcext:value-type="float">
            <text:p>615.00</text:p>
          </table:table-cell>
          <table:table-cell table:formula="of:=IF(MAX(0;([.L82]-[.M82]));MAX(0;([.L82]-[.M82]));&quot; &quot;)" office:value-type="string" office:string-value=" " calcext:value-type="string">
            <text:p><text:s/></text:p>
          </table:table-cell>
          <table:table-cell table:style-name="ce39"/>
          <table:table-cell office:value-type="float" office:value="9545" calcext:value-type="float">
            <text:p>9545</text:p>
          </table:table-cell>
          <table:table-cell table:style-name="Default"/>
          <table:table-cell table:style-name="ce70" office:value-type="float" office:value="11000" calcext:value-type="float">
            <text:p>11000</text:p>
          </table:table-cell>
          <table:table-cell table:style-name="ce70" table:number-columns-repeated="44"/>
          <table:table-cell table:number-columns-repeated="961"/>
        </table:table-row>
        <table:table-row table:style-name="ro10">
          <table:table-cell table:style-name="ce30" office:value-type="string" calcext:value-type="string">
            <text:p>Electronics</text:p>
          </table:table-cell>
          <table:table-cell table:style-name="ce30" office:value-type="string" calcext:value-type="string">
            <text:p>Grid Charger</text:p>
          </table:table-cell>
          <table:table-cell table:style-name="ce65" office:value-type="string" calcext:value-type="string">
            <text:p>Digikey</text:p>
            <text:p>chip1stop</text:p>
          </table:table-cell>
          <table:table-cell table:style-name="ce30" office:value-type="string" calcext:value-type="string">
            <text:p><text:span text:style-name="T7">PLED96W-213-C0450-D</text:span></text:p>
            <text:p><text:span text:style-name="T7">ELG-100-C500B</text:span></text:p>
            <text:p><text:span text:style-name="T7">HLG-120H-C700B</text:span></text:p>
            <text:p><text:span text:style-name="T7">ELG-150-C500B</text:span></text:p>
            <text:p><text:span text:style-name="T7">ELG-150-C700B</text:span></text:p>
            <text:p><text:span text:style-name="T7">XLG-150-L-AB</text:span></text:p>
            <text:p><text:span text:style-name="T7">HLG-185H-C700B</text:span></text:p>
            <text:p><text:span text:style-name="T7">ELG-200-C1050B</text:span></text:p>
            <text:p><text:span text:style-name="T7">USCO-320210GA</text:span></text:p>
            <text:p><text:span text:style-name="T6">HVGC-1000A-M-AB (4.2A)(240Vin)</text:span></text:p>
          </table:table-cell>
          <table:table-cell table:style-name="ce65"/>
          <table:table-cell table:style-name="ce30"/>
          <table:table-cell table:style-name="ce30" office:value-type="string" calcext:value-type="string">
            <text:p>hand</text:p>
          </table:table-cell>
          <table:table-cell table:style-name="ce30" office:value-type="float" office:value="1" calcext:value-type="float">
            <text:p>1</text:p>
          </table:table-cell>
          <table:table-cell table:style-name="ce120" office:value-type="currency" office:currency="USD" office:value="34.31" calcext:value-type="currency">
            <text:p>$34.31</text:p>
          </table:table-cell>
          <table:table-cell table:style-name="ce120" table:formula="of:=[.I83]*[.H83]" office:value-type="currency" office:currency="USD" office:value="34.31" calcext:value-type="currency">
            <text:p>$34.31</text:p>
          </table:table-cell>
          <table:table-cell table:style-name="ce120" table:formula="of:=[.J83]*[.K$1]" office:value-type="currency" office:currency="USD" office:value="8577.5" calcext:value-type="currency">
            <text:p>$8,577.50</text:p>
          </table:table-cell>
          <table:table-cell table:style-name="ce30" table:formula="of:=[.H83]*[.$K$1]" office:value-type="float" office:value="250" calcext:value-type="float">
            <text:p>250</text:p>
          </table:table-cell>
          <table:table-cell table:style-name="ce30" office:value-type="float" office:value="117" calcext:value-type="float">
            <text:p>117</text:p>
          </table:table-cell>
          <table:table-cell table:style-name="ce144" table:formula="of:=[.M83]*[.I83]" office:value-type="float" office:value="4014.27" calcext:value-type="float">
            <text:p>4014.27</text:p>
          </table:table-cell>
          <table:table-cell table:formula="of:=IF(MAX(0;([.L83]-[.M83]));MAX(0;([.L83]-[.M83]));&quot; &quot;)" office:value-type="float" office:value="133" calcext:value-type="float">
            <text:p>133</text:p>
          </table:table-cell>
          <table:table-cell table:style-name="ce39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63"/>
          <table:table-cell table:style-name="ce70" table:number-columns-repeated="44"/>
          <table:table-cell table:number-columns-repeated="961"/>
        </table:table-row>
        <table:table-row table:style-name="ro5">
          <table:table-cell table:style-name="ce30" office:value-type="string" calcext:value-type="string">
            <text:p>Electronics</text:p>
          </table:table-cell>
          <table:table-cell table:style-name="ce30" office:value-type="string" calcext:value-type="string">
            <text:p>Grid Charger</text:p>
          </table:table-cell>
          <table:table-cell table:style-name="ce65" office:value-type="string" calcext:value-type="string">
            <text:p>Digikey</text:p>
            <text:p>chip1stop</text:p>
          </table:table-cell>
          <table:table-cell table:style-name="ce30" office:value-type="string" calcext:value-type="string">
            <text:p>HLG-480H-C2100B</text:p>
          </table:table-cell>
          <table:table-cell table:style-name="ce65"/>
          <table:table-cell table:style-name="ce30" table:number-columns-repeated="2"/>
          <table:table-cell table:style-name="ce30" office:value-type="float" office:value="0" calcext:value-type="float">
            <text:p>0</text:p>
          </table:table-cell>
          <table:table-cell table:style-name="ce120" office:value-type="currency" office:currency="USD" office:value="142.9" calcext:value-type="currency">
            <text:p>$142.90</text:p>
          </table:table-cell>
          <table:table-cell table:style-name="ce120" table:formula="of:=[.I84]*[.H84]" office:value-type="currency" office:currency="USD" office:value="0" calcext:value-type="currency">
            <text:p>$0.00</text:p>
          </table:table-cell>
          <table:table-cell table:style-name="ce120" table:formula="of:=[.J84]*[.K$1]" office:value-type="currency" office:currency="USD" office:value="0" calcext:value-type="currency">
            <text:p>$0.00</text:p>
          </table:table-cell>
          <table:table-cell table:style-name="ce30" table:formula="of:=[.H84]*[.$K$1]" office:value-type="float" office:value="0" calcext:value-type="float">
            <text:p>0</text:p>
          </table:table-cell>
          <table:table-cell table:style-name="ce30" office:value-type="float" office:value="28" calcext:value-type="float">
            <text:p>28</text:p>
          </table:table-cell>
          <table:table-cell table:style-name="ce144" table:formula="of:=[.M84]*[.I84]" office:value-type="float" office:value="4001.2" calcext:value-type="float">
            <text:p>4001.20</text:p>
          </table:table-cell>
          <table:table-cell table:formula="of:=IF(MAX(0;([.L84]-[.M84]));MAX(0;([.L84]-[.M84]));&quot; &quot;)" office:value-type="string" office:string-value=" " calcext:value-type="string">
            <text:p><text:s/></text:p>
          </table:table-cell>
          <table:table-cell table:number-columns-repeated="2"/>
          <table:table-cell table:style-name="Default"/>
          <table:table-cell table:style-name="ce163"/>
          <table:table-cell table:style-name="ce70" table:number-columns-repeated="44"/>
          <table:table-cell table:number-columns-repeated="961"/>
        </table:table-row>
        <table:table-row table:style-name="ro5">
          <table:table-cell table:style-name="ce30" office:value-type="string" calcext:value-type="string">
            <text:p>Hardware</text:p>
          </table:table-cell>
          <table:table-cell table:style-name="ce30" office:value-type="string" calcext:value-type="string">
            <text:p>Grid Charger Standoff</text:p>
          </table:table-cell>
          <table:table-cell table:style-name="ce65" office:value-type="string" calcext:value-type="string">
            <text:p>Digikey</text:p>
          </table:table-cell>
          <table:table-cell table:style-name="ce30" office:value-type="string" calcext:value-type="string">
            <text:p>1772-1243-ND</text:p>
            <text:p>1772-3419-ND (more expensive)</text:p>
          </table:table-cell>
          <table:table-cell table:style-name="ce65"/>
          <table:table-cell table:style-name="ce30" table:number-columns-repeated="2"/>
          <table:table-cell table:style-name="ce30" office:value-type="float" office:value="0" calcext:value-type="float">
            <text:p>0</text:p>
          </table:table-cell>
          <table:table-cell table:style-name="ce120" office:value-type="currency" office:currency="USD" office:value="0.69" calcext:value-type="currency">
            <text:p>$0.69</text:p>
          </table:table-cell>
          <table:table-cell table:style-name="ce120" table:formula="of:=[.I85]*[.H85]" office:value-type="currency" office:currency="USD" office:value="0" calcext:value-type="currency">
            <text:p>$0.00</text:p>
          </table:table-cell>
          <table:table-cell table:style-name="ce120" table:formula="of:=[.J85]*[.K$1]" office:value-type="currency" office:currency="USD" office:value="0" calcext:value-type="currency">
            <text:p>$0.00</text:p>
          </table:table-cell>
          <table:table-cell table:style-name="ce30" table:formula="of:=[.H85]*[.$K$1]" office:value-type="float" office:value="0" calcext:value-type="float">
            <text:p>0</text:p>
          </table:table-cell>
          <table:table-cell table:style-name="ce30" office:value-type="float" office:value="56" calcext:value-type="float">
            <text:p>56</text:p>
          </table:table-cell>
          <table:table-cell table:style-name="ce144" table:formula="of:=[.M85]*[.I85]" office:value-type="float" office:value="38.64" calcext:value-type="float">
            <text:p>38.64</text:p>
          </table:table-cell>
          <table:table-cell table:formula="of:=IF(MAX(0;([.L85]-[.M85]));MAX(0;([.L85]-[.M85]));&quot; &quot;)" office:value-type="string" office:string-value=" " calcext:value-type="string">
            <text:p><text:s/></text:p>
          </table:table-cell>
          <table:table-cell table:number-columns-repeated="2"/>
          <table:table-cell table:style-name="Default"/>
          <table:table-cell table:style-name="ce163"/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70" office:value-type="string" calcext:value-type="string">
            <text:p>Electronics</text:p>
          </table:table-cell>
          <table:table-cell table:style-name="ce70" office:value-type="string" calcext:value-type="string">
            <text:p>75A Disconnect</text:p>
          </table:table-cell>
          <table:table-cell table:style-name="ce92" office:value-type="string" calcext:value-type="string">
            <text:p>Powerwerx</text:p>
          </table:table-cell>
          <table:table-cell table:style-name="ce70" office:value-type="string" calcext:value-type="string">
            <text:p>Anderson - 75A contact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2" calcext:value-type="float">
            <text:p>2</text:p>
          </table:table-cell>
          <table:table-cell table:style-name="ce142" office:value-type="currency" office:currency="USD" office:value="0.85" calcext:value-type="currency">
            <text:p>$0.85</text:p>
          </table:table-cell>
          <table:table-cell table:style-name="ce142" table:formula="of:=[.I86]*[.H86]" office:value-type="currency" office:currency="USD" office:value="1.7" calcext:value-type="currency">
            <text:p>$1.70</text:p>
          </table:table-cell>
          <table:table-cell table:style-name="ce142" table:formula="of:=[.J86]*[.K$1]" office:value-type="currency" office:currency="USD" office:value="425" calcext:value-type="currency">
            <text:p>$425.00</text:p>
          </table:table-cell>
          <table:table-cell table:style-name="ce70" table:formula="of:=[.H86]*[.$K$1]" office:value-type="float" office:value="500" calcext:value-type="float">
            <text:p>500</text:p>
          </table:table-cell>
          <table:table-cell table:style-name="ce70" office:value-type="float" office:value="250" calcext:value-type="float">
            <text:p>250</text:p>
          </table:table-cell>
          <table:table-cell table:style-name="ce162" table:formula="of:=[.M86]*[.I86]" office:value-type="float" office:value="212.5" calcext:value-type="float">
            <text:p>212.50</text:p>
          </table:table-cell>
          <table:table-cell table:formula="of:=IF(MAX(0;([.L86]-[.M86]));MAX(0;([.L86]-[.M86]));&quot; &quot;)" office:value-type="float" office:value="250" calcext:value-type="float">
            <text:p>250</text:p>
          </table:table-cell>
          <table:table-cell table:style-name="ce70"/>
          <table:table-cell/>
          <table:table-cell table:style-name="ce7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70" office:value-type="string" calcext:value-type="string">
            <text:p>Electronics</text:p>
          </table:table-cell>
          <table:table-cell table:style-name="ce70" office:value-type="string" calcext:value-type="string">
            <text:p>75A Disconnect</text:p>
          </table:table-cell>
          <table:table-cell table:style-name="ce92" office:value-type="string" calcext:value-type="string">
            <text:p>Powerwerx</text:p>
          </table:table-cell>
          <table:table-cell table:style-name="ce70" office:value-type="string" calcext:value-type="string">
            <text:p>Anderson - 75A RED/BLU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1.14" calcext:value-type="currency">
            <text:p>$1.14</text:p>
          </table:table-cell>
          <table:table-cell table:style-name="ce142" table:formula="of:=[.I87]*[.H87]" office:value-type="currency" office:currency="USD" office:value="1.14" calcext:value-type="currency">
            <text:p>$1.14</text:p>
          </table:table-cell>
          <table:table-cell table:style-name="ce142" table:formula="of:=[.J87]*[.K$1]" office:value-type="currency" office:currency="USD" office:value="285" calcext:value-type="currency">
            <text:p>$285.00</text:p>
          </table:table-cell>
          <table:table-cell table:style-name="ce70" table:formula="of:=[.H87]*[.$K$1]" office:value-type="float" office:value="250" calcext:value-type="float">
            <text:p>250</text:p>
          </table:table-cell>
          <table:table-cell table:style-name="ce70" office:value-type="float" office:value="125" calcext:value-type="float">
            <text:p>125</text:p>
          </table:table-cell>
          <table:table-cell table:style-name="ce162" table:formula="of:=[.M87]*[.I87]" office:value-type="float" office:value="142.5" calcext:value-type="float">
            <text:p>142.50</text:p>
          </table:table-cell>
          <table:table-cell table:formula="of:=IF(MAX(0;([.L87]-[.M87]));MAX(0;([.L87]-[.M87]));&quot; &quot;)" office:value-type="float" office:value="125" calcext:value-type="float">
            <text:p>125</text:p>
          </table:table-cell>
          <table:table-cell table:style-name="ce70" office:value-type="string" calcext:value-type="string">
            <text:p>100 (powerwerx)</text:p>
          </table:table-cell>
          <table:table-cell/>
          <table:table-cell table:style-name="ce7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70" office:value-type="string" calcext:value-type="string">
            <text:p>Electronics</text:p>
          </table:table-cell>
          <table:table-cell table:style-name="ce70" office:value-type="string" calcext:value-type="string">
            <text:p>75A Disconnect</text:p>
          </table:table-cell>
          <table:table-cell table:style-name="ce92" office:value-type="string" calcext:value-type="string">
            <text:p>Powerwerx</text:p>
          </table:table-cell>
          <table:table-cell table:style-name="ce70" office:value-type="string" calcext:value-type="string">
            <text:p>Anderson - 75A BLK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1.08" calcext:value-type="currency">
            <text:p>$1.08</text:p>
          </table:table-cell>
          <table:table-cell table:style-name="ce142" table:formula="of:=[.I88]*[.H88]" office:value-type="currency" office:currency="USD" office:value="1.08" calcext:value-type="currency">
            <text:p>$1.08</text:p>
          </table:table-cell>
          <table:table-cell table:style-name="ce142" table:formula="of:=[.J88]*[.K$1]" office:value-type="currency" office:currency="USD" office:value="270" calcext:value-type="currency">
            <text:p>$270.00</text:p>
          </table:table-cell>
          <table:table-cell table:style-name="ce70" table:formula="of:=[.H88]*[.$K$1]" office:value-type="float" office:value="250" calcext:value-type="float">
            <text:p>250</text:p>
          </table:table-cell>
          <table:table-cell table:style-name="ce70" office:value-type="float" office:value="75" calcext:value-type="float">
            <text:p>75</text:p>
          </table:table-cell>
          <table:table-cell table:style-name="ce162" table:formula="of:=[.M88]*[.I88]" office:value-type="float" office:value="81" calcext:value-type="float">
            <text:p>81.00</text:p>
          </table:table-cell>
          <table:table-cell table:formula="of:=IF(MAX(0;([.L88]-[.M88]));MAX(0;([.L88]-[.M88]));&quot; &quot;)" office:value-type="float" office:value="175" calcext:value-type="float">
            <text:p>175</text:p>
          </table:table-cell>
          <table:table-cell table:style-name="ce70" office:value-type="string" calcext:value-type="string">
            <text:p>100 (powerwerx)</text:p>
          </table:table-cell>
          <table:table-cell/>
          <table:table-cell table:style-name="ce7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70" office:value-type="string" calcext:value-type="string">
            <text:p>Electronics</text:p>
          </table:table-cell>
          <table:table-cell table:style-name="ce70" office:value-type="string" calcext:value-type="string">
            <text:p>Grid Charger/VPIN</text:p>
          </table:table-cell>
          <table:table-cell table:style-name="ce92" office:value-type="string" calcext:value-type="string">
            <text:p>Powerwerx</text:p>
          </table:table-cell>
          <table:table-cell table:style-name="ce70" office:value-type="string" calcext:value-type="string">
            <text:p>Anderson - 15A contact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10" calcext:value-type="float">
            <text:p>10</text:p>
          </table:table-cell>
          <table:table-cell table:style-name="ce142" office:value-type="currency" office:currency="USD" office:value="0.15" calcext:value-type="currency">
            <text:p>$0.15</text:p>
          </table:table-cell>
          <table:table-cell table:style-name="ce142" table:formula="of:=[.I89]*[.H89]" office:value-type="currency" office:currency="USD" office:value="1.5" calcext:value-type="currency">
            <text:p>$1.50</text:p>
          </table:table-cell>
          <table:table-cell table:style-name="ce142" table:formula="of:=[.J89]*[.K$1]" office:value-type="currency" office:currency="USD" office:value="375" calcext:value-type="currency">
            <text:p>$375.00</text:p>
          </table:table-cell>
          <table:table-cell table:style-name="ce70" table:formula="of:=[.H89]*[.$K$1]" office:value-type="float" office:value="2500" calcext:value-type="float">
            <text:p>2500</text:p>
          </table:table-cell>
          <table:table-cell table:style-name="ce70" office:value-type="float" office:value="2600" calcext:value-type="float">
            <text:p>2600</text:p>
          </table:table-cell>
          <table:table-cell table:style-name="ce162" table:formula="of:=[.M89]*[.I89]" office:value-type="float" office:value="390" calcext:value-type="float">
            <text:p>390.00</text:p>
          </table:table-cell>
          <table:table-cell table:formula="of:=IF(MAX(0;([.L89]-[.M89]));MAX(0;([.L89]-[.M89]));&quot; &quot;)" office:value-type="string" office:string-value=" " calcext:value-type="string">
            <text:p><text:s/></text:p>
          </table:table-cell>
          <table:table-cell table:style-name="ce70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0" office:value-type="string" calcext:value-type="string">
            <text:p>Electronics</text:p>
          </table:table-cell>
          <table:table-cell table:style-name="ce70" office:value-type="string" calcext:value-type="string">
            <text:p>Grid Charger</text:p>
          </table:table-cell>
          <table:table-cell table:style-name="ce92" office:value-type="string" calcext:value-type="string">
            <text:p>Powerwerx</text:p>
          </table:table-cell>
          <table:table-cell table:style-name="ce70" office:value-type="string" calcext:value-type="string">
            <text:p>Anderson - 30A contact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2" calcext:value-type="float">
            <text:p>2</text:p>
          </table:table-cell>
          <table:table-cell table:style-name="ce142" office:value-type="currency" office:currency="USD" office:value="0.17" calcext:value-type="currency">
            <text:p>$0.17</text:p>
          </table:table-cell>
          <table:table-cell table:style-name="ce142" table:formula="of:=[.I90]*[.H90]" office:value-type="currency" office:currency="USD" office:value="0.34" calcext:value-type="currency">
            <text:p>$0.34</text:p>
          </table:table-cell>
          <table:table-cell table:style-name="ce142" table:formula="of:=[.J90]*[.K$1]" office:value-type="currency" office:currency="USD" office:value="85" calcext:value-type="currency">
            <text:p>$85.00</text:p>
          </table:table-cell>
          <table:table-cell table:style-name="ce70" table:formula="of:=[.H90]*[.$K$1]" office:value-type="float" office:value="500" calcext:value-type="float">
            <text:p>500</text:p>
          </table:table-cell>
          <table:table-cell table:style-name="ce70" office:value-type="float" office:value="560" calcext:value-type="float">
            <text:p>560</text:p>
          </table:table-cell>
          <table:table-cell table:style-name="ce162" table:formula="of:=[.M90]*[.I90]" office:value-type="float" office:value="95.2" calcext:value-type="float">
            <text:p>95.20</text:p>
          </table:table-cell>
          <table:table-cell table:formula="of:=IF(MAX(0;([.L90]-[.M90]));MAX(0;([.L90]-[.M90]));&quot; &quot;)" office:value-type="string" office:string-value=" " calcext:value-type="string">
            <text:p><text:s/></text:p>
          </table:table-cell>
          <table:table-cell table:style-name="ce70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0" office:value-type="string" calcext:value-type="string">
            <text:p>Electronics</text:p>
          </table:table-cell>
          <table:table-cell table:style-name="ce70" office:value-type="string" calcext:value-type="string">
            <text:p>Grid Charger</text:p>
          </table:table-cell>
          <table:table-cell table:style-name="ce92" office:value-type="string" calcext:value-type="string">
            <text:p>Powerwerx</text:p>
          </table:table-cell>
          <table:table-cell table:style-name="ce70" office:value-type="string" calcext:value-type="string">
            <text:p>Anderson – GRN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2" calcext:value-type="float">
            <text:p>2</text:p>
          </table:table-cell>
          <table:table-cell table:style-name="ce142" office:value-type="currency" office:currency="USD" office:value="0.31" calcext:value-type="currency">
            <text:p>$0.31</text:p>
          </table:table-cell>
          <table:table-cell table:style-name="ce142" table:formula="of:=[.I91]*[.H91]" office:value-type="currency" office:currency="USD" office:value="0.62" calcext:value-type="currency">
            <text:p>$0.62</text:p>
          </table:table-cell>
          <table:table-cell table:style-name="ce142" table:formula="of:=[.J91]*[.K$1]" office:value-type="currency" office:currency="USD" office:value="155" calcext:value-type="currency">
            <text:p>$155.00</text:p>
          </table:table-cell>
          <table:table-cell table:style-name="ce70" table:formula="of:=[.H91]*[.$K$1]" office:value-type="float" office:value="500" calcext:value-type="float">
            <text:p>500</text:p>
          </table:table-cell>
          <table:table-cell table:style-name="ce70" office:value-type="float" office:value="540" calcext:value-type="float">
            <text:p>540</text:p>
          </table:table-cell>
          <table:table-cell table:style-name="ce162" table:formula="of:=[.M91]*[.I91]" office:value-type="float" office:value="167.4" calcext:value-type="float">
            <text:p>167.40</text:p>
          </table:table-cell>
          <table:table-cell table:formula="of:=IF(MAX(0;([.L91]-[.M91]));MAX(0;([.L91]-[.M91]));&quot; &quot;)" office:value-type="string" office:string-value=" " calcext:value-type="string">
            <text:p><text:s/></text:p>
          </table:table-cell>
          <table:table-cell table:style-name="ce70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0" office:value-type="string" calcext:value-type="string">
            <text:p>Electronics</text:p>
          </table:table-cell>
          <table:table-cell table:style-name="ce70" office:value-type="string" calcext:value-type="string">
            <text:p>Grid Charger/VPIN</text:p>
          </table:table-cell>
          <table:table-cell table:style-name="ce92" office:value-type="string" calcext:value-type="string">
            <text:p>Powerwerx</text:p>
          </table:table-cell>
          <table:table-cell table:style-name="ce70" office:value-type="string" calcext:value-type="string">
            <text:p>Anderson – WHT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4" calcext:value-type="float">
            <text:p>4</text:p>
          </table:table-cell>
          <table:table-cell table:style-name="ce142" office:value-type="currency" office:currency="USD" office:value="0.29" calcext:value-type="currency">
            <text:p>$0.29</text:p>
          </table:table-cell>
          <table:table-cell table:style-name="ce142" table:formula="of:=[.I92]*[.H92]" office:value-type="currency" office:currency="USD" office:value="1.16" calcext:value-type="currency">
            <text:p>$1.16</text:p>
          </table:table-cell>
          <table:table-cell table:style-name="ce142" table:formula="of:=[.J92]*[.K$1]" office:value-type="currency" office:currency="USD" office:value="290" calcext:value-type="currency">
            <text:p>$290.00</text:p>
          </table:table-cell>
          <table:table-cell table:style-name="ce70" table:formula="of:=[.H92]*[.$K$1]" office:value-type="float" office:value="1000" calcext:value-type="float">
            <text:p>1000</text:p>
          </table:table-cell>
          <table:table-cell table:style-name="ce70" office:value-type="float" office:value="1010" calcext:value-type="float">
            <text:p>1010</text:p>
          </table:table-cell>
          <table:table-cell table:style-name="ce162" table:formula="of:=[.M92]*[.I92]" office:value-type="float" office:value="292.9" calcext:value-type="float">
            <text:p>292.90</text:p>
          </table:table-cell>
          <table:table-cell table:formula="of:=IF(MAX(0;([.L92]-[.M92]));MAX(0;([.L92]-[.M92]));&quot; &quot;)" office:value-type="string" office:string-value=" " calcext:value-type="string">
            <text:p><text:s/></text:p>
          </table:table-cell>
          <table:table-cell table:style-name="ce70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0" office:value-type="string" calcext:value-type="string">
            <text:p>Electronics</text:p>
          </table:table-cell>
          <table:table-cell table:style-name="ce70" office:value-type="string" calcext:value-type="string">
            <text:p>Grid Charger</text:p>
          </table:table-cell>
          <table:table-cell table:style-name="ce92" office:value-type="string" calcext:value-type="string">
            <text:p>Powerwerx</text:p>
          </table:table-cell>
          <table:table-cell table:style-name="ce70" office:value-type="string" calcext:value-type="string">
            <text:p>Anderson – BLK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2" calcext:value-type="float">
            <text:p>2</text:p>
          </table:table-cell>
          <table:table-cell table:style-name="ce142" office:value-type="currency" office:currency="USD" office:value="0.39" calcext:value-type="currency">
            <text:p>$0.39</text:p>
          </table:table-cell>
          <table:table-cell table:style-name="ce142" table:formula="of:=[.I93]*[.H93]" office:value-type="currency" office:currency="USD" office:value="0.78" calcext:value-type="currency">
            <text:p>$0.78</text:p>
          </table:table-cell>
          <table:table-cell table:style-name="ce142" table:formula="of:=[.J93]*[.K$1]" office:value-type="currency" office:currency="USD" office:value="195" calcext:value-type="currency">
            <text:p>$195.00</text:p>
          </table:table-cell>
          <table:table-cell table:style-name="ce70" table:formula="of:=[.H93]*[.$K$1]" office:value-type="float" office:value="500" calcext:value-type="float">
            <text:p>500</text:p>
          </table:table-cell>
          <table:table-cell table:style-name="ce70" office:value-type="float" office:value="540" calcext:value-type="float">
            <text:p>540</text:p>
          </table:table-cell>
          <table:table-cell table:style-name="ce162" table:formula="of:=[.M93]*[.I93]" office:value-type="float" office:value="210.6" calcext:value-type="float">
            <text:p>210.60</text:p>
          </table:table-cell>
          <table:table-cell table:formula="of:=IF(MAX(0;([.L93]-[.M93]));MAX(0;([.L93]-[.M93]));&quot; &quot;)" office:value-type="string" office:string-value=" " calcext:value-type="string">
            <text:p><text:s/></text:p>
          </table:table-cell>
          <table:table-cell table:style-name="ce70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0" office:value-type="string" calcext:value-type="string">
            <text:p>Electronics</text:p>
          </table:table-cell>
          <table:table-cell table:style-name="ce70" office:value-type="string" calcext:value-type="string">
            <text:p>Grid Charger/VPIN</text:p>
          </table:table-cell>
          <table:table-cell table:style-name="ce92" office:value-type="string" calcext:value-type="string">
            <text:p>Powerwerx</text:p>
          </table:table-cell>
          <table:table-cell table:style-name="ce70" office:value-type="string" calcext:value-type="string">
            <text:p>Anderson – ORG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4" calcext:value-type="float">
            <text:p>4</text:p>
          </table:table-cell>
          <table:table-cell table:style-name="ce142" office:value-type="currency" office:currency="USD" office:value="0.23" calcext:value-type="currency">
            <text:p>$0.23</text:p>
          </table:table-cell>
          <table:table-cell table:style-name="ce142" table:formula="of:=[.I94]*[.H94]" office:value-type="currency" office:currency="USD" office:value="0.92" calcext:value-type="currency">
            <text:p>$0.92</text:p>
          </table:table-cell>
          <table:table-cell table:style-name="ce142" table:formula="of:=[.J94]*[.K$1]" office:value-type="currency" office:currency="USD" office:value="230" calcext:value-type="currency">
            <text:p>$230.00</text:p>
          </table:table-cell>
          <table:table-cell table:style-name="ce70" table:formula="of:=[.H94]*[.$K$1]" office:value-type="float" office:value="1000" calcext:value-type="float">
            <text:p>1000</text:p>
          </table:table-cell>
          <table:table-cell table:style-name="ce70" office:value-type="float" office:value="1010" calcext:value-type="float">
            <text:p>1010</text:p>
          </table:table-cell>
          <table:table-cell table:style-name="ce162" table:formula="of:=[.M94]*[.I94]" office:value-type="float" office:value="232.3" calcext:value-type="float">
            <text:p>232.30</text:p>
          </table:table-cell>
          <table:table-cell table:formula="of:=IF(MAX(0;([.L94]-[.M94]));MAX(0;([.L94]-[.M94]));&quot; &quot;)" office:value-type="string" office:string-value=" " calcext:value-type="string">
            <text:p><text:s/></text:p>
          </table:table-cell>
          <table:table-cell table:style-name="ce70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0" office:value-type="string" calcext:value-type="string">
            <text:p>Electronics</text:p>
          </table:table-cell>
          <table:table-cell table:style-name="ce70" office:value-type="string" calcext:value-type="string">
            <text:p>Arduino Mega</text:p>
          </table:table-cell>
          <table:table-cell table:style-name="ce92" office:value-type="string" calcext:value-type="string">
            <text:p>Amazon</text:p>
          </table:table-cell>
          <table:table-cell table:style-name="ce70" office:value-type="string" calcext:value-type="string">
            <text:p>Clone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19.99" calcext:value-type="currency">
            <text:p>$19.99</text:p>
          </table:table-cell>
          <table:table-cell table:style-name="ce142" table:formula="of:=[.I95]*[.H95]" office:value-type="currency" office:currency="USD" office:value="19.99" calcext:value-type="currency">
            <text:p>$19.99</text:p>
          </table:table-cell>
          <table:table-cell table:style-name="ce142" table:formula="of:=[.J95]*[.K$1]" office:value-type="currency" office:currency="USD" office:value="4997.5" calcext:value-type="currency">
            <text:p>$4,997.50</text:p>
          </table:table-cell>
          <table:table-cell table:style-name="ce70" table:formula="of:=[.H95]*[.$K$1]" office:value-type="float" office:value="250" calcext:value-type="float">
            <text:p>250</text:p>
          </table:table-cell>
          <table:table-cell table:style-name="ce70" office:value-type="float" office:value="101" calcext:value-type="float">
            <text:p>101</text:p>
          </table:table-cell>
          <table:table-cell table:style-name="ce162" table:formula="of:=[.M95]*[.I95]" office:value-type="float" office:value="2018.99" calcext:value-type="float">
            <text:p>2018.99</text:p>
          </table:table-cell>
          <table:table-cell table:formula="of:=IF(MAX(0;([.L95]-[.M95]));MAX(0;([.L95]-[.M95]));&quot; &quot;)" office:value-type="float" office:value="149" calcext:value-type="float">
            <text:p>149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70" office:value-type="string" calcext:value-type="string">
            <text:p>Hardware</text:p>
          </table:table-cell>
          <table:table-cell table:style-name="ce70" office:value-type="string" calcext:value-type="string">
            <text:p>M6x1 Nut (Battery)</text:p>
          </table:table-cell>
          <table:table-cell table:style-name="ce92" office:value-type="string" calcext:value-type="string">
            <text:p>McMaster</text:p>
          </table:table-cell>
          <table:table-cell table:style-name="ce70" office:value-type="string" calcext:value-type="string">
            <text:p>97400A101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6" calcext:value-type="float">
            <text:p>6</text:p>
          </table:table-cell>
          <table:table-cell table:style-name="ce142" office:value-type="currency" office:currency="USD" office:value="0.18" calcext:value-type="currency">
            <text:p>$0.18</text:p>
          </table:table-cell>
          <table:table-cell table:style-name="ce142" table:formula="of:=[.I96]*[.H96]" office:value-type="currency" office:currency="USD" office:value="1.08" calcext:value-type="currency">
            <text:p>$1.08</text:p>
          </table:table-cell>
          <table:table-cell table:style-name="ce142" table:formula="of:=[.J96]*[.K$1]" office:value-type="currency" office:currency="USD" office:value="270" calcext:value-type="currency">
            <text:p>$270.00</text:p>
          </table:table-cell>
          <table:table-cell table:style-name="ce70" table:formula="of:=[.H96]*[.$K$1]" office:value-type="float" office:value="1500" calcext:value-type="float">
            <text:p>1500</text:p>
          </table:table-cell>
          <table:table-cell table:style-name="ce70" office:value-type="float" office:value="600" calcext:value-type="float">
            <text:p>600</text:p>
          </table:table-cell>
          <table:table-cell table:style-name="ce162" table:formula="of:=[.M96]*[.I96]" office:value-type="float" office:value="108" calcext:value-type="float">
            <text:p>108.00</text:p>
          </table:table-cell>
          <table:table-cell table:formula="of:=IF(MAX(0;([.L96]-[.M96]));MAX(0;([.L96]-[.M96]));&quot; &quot;)" office:value-type="float" office:value="900" calcext:value-type="float">
            <text:p>900</text:p>
          </table:table-cell>
          <table:table-cell table:style-name="ce70" office:value-type="string" calcext:value-type="string">
            <text:p>-</text:p>
          </table:table-cell>
          <table:table-cell/>
          <table:table-cell table:style-name="ce39" office:value-type="float" office:value="900" calcext:value-type="float">
            <text:p>900</text:p>
          </table:table-cell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70" office:value-type="string" calcext:value-type="string">
            <text:p>Hardware</text:p>
          </table:table-cell>
          <table:table-cell table:style-name="ce70" office:value-type="string" calcext:value-type="string">
            <text:p>M8 Washer</text:p>
          </table:table-cell>
          <table:table-cell table:style-name="ce92" office:value-type="string" calcext:value-type="string">
            <text:p>McMaster</text:p>
          </table:table-cell>
          <table:table-cell table:style-name="ce70" office:value-type="string" calcext:value-type="string">
            <text:p>98689A116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6" calcext:value-type="float">
            <text:p>6</text:p>
          </table:table-cell>
          <table:table-cell table:style-name="ce142" office:value-type="currency" office:currency="USD" office:value="0.072" calcext:value-type="currency">
            <text:p>$0.07</text:p>
          </table:table-cell>
          <table:table-cell table:style-name="ce142" table:formula="of:=[.I97]*[.H97]" office:value-type="currency" office:currency="USD" office:value="0.432" calcext:value-type="currency">
            <text:p>$0.43</text:p>
          </table:table-cell>
          <table:table-cell table:style-name="ce142" table:formula="of:=[.J97]*[.K$1]" office:value-type="currency" office:currency="USD" office:value="108" calcext:value-type="currency">
            <text:p>$108.00</text:p>
          </table:table-cell>
          <table:table-cell table:style-name="ce70" table:formula="of:=[.H97]*[.$K$1]" office:value-type="float" office:value="1500" calcext:value-type="float">
            <text:p>1500</text:p>
          </table:table-cell>
          <table:table-cell table:style-name="ce70" office:value-type="float" office:value="650" calcext:value-type="float">
            <text:p>650</text:p>
          </table:table-cell>
          <table:table-cell table:style-name="ce162" table:formula="of:=[.M97]*[.I97]" office:value-type="float" office:value="46.8" calcext:value-type="float">
            <text:p>46.80</text:p>
          </table:table-cell>
          <table:table-cell table:formula="of:=IF(MAX(0;([.L97]-[.M97]));MAX(0;([.L97]-[.M97]));&quot; &quot;)" office:value-type="float" office:value="850" calcext:value-type="float">
            <text:p>850</text:p>
          </table:table-cell>
          <table:table-cell table:style-name="ce70" office:value-type="string" calcext:value-type="string">
            <text:p>-</text:p>
          </table:table-cell>
          <table:table-cell/>
          <table:table-cell table:style-name="ce39" office:value-type="float" office:value="900" calcext:value-type="float">
            <text:p>900</text:p>
          </table:table-cell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70" office:value-type="string" calcext:value-type="string">
            <text:p>Hardware</text:p>
          </table:table-cell>
          <table:table-cell table:style-name="ce70" office:value-type="string" calcext:value-type="string">
            <text:p>M8-1.25x40 Standoff</text:p>
          </table:table-cell>
          <table:table-cell table:style-name="ce92" office:value-type="string" calcext:value-type="string">
            <text:p>Amazon</text:p>
          </table:table-cell>
          <table:table-cell table:style-name="ce70"/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2" calcext:value-type="float">
            <text:p>2</text:p>
          </table:table-cell>
          <table:table-cell table:style-name="ce142" office:value-type="currency" office:currency="USD" office:value="1.4" calcext:value-type="currency">
            <text:p>$1.40</text:p>
          </table:table-cell>
          <table:table-cell table:style-name="ce142" table:formula="of:=[.I98]*[.H98]" office:value-type="currency" office:currency="USD" office:value="2.8" calcext:value-type="currency">
            <text:p>$2.80</text:p>
          </table:table-cell>
          <table:table-cell table:style-name="ce142" table:formula="of:=[.J98]*[.K$1]" office:value-type="currency" office:currency="USD" office:value="700" calcext:value-type="currency">
            <text:p>$700.00</text:p>
          </table:table-cell>
          <table:table-cell table:style-name="ce70" table:formula="of:=[.H98]*[.$K$1]" office:value-type="float" office:value="500" calcext:value-type="float">
            <text:p>500</text:p>
          </table:table-cell>
          <table:table-cell table:style-name="ce70" office:value-type="float" office:value="170" calcext:value-type="float">
            <text:p>170</text:p>
          </table:table-cell>
          <table:table-cell table:style-name="ce162" table:formula="of:=[.M98]*[.I98]" office:value-type="float" office:value="238" calcext:value-type="float">
            <text:p>238.00</text:p>
          </table:table-cell>
          <table:table-cell table:formula="of:=IF(MAX(0;([.L98]-[.M98]));MAX(0;([.L98]-[.M98]));&quot; &quot;)" office:value-type="float" office:value="330" calcext:value-type="float">
            <text:p>330</text:p>
          </table:table-cell>
          <table:table-cell table:style-name="ce70" office:value-type="string" calcext:value-type="string">
            <text:p>-</text:p>
          </table:table-cell>
          <table:table-cell/>
          <table:table-cell table:style-name="ce7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70" office:value-type="string" calcext:value-type="string">
            <text:p>Hardware</text:p>
          </table:table-cell>
          <table:table-cell table:style-name="ce70" office:value-type="string" calcext:value-type="string">
            <text:p>M8-1.25 Nut</text:p>
          </table:table-cell>
          <table:table-cell table:style-name="ce92" office:value-type="string" calcext:value-type="string">
            <text:p>McMaster</text:p>
          </table:table-cell>
          <table:table-cell table:style-name="ce70" office:value-type="string" calcext:value-type="string">
            <text:p>90591A161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4" calcext:value-type="float">
            <text:p>4</text:p>
          </table:table-cell>
          <table:table-cell table:style-name="ce142" office:value-type="currency" office:currency="USD" office:value="0.2" calcext:value-type="currency">
            <text:p>$0.20</text:p>
          </table:table-cell>
          <table:table-cell table:style-name="ce142" table:formula="of:=[.I99]*[.H99]" office:value-type="currency" office:currency="USD" office:value="0.8" calcext:value-type="currency">
            <text:p>$0.80</text:p>
          </table:table-cell>
          <table:table-cell table:style-name="ce142" table:formula="of:=[.J99]*[.K$1]" office:value-type="currency" office:currency="USD" office:value="200" calcext:value-type="currency">
            <text:p>$200.00</text:p>
          </table:table-cell>
          <table:table-cell table:style-name="ce70" table:formula="of:=[.H99]*[.$K$1]" office:value-type="float" office:value="1000" calcext:value-type="float">
            <text:p>1000</text:p>
          </table:table-cell>
          <table:table-cell table:style-name="ce70" office:value-type="float" office:value="350" calcext:value-type="float">
            <text:p>350</text:p>
          </table:table-cell>
          <table:table-cell table:style-name="ce162" table:formula="of:=[.M99]*[.I99]" office:value-type="float" office:value="70" calcext:value-type="float">
            <text:p>70.00</text:p>
          </table:table-cell>
          <table:table-cell table:formula="of:=IF(MAX(0;([.L99]-[.M99]));MAX(0;([.L99]-[.M99]));&quot; &quot;)" office:value-type="float" office:value="650" calcext:value-type="float">
            <text:p>650</text:p>
          </table:table-cell>
          <table:table-cell table:style-name="ce70" office:value-type="string" calcext:value-type="string">
            <text:p>-</text:p>
          </table:table-cell>
          <table:table-cell/>
          <table:table-cell table:style-name="ce39" office:value-type="float" office:value="700" calcext:value-type="float">
            <text:p>700</text:p>
          </table:table-cell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70" office:value-type="string" calcext:value-type="string">
            <text:p>Hardware</text:p>
          </table:table-cell>
          <table:table-cell table:style-name="ce70" office:value-type="string" calcext:value-type="string">
            <text:p>M8-1.25x12 mm Bolt</text:p>
          </table:table-cell>
          <table:table-cell table:style-name="ce92" office:value-type="string" calcext:value-type="string">
            <text:p>McMaster</text:p>
          </table:table-cell>
          <table:table-cell table:style-name="ce70" office:value-type="string" calcext:value-type="string">
            <text:p>91280A524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2" calcext:value-type="float">
            <text:p>2</text:p>
          </table:table-cell>
          <table:table-cell table:style-name="ce142" office:value-type="currency" office:currency="USD" office:value="0.36" calcext:value-type="currency">
            <text:p>$0.36</text:p>
          </table:table-cell>
          <table:table-cell table:style-name="ce142" table:formula="of:=[.I100]*[.H100]" office:value-type="currency" office:currency="USD" office:value="0.72" calcext:value-type="currency">
            <text:p>$0.72</text:p>
          </table:table-cell>
          <table:table-cell table:style-name="ce142" table:formula="of:=[.J100]*[.K$1]" office:value-type="currency" office:currency="USD" office:value="180" calcext:value-type="currency">
            <text:p>$180.00</text:p>
          </table:table-cell>
          <table:table-cell table:style-name="ce70" table:formula="of:=[.H100]*[.$K$1]" office:value-type="float" office:value="500" calcext:value-type="float">
            <text:p>500</text:p>
          </table:table-cell>
          <table:table-cell table:style-name="ce70" office:value-type="float" office:value="500" calcext:value-type="float">
            <text:p>500</text:p>
          </table:table-cell>
          <table:table-cell table:style-name="ce162" table:formula="of:=[.M100]*[.I100]" office:value-type="float" office:value="180" calcext:value-type="float">
            <text:p>180.00</text:p>
          </table:table-cell>
          <table:table-cell table:formula="of:=IF(MAX(0;([.L100]-[.M100]));MAX(0;([.L100]-[.M100]));&quot; &quot;)" office:value-type="string" office:string-value=" " calcext:value-type="string">
            <text:p><text:s/></text:p>
          </table:table-cell>
          <table:table-cell table:style-name="ce70"/>
          <table:table-cell/>
          <table:table-cell table:style-name="ce7"/>
          <table:table-cell table:style-name="ce70" table:number-columns-repeated="45"/>
          <table:table-cell table:number-columns-repeated="961"/>
        </table:table-row>
        <table:table-row table:style-name="ro5">
          <table:table-cell table:style-name="ce70" office:value-type="string" calcext:value-type="string">
            <text:p>Hardware</text:p>
          </table:table-cell>
          <table:table-cell table:style-name="ce70" office:value-type="string" calcext:value-type="string">
            <office:annotation draw:style-name="gr5" draw:text-style-name="P2" svg:width="1.711in" svg:height="0.9701in" svg:x="3.0394in" svg:y="26.6898in" draw:caption-point-x="-0.2402in" draw:caption-point-y="0.6264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table:style-name="ce92" office:value-type="string" calcext:value-type="string">
            <text:p>McMaster</text:p>
          </table:table-cell>
          <table:table-cell table:style-name="ce70" office:value-type="string" calcext:value-type="string">
            <text:p>90380A347 (old)</text:p>
            <text:p>90380A348 (new)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3" calcext:value-type="float">
            <text:p>3</text:p>
          </table:table-cell>
          <table:table-cell table:style-name="ce66" office:value-type="currency" office:currency="USD" office:value="0.067" calcext:value-type="currency">
            <text:p>$0.07</text:p>
          </table:table-cell>
          <table:table-cell table:style-name="ce142" table:formula="of:=[.I101]*[.H101]" office:value-type="currency" office:currency="USD" office:value="0.201" calcext:value-type="currency">
            <text:p>$0.20</text:p>
          </table:table-cell>
          <table:table-cell table:style-name="ce142" table:formula="of:=[.J101]*[.K$1]" office:value-type="currency" office:currency="USD" office:value="50.25" calcext:value-type="currency">
            <text:p>$50.25</text:p>
          </table:table-cell>
          <table:table-cell table:style-name="ce70" table:formula="of:=[.H101]*[.$K$1]" office:value-type="float" office:value="750" calcext:value-type="float">
            <text:p>750</text:p>
          </table:table-cell>
          <table:table-cell table:style-name="ce70" office:value-type="float" office:value="600" calcext:value-type="float">
            <text:p>600</text:p>
          </table:table-cell>
          <table:table-cell table:style-name="ce162" table:formula="of:=[.M101]*[.I101]" office:value-type="float" office:value="40.2" calcext:value-type="float">
            <text:p>40.20</text:p>
          </table:table-cell>
          <table:table-cell table:formula="of:=IF(MAX(0;([.L101]-[.M101]));MAX(0;([.L101]-[.M101]));&quot; &quot;)" office:value-type="float" office:value="150" calcext:value-type="float">
            <text:p>150</text:p>
          </table:table-cell>
          <table:table-cell table:style-name="ce70" office:value-type="string" calcext:value-type="string">
            <text:p>-</text:p>
          </table:table-cell>
          <table:table-cell/>
          <table:table-cell table:style-name="ce7" office:value-type="float" office:value="200" calcext:value-type="float">
            <text:p>200</text:p>
          </table:table-cell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70" office:value-type="string" calcext:value-type="string">
            <text:p>Hardware</text:p>
          </table:table-cell>
          <table:table-cell table:style-name="ce70" office:value-type="string" calcext:value-type="string">
            <text:p>M4-0.7x10 button head bolt</text:p>
          </table:table-cell>
          <table:table-cell table:style-name="ce92" office:value-type="string" calcext:value-type="string">
            <text:p>Amazon</text:p>
          </table:table-cell>
          <table:table-cell table:style-name="ce70"/>
          <table:table-cell table:style-name="ce92" office:value-type="string" calcext:value-type="string">
            <text:p>Cover</text:p>
          </table:table-cell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9" calcext:value-type="float">
            <text:p>9</text:p>
          </table:table-cell>
          <table:table-cell table:style-name="ce142" office:value-type="currency" office:currency="USD" office:value="0.0899" calcext:value-type="currency">
            <text:p>$0.09</text:p>
          </table:table-cell>
          <table:table-cell table:style-name="ce142" table:formula="of:=[.I102]*[.H102]" office:value-type="currency" office:currency="USD" office:value="0.8091" calcext:value-type="currency">
            <text:p>$0.81</text:p>
          </table:table-cell>
          <table:table-cell table:style-name="ce142" table:formula="of:=[.J102]*[.K$1]" office:value-type="currency" office:currency="USD" office:value="202.275" calcext:value-type="currency">
            <text:p>$202.28</text:p>
          </table:table-cell>
          <table:table-cell table:style-name="ce70" table:formula="of:=[.H102]*[.$K$1]" office:value-type="float" office:value="2250" calcext:value-type="float">
            <text:p>2250</text:p>
          </table:table-cell>
          <table:table-cell table:style-name="ce70" office:value-type="float" office:value="1500" calcext:value-type="float">
            <text:p>1500</text:p>
          </table:table-cell>
          <table:table-cell table:style-name="ce162" table:formula="of:=[.M102]*[.I102]" office:value-type="float" office:value="134.85" calcext:value-type="float">
            <text:p>134.85</text:p>
          </table:table-cell>
          <table:table-cell table:formula="of:=IF(MAX(0;([.L102]-[.M102]));MAX(0;([.L102]-[.M102]));&quot; &quot;)" office:value-type="float" office:value="750" calcext:value-type="float">
            <text:p>750</text:p>
          </table:table-cell>
          <table:table-cell table:style-name="ce70" office:value-type="string" calcext:value-type="string">
            <text:p>-</text:p>
          </table:table-cell>
          <table:table-cell/>
          <table:table-cell table:style-name="ce7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70" office:value-type="string" calcext:value-type="string">
            <text:p>Hardware</text:p>
          </table:table-cell>
          <table:table-cell table:style-name="ce70" office:value-type="string" calcext:value-type="string">
            <text:p>M4-0.7x25 button head bolt</text:p>
          </table:table-cell>
          <table:table-cell table:style-name="ce92" office:value-type="string" calcext:value-type="string">
            <text:p>Amazon</text:p>
          </table:table-cell>
          <table:table-cell table:style-name="ce70"/>
          <table:table-cell table:style-name="ce92" office:value-type="string" calcext:value-type="string">
            <text:p>Fans</text:p>
          </table:table-cell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12" calcext:value-type="float">
            <text:p>12</text:p>
          </table:table-cell>
          <table:table-cell table:style-name="ce142" office:value-type="currency" office:currency="USD" office:value="0.1049" calcext:value-type="currency">
            <text:p>$0.10</text:p>
          </table:table-cell>
          <table:table-cell table:style-name="ce142" table:formula="of:=[.I103]*[.H103]" office:value-type="currency" office:currency="USD" office:value="1.2588" calcext:value-type="currency">
            <text:p>$1.26</text:p>
          </table:table-cell>
          <table:table-cell table:style-name="ce142" table:formula="of:=[.J103]*[.K$1]" office:value-type="currency" office:currency="USD" office:value="314.7" calcext:value-type="currency">
            <text:p>$314.70</text:p>
          </table:table-cell>
          <table:table-cell table:style-name="ce70" table:formula="of:=[.H103]*[.$K$1]" office:value-type="float" office:value="3000" calcext:value-type="float">
            <text:p>3000</text:p>
          </table:table-cell>
          <table:table-cell table:style-name="ce70" office:value-type="float" office:value="1600" calcext:value-type="float">
            <text:p>1600</text:p>
          </table:table-cell>
          <table:table-cell table:style-name="ce162" table:formula="of:=[.M103]*[.I103]" office:value-type="float" office:value="167.84" calcext:value-type="float">
            <text:p>167.84</text:p>
          </table:table-cell>
          <table:table-cell table:formula="of:=IF(MAX(0;([.L103]-[.M103]));MAX(0;([.L103]-[.M103]));&quot; &quot;)" office:value-type="float" office:value="1400" calcext:value-type="float">
            <text:p>1400</text:p>
          </table:table-cell>
          <table:table-cell table:style-name="ce70" office:value-type="string" calcext:value-type="string">
            <text:p>-</text:p>
          </table:table-cell>
          <table:table-cell/>
          <table:table-cell table:style-name="ce7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70" office:value-type="string" calcext:value-type="string">
            <text:p>Hardware</text:p>
          </table:table-cell>
          <table:table-cell table:style-name="ce70" office:value-type="string" calcext:value-type="string">
            <text:p>M4 washer</text:p>
          </table:table-cell>
          <table:table-cell table:style-name="ce92" office:value-type="string" calcext:value-type="string">
            <text:p>McMaster</text:p>
          </table:table-cell>
          <table:table-cell table:style-name="ce70" office:value-type="string" calcext:value-type="string">
            <text:p>93475A230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12" calcext:value-type="float">
            <text:p>12</text:p>
          </table:table-cell>
          <table:table-cell table:style-name="ce142" office:value-type="currency" office:currency="USD" office:value="0.025" calcext:value-type="currency">
            <text:p>$0.03</text:p>
          </table:table-cell>
          <table:table-cell table:style-name="ce142" table:formula="of:=[.I104]*[.H104]" office:value-type="currency" office:currency="USD" office:value="0.3" calcext:value-type="currency">
            <text:p>$0.30</text:p>
          </table:table-cell>
          <table:table-cell table:style-name="ce142" table:formula="of:=[.J104]*[.K$1]" office:value-type="currency" office:currency="USD" office:value="75" calcext:value-type="currency">
            <text:p>$75.00</text:p>
          </table:table-cell>
          <table:table-cell table:style-name="ce70" table:formula="of:=[.H104]*[.$K$1]" office:value-type="float" office:value="3000" calcext:value-type="float">
            <text:p>3000</text:p>
          </table:table-cell>
          <table:table-cell table:style-name="ce70" office:value-type="float" office:value="1000" calcext:value-type="float">
            <text:p>1000</text:p>
          </table:table-cell>
          <table:table-cell table:style-name="ce162" table:formula="of:=[.M104]*[.I104]" office:value-type="float" office:value="25" calcext:value-type="float">
            <text:p>25.00</text:p>
          </table:table-cell>
          <table:table-cell table:formula="of:=IF(MAX(0;([.L104]-[.M104]));MAX(0;([.L104]-[.M104]));&quot; &quot;)" office:value-type="float" office:value="2000" calcext:value-type="float">
            <text:p>2000</text:p>
          </table:table-cell>
          <table:table-cell table:style-name="ce70" office:value-type="string" calcext:value-type="string">
            <text:p>-</text:p>
          </table:table-cell>
          <table:table-cell/>
          <table:table-cell table:style-name="ce7" office:value-type="float" office:value="2000" calcext:value-type="float">
            <text:p>2000</text:p>
          </table:table-cell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70" office:value-type="string" calcext:value-type="string">
            <text:p>Hardware</text:p>
          </table:table-cell>
          <table:table-cell table:style-name="ce70" office:value-type="string" calcext:value-type="string">
            <text:p>Plastic M4 Washer (RED)</text:p>
          </table:table-cell>
          <table:table-cell table:style-name="ce92" office:value-type="string" calcext:value-type="string">
            <text:p>Digikey</text:p>
          </table:table-cell>
          <table:table-cell table:style-name="ce72" office:value-type="string" calcext:value-type="string">
            <text:p>RPC3441-ND (obsolete)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12" calcext:value-type="float">
            <text:p>12</text:p>
          </table:table-cell>
          <table:table-cell table:style-name="ce142" office:value-type="currency" office:currency="USD" office:value="0.079" calcext:value-type="currency">
            <text:p>$0.08</text:p>
          </table:table-cell>
          <table:table-cell table:style-name="ce142" table:formula="of:=[.I105]*[.H105]" office:value-type="currency" office:currency="USD" office:value="0.948" calcext:value-type="currency">
            <text:p>$0.95</text:p>
          </table:table-cell>
          <table:table-cell table:style-name="ce142" table:formula="of:=[.J105]*[.K$1]" office:value-type="currency" office:currency="USD" office:value="237" calcext:value-type="currency">
            <text:p>$237.00</text:p>
          </table:table-cell>
          <table:table-cell table:style-name="ce70" table:formula="of:=[.H105]*[.$K$1]" office:value-type="float" office:value="3000" calcext:value-type="float">
            <text:p>3000</text:p>
          </table:table-cell>
          <table:table-cell table:style-name="ce70" office:value-type="float" office:value="6431" calcext:value-type="float">
            <text:p>6431</text:p>
          </table:table-cell>
          <table:table-cell table:style-name="ce162" table:formula="of:=[.M105]*[.I105]" office:value-type="float" office:value="508.049" calcext:value-type="float">
            <text:p>508.05</text:p>
          </table:table-cell>
          <table:table-cell table:formula="of:=IF(MAX(0;([.L105]-[.M105]));MAX(0;([.L105]-[.M105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607" calcext:value-type="float">
            <text:p>2607</text:p>
          </table:table-cell>
          <table:table-cell table:style-name="Default"/>
          <table:table-cell table:style-name="ce70" office:value-type="float" office:value="0" calcext:value-type="float">
            <text:p>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70" office:value-type="string" calcext:value-type="string">
            <text:p>Hardware</text:p>
          </table:table-cell>
          <table:table-cell table:style-name="ce70" office:value-type="string" calcext:value-type="string">
            <text:p>M4 Lock Nut</text:p>
          </table:table-cell>
          <table:table-cell table:style-name="ce92" office:value-type="string" calcext:value-type="string">
            <text:p>McMaster</text:p>
          </table:table-cell>
          <table:table-cell table:style-name="ce70" office:value-type="string" calcext:value-type="string">
            <text:p>90576A103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7" calcext:value-type="float">
            <text:p>7</text:p>
          </table:table-cell>
          <table:table-cell table:style-name="ce142" office:value-type="currency" office:currency="USD" office:value="0.05" calcext:value-type="currency">
            <text:p>$0.05</text:p>
          </table:table-cell>
          <table:table-cell table:style-name="ce142" table:formula="of:=[.I106]*[.H106]" office:value-type="currency" office:currency="USD" office:value="0.35" calcext:value-type="currency">
            <text:p>$0.35</text:p>
          </table:table-cell>
          <table:table-cell table:style-name="ce142" table:formula="of:=[.J106]*[.K$1]" office:value-type="currency" office:currency="USD" office:value="87.5" calcext:value-type="currency">
            <text:p>$87.50</text:p>
          </table:table-cell>
          <table:table-cell table:style-name="ce70" table:formula="of:=[.H106]*[.$K$1]" office:value-type="float" office:value="1750" calcext:value-type="float">
            <text:p>1750</text:p>
          </table:table-cell>
          <table:table-cell table:style-name="ce70" office:value-type="float" office:value="800" calcext:value-type="float">
            <text:p>800</text:p>
          </table:table-cell>
          <table:table-cell table:style-name="ce162" table:formula="of:=[.M106]*[.I106]" office:value-type="float" office:value="40" calcext:value-type="float">
            <text:p>40.00</text:p>
          </table:table-cell>
          <table:table-cell table:formula="of:=IF(MAX(0;([.L106]-[.M106]));MAX(0;([.L106]-[.M106]));&quot; &quot;)" office:value-type="float" office:value="950" calcext:value-type="float">
            <text:p>950</text:p>
          </table:table-cell>
          <table:table-cell table:style-name="ce70" office:value-type="string" calcext:value-type="string">
            <text:p>-</text:p>
          </table:table-cell>
          <table:table-cell/>
          <table:table-cell table:style-name="ce7" office:value-type="float" office:value="1000" calcext:value-type="float">
            <text:p>1000</text:p>
          </table:table-cell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70" office:value-type="string" calcext:value-type="string">
            <text:p>Hardware</text:p>
          </table:table-cell>
          <table:table-cell table:style-name="ce70" office:value-type="string" calcext:value-type="string">
            <text:p>M4 T-slot Nut</text:p>
          </table:table-cell>
          <table:table-cell table:style-name="ce92" office:value-type="string" calcext:value-type="string">
            <text:p>Fairway Fasteners</text:p>
          </table:table-cell>
          <table:table-cell table:style-name="ce70" office:value-type="string" calcext:value-type="string">
            <text:p>JPPNM04016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4" calcext:value-type="float">
            <text:p>4</text:p>
          </table:table-cell>
          <table:table-cell table:style-name="ce142" table:formula="of:=14.68/100" office:value-type="currency" office:currency="USD" office:value="0.1468" calcext:value-type="currency">
            <text:p>$0.15</text:p>
          </table:table-cell>
          <table:table-cell table:style-name="ce142" table:formula="of:=[.I107]*[.H107]" office:value-type="currency" office:currency="USD" office:value="0.5872" calcext:value-type="currency">
            <text:p>$0.59</text:p>
          </table:table-cell>
          <table:table-cell table:style-name="ce142" table:formula="of:=[.J107]*[.K$1]" office:value-type="currency" office:currency="USD" office:value="146.8" calcext:value-type="currency">
            <text:p>$146.80</text:p>
          </table:table-cell>
          <table:table-cell table:style-name="ce70" table:formula="of:=[.H107]*[.$K$1]" office:value-type="float" office:value="1000" calcext:value-type="float">
            <text:p>1000</text:p>
          </table:table-cell>
          <table:table-cell table:style-name="ce70" office:value-type="float" office:value="1120" calcext:value-type="float">
            <text:p>1120</text:p>
          </table:table-cell>
          <table:table-cell table:style-name="ce162" table:formula="of:=[.M107]*[.I107]" office:value-type="float" office:value="164.416" calcext:value-type="float">
            <text:p>164.42</text:p>
          </table:table-cell>
          <table:table-cell table:formula="of:=IF(MAX(0;([.L107]-[.M107]));MAX(0;([.L107]-[.M107]));&quot; &quot;)" office:value-type="string" office:string-value=" " calcext:value-type="string">
            <text:p><text:s/></text:p>
          </table:table-cell>
          <table:table-cell table:style-name="ce70"/>
          <table:table-cell/>
          <table:table-cell table:style-name="ce7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70" office:value-type="string" calcext:value-type="string">
            <text:p>Standoff</text:p>
          </table:table-cell>
          <table:table-cell table:style-name="ce70" office:value-type="string" calcext:value-type="string">
            <text:p>M4-0.7x25 Cover Switch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952-1543-ND</text:p>
          </table:table-cell>
          <table:table-cell table:style-name="ce92" office:value-type="string" calcext:value-type="string">
            <text:p>25mm</text:p>
          </table:table-cell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0.51" calcext:value-type="currency">
            <text:p>$0.51</text:p>
          </table:table-cell>
          <table:table-cell table:style-name="ce142" table:formula="of:=[.I108]*[.H108]" office:value-type="currency" office:currency="USD" office:value="0.51" calcext:value-type="currency">
            <text:p>$0.51</text:p>
          </table:table-cell>
          <table:table-cell table:style-name="ce142" table:formula="of:=[.J108]*[.K$1]" office:value-type="currency" office:currency="USD" office:value="127.5" calcext:value-type="currency">
            <text:p>$127.50</text:p>
          </table:table-cell>
          <table:table-cell table:style-name="ce70" table:formula="of:=[.H108]*[.$K$1]" office:value-type="float" office:value="250" calcext:value-type="float">
            <text:p>250</text:p>
          </table:table-cell>
          <table:table-cell table:style-name="ce70" office:value-type="float" office:value="250" calcext:value-type="float">
            <text:p>250</text:p>
          </table:table-cell>
          <table:table-cell table:style-name="ce162" table:formula="of:=[.M108]*[.I108]" office:value-type="float" office:value="127.5" calcext:value-type="float">
            <text:p>127.50</text:p>
          </table:table-cell>
          <table:table-cell table:formula="of:=IF(MAX(0;([.L108]-[.M108]));MAX(0;([.L108]-[.M10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013" calcext:value-type="float">
            <text:p>3013</text:p>
          </table:table-cell>
          <table:table-cell table:style-name="Default"/>
          <table:table-cell table:style-name="ce70" office:value-type="float" office:value="4000" calcext:value-type="float">
            <text:p>40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70" office:value-type="string" calcext:value-type="string">
            <text:p>Standoff</text:p>
          </table:table-cell>
          <table:table-cell table:style-name="ce70" office:value-type="string" calcext:value-type="string">
            <text:p>M4-0.7x20 PC Cover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952-1542-ND</text:p>
          </table:table-cell>
          <table:table-cell table:style-name="ce92" office:value-type="string" calcext:value-type="string">
            <text:p>20mm</text:p>
          </table:table-cell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5" calcext:value-type="float">
            <text:p>5</text:p>
          </table:table-cell>
          <table:table-cell table:style-name="ce142" office:value-type="currency" office:currency="USD" office:value="0.437" calcext:value-type="currency">
            <text:p>$0.44</text:p>
          </table:table-cell>
          <table:table-cell table:style-name="ce142" table:formula="of:=[.I109]*[.H109]" office:value-type="currency" office:currency="USD" office:value="2.185" calcext:value-type="currency">
            <text:p>$2.19</text:p>
          </table:table-cell>
          <table:table-cell table:style-name="ce142" table:formula="of:=[.J109]*[.K$1]" office:value-type="currency" office:currency="USD" office:value="546.25" calcext:value-type="currency">
            <text:p>$546.25</text:p>
          </table:table-cell>
          <table:table-cell table:style-name="ce70" table:formula="of:=[.H109]*[.$K$1]" office:value-type="float" office:value="1250" calcext:value-type="float">
            <text:p>1250</text:p>
          </table:table-cell>
          <table:table-cell table:style-name="ce70" office:value-type="float" office:value="1287" calcext:value-type="float">
            <text:p>1287</text:p>
          </table:table-cell>
          <table:table-cell table:style-name="ce162" table:formula="of:=[.M109]*[.I109]" office:value-type="float" office:value="562.419" calcext:value-type="float">
            <text:p>562.42</text:p>
          </table:table-cell>
          <table:table-cell table:formula="of:=IF(MAX(0;([.L109]-[.M109]));MAX(0;([.L109]-[.M109]));&quot; &quot;)" office:value-type="string" office:string-value=" " calcext:value-type="string">
            <text:p><text:s/></text:p>
          </table:table-cell>
          <table:table-cell/>
          <table:table-cell office:value-type="float" office:value="0" calcext:value-type="float">
            <text:p>0</text:p>
          </table:table-cell>
          <table:table-cell table:style-name="ce39"/>
          <table:table-cell table:style-name="ce70" office:value-type="float" office:value="1700" calcext:value-type="float">
            <text:p>17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70" office:value-type="string" calcext:value-type="string">
            <text:p>Mechanicals</text:p>
          </table:table-cell>
          <table:table-cell table:style-name="ce70" office:value-type="string" calcext:value-type="string">
            <text:p>Safety Cover</text:p>
          </table:table-cell>
          <table:table-cell table:style-name="ce92" office:value-type="string" calcext:value-type="string">
            <text:p>Hall Precision</text:p>
          </table:table-cell>
          <table:table-cell table:style-name="ce70" office:value-type="string" calcext:value-type="string">
            <text:p>LiBCM-001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26.75" calcext:value-type="currency">
            <text:p>$26.75</text:p>
          </table:table-cell>
          <table:table-cell table:style-name="ce142" table:formula="of:=[.I110]*[.H110]" office:value-type="currency" office:currency="USD" office:value="26.75" calcext:value-type="currency">
            <text:p>$26.75</text:p>
          </table:table-cell>
          <table:table-cell table:style-name="ce142" table:formula="of:=[.J110]*[.K$1]" office:value-type="currency" office:currency="USD" office:value="6687.5" calcext:value-type="currency">
            <text:p>$6,687.50</text:p>
          </table:table-cell>
          <table:table-cell table:style-name="ce70" table:formula="of:=[.H110]*[.$K$1]" office:value-type="float" office:value="250" calcext:value-type="float">
            <text:p>250</text:p>
          </table:table-cell>
          <table:table-cell table:style-name="ce70" office:value-type="float" office:value="101" calcext:value-type="float">
            <text:p>101</text:p>
          </table:table-cell>
          <table:table-cell table:style-name="ce162" table:formula="of:=[.M110]*[.I110]" office:value-type="float" office:value="2701.75" calcext:value-type="float">
            <text:p>2701.75</text:p>
          </table:table-cell>
          <table:table-cell table:formula="of:=IF(MAX(0;([.L110]-[.M110]));MAX(0;([.L110]-[.M110]));&quot; &quot;)" office:value-type="float" office:value="149" calcext:value-type="float">
            <text:p>149</text:p>
          </table:table-cell>
          <table:table-cell table:style-name="ce71" office:value-type="string" calcext:value-type="string">
            <text:p>150 (Matt)</text:p>
          </table:table-cell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0" office:value-type="string" calcext:value-type="string">
            <text:p>Mechanicals</text:p>
          </table:table-cell>
          <table:table-cell table:style-name="ce70" office:value-type="string" calcext:value-type="string">
            <text:p>Aluminum Plate</text:p>
          </table:table-cell>
          <table:table-cell table:style-name="ce92" office:value-type="string" calcext:value-type="string">
            <text:p>EVS</text:p>
          </table:table-cell>
          <table:table-cell table:style-name="ce70" office:value-type="string" calcext:value-type="string">
            <text:p>JTS-LiBCM-001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3" calcext:value-type="float">
            <text:p>3</text:p>
          </table:table-cell>
          <table:table-cell table:style-name="ce142" office:value-type="currency" office:currency="USD" office:value="9.05" calcext:value-type="currency">
            <text:p>$9.05</text:p>
          </table:table-cell>
          <table:table-cell table:style-name="ce142" table:formula="of:=[.I111]*[.H111]" office:value-type="currency" office:currency="USD" office:value="27.15" calcext:value-type="currency">
            <text:p>$27.15</text:p>
          </table:table-cell>
          <table:table-cell table:style-name="ce142" table:formula="of:=[.J111]*[.K$1]" office:value-type="currency" office:currency="USD" office:value="6787.5" calcext:value-type="currency">
            <text:p>$6,787.50</text:p>
          </table:table-cell>
          <table:table-cell table:style-name="ce70" table:formula="of:=[.H111]*[.$K$1]" office:value-type="float" office:value="750" calcext:value-type="float">
            <text:p>750</text:p>
          </table:table-cell>
          <table:table-cell table:style-name="ce70" office:value-type="float" office:value="752" calcext:value-type="float">
            <text:p>752</text:p>
          </table:table-cell>
          <table:table-cell table:style-name="ce162" table:formula="of:=[.M111]*[.I111]" office:value-type="float" office:value="6805.6" calcext:value-type="float">
            <text:p>6805.60</text:p>
          </table:table-cell>
          <table:table-cell table:formula="of:=IF(MAX(0;([.L111]-[.M111]));MAX(0;([.L111]-[.M111]));&quot; &quot;)" office:value-type="string" office:string-value=" " calcext:value-type="string">
            <text:p><text:s/></text:p>
          </table:table-cell>
          <table:table-cell table:number-columns-repeated="2"/>
          <table:table-cell table:style-name="ce71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70" office:value-type="string" calcext:value-type="string">
            <text:p>Other Cables</text:p>
          </table:table-cell>
          <table:table-cell table:style-name="ce70" office:value-type="string" calcext:value-type="string">
            <text:p>Wire – 18 AWG (RED)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CN512R-500-ND‎</text:p>
          </table:table-cell>
          <table:table-cell table:style-name="ce92"/>
          <table:table-cell table:style-name="ce70" table:number-columns-repeated="2"/>
          <table:table-cell table:style-name="ce70" office:value-type="float" office:value="2.5" calcext:value-type="float">
            <text:p>2.5</text:p>
          </table:table-cell>
          <table:table-cell table:style-name="ce142" office:value-type="currency" office:currency="USD" office:value="0.269" calcext:value-type="currency">
            <text:p>$0.27</text:p>
          </table:table-cell>
          <table:table-cell table:style-name="ce142" table:formula="of:=[.I112]*[.H112]" office:value-type="currency" office:currency="USD" office:value="0.6725" calcext:value-type="currency">
            <text:p>$0.67</text:p>
          </table:table-cell>
          <table:table-cell table:style-name="ce142" table:formula="of:=[.J112]*[.K$1]" office:value-type="currency" office:currency="USD" office:value="168.125" calcext:value-type="currency">
            <text:p>$168.13</text:p>
          </table:table-cell>
          <table:table-cell table:style-name="ce70" table:formula="of:=[.H112]*[.$K$1]" office:value-type="float" office:value="625" calcext:value-type="float">
            <text:p>625</text:p>
          </table:table-cell>
          <table:table-cell table:style-name="ce70" office:value-type="float" office:value="800" calcext:value-type="float">
            <text:p>800</text:p>
          </table:table-cell>
          <table:table-cell table:style-name="ce162" table:formula="of:=[.M112]*[.I112]" office:value-type="float" office:value="215.2" calcext:value-type="float">
            <text:p>215.20</text:p>
          </table:table-cell>
          <table:table-cell table:formula="of:=IF(MAX(0;([.L112]-[.M112]));MAX(0;([.L112]-[.M112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3" calcext:value-type="float">
            <text:p>3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0" office:value-type="string" calcext:value-type="string">
            <text:p>Other Cables</text:p>
          </table:table-cell>
          <table:table-cell table:style-name="ce70" office:value-type="string" calcext:value-type="string">
            <text:p>Wire – 18 AWG (BLK)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CN548B-500-ND</text:p>
          </table:table-cell>
          <table:table-cell table:style-name="ce92"/>
          <table:table-cell table:style-name="ce70" table:number-columns-repeated="2"/>
          <table:table-cell table:style-name="ce70" office:value-type="float" office:value="2.5" calcext:value-type="float">
            <text:p>2.5</text:p>
          </table:table-cell>
          <table:table-cell table:style-name="ce142" office:value-type="currency" office:currency="USD" office:value="0.269" calcext:value-type="currency">
            <text:p>$0.27</text:p>
          </table:table-cell>
          <table:table-cell table:style-name="ce142" table:formula="of:=[.I113]*[.H113]" office:value-type="currency" office:currency="USD" office:value="0.6725" calcext:value-type="currency">
            <text:p>$0.67</text:p>
          </table:table-cell>
          <table:table-cell table:style-name="ce142" table:formula="of:=[.J113]*[.K$1]" office:value-type="currency" office:currency="USD" office:value="168.125" calcext:value-type="currency">
            <text:p>$168.13</text:p>
          </table:table-cell>
          <table:table-cell table:style-name="ce70" table:formula="of:=[.H113]*[.$K$1]" office:value-type="float" office:value="625" calcext:value-type="float">
            <text:p>625</text:p>
          </table:table-cell>
          <table:table-cell table:style-name="ce70" office:value-type="float" office:value="800" calcext:value-type="float">
            <text:p>800</text:p>
          </table:table-cell>
          <table:table-cell table:style-name="ce162" table:formula="of:=[.M113]*[.I113]" office:value-type="float" office:value="215.2" calcext:value-type="float">
            <text:p>215.20</text:p>
          </table:table-cell>
          <table:table-cell table:formula="of:=IF(MAX(0;([.L113]-[.M113]));MAX(0;([.L113]-[.M113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0" calcext:value-type="float">
            <text:p>10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0" office:value-type="string" calcext:value-type="string">
            <text:p>Other Cables</text:p>
          </table:table-cell>
          <table:table-cell table:style-name="ce70" office:value-type="string" calcext:value-type="string">
            <text:p>Wire – 18 AWG (WHT)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CN549W-100-ND</text:p>
          </table:table-cell>
          <table:table-cell table:style-name="ce92"/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0.269" calcext:value-type="currency">
            <text:p>$0.27</text:p>
          </table:table-cell>
          <table:table-cell table:style-name="ce142" table:formula="of:=[.I114]*[.H114]" office:value-type="currency" office:currency="USD" office:value="0.269" calcext:value-type="currency">
            <text:p>$0.27</text:p>
          </table:table-cell>
          <table:table-cell table:style-name="ce142" table:formula="of:=[.J114]*[.K$1]" office:value-type="currency" office:currency="USD" office:value="67.25" calcext:value-type="currency">
            <text:p>$67.25</text:p>
          </table:table-cell>
          <table:table-cell table:style-name="ce70" table:formula="of:=[.H114]*[.$K$1]" office:value-type="float" office:value="250" calcext:value-type="float">
            <text:p>250</text:p>
          </table:table-cell>
          <table:table-cell table:style-name="ce70" office:value-type="float" office:value="300" calcext:value-type="float">
            <text:p>300</text:p>
          </table:table-cell>
          <table:table-cell table:style-name="ce162" table:formula="of:=[.M114]*[.I114]" office:value-type="float" office:value="80.7" calcext:value-type="float">
            <text:p>80.70</text:p>
          </table:table-cell>
          <table:table-cell table:formula="of:=IF(MAX(0;([.L114]-[.M114]));MAX(0;([.L114]-[.M114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15" calcext:value-type="float">
            <text:p>15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0" office:value-type="string" calcext:value-type="string">
            <text:p>Other Cables</text:p>
          </table:table-cell>
          <table:table-cell table:style-name="ce70" office:value-type="string" calcext:value-type="string">
            <text:p>Wire – 18 AWG (GRN)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CN557GY-100-ND</text:p>
          </table:table-cell>
          <table:table-cell table:style-name="ce92"/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0.269" calcext:value-type="currency">
            <text:p>$0.27</text:p>
          </table:table-cell>
          <table:table-cell table:style-name="ce142" table:formula="of:=[.I115]*[.H115]" office:value-type="currency" office:currency="USD" office:value="0.269" calcext:value-type="currency">
            <text:p>$0.27</text:p>
          </table:table-cell>
          <table:table-cell table:style-name="ce142" table:formula="of:=[.J115]*[.K$1]" office:value-type="currency" office:currency="USD" office:value="67.25" calcext:value-type="currency">
            <text:p>$67.25</text:p>
          </table:table-cell>
          <table:table-cell table:style-name="ce70" table:formula="of:=[.H115]*[.$K$1]" office:value-type="float" office:value="250" calcext:value-type="float">
            <text:p>250</text:p>
          </table:table-cell>
          <table:table-cell table:style-name="ce70" office:value-type="float" office:value="300" calcext:value-type="float">
            <text:p>300</text:p>
          </table:table-cell>
          <table:table-cell table:style-name="ce162" table:formula="of:=[.M115]*[.I115]" office:value-type="float" office:value="80.7" calcext:value-type="float">
            <text:p>80.70</text:p>
          </table:table-cell>
          <table:table-cell table:formula="of:=IF(MAX(0;([.L115]-[.M115]));MAX(0;([.L115]-[.M115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6" calcext:value-type="float">
            <text:p>6</text:p>
          </table:table-cell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70" office:value-type="string" calcext:value-type="string">
            <text:p>Power Cord</text:p>
          </table:table-cell>
          <table:table-cell table:style-name="ce70" office:value-type="string" calcext:value-type="string">
            <text:p>Edge Trim</text:p>
          </table:table-cell>
          <table:table-cell table:style-name="ce92" office:value-type="string" calcext:value-type="string">
            <text:p>Amazon</text:p>
          </table:table-cell>
          <table:table-cell table:style-name="ce70" office:value-type="string" calcext:value-type="string">
            <text:p>uxcell 1/64:1/16" U channel</text:p>
          </table:table-cell>
          <table:table-cell table:style-name="ce92"/>
          <table:table-cell table:style-name="ce70" table:number-columns-repeated="2"/>
          <table:table-cell table:style-name="ce70" office:value-type="float" office:value="0.36" calcext:value-type="float">
            <office:annotation draw:style-name="gr2" draw:text-style-name="P2" svg:width="1.1413in" svg:height="0.7083in" svg:x="6.9339in" svg:y="29.5307in" draw:caption-point-x="-0.2402in" draw:caption-point-y="0.6114in">
              <dc:date>2021-12-22T00:00:00</dc:date>
              <text:p text:style-name="P1"><text:span text:style-name="T1">feet</text:span></text:p>
            </office:annotation>
            <text:p>0.36</text:p>
          </table:table-cell>
          <table:table-cell table:style-name="ce142" table:formula="of:=12.49/10" office:value-type="currency" office:currency="USD" office:value="1.249" calcext:value-type="currency">
            <text:p>$1.25</text:p>
          </table:table-cell>
          <table:table-cell table:style-name="ce142" table:formula="of:=[.I116]*[.H116]" office:value-type="currency" office:currency="USD" office:value="0.44964" calcext:value-type="currency">
            <text:p>$0.45</text:p>
          </table:table-cell>
          <table:table-cell table:style-name="ce142" table:formula="of:=[.J116]*[.K$1]" office:value-type="currency" office:currency="USD" office:value="112.41" calcext:value-type="currency">
            <text:p>$112.41</text:p>
          </table:table-cell>
          <table:table-cell table:style-name="ce70" table:formula="of:=[.H116]*[.$K$1]" office:value-type="float" office:value="90" calcext:value-type="float">
            <text:p>90</text:p>
          </table:table-cell>
          <table:table-cell table:style-name="ce70" office:value-type="float" office:value="90" calcext:value-type="float">
            <text:p>90</text:p>
          </table:table-cell>
          <table:table-cell table:style-name="ce162" table:formula="of:=[.M116]*[.I116]" office:value-type="float" office:value="112.41" calcext:value-type="float">
            <text:p>112.41</text:p>
          </table:table-cell>
          <table:table-cell table:formula="of:=IF(MAX(0;([.L116]-[.M116]));MAX(0;([.L116]-[.M116]));&quot; &quot;)" office:value-type="string" office:string-value=" " calcext:value-type="string">
            <text:p><text:s/></text:p>
          </table:table-cell>
          <table:table-cell table:style-name="ce99"/>
          <table:table-cell/>
          <table:table-cell table:style-name="Default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LiBCM HV Power</text:p>
          </table:table-cell>
          <table:table-cell table:style-name="ce70" office:value-type="string" calcext:value-type="string">
            <text:p>Ring – LiBCM Power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277-11146-ND</text:p>
          </table:table-cell>
          <table:table-cell table:style-name="ce92"/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142" office:value-type="currency" office:currency="USD" office:value="0.096" calcext:value-type="currency">
            <text:p>$0.10</text:p>
          </table:table-cell>
          <table:table-cell table:style-name="ce142" table:formula="of:=[.I117]*[.H117]" office:value-type="currency" office:currency="USD" office:value="0.192" calcext:value-type="currency">
            <text:p>$0.19</text:p>
          </table:table-cell>
          <table:table-cell table:style-name="ce142" table:formula="of:=[.J117]*[.K$1]" office:value-type="currency" office:currency="USD" office:value="48" calcext:value-type="currency">
            <text:p>$48.00</text:p>
          </table:table-cell>
          <table:table-cell table:style-name="ce70" table:formula="of:=[.H117]*[.$K$1]" office:value-type="float" office:value="500" calcext:value-type="float">
            <text:p>500</text:p>
          </table:table-cell>
          <table:table-cell table:style-name="ce70" office:value-type="float" office:value="550" calcext:value-type="float">
            <text:p>550</text:p>
          </table:table-cell>
          <table:table-cell table:style-name="ce162" table:formula="of:=[.M117]*[.I117]" office:value-type="float" office:value="52.8" calcext:value-type="float">
            <text:p>52.80</text:p>
          </table:table-cell>
          <table:table-cell table:formula="of:=IF(MAX(0;([.L117]-[.M117]));MAX(0;([.L117]-[.M117]));&quot; &quot;)" office:value-type="string" office:string-value=" " calcext:value-type="string">
            <text:p><text:s/></text:p>
          </table:table-cell>
          <table:table-cell table:style-name="ce111"/>
          <table:table-cell office:value-type="float" office:value="20466" calcext:value-type="float">
            <text:p>20466</text:p>
          </table:table-cell>
          <table:table-cell table:style-name="Default"/>
          <table:table-cell table:style-name="ce70" office:value-type="float" office:value="2600" calcext:value-type="float">
            <text:p>2600</text:p>
          </table:table-cell>
          <table:table-cell table:style-name="ce3" table:number-columns-repeated="44"/>
          <table:table-cell table:number-columns-repeated="961"/>
        </table:table-row>
        <table:table-row table:style-name="ro2">
          <table:table-cell table:style-name="ce39" office:value-type="string" calcext:value-type="string">
            <text:p>Current Cables</text:p>
          </table:table-cell>
          <table:table-cell table:style-name="ce70" office:value-type="string" calcext:value-type="string">
            <text:p>Ring – Batteries</text:p>
          </table:table-cell>
          <table:table-cell table:style-name="ce92" office:value-type="string" calcext:value-type="string">
            <text:p>Avnet</text:p>
          </table:table-cell>
          <table:table-cell table:style-name="ce70" office:value-type="string" calcext:value-type="string">
            <text:p>A27073-ND (existing)</text:p>
            <text:p>WM19129-ND (TBD)</text:p>
            <text:p><text:span text:style-name="T8">A27083-ND (meh)</text:span></text:p>
            <text:p><text:span text:style-name="T8">277-11172-ND (meh)</text:span>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6" calcext:value-type="float">
            <text:p>6</text:p>
          </table:table-cell>
          <table:table-cell table:style-name="ce142" office:value-type="currency" office:currency="USD" office:value="0.489" calcext:value-type="currency">
            <text:p>$0.49</text:p>
          </table:table-cell>
          <table:table-cell table:style-name="ce142" table:formula="of:=[.I118]*[.H118]" office:value-type="currency" office:currency="USD" office:value="2.934" calcext:value-type="currency">
            <text:p>$2.93</text:p>
          </table:table-cell>
          <table:table-cell table:style-name="ce142" table:formula="of:=[.J118]*[.K$1]" office:value-type="currency" office:currency="USD" office:value="733.5" calcext:value-type="currency">
            <text:p>$733.50</text:p>
          </table:table-cell>
          <table:table-cell table:style-name="ce70" table:formula="of:=[.H118]*[.$K$1]" office:value-type="float" office:value="1500" calcext:value-type="float">
            <text:p>1500</text:p>
          </table:table-cell>
          <table:table-cell table:style-name="ce70" office:value-type="float" office:value="1660" calcext:value-type="float">
            <text:p>1660</text:p>
          </table:table-cell>
          <table:table-cell table:style-name="ce162" table:formula="of:=[.M118]*[.I118]" office:value-type="float" office:value="811.74" calcext:value-type="float">
            <text:p>811.74</text:p>
          </table:table-cell>
          <table:table-cell table:formula="of:=IF(MAX(0;([.L118]-[.M118]));MAX(0;([.L118]-[.M118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060" calcext:value-type="float">
            <text:p>1060</text:p>
          </table:table-cell>
          <table:table-cell table:style-name="Default"/>
          <table:table-cell table:style-name="ce70" office:value-type="float" office:value="14000" calcext:value-type="float">
            <text:p>140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70" office:value-type="string" calcext:value-type="string">
            <text:p>Ring – Fuse/Switch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277-11168-ND (existing)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2" calcext:value-type="float">
            <text:p>2</text:p>
          </table:table-cell>
          <table:table-cell table:style-name="ce142" office:value-type="currency" office:currency="USD" office:value="0.552" calcext:value-type="currency">
            <text:p>$0.55</text:p>
          </table:table-cell>
          <table:table-cell table:style-name="ce142" table:formula="of:=[.I119]*[.H119]" office:value-type="currency" office:currency="USD" office:value="1.104" calcext:value-type="currency">
            <text:p>$1.10</text:p>
          </table:table-cell>
          <table:table-cell table:style-name="ce142" table:formula="of:=[.J119]*[.K$1]" office:value-type="currency" office:currency="USD" office:value="276" calcext:value-type="currency">
            <text:p>$276.00</text:p>
          </table:table-cell>
          <table:table-cell table:style-name="ce70" table:formula="of:=[.H119]*[.$K$1]" office:value-type="float" office:value="500" calcext:value-type="float">
            <text:p>500</text:p>
          </table:table-cell>
          <table:table-cell table:style-name="ce70" office:value-type="float" office:value="500" calcext:value-type="float">
            <text:p>500</text:p>
          </table:table-cell>
          <table:table-cell table:style-name="ce162" table:formula="of:=[.M119]*[.I119]" office:value-type="float" office:value="276" calcext:value-type="float">
            <text:p>276.00</text:p>
          </table:table-cell>
          <table:table-cell table:formula="of:=IF(MAX(0;([.L119]-[.M119]));MAX(0;([.L119]-[.M11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73" calcext:value-type="float">
            <text:p>473</text:p>
          </table:table-cell>
          <table:table-cell table:style-name="Default"/>
          <table:table-cell table:style-name="ce70" office:value-type="float" office:value="3100" calcext:value-type="float">
            <text:p>3100</text:p>
          </table:table-cell>
          <table:table-cell table:style-name="ce70" table:number-columns-repeated="44"/>
          <table:table-cell table:number-columns-repeated="961"/>
        </table:table-row>
        <table:table-row table:style-name="ro7">
          <table:table-cell table:style-name="ce39" office:value-type="string" calcext:value-type="string">
            <text:p>Current Cables</text:p>
          </table:table-cell>
          <table:table-cell table:style-name="ce70" office:value-type="string" calcext:value-type="string">
            <text:p>Ring – Relay/HVDC-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A112030-ND (existing)(best)</text:p>
            <text:p>23-0191930245-ND (works, thinner)(better)</text:p>
            <text:p><text:span text:style-name="T7">A27067-ND (works, narrower)(good)</text:span>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2" calcext:value-type="float">
            <text:p>2</text:p>
          </table:table-cell>
          <table:table-cell table:style-name="ce142" office:value-type="currency" office:currency="USD" office:value="1.0744" calcext:value-type="currency">
            <text:p>$1.07</text:p>
          </table:table-cell>
          <table:table-cell table:style-name="ce142" table:formula="of:=[.I120]*[.H120]" office:value-type="currency" office:currency="USD" office:value="2.1488" calcext:value-type="currency">
            <text:p>$2.15</text:p>
          </table:table-cell>
          <table:table-cell table:style-name="ce142" table:formula="of:=[.J120]*[.K$1]" office:value-type="currency" office:currency="USD" office:value="537.2" calcext:value-type="currency">
            <text:p>$537.20</text:p>
          </table:table-cell>
          <table:table-cell table:style-name="ce70" table:formula="of:=[.H120]*[.$K$1]" office:value-type="float" office:value="500" calcext:value-type="float">
            <text:p>500</text:p>
          </table:table-cell>
          <table:table-cell table:style-name="ce70" office:value-type="float" office:value="710" calcext:value-type="float">
            <text:p>710</text:p>
          </table:table-cell>
          <table:table-cell table:style-name="ce162" table:formula="of:=[.M120]*[.I120]" office:value-type="float" office:value="762.824" calcext:value-type="float">
            <text:p>762.82</text:p>
          </table:table-cell>
          <table:table-cell table:formula="of:=IF(MAX(0;([.L120]-[.M120]));MAX(0;([.L120]-[.M12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2771" calcext:value-type="float">
            <text:p>32771</text:p>
          </table:table-cell>
          <table:table-cell table:style-name="Default"/>
          <table:table-cell table:style-name="ce70" office:value-type="float" office:value="10800" calcext:value-type="float">
            <text:p>10800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7" office:value-type="string" calcext:value-type="string">
            <text:p>Current Cables</text:p>
          </table:table-cell>
          <table:table-cell table:style-name="ce43" office:value-type="string" calcext:value-type="string">
            <office:annotation draw:style-name="gr2" draw:text-style-name="P2" svg:width="1.1413in" svg:height="0.7083in" svg:x="3.0394in" svg:y="31.2307in" draw:caption-point-x="-0.2402in" draw:caption-point-y="0.5945in">
              <dc:date>2022-05-21T00:00:00</dc:date>
              <text:p text:style-name="P1"><text:span text:style-name="T1">Replaced with 3/8"</text:span></text:p>
            </office:annotation>
            <text:p>½" Conduit (non-slit)</text:p>
          </table:table-cell>
          <table:table-cell table:style-name="ce51" office:value-type="string" calcext:value-type="string">
            <text:p>electriduct.com</text:p>
          </table:table-cell>
          <table:table-cell table:style-name="ce43" office:value-type="string" calcext:value-type="string">
            <text:p>WL-PP-NS-050</text:p>
          </table:table-cell>
          <table:table-cell table:style-name="ce51"/>
          <table:table-cell table:style-name="ce43"/>
          <table:table-cell table:style-name="ce43" office:value-type="string" calcext:value-type="string">
            <text:p>hand</text:p>
          </table:table-cell>
          <table:table-cell table:style-name="ce43" office:value-type="float" office:value="0" calcext:value-type="float">
            <office:annotation draw:style-name="gr2" draw:text-style-name="P2" svg:width="1.1413in" svg:height="0.7083in" svg:x="6.9339in" svg:y="31.1988in" draw:caption-point-x="-0.2402in" draw:caption-point-y="0.6264in">
              <dc:date>2021-10-09T00:00:00</dc:date>
              <text:p text:style-name="P1"><text:span text:style-name="T1">Feet per LiBCM</text:span></text:p>
            </office:annotation>
            <text:p>0</text:p>
          </table:table-cell>
          <table:table-cell table:style-name="ce104" table:formula="of:=33.99/100" office:value-type="currency" office:currency="USD" office:value="0.3399" calcext:value-type="currency">
            <office:annotation draw:style-name="gr2" draw:text-style-name="P2" svg:width="1.1413in" svg:height="0.7083in" svg:x="7.7in" svg:y="31.213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34</text:p>
          </table:table-cell>
          <table:table-cell table:style-name="ce104" table:formula="of:=[.I121]*[.H121]" office:value-type="currency" office:currency="USD" office:value="0" calcext:value-type="currency">
            <text:p>$0.00</text:p>
          </table:table-cell>
          <table:table-cell table:style-name="ce104" table:formula="of:=[.J121]*[.K$1]" office:value-type="currency" office:currency="USD" office:value="0" calcext:value-type="currency">
            <text:p>$0.00</text:p>
          </table:table-cell>
          <table:table-cell table:style-name="ce43" table:formula="of:=[.H121]*[.$K$1]" office:value-type="float" office:value="0" calcext:value-type="float">
            <text:p>0</text:p>
          </table:table-cell>
          <table:table-cell table:style-name="ce43" office:value-type="float" office:value="400" calcext:value-type="float">
            <text:p>400</text:p>
          </table:table-cell>
          <table:table-cell table:style-name="ce125" table:formula="of:=[.M121]*[.I121]" office:value-type="float" office:value="135.96" calcext:value-type="float">
            <text:p>135.96</text:p>
          </table:table-cell>
          <table:table-cell table:style-name="ce131" table:formula="of:=IF(MAX(0;([.L121]-[.M121]));MAX(0;([.L121]-[.M121]));&quot; &quot;)" office:value-type="string" office:string-value=" " calcext:value-type="string">
            <text:p><text:s/></text:p>
          </table:table-cell>
          <table:table-cell/>
          <table:table-cell table:style-name="ce43"/>
          <table:table-cell table:style-name="ce70"/>
          <table:table-cell table:style-name="ce43" table:number-columns-repeated="1006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70" office:value-type="string" calcext:value-type="string">
            <text:p>3/8" Conduit (non-slit)</text:p>
          </table:table-cell>
          <table:table-cell table:style-name="ce92" office:value-type="string" calcext:value-type="string">
            <text:p>electriduct.com</text:p>
          </table:table-cell>
          <table:table-cell table:style-name="ce70" office:value-type="string" calcext:value-type="string">
            <text:p>WL-PP-NS-0375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6" calcext:value-type="float">
            <office:annotation draw:style-name="gr2" draw:text-style-name="P2" svg:width="1.1413in" svg:height="0.7083in" svg:x="6.9339in" svg:y="31.3913in" draw:caption-point-x="-0.2402in" draw:caption-point-y="0.6118in">
              <dc:date>2022-01-17T00:00:00</dc:date>
              <text:p text:style-name="P1"><text:span text:style-name="T1">Feet per LiBCM</text:span></text:p>
            </office:annotation>
            <text:p>6</text:p>
          </table:table-cell>
          <table:table-cell table:style-name="ce142" table:formula="of:=15/50" office:value-type="currency" office:currency="USD" office:value="0.3" calcext:value-type="currency">
            <office:annotation draw:style-name="gr2" draw:text-style-name="P2" svg:width="1.1413in" svg:height="0.7083in" svg:x="7.7in" svg:y="31.3913in" draw:caption-point-x="-0.2402in" draw:caption-point-y="0.6118in">
              <dc:date>2022-01-17T00:00:00</dc:date>
              <text:p text:style-name="P1"><text:span text:style-name="T1">$/ft</text:span></text:p>
            </office:annotation>
            <text:p>$0.30</text:p>
          </table:table-cell>
          <table:table-cell table:style-name="ce142" table:formula="of:=[.I122]*[.H122]" office:value-type="currency" office:currency="USD" office:value="1.8" calcext:value-type="currency">
            <text:p>$1.80</text:p>
          </table:table-cell>
          <table:table-cell table:style-name="ce142" table:formula="of:=[.J122]*[.K$1]" office:value-type="currency" office:currency="USD" office:value="450" calcext:value-type="currency">
            <text:p>$450.00</text:p>
          </table:table-cell>
          <table:table-cell table:style-name="ce70" table:formula="of:=[.H122]*[.$K$1]" office:value-type="float" office:value="1500" calcext:value-type="float">
            <text:p>1500</text:p>
          </table:table-cell>
          <table:table-cell table:style-name="ce70" office:value-type="float" office:value="1100" calcext:value-type="float">
            <text:p>1100</text:p>
          </table:table-cell>
          <table:table-cell table:style-name="ce162" table:formula="of:=[.M122]*[.I122]" office:value-type="float" office:value="330" calcext:value-type="float">
            <text:p>330.00</text:p>
          </table:table-cell>
          <table:table-cell table:formula="of:=IF(MAX(0;([.L122]-[.M122]));MAX(0;([.L122]-[.M122]));&quot; &quot;)" office:value-type="float" office:value="400" calcext:value-type="float">
            <text:p>400</text:p>
          </table:table-cell>
          <table:table-cell table:number-columns-repeated="2"/>
          <table:table-cell table:style-name="ce70" table:number-columns-repeated="46"/>
          <table:table-cell table:number-columns-repeated="961"/>
        </table:table-row>
        <table:table-row table:style-name="ro6">
          <table:table-cell table:style-name="ce39" office:value-type="string" calcext:value-type="string">
            <text:p>Current Cables</text:p>
          </table:table-cell>
          <table:table-cell table:style-name="ce70" office:value-type="string" calcext:value-type="string">
            <text:p>Current Cables 4AWG</text:p>
          </table:table-cell>
          <table:table-cell table:style-name="ce92" office:value-type="string" calcext:value-type="string">
            <text:p>Ebay seller</text:p>
            <text:p>Acdcwireandsupply</text:p>
            <text:p>Search:</text:p>
            <text:p>“excelene #4 500”</text:p>
            <text:p>thewireszone,com</text:p>
          </table:table-cell>
          <table:table-cell table:style-name="ce70" office:value-type="string" calcext:value-type="string">
            <text:p>Southwire Royal Excelene #4 – 500’</text:p>
            <text:p>Radnor #4 FP4167</text:p>
            <text:p>Direct #4 Flex-A-Prene FP0951</text:p>
            <text:p>Direct #4 Flex-A-Prene FP4-B50RD</text:p>
          </table:table-cell>
          <table:table-cell table:style-name="ce92" office:value-type="string" calcext:value-type="string">
            <text:p>4 AWG</text:p>
          </table:table-cell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7.5" calcext:value-type="float">
            <office:annotation draw:style-name="gr2" draw:text-style-name="P2" svg:width="1.1413in" svg:height="0.7083in" svg:x="6.9339in" svg:y="31.5689in" draw:caption-point-x="-0.2402in" draw:caption-point-y="0.6118in">
              <dc:date>2021-10-09T00:00:00</dc:date>
              <text:p text:style-name="P1"><text:span text:style-name="T1">Feet used per LiBCM</text:span></text:p>
            </office:annotation>
            <text:p>7.5</text:p>
          </table:table-cell>
          <table:table-cell table:style-name="ce142" office:value-type="currency" office:currency="USD" office:value="1.23" calcext:value-type="currency">
            <office:annotation draw:style-name="gr2" draw:text-style-name="P2" svg:width="1.1413in" svg:height="0.7083in" svg:x="7.7in" svg:y="31.5689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1.23</text:p>
          </table:table-cell>
          <table:table-cell table:style-name="ce142" table:formula="of:=[.I123]*[.H123]" office:value-type="currency" office:currency="USD" office:value="9.225" calcext:value-type="currency">
            <text:p>$9.23</text:p>
          </table:table-cell>
          <table:table-cell table:style-name="ce142" table:formula="of:=[.J123]*[.K$1]" office:value-type="currency" office:currency="USD" office:value="2306.25" calcext:value-type="currency">
            <text:p>$2,306.25</text:p>
          </table:table-cell>
          <table:table-cell table:style-name="ce70" table:formula="of:=[.H123]*[.$K$1]" office:value-type="float" office:value="1875" calcext:value-type="float">
            <text:p>1875</text:p>
          </table:table-cell>
          <table:table-cell table:style-name="ce70" office:value-type="float" office:value="1504" calcext:value-type="float">
            <text:p>1504</text:p>
          </table:table-cell>
          <table:table-cell table:style-name="ce162" table:formula="of:=[.M123]*[.I123]" office:value-type="float" office:value="1849.92" calcext:value-type="float">
            <text:p>1849.92</text:p>
          </table:table-cell>
          <table:table-cell table:formula="of:=IF(MAX(0;([.L123]-[.M123]));MAX(0;([.L123]-[.M123]));&quot; &quot;)" office:value-type="float" office:value="371" calcext:value-type="float">
            <text:p>371</text:p>
          </table:table-cell>
          <table:table-cell table:style-name="ce70" office:value-type="string" calcext:value-type="string">
            <text:p>-</text:p>
          </table:table-cell>
          <table:table-cell/>
          <table:table-cell table:style-name="ce7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Current Cables</text:p>
          </table:table-cell>
          <table:table-cell table:style-name="ce70" office:value-type="string" calcext:value-type="string">
            <text:p>Heat Shrink</text:p>
          </table:table-cell>
          <table:table-cell table:style-name="ce92" office:value-type="string" calcext:value-type="string">
            <text:p>Amazon</text:p>
          </table:table-cell>
          <table:table-cell table:style-name="ce70" office:value-type="string" calcext:value-type="string">
            <text:p>½" heat shrink</text:p>
          </table:table-cell>
          <table:table-cell table:style-name="ce92"/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0.07" calcext:value-type="currency">
            <text:p>$0.07</text:p>
          </table:table-cell>
          <table:table-cell table:style-name="ce142" table:formula="of:=[.I124]*[.H124]" office:value-type="currency" office:currency="USD" office:value="0.07" calcext:value-type="currency">
            <text:p>$0.07</text:p>
          </table:table-cell>
          <table:table-cell table:style-name="ce142" table:formula="of:=[.J124]*[.K$1]" office:value-type="currency" office:currency="USD" office:value="17.5" calcext:value-type="currency">
            <text:p>$17.50</text:p>
          </table:table-cell>
          <table:table-cell table:style-name="ce70" table:formula="of:=[.H124]*[.$K$1]" office:value-type="float" office:value="250" calcext:value-type="float">
            <text:p>250</text:p>
          </table:table-cell>
          <table:table-cell table:style-name="ce70" office:value-type="float" office:value="500" calcext:value-type="float">
            <text:p>500</text:p>
          </table:table-cell>
          <table:table-cell table:style-name="ce162" table:formula="of:=[.M124]*[.I124]" office:value-type="float" office:value="35" calcext:value-type="float">
            <text:p>35.00</text:p>
          </table:table-cell>
          <table:table-cell table:formula="of:=IF(MAX(0;([.L124]-[.M124]));MAX(0;([.L124]-[.M124]));&quot; &quot;)" office:value-type="string" office:string-value=" " calcext:value-type="string">
            <text:p><text:s/></text:p>
          </table:table-cell>
          <table:table-cell table:style-name="ce70"/>
          <table:table-cell/>
          <table:table-cell table:style-name="ce7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ool</text:p>
          </table:table-cell>
          <table:table-cell table:style-name="ce70" office:value-type="string" calcext:value-type="string">
            <text:p>Flat head screwdriver</text:p>
          </table:table-cell>
          <table:table-cell table:style-name="ce92" office:value-type="string" calcext:value-type="string">
            <text:p>Amazon</text:p>
          </table:table-cell>
          <table:table-cell table:style-name="ce70" office:value-type="string" calcext:value-type="string">
            <text:p>2.0 mm flat head</text:p>
          </table:table-cell>
          <table:table-cell table:style-name="ce92"/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142" table:formula="of:=16.99/50" office:value-type="currency" office:currency="USD" office:value="0.3398" calcext:value-type="currency">
            <text:p>$0.34</text:p>
          </table:table-cell>
          <table:table-cell table:style-name="ce142" table:formula="of:=[.I125]*[.H125]" office:value-type="currency" office:currency="USD" office:value="0.3398" calcext:value-type="currency">
            <text:p>$0.34</text:p>
          </table:table-cell>
          <table:table-cell table:style-name="ce142" table:formula="of:=[.J125]*[.K$1]" office:value-type="currency" office:currency="USD" office:value="84.95" calcext:value-type="currency">
            <text:p>$84.95</text:p>
          </table:table-cell>
          <table:table-cell table:style-name="ce70" table:formula="of:=[.H125]*[.$K$1]" office:value-type="float" office:value="250" calcext:value-type="float">
            <text:p>250</text:p>
          </table:table-cell>
          <table:table-cell table:style-name="ce70" office:value-type="float" office:value="150" calcext:value-type="float">
            <text:p>150</text:p>
          </table:table-cell>
          <table:table-cell table:style-name="ce162" table:formula="of:=[.M125]*[.I125]" office:value-type="float" office:value="50.97" calcext:value-type="float">
            <text:p>50.97</text:p>
          </table:table-cell>
          <table:table-cell table:formula="of:=IF(MAX(0;([.L125]-[.M125]));MAX(0;([.L125]-[.M125]));&quot; &quot;)" office:value-type="float" office:value="100" calcext:value-type="float">
            <text:p>100</text:p>
          </table:table-cell>
          <table:table-cell table:style-name="ce70" office:value-type="string" calcext:value-type="string">
            <text:p>-</text:p>
          </table:table-cell>
          <table:table-cell/>
          <table:table-cell table:style-name="ce7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Tool</text:p>
          </table:table-cell>
          <table:table-cell table:style-name="ce70" office:value-type="string" calcext:value-type="string">
            <text:p>Allen Wrench</text:p>
          </table:table-cell>
          <table:table-cell table:style-name="ce92" office:value-type="string" calcext:value-type="string">
            <text:p>Amazon</text:p>
          </table:table-cell>
          <table:table-cell table:style-name="ce70" office:value-type="string" calcext:value-type="string">
            <text:p>2.5 mm L</text:p>
          </table:table-cell>
          <table:table-cell table:style-name="ce92"/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0.35" calcext:value-type="currency">
            <text:p>$0.35</text:p>
          </table:table-cell>
          <table:table-cell table:style-name="ce142" table:formula="of:=[.I126]*[.H126]" office:value-type="currency" office:currency="USD" office:value="0.35" calcext:value-type="currency">
            <text:p>$0.35</text:p>
          </table:table-cell>
          <table:table-cell table:style-name="ce142" table:formula="of:=[.J126]*[.K$1]" office:value-type="currency" office:currency="USD" office:value="87.5" calcext:value-type="currency">
            <text:p>$87.50</text:p>
          </table:table-cell>
          <table:table-cell table:style-name="ce70" table:formula="of:=[.H126]*[.$K$1]" office:value-type="float" office:value="250" calcext:value-type="float">
            <text:p>250</text:p>
          </table:table-cell>
          <table:table-cell table:style-name="ce70" office:value-type="float" office:value="240" calcext:value-type="float">
            <text:p>240</text:p>
          </table:table-cell>
          <table:table-cell table:style-name="ce162" table:formula="of:=[.M126]*[.I126]" office:value-type="float" office:value="84" calcext:value-type="float">
            <text:p>84.00</text:p>
          </table:table-cell>
          <table:table-cell table:formula="of:=IF(MAX(0;([.L126]-[.M126]));MAX(0;([.L126]-[.M126]));&quot; &quot;)" office:value-type="float" office:value="10" calcext:value-type="float">
            <text:p>10</text:p>
          </table:table-cell>
          <table:table-cell table:style-name="ce70" office:value-type="string" calcext:value-type="string">
            <text:p>-</text:p>
          </table:table-cell>
          <table:table-cell/>
          <table:table-cell table:style-name="ce7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70" office:value-type="string" calcext:value-type="string">
            <text:p>18S Connector</text:p>
          </table:table-cell>
          <table:table-cell table:style-name="ce92" office:value-type="string" calcext:value-type="string">
            <text:p>yghaidie.com</text:p>
          </table:table-cell>
          <table:table-cell table:style-name="ce70" office:value-type="string" calcext:value-type="string">
            <office:annotation draw:style-name="gr6" draw:text-style-name="P2" svg:width="1.1413in" svg:height="1.4787in" svg:x="5.8831in" svg:y="32.9087in" draw:caption-point-x="-0.2402in" draw:caption-point-y="0.618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-0.7-2.2-21J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2" calcext:value-type="float">
            <text:p>2</text:p>
          </table:table-cell>
          <table:table-cell table:style-name="ce142" table:formula="of:=2.12" office:value-type="currency" office:currency="USD" office:value="2.12" calcext:value-type="currency">
            <text:p>$2.12</text:p>
          </table:table-cell>
          <table:table-cell table:style-name="ce142" table:formula="of:=[.I127]*[.H127]" office:value-type="currency" office:currency="USD" office:value="4.24" calcext:value-type="currency">
            <text:p>$4.24</text:p>
          </table:table-cell>
          <table:table-cell table:style-name="ce142" table:formula="of:=[.J127]*[.K$1]" office:value-type="currency" office:currency="USD" office:value="1060" calcext:value-type="currency">
            <text:p>$1,060.00</text:p>
          </table:table-cell>
          <table:table-cell table:style-name="ce70" table:formula="of:=[.H127]*[.$K$1]" office:value-type="float" office:value="500" calcext:value-type="float">
            <text:p>500</text:p>
          </table:table-cell>
          <table:table-cell table:style-name="ce70" office:value-type="float" office:value="500" calcext:value-type="float">
            <text:p>500</text:p>
          </table:table-cell>
          <table:table-cell table:style-name="ce162" table:formula="of:=[.M127]*[.I127]" office:value-type="float" office:value="1060" calcext:value-type="float">
            <text:p>1060.00</text:p>
          </table:table-cell>
          <table:table-cell table:formula="of:=IF(MAX(0;([.L127]-[.M127]));MAX(0;([.L127]-[.M127]));&quot; &quot;)" office:value-type="string" office:string-value=" " calcext:value-type="string">
            <text:p><text:s/></text:p>
          </table:table-cell>
          <table:table-cell table:style-name="ce70"/>
          <table:table-cell/>
          <table:table-cell table:style-name="ce7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70" office:value-type="string" calcext:value-type="string">
            <text:p>12S Connector</text:p>
          </table:table-cell>
          <table:table-cell table:style-name="ce92" office:value-type="string" calcext:value-type="string">
            <text:p>yghaidie.com</text:p>
          </table:table-cell>
          <table:table-cell table:style-name="ce70" office:value-type="string" calcext:value-type="string">
            <office:annotation draw:style-name="gr7" draw:text-style-name="P2" svg:width="1.1413in" svg:height="1.3232in" svg:x="5.8831in" svg:y="33.0862in" draw:caption-point-x="-0.2402in" draw:caption-point-y="0.6189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-0.7-11J (6098-4595)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1" calcext:value-type="float">
            <text:p>1</text:p>
          </table:table-cell>
          <table:table-cell table:style-name="ce142" table:formula="of:=2.26" office:value-type="currency" office:currency="USD" office:value="2.26" calcext:value-type="currency">
            <text:p>$2.26</text:p>
          </table:table-cell>
          <table:table-cell table:style-name="ce142" table:formula="of:=[.I128]*[.H128]" office:value-type="currency" office:currency="USD" office:value="2.26" calcext:value-type="currency">
            <text:p>$2.26</text:p>
          </table:table-cell>
          <table:table-cell table:style-name="ce142" table:formula="of:=[.J128]*[.K$1]" office:value-type="currency" office:currency="USD" office:value="565" calcext:value-type="currency">
            <text:p>$565.00</text:p>
          </table:table-cell>
          <table:table-cell table:style-name="ce70" table:formula="of:=[.H128]*[.$K$1]" office:value-type="float" office:value="250" calcext:value-type="float">
            <text:p>250</text:p>
          </table:table-cell>
          <table:table-cell table:style-name="ce70" office:value-type="float" office:value="450" calcext:value-type="float">
            <text:p>450</text:p>
          </table:table-cell>
          <table:table-cell table:style-name="ce162" table:formula="of:=[.M128]*[.I128]" office:value-type="float" office:value="1017" calcext:value-type="float">
            <text:p>1017.00</text:p>
          </table:table-cell>
          <table:table-cell table:formula="of:=IF(MAX(0;([.L128]-[.M128]));MAX(0;([.L128]-[.M128]));&quot; &quot;)" office:value-type="string" office:string-value=" " calcext:value-type="string">
            <text:p><text:s/></text:p>
          </table:table-cell>
          <table:table-cell table:style-name="ce70"/>
          <table:table-cell/>
          <table:table-cell table:style-name="ce7"/>
          <table:table-cell table:style-name="ce70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70" office:value-type="string" calcext:value-type="string">
            <text:p>20P Ribbon Cable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office:annotation draw:style-name="gr2" draw:text-style-name="P2" svg:width="1.1413in" svg:height="0.7083in" svg:x="5.8831in" svg:y="33.2717in" draw:caption-point-x="-0.2402in" draw:caption-point-y="0.6114in">
              <dc:date>2021-12-23T00:00:00</dc:date>
              <text:p text:style-name="P1"><text:span text:style-name="T1">Cheaper to order high QTY of shorter spools</text:span></text:p>
            </office:annotation>
            <text:p>MC20M-25-ND</text:p>
            <text:p>3M157940-100-ND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1" calcext:value-type="float">
            <office:annotation draw:style-name="gr2" draw:text-style-name="P2" svg:width="1.1413in" svg:height="0.7083in" svg:x="6.9339in" svg:y="33.2717in" draw:caption-point-x="-0.2402in" draw:caption-point-y="0.6114in">
              <dc:date>2021-12-23T00:00:00</dc:date>
              <text:p text:style-name="P1"><text:span text:style-name="T1">Feet/LiBCM</text:span></text:p>
            </office:annotation>
            <text:p>1</text:p>
          </table:table-cell>
          <table:table-cell table:style-name="ce142" table:formula="of:=33.27/25" office:value-type="currency" office:currency="USD" office:value="1.3308" calcext:value-type="currency">
            <text:p>$1.33</text:p>
          </table:table-cell>
          <table:table-cell table:style-name="ce142" table:formula="of:=[.I129]*[.H129]" office:value-type="currency" office:currency="USD" office:value="1.3308" calcext:value-type="currency">
            <text:p>$1.33</text:p>
          </table:table-cell>
          <table:table-cell table:style-name="ce142" table:formula="of:=[.J129]*[.K$1]" office:value-type="currency" office:currency="USD" office:value="332.7" calcext:value-type="currency">
            <text:p>$332.70</text:p>
          </table:table-cell>
          <table:table-cell table:style-name="ce70" table:formula="of:=[.H129]*[.$K$1]" office:value-type="float" office:value="250" calcext:value-type="float">
            <text:p>250</text:p>
          </table:table-cell>
          <table:table-cell table:style-name="ce70" office:value-type="float" office:value="350" calcext:value-type="float">
            <text:p>350</text:p>
          </table:table-cell>
          <table:table-cell table:style-name="ce162" table:formula="of:=[.M129]*[.I129]" office:value-type="float" office:value="465.78" calcext:value-type="float">
            <text:p>465.78</text:p>
          </table:table-cell>
          <table:table-cell table:formula="of:=IF(MAX(0;([.L129]-[.M129]));MAX(0;([.L129]-[.M129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2" calcext:value-type="float">
            <text:p>2</text:p>
          </table:table-cell>
          <table:table-cell table:style-name="Default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70" office:value-type="string" calcext:value-type="string">
            <text:p>14P Ribbon Cable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MC14M-25-ND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0.5" calcext:value-type="float">
            <text:p>0.5</text:p>
          </table:table-cell>
          <table:table-cell table:style-name="ce142" table:formula="of:=24.71/25" office:value-type="currency" office:currency="USD" office:value="0.9884" calcext:value-type="currency">
            <text:p>$0.99</text:p>
          </table:table-cell>
          <table:table-cell table:style-name="ce142" table:formula="of:=[.I130]*[.H130]" office:value-type="currency" office:currency="USD" office:value="0.4942" calcext:value-type="currency">
            <text:p>$0.49</text:p>
          </table:table-cell>
          <table:table-cell table:style-name="ce142" table:formula="of:=[.J130]*[.K$1]" office:value-type="currency" office:currency="USD" office:value="123.55" calcext:value-type="currency">
            <text:p>$123.55</text:p>
          </table:table-cell>
          <table:table-cell table:style-name="ce70" table:formula="of:=[.H130]*[.$K$1]" office:value-type="float" office:value="125" calcext:value-type="float">
            <text:p>125</text:p>
          </table:table-cell>
          <table:table-cell table:style-name="ce70" office:value-type="float" office:value="150" calcext:value-type="float">
            <text:p>150</text:p>
          </table:table-cell>
          <table:table-cell table:style-name="ce162" table:formula="of:=[.M130]*[.I130]" office:value-type="float" office:value="148.26" calcext:value-type="float">
            <text:p>148.26</text:p>
          </table:table-cell>
          <table:table-cell table:formula="of:=IF(MAX(0;([.L130]-[.M130]));MAX(0;([.L130]-[.M13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" calcext:value-type="float">
            <text:p>3</text:p>
          </table:table-cell>
          <table:table-cell table:style-name="Default"/>
          <table:table-cell table:style-name="ce70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BMS Cables</text:p>
          </table:table-cell>
          <table:table-cell table:style-name="ce70" office:value-type="string" calcext:value-type="string">
            <text:p>20P Ribbon Connector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<text:span text:style-name="T7">SFH213-PPPC-D10-ID-BK</text:span></text:p>
            <text:p><text:span text:style-name="T4">71600-020LF</text:span>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2" calcext:value-type="float">
            <text:p>2</text:p>
          </table:table-cell>
          <table:table-cell table:style-name="ce142" office:value-type="currency" office:currency="USD" office:value="0.66" calcext:value-type="currency">
            <text:p>$0.66</text:p>
          </table:table-cell>
          <table:table-cell table:style-name="ce142" table:formula="of:=[.I131]*[.H131]" office:value-type="currency" office:currency="USD" office:value="1.32" calcext:value-type="currency">
            <text:p>$1.32</text:p>
          </table:table-cell>
          <table:table-cell table:style-name="ce142" table:formula="of:=[.J131]*[.K$1]" office:value-type="currency" office:currency="USD" office:value="330" calcext:value-type="currency">
            <text:p>$330.00</text:p>
          </table:table-cell>
          <table:table-cell table:style-name="ce70" table:formula="of:=[.H131]*[.$K$1]" office:value-type="float" office:value="500" calcext:value-type="float">
            <text:p>500</text:p>
          </table:table-cell>
          <table:table-cell table:style-name="ce70" office:value-type="float" office:value="550" calcext:value-type="float">
            <text:p>550</text:p>
          </table:table-cell>
          <table:table-cell table:style-name="ce162" table:formula="of:=[.M131]*[.I131]" office:value-type="float" office:value="363" calcext:value-type="float">
            <text:p>363.00</text:p>
          </table:table-cell>
          <table:table-cell table:formula="of:=IF(MAX(0;([.L131]-[.M131]));MAX(0;([.L131]-[.M131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4465" calcext:value-type="float">
            <text:p>4465</text:p>
          </table:table-cell>
          <table:table-cell table:style-name="Default"/>
          <table:table-cell table:style-name="ce70" office:value-type="float" office:value="15968" calcext:value-type="float">
            <text:p>15968</text:p>
          </table:table-cell>
          <table:table-cell table:style-name="ce70" table:number-columns-repeated="44"/>
          <table:table-cell table:number-columns-repeated="961"/>
        </table:table-row>
        <table:table-row table:style-name="ro7">
          <table:table-cell table:style-name="ce39" office:value-type="string" calcext:value-type="string">
            <text:p>BMS Cables</text:p>
          </table:table-cell>
          <table:table-cell table:style-name="ce70" office:value-type="string" calcext:value-type="string">
            <text:p>14P Ribbon Connector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SFH213-PPPC-D07-ID-BK</text:p>
            <text:p>3030-14-0103-00</text:p>
            <text:p><text:span text:style-name="T4">71600-014LF</text:span>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0.662" calcext:value-type="currency">
            <text:p>$0.66</text:p>
          </table:table-cell>
          <table:table-cell table:style-name="ce142" table:formula="of:=[.I132]*[.H132]" office:value-type="currency" office:currency="USD" office:value="0.662" calcext:value-type="currency">
            <text:p>$0.66</text:p>
          </table:table-cell>
          <table:table-cell table:style-name="ce142" table:formula="of:=[.J132]*[.K$1]" office:value-type="currency" office:currency="USD" office:value="165.5" calcext:value-type="currency">
            <text:p>$165.50</text:p>
          </table:table-cell>
          <table:table-cell table:style-name="ce70" table:formula="of:=[.H132]*[.$K$1]" office:value-type="float" office:value="250" calcext:value-type="float">
            <text:p>250</text:p>
          </table:table-cell>
          <table:table-cell table:style-name="ce70" office:value-type="float" office:value="320" calcext:value-type="float">
            <text:p>320</text:p>
          </table:table-cell>
          <table:table-cell table:style-name="ce162" table:formula="of:=[.M132]*[.I132]" office:value-type="float" office:value="211.84" calcext:value-type="float">
            <text:p>211.84</text:p>
          </table:table-cell>
          <table:table-cell table:formula="of:=IF(MAX(0;([.L132]-[.M132]));MAX(0;([.L132]-[.M132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43" calcext:value-type="float">
            <text:p>143</text:p>
          </table:table-cell>
          <table:table-cell table:style-name="Default"/>
          <table:table-cell table:style-name="ce70" office:value-type="float" office:value="326" calcext:value-type="float">
            <text:p>326</text:p>
          </table:table-cell>
          <table:table-cell table:style-name="ce70" table:number-columns-repeated="44"/>
          <table:table-cell table:number-columns-repeated="961"/>
        </table:table-row>
        <table:table-row table:style-name="ro3">
          <table:table-cell table:style-name="ce39" office:value-type="string" calcext:value-type="string">
            <text:p>BMS Cables</text:p>
          </table:table-cell>
          <table:table-cell table:style-name="ce70" office:value-type="string" calcext:value-type="string">
            <text:p>Ribbon Cable Sleeving</text:p>
          </table:table-cell>
          <table:table-cell table:style-name="ce92" office:value-type="string" calcext:value-type="string">
            <text:p>Cabletiesandmore</text:p>
          </table:table-cell>
          <table:table-cell table:style-name="ce70" office:value-type="string" calcext:value-type="string">
            <text:p>F6Z1.00-50 (TechFlex F6 Flat 1")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0.4" calcext:value-type="float">
            <office:annotation draw:style-name="gr2" draw:text-style-name="P2" svg:width="1.1413in" svg:height="0.7083in" svg:x="6.9339in" svg:y="34.6189in" draw:caption-point-x="-0.2402in" draw:caption-point-y="0.6114in">
              <dc:date>2021-10-24T00:00:00</dc:date>
              <text:p text:style-name="P1"><text:span text:style-name="T1">feet</text:span></text:p>
            </office:annotation>
            <text:p>0.4</text:p>
          </table:table-cell>
          <table:table-cell table:style-name="ce142" table:formula="of:=1.31" office:value-type="currency" office:currency="USD" office:value="1.31" calcext:value-type="currency">
            <text:p>$1.31</text:p>
          </table:table-cell>
          <table:table-cell table:style-name="ce142" table:formula="of:=[.I133]*[.H133]" office:value-type="currency" office:currency="USD" office:value="0.524" calcext:value-type="currency">
            <text:p>$0.52</text:p>
          </table:table-cell>
          <table:table-cell table:style-name="ce142" table:formula="of:=[.J133]*[.K$1]" office:value-type="currency" office:currency="USD" office:value="131" calcext:value-type="currency">
            <text:p>$131.00</text:p>
          </table:table-cell>
          <table:table-cell table:style-name="ce70" table:formula="of:=[.H133]*[.$K$1]" office:value-type="float" office:value="100" calcext:value-type="float">
            <text:p>100</text:p>
          </table:table-cell>
          <table:table-cell table:style-name="ce70" office:value-type="float" office:value="100" calcext:value-type="float">
            <text:p>100</text:p>
          </table:table-cell>
          <table:table-cell table:style-name="ce162" table:formula="of:=[.M133]*[.I133]" office:value-type="float" office:value="131" calcext:value-type="float">
            <text:p>131.00</text:p>
          </table:table-cell>
          <table:table-cell table:formula="of:=IF(MAX(0;([.L133]-[.M133]));MAX(0;([.L133]-[.M133]));&quot; &quot;)" office:value-type="string" office:string-value=" " calcext:value-type="string">
            <text:p><text:s/>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V Cables</text:p>
          </table:table-cell>
          <table:table-cell table:style-name="ce70" office:value-type="string" calcext:value-type="string">
            <text:p>Screw terminal ferrules</text:p>
          </table:table-cell>
          <table:table-cell table:style-name="ce92" office:value-type="string" calcext:value-type="string">
            <text:p>Amazon</text:p>
          </table:table-cell>
          <table:table-cell table:style-name="ce70" office:value-type="string" calcext:value-type="string">
            <text:p>20 AWG insulated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6" calcext:value-type="float">
            <text:p>6</text:p>
          </table:table-cell>
          <table:table-cell table:style-name="ce142" office:value-type="currency" office:currency="USD" office:value="0.017" calcext:value-type="currency">
            <text:p>$0.02</text:p>
          </table:table-cell>
          <table:table-cell table:style-name="ce142" table:formula="of:=[.I134]*[.H134]" office:value-type="currency" office:currency="USD" office:value="0.102" calcext:value-type="currency">
            <text:p>$0.10</text:p>
          </table:table-cell>
          <table:table-cell table:style-name="ce142" table:formula="of:=[.J134]*[.K$1]" office:value-type="currency" office:currency="USD" office:value="25.5" calcext:value-type="currency">
            <text:p>$25.50</text:p>
          </table:table-cell>
          <table:table-cell table:style-name="ce70" table:formula="of:=[.H134]*[.$K$1]" office:value-type="float" office:value="1500" calcext:value-type="float">
            <text:p>1500</text:p>
          </table:table-cell>
          <table:table-cell table:style-name="ce70" office:value-type="float" office:value="1500" calcext:value-type="float">
            <text:p>1500</text:p>
          </table:table-cell>
          <table:table-cell table:style-name="ce162" table:formula="of:=[.M134]*[.I134]" office:value-type="float" office:value="25.5" calcext:value-type="float">
            <text:p>25.50</text:p>
          </table:table-cell>
          <table:table-cell table:formula="of:=IF(MAX(0;([.L134]-[.M134]));MAX(0;([.L134]-[.M134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70" table:number-columns-repeated="45"/>
          <table:table-cell table:number-columns-repeated="961"/>
        </table:table-row>
        <table:table-row table:style-name="ro7">
          <table:table-cell table:style-name="ce39" office:value-type="string" calcext:value-type="string">
            <text:p>BMS Cables</text:p>
          </table:table-cell>
          <table:table-cell table:style-name="ce70" office:value-type="string" calcext:value-type="string">
            <text:p>18S ferrule (large pins)</text:p>
          </table:table-cell>
          <table:table-cell table:style-name="ce92" office:value-type="string" calcext:value-type="string">
            <text:p>Digikey</text:p>
            <text:p>Digikey</text:p>
            <text:p>Amazon</text:p>
          </table:table-cell>
          <table:table-cell table:style-name="ce70" office:value-type="string" calcext:value-type="string">
            <text:p><text:span text:style-name="T7">288-1077-ND (short)</text:span></text:p>
            <text:p><text:span text:style-name="T4">288-1078-ND (long)</text:span></text:p>
            <text:p><text:span text:style-name="T4">Tnisesm 26-22 non-insulated butt</text:span></text:p>
          </table:table-cell>
          <table:table-cell table:style-name="ce92"/>
          <table:table-cell table:style-name="ce70"/>
          <table:table-cell table:style-name="ce70" office:value-type="string" calcext:value-type="string">
            <text:p>hand</text:p>
          </table:table-cell>
          <table:table-cell table:style-name="ce70" office:value-type="float" office:value="2" calcext:value-type="float">
            <text:p>2</text:p>
          </table:table-cell>
          <table:table-cell table:style-name="ce142" office:value-type="currency" office:currency="USD" office:value="0.044" calcext:value-type="currency">
            <text:p>$0.04</text:p>
          </table:table-cell>
          <table:table-cell table:style-name="ce142" table:formula="of:=[.I135]*[.H135]" office:value-type="currency" office:currency="USD" office:value="0.088" calcext:value-type="currency">
            <text:p>$0.09</text:p>
          </table:table-cell>
          <table:table-cell table:style-name="ce142" table:formula="of:=[.J135]*[.K$1]" office:value-type="currency" office:currency="USD" office:value="22" calcext:value-type="currency">
            <text:p>$22.00</text:p>
          </table:table-cell>
          <table:table-cell table:style-name="ce70" table:formula="of:=[.H135]*[.$K$1]" office:value-type="float" office:value="500" calcext:value-type="float">
            <text:p>500</text:p>
          </table:table-cell>
          <table:table-cell table:style-name="ce70" office:value-type="float" office:value="1200" calcext:value-type="float">
            <text:p>1200</text:p>
          </table:table-cell>
          <table:table-cell table:style-name="ce162" table:formula="of:=[.M135]*[.I135]" office:value-type="float" office:value="52.8" calcext:value-type="float">
            <text:p>52.80</text:p>
          </table:table-cell>
          <table:table-cell table:formula="of:=IF(MAX(0;([.L135]-[.M135]));MAX(0;([.L135]-[.M135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3897" calcext:value-type="float">
            <text:p>3897</text:p>
          </table:table-cell>
          <table:table-cell table:style-name="Default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70" office:value-type="string" calcext:value-type="string">
            <text:p>LCD</text:p>
          </table:table-cell>
          <table:table-cell table:style-name="ce92" office:value-type="string" calcext:value-type="string">
            <text:p>Amazon</text:p>
          </table:table-cell>
          <table:table-cell table:style-name="ce70" office:value-type="string" calcext:value-type="string">
            <text:p>4x20 with I2C</text:p>
          </table:table-cell>
          <table:table-cell table:style-name="ce92"/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7.1" calcext:value-type="currency">
            <text:p>$7.10</text:p>
          </table:table-cell>
          <table:table-cell table:style-name="ce142" table:formula="of:=[.I136]*[.H136]" office:value-type="currency" office:currency="USD" office:value="7.1" calcext:value-type="currency">
            <text:p>$7.10</text:p>
          </table:table-cell>
          <table:table-cell table:style-name="ce142" table:formula="of:=[.J136]*[.K$1]" office:value-type="currency" office:currency="USD" office:value="1775" calcext:value-type="currency">
            <text:p>$1,775.00</text:p>
          </table:table-cell>
          <table:table-cell table:style-name="ce70" table:formula="of:=[.H136]*[.$K$1]" office:value-type="float" office:value="250" calcext:value-type="float">
            <text:p>250</text:p>
          </table:table-cell>
          <table:table-cell table:style-name="ce70" office:value-type="float" office:value="80" calcext:value-type="float">
            <text:p>80</text:p>
          </table:table-cell>
          <table:table-cell table:style-name="ce162" table:formula="of:=[.M136]*[.I136]" office:value-type="float" office:value="568" calcext:value-type="float">
            <text:p>568.00</text:p>
          </table:table-cell>
          <table:table-cell table:formula="of:=IF(MAX(0;([.L136]-[.M136]));MAX(0;([.L136]-[.M136]));&quot; &quot;)" office:value-type="float" office:value="170" calcext:value-type="float">
            <text:p>170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32" office:value-type="string" calcext:value-type="string">
            <text:p>4x20 Display</text:p>
          </table:table-cell>
          <table:table-cell table:style-name="ce32" office:value-type="string" calcext:value-type="string">
            <text:p>4x1 Housing</text:p>
          </table:table-cell>
          <table:table-cell table:style-name="ce63" office:value-type="string" calcext:value-type="string">
            <text:p>Digikey</text:p>
          </table:table-cell>
          <table:table-cell table:style-name="ce40" office:value-type="string" calcext:value-type="string">
            <text:p>952-2229-ND</text:p>
          </table:table-cell>
          <table:table-cell table:style-name="ce63"/>
          <table:table-cell table:style-name="ce40" table:number-columns-repeated="2"/>
          <table:table-cell table:style-name="ce40" office:value-type="float" office:value="0" calcext:value-type="float">
            <text:p>0</text:p>
          </table:table-cell>
          <table:table-cell table:style-name="ce119" office:value-type="currency" office:currency="USD" office:value="0.14008" calcext:value-type="currency">
            <text:p>$0.14</text:p>
          </table:table-cell>
          <table:table-cell table:style-name="ce119" table:formula="of:=[.I137]*[.H137]" office:value-type="currency" office:currency="USD" office:value="0" calcext:value-type="currency">
            <text:p>$0.00</text:p>
          </table:table-cell>
          <table:table-cell table:style-name="ce119" table:formula="of:=[.J137]*[.K$1]" office:value-type="currency" office:currency="USD" office:value="0" calcext:value-type="currency">
            <text:p>$0.00</text:p>
          </table:table-cell>
          <table:table-cell table:style-name="ce40" table:formula="of:=[.H137]*[.$K$1]" office:value-type="float" office:value="0" calcext:value-type="float">
            <text:p>0</text:p>
          </table:table-cell>
          <table:table-cell table:style-name="ce40" office:value-type="float" office:value="250" calcext:value-type="float">
            <text:p>250</text:p>
          </table:table-cell>
          <table:table-cell table:style-name="ce141" table:formula="of:=[.M137]*[.I137]" office:value-type="float" office:value="35.02" calcext:value-type="float">
            <text:p>35.02</text:p>
          </table:table-cell>
          <table:table-cell table:style-name="ce153" table:formula="of:=IF(MAX(0;([.L137]-[.M137]));MAX(0;([.L137]-[.M137]));&quot; &quot;)" office:value-type="string" office:string-value=" " calcext:value-type="string">
            <text:p><text:s/></text:p>
          </table:table-cell>
          <table:table-cell table:style-name="ce32" office:value-type="string" calcext:value-type="string">
            <text:p>-</text:p>
          </table:table-cell>
          <table:table-cell table:style-name="ce40" table:number-columns-repeated="1008"/>
        </table:table-row>
        <table:table-row table:style-name="ro5">
          <table:table-cell table:style-name="ce32" office:value-type="string" calcext:value-type="string">
            <text:p>4x20 Display</text:p>
          </table:table-cell>
          <table:table-cell table:style-name="ce40" office:value-type="string" calcext:value-type="string">
            <text:p>contact</text:p>
          </table:table-cell>
          <table:table-cell table:style-name="ce63" office:value-type="string" calcext:value-type="string">
            <text:p>Digikey</text:p>
          </table:table-cell>
          <table:table-cell table:style-name="ce40" office:value-type="string" calcext:value-type="string">
            <text:p>M20-1160042 (prototype)</text:p>
            <text:p>FIND BETTER PIN</text:p>
          </table:table-cell>
          <table:table-cell table:style-name="ce63"/>
          <table:table-cell table:style-name="ce40" table:number-columns-repeated="2"/>
          <table:table-cell table:style-name="ce40" office:value-type="float" office:value="0" calcext:value-type="float">
            <text:p>0</text:p>
          </table:table-cell>
          <table:table-cell table:style-name="ce119" office:value-type="currency" office:currency="USD" office:value="0.0463" calcext:value-type="currency">
            <text:p>$0.05</text:p>
          </table:table-cell>
          <table:table-cell table:style-name="ce119" table:formula="of:=[.I138]*[.H138]" office:value-type="currency" office:currency="USD" office:value="0" calcext:value-type="currency">
            <text:p>$0.00</text:p>
          </table:table-cell>
          <table:table-cell table:style-name="ce119" table:formula="of:=[.J138]*[.K$1]" office:value-type="currency" office:currency="USD" office:value="0" calcext:value-type="currency">
            <text:p>$0.00</text:p>
          </table:table-cell>
          <table:table-cell table:style-name="ce40" table:formula="of:=[.H138]*[.$K$1]" office:value-type="float" office:value="0" calcext:value-type="float">
            <text:p>0</text:p>
          </table:table-cell>
          <table:table-cell table:style-name="ce40" office:value-type="float" office:value="1000" calcext:value-type="float">
            <text:p>1000</text:p>
          </table:table-cell>
          <table:table-cell table:style-name="ce141" table:formula="of:=[.M138]*[.I138]" office:value-type="float" office:value="46.3" calcext:value-type="float">
            <text:p>46.30</text:p>
          </table:table-cell>
          <table:table-cell table:style-name="ce153" table:formula="of:=IF(MAX(0;([.L138]-[.M138]));MAX(0;([.L138]-[.M138]));&quot; &quot;)" office:value-type="string" office:string-value=" " calcext:value-type="string">
            <text:p><text:s/></text:p>
          </table:table-cell>
          <table:table-cell table:style-name="ce32" office:value-type="string" calcext:value-type="string">
            <text:p>-</text:p>
          </table:table-cell>
          <table:table-cell table:style-name="ce40" table:number-columns-repeated="1008"/>
        </table:table-row>
        <table:table-row table:style-name="ro5">
          <table:table-cell table:style-name="ce39" office:value-type="string" calcext:value-type="string">
            <text:p>4x20 Display</text:p>
          </table:table-cell>
          <table:table-cell table:style-name="ce70" office:value-type="string" calcext:value-type="string">
            <text:p>Berg Housing - 1x4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office:annotation draw:style-name="gr2" draw:text-style-name="P2" svg:width="1.1413in" svg:height="0.7083in" svg:x="5.8831in" svg:y="36.1795in" draw:caption-point-x="-0.2402in" draw:caption-point-y="0.5945in">
              <dc:date>2022-05-21T00:00:00</dc:date>
              <text:p text:style-name="P1"><text:span text:style-name="T1">Identical parts</text:span></text:p>
            </office:annotation>
            <text:p>65039-033ELF</text:p>
            <text:p>65039-033LF</text:p>
          </table:table-cell>
          <table:table-cell table:style-name="ce92"/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142" office:value-type="currency" office:currency="USD" office:value="0.181" calcext:value-type="currency">
            <text:p>$0.18</text:p>
          </table:table-cell>
          <table:table-cell table:style-name="ce142" table:formula="of:=[.I139]*[.H139]" office:value-type="currency" office:currency="USD" office:value="0.362" calcext:value-type="currency">
            <text:p>$0.36</text:p>
          </table:table-cell>
          <table:table-cell table:style-name="ce142" table:formula="of:=[.J139]*[.K$1]" office:value-type="currency" office:currency="USD" office:value="90.5" calcext:value-type="currency">
            <text:p>$90.50</text:p>
          </table:table-cell>
          <table:table-cell table:style-name="ce70" table:formula="of:=[.H139]*[.$K$1]" office:value-type="float" office:value="500" calcext:value-type="float">
            <text:p>500</text:p>
          </table:table-cell>
          <table:table-cell table:style-name="ce70" office:value-type="float" office:value="250" calcext:value-type="float">
            <text:p>250</text:p>
          </table:table-cell>
          <table:table-cell table:style-name="ce162" table:formula="of:=[.M139]*[.I139]" office:value-type="float" office:value="45.25" calcext:value-type="float">
            <text:p>45.25</text:p>
          </table:table-cell>
          <table:table-cell table:formula="of:=IF(MAX(0;([.L139]-[.M139]));MAX(0;([.L139]-[.M139]));&quot; &quot;)" office:value-type="float" office:value="250" calcext:value-type="float">
            <text:p>250</text:p>
          </table:table-cell>
          <table:table-cell table:number-columns-repeated="2"/>
          <table:table-cell table:style-name="Default"/>
          <table:table-cell table:style-name="ce70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4x20 Display</text:p>
          </table:table-cell>
          <table:table-cell table:style-name="ce70" office:value-type="string" calcext:value-type="string">
            <text:p>Berg contact - 28 AWG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office:annotation draw:style-name="gr4" draw:text-style-name="P2" svg:width="1.1413in" svg:height="1.1677in" svg:x="5.8831in" svg:y="36.5161in" draw:caption-point-x="-0.2402in" draw:caption-point-y="0.5945in">
              <dc:date>2022-05-21T00:00:00</dc:date>
              <text:p text:style-name="P1"><text:span text:style-name="T1">See http://www.mattmillman.com/info/crimpconnectors/dupont-and-dupont-connectors/</text:span></text:p>
            </office:annotation>
            <text:p>48249-000LF</text:p>
            <text:p/>
          </table:table-cell>
          <table:table-cell table:style-name="ce92"/>
          <table:table-cell table:style-name="ce70" table:number-columns-repeated="2"/>
          <table:table-cell table:style-name="ce70" office:value-type="float" office:value="4" calcext:value-type="float">
            <text:p>4</text:p>
          </table:table-cell>
          <table:table-cell table:style-name="ce142" office:value-type="currency" office:currency="USD" office:value="0.13065" calcext:value-type="currency">
            <text:p>$0.13</text:p>
          </table:table-cell>
          <table:table-cell table:style-name="ce142" table:formula="of:=[.I140]*[.H140]" office:value-type="currency" office:currency="USD" office:value="0.5226" calcext:value-type="currency">
            <text:p>$0.52</text:p>
          </table:table-cell>
          <table:table-cell table:style-name="ce142" table:formula="of:=[.J140]*[.K$1]" office:value-type="currency" office:currency="USD" office:value="130.65" calcext:value-type="currency">
            <text:p>$130.65</text:p>
          </table:table-cell>
          <table:table-cell table:style-name="ce70" table:formula="of:=[.H140]*[.$K$1]" office:value-type="float" office:value="1000" calcext:value-type="float">
            <text:p>1000</text:p>
          </table:table-cell>
          <table:table-cell table:style-name="ce70" office:value-type="float" office:value="500" calcext:value-type="float">
            <text:p>500</text:p>
          </table:table-cell>
          <table:table-cell table:style-name="ce162" table:formula="of:=[.M140]*[.I140]" office:value-type="float" office:value="65.325" calcext:value-type="float">
            <text:p>65.33</text:p>
          </table:table-cell>
          <table:table-cell table:formula="of:=IF(MAX(0;([.L140]-[.M140]));MAX(0;([.L140]-[.M140]));&quot; &quot;)"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table:style-name="ce70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4x20 Display</text:p>
          </table:table-cell>
          <table:table-cell table:style-name="ce70" office:value-type="string" calcext:value-type="string">
            <text:p>Berg contact - 24 AWG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48248-000LF</text:p>
            <text:p/>
          </table:table-cell>
          <table:table-cell table:style-name="ce92"/>
          <table:table-cell table:style-name="ce70" table:number-columns-repeated="2"/>
          <table:table-cell table:style-name="ce70" office:value-type="float" office:value="4" calcext:value-type="float">
            <text:p>4</text:p>
          </table:table-cell>
          <table:table-cell table:style-name="ce142" office:value-type="currency" office:currency="USD" office:value="0.13065" calcext:value-type="currency">
            <text:p>$0.13</text:p>
          </table:table-cell>
          <table:table-cell table:style-name="ce142" table:formula="of:=[.I141]*[.H141]" office:value-type="currency" office:currency="USD" office:value="0.5226" calcext:value-type="currency">
            <text:p>$0.52</text:p>
          </table:table-cell>
          <table:table-cell table:style-name="ce142" table:formula="of:=[.J141]*[.K$1]" office:value-type="currency" office:currency="USD" office:value="130.65" calcext:value-type="currency">
            <text:p>$130.65</text:p>
          </table:table-cell>
          <table:table-cell table:style-name="ce70" table:formula="of:=[.H141]*[.$K$1]" office:value-type="float" office:value="1000" calcext:value-type="float">
            <text:p>1000</text:p>
          </table:table-cell>
          <table:table-cell table:style-name="ce70" office:value-type="float" office:value="500" calcext:value-type="float">
            <text:p>500</text:p>
          </table:table-cell>
          <table:table-cell table:style-name="ce162" table:formula="of:=[.M141]*[.I141]" office:value-type="float" office:value="65.325" calcext:value-type="float">
            <text:p>65.33</text:p>
          </table:table-cell>
          <table:table-cell table:formula="of:=IF(MAX(0;([.L141]-[.M141]));MAX(0;([.L141]-[.M141]));&quot; &quot;)" office:value-type="float" office:value="500" calcext:value-type="float">
            <text:p>500</text:p>
          </table:table-cell>
          <table:table-cell table:number-columns-repeated="2"/>
          <table:table-cell table:style-name="Default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70" office:value-type="string" calcext:value-type="string">
            <text:p>Shielded Cable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CN308-1000-ND</text:p>
          </table:table-cell>
          <table:table-cell table:style-name="ce92"/>
          <table:table-cell table:style-name="ce70" table:number-columns-repeated="2"/>
          <table:table-cell table:style-name="ce70" office:value-type="float" office:value="10" calcext:value-type="float">
            <text:p>10</text:p>
          </table:table-cell>
          <table:table-cell table:style-name="ce142" office:value-type="currency" office:currency="USD" office:value="0.242" calcext:value-type="currency">
            <text:p>$0.24</text:p>
          </table:table-cell>
          <table:table-cell table:style-name="ce142" table:formula="of:=[.I142]*[.H142]" office:value-type="currency" office:currency="USD" office:value="2.42" calcext:value-type="currency">
            <text:p>$2.42</text:p>
          </table:table-cell>
          <table:table-cell table:style-name="ce142" table:formula="of:=[.J142]*[.K$1]" office:value-type="currency" office:currency="USD" office:value="605" calcext:value-type="currency">
            <text:p>$605.00</text:p>
          </table:table-cell>
          <table:table-cell table:style-name="ce70" table:formula="of:=[.H142]*[.$K$1]" office:value-type="float" office:value="2500" calcext:value-type="float">
            <text:p>2500</text:p>
          </table:table-cell>
          <table:table-cell table:style-name="ce70" office:value-type="float" office:value="2000" calcext:value-type="float">
            <text:p>2000</text:p>
          </table:table-cell>
          <table:table-cell table:style-name="ce162" table:formula="of:=[.M142]*[.I142]" office:value-type="float" office:value="484" calcext:value-type="float">
            <text:p>484.00</text:p>
          </table:table-cell>
          <table:table-cell table:formula="of:=IF(MAX(0;([.L142]-[.M142]));MAX(0;([.L142]-[.M142]));&quot; &quot;)" office:value-type="float" office:value="500" calcext:value-type="float">
            <text:p>500</text:p>
          </table:table-cell>
          <table:table-cell table:style-name="ce99" office:value-type="string" calcext:value-type="string">
            <text:p>-</text:p>
          </table:table-cell>
          <table:table-cell/>
          <table:table-cell table:style-name="Default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70" office:value-type="string" calcext:value-type="string">
            <text:p>Heat shrink</text:p>
          </table:table-cell>
          <table:table-cell table:style-name="ce92" office:value-type="string" calcext:value-type="string">
            <text:p>Amazon</text:p>
          </table:table-cell>
          <table:table-cell table:style-name="ce70" office:value-type="string" calcext:value-type="string">
            <text:p>1/4"</text:p>
          </table:table-cell>
          <table:table-cell table:style-name="ce92"/>
          <table:table-cell table:style-name="ce70" table:number-columns-repeated="2"/>
          <table:table-cell table:style-name="ce70" office:value-type="float" office:value="2" calcext:value-type="float">
            <text:p>2</text:p>
          </table:table-cell>
          <table:table-cell table:style-name="ce142" office:value-type="currency" office:currency="USD" office:value="0.02" calcext:value-type="currency">
            <text:p>$0.02</text:p>
          </table:table-cell>
          <table:table-cell table:style-name="ce142" table:formula="of:=[.I143]*[.H143]" office:value-type="currency" office:currency="USD" office:value="0.04" calcext:value-type="currency">
            <text:p>$0.04</text:p>
          </table:table-cell>
          <table:table-cell table:style-name="ce142" table:formula="of:=[.J143]*[.K$1]" office:value-type="currency" office:currency="USD" office:value="10" calcext:value-type="currency">
            <text:p>$10.00</text:p>
          </table:table-cell>
          <table:table-cell table:style-name="ce70" table:formula="of:=[.H143]*[.$K$1]" office:value-type="float" office:value="500" calcext:value-type="float">
            <text:p>500</text:p>
          </table:table-cell>
          <table:table-cell table:style-name="ce70" office:value-type="float" office:value="2000" calcext:value-type="float">
            <text:p>2000</text:p>
          </table:table-cell>
          <table:table-cell table:style-name="ce162" table:formula="of:=[.M143]*[.I143]" office:value-type="float" office:value="40" calcext:value-type="float">
            <text:p>40.00</text:p>
          </table:table-cell>
          <table:table-cell table:formula="of:=IF(MAX(0;([.L143]-[.M143]));MAX(0;([.L143]-[.M143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4x20 Display</text:p>
          </table:table-cell>
          <table:table-cell table:style-name="ce70" office:value-type="string" calcext:value-type="string">
            <text:p>VHB Adhesive</text:p>
          </table:table-cell>
          <table:table-cell table:style-name="ce92" office:value-type="string" calcext:value-type="string">
            <text:p>Amazon</text:p>
          </table:table-cell>
          <table:table-cell table:style-name="ce70" office:value-type="string" calcext:value-type="string">
            <text:p>LSE-160WF 2" wide</text:p>
          </table:table-cell>
          <table:table-cell table:style-name="ce92"/>
          <table:table-cell table:style-name="ce70" table:number-columns-repeated="2"/>
          <table:table-cell table:style-name="ce70" table:formula="of:=1/12" office:value-type="float" office:value="0.0833333333333333" calcext:value-type="float">
            <office:annotation draw:style-name="gr2" draw:text-style-name="P2" svg:width="1.1413in" svg:height="0.7083in" svg:x="6.9339in" svg:y="37.528in" draw:caption-point-x="-0.2402in" draw:caption-point-y="0.6118in">
              <dc:date>2021-12-22T00:00:00</dc:date>
              <text:p text:style-name="P1"><text:span text:style-name="T1">Feet/LiBCM</text:span></text:p>
            </office:annotation>
            <text:p>0.08</text:p>
          </table:table-cell>
          <table:table-cell table:style-name="ce142" table:formula="of:=34.91/15" office:value-type="currency" office:currency="USD" office:value="2.32733333333333" calcext:value-type="currency">
            <text:p>$2.33</text:p>
          </table:table-cell>
          <table:table-cell table:style-name="ce142" table:formula="of:=[.I144]*[.H144]" office:value-type="currency" office:currency="USD" office:value="0.193944444444444" calcext:value-type="currency">
            <text:p>$0.19</text:p>
          </table:table-cell>
          <table:table-cell table:style-name="ce142" table:formula="of:=[.J144]*[.K$1]" office:value-type="currency" office:currency="USD" office:value="48.4861111111111" calcext:value-type="currency">
            <text:p>$48.49</text:p>
          </table:table-cell>
          <table:table-cell table:style-name="ce70" table:formula="of:=[.H144]*[.$K$1]" office:value-type="float" office:value="20.8333333333333" calcext:value-type="float">
            <text:p>20.83</text:p>
          </table:table-cell>
          <table:table-cell table:style-name="ce70" office:value-type="float" office:value="15" calcext:value-type="float">
            <text:p>15</text:p>
          </table:table-cell>
          <table:table-cell table:style-name="ce162" table:formula="of:=[.M144]*[.I144]" office:value-type="float" office:value="34.91" calcext:value-type="float">
            <text:p>34.91</text:p>
          </table:table-cell>
          <table:table-cell table:formula="of:=IF(MAX(0;([.L144]-[.M144]));MAX(0;([.L144]-[.M144]));&quot; &quot;)" office:value-type="float" office:value="5.8333333333333" calcext:value-type="float">
            <text:p>5.83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70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Packaging</text:p>
          </table:table-cell>
          <table:table-cell table:style-name="ce70" office:value-type="string" calcext:value-type="string">
            <text:p>Ziplock bag</text:p>
          </table:table-cell>
          <table:table-cell table:style-name="ce92" office:value-type="string" calcext:value-type="string">
            <text:p>Amazon</text:p>
          </table:table-cell>
          <table:table-cell table:style-name="ce70" office:value-type="string" calcext:value-type="string">
            <text:p>6x10 (existing)</text:p>
            <text:p>6x9 (new)</text:p>
          </table:table-cell>
          <table:table-cell table:style-name="ce92"/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142" table:formula="of:=19.24/200" office:value-type="currency" office:currency="USD" office:value="0.0962" calcext:value-type="currency">
            <text:p>$0.10</text:p>
          </table:table-cell>
          <table:table-cell table:style-name="ce142" table:formula="of:=[.I145]*[.H145]" office:value-type="currency" office:currency="USD" office:value="0.0962" calcext:value-type="currency">
            <text:p>$0.10</text:p>
          </table:table-cell>
          <table:table-cell table:style-name="ce142" table:formula="of:=[.J145]*[.K$1]" office:value-type="currency" office:currency="USD" office:value="24.05" calcext:value-type="currency">
            <text:p>$24.05</text:p>
          </table:table-cell>
          <table:table-cell table:style-name="ce70" table:formula="of:=[.H145]*[.$K$1]" office:value-type="float" office:value="250" calcext:value-type="float">
            <text:p>250</text:p>
          </table:table-cell>
          <table:table-cell table:style-name="ce70" office:value-type="float" office:value="250" calcext:value-type="float">
            <text:p>250</text:p>
          </table:table-cell>
          <table:table-cell table:style-name="ce162" table:formula="of:=[.M145]*[.I145]" office:value-type="float" office:value="24.05" calcext:value-type="float">
            <text:p>24.05</text:p>
          </table:table-cell>
          <table:table-cell table:formula="of:=IF(MAX(0;([.L145]-[.M145]));MAX(0;([.L145]-[.M145]));&quot; &quot;)" office:value-type="string" office:string-value=" " calcext:value-type="string">
            <text:p><text:s/></text:p>
          </table:table-cell>
          <table:table-cell table:style-name="ce7"/>
          <table:table-cell/>
          <table:table-cell table:style-name="Default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70" office:value-type="string" calcext:value-type="string">
            <text:p>Shipping Label</text:p>
          </table:table-cell>
          <table:table-cell table:style-name="ce92" office:value-type="string" calcext:value-type="string">
            <text:p>Amazon</text:p>
          </table:table-cell>
          <table:table-cell table:style-name="ce70"/>
          <table:table-cell table:style-name="ce92"/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142" table:formula="of:=9.99/200" office:value-type="currency" office:currency="USD" office:value="0.04995" calcext:value-type="currency">
            <text:p>$0.05</text:p>
          </table:table-cell>
          <table:table-cell table:style-name="ce142" table:formula="of:=[.I146]*[.H146]" office:value-type="currency" office:currency="USD" office:value="0.04995" calcext:value-type="currency">
            <text:p>$0.05</text:p>
          </table:table-cell>
          <table:table-cell table:style-name="ce142" table:formula="of:=[.J146]*[.K$1]" office:value-type="currency" office:currency="USD" office:value="12.4875" calcext:value-type="currency">
            <text:p>$12.49</text:p>
          </table:table-cell>
          <table:table-cell table:style-name="ce70" table:formula="of:=[.H146]*[.$K$1]" office:value-type="float" office:value="250" calcext:value-type="float">
            <text:p>250</text:p>
          </table:table-cell>
          <table:table-cell table:style-name="ce70" office:value-type="float" office:value="200" calcext:value-type="float">
            <text:p>200</text:p>
          </table:table-cell>
          <table:table-cell table:style-name="ce162" table:formula="of:=[.M146]*[.I146]" office:value-type="float" office:value="9.99" calcext:value-type="float">
            <text:p>9.99</text:p>
          </table:table-cell>
          <table:table-cell table:formula="of:=IF(MAX(0;([.L146]-[.M146]));MAX(0;([.L146]-[.M146]));&quot; &quot;)" office:value-type="float" office:value="50" calcext:value-type="float">
            <text:p>5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70" table:number-columns-repeated="45"/>
          <table:table-cell table:number-columns-repeated="961"/>
        </table:table-row>
        <table:table-row table:style-name="ro3">
          <table:table-cell office:value-type="string" calcext:value-type="string">
            <text:p>Packaging</text:p>
          </table:table-cell>
          <table:table-cell table:style-name="ce70" office:value-type="string" calcext:value-type="string">
            <text:p>Foam Sleeve</text:p>
          </table:table-cell>
          <table:table-cell table:style-name="ce92" office:value-type="string" calcext:value-type="string">
            <text:p>U-Line</text:p>
          </table:table-cell>
          <table:table-cell table:style-name="ce70" office:value-type="string" calcext:value-type="string">
            <text:p>S-1560</text:p>
          </table:table-cell>
          <table:table-cell table:style-name="ce92"/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142" table:formula="of:=0.35" office:value-type="currency" office:currency="USD" office:value="0.35" calcext:value-type="currency">
            <text:p>$0.35</text:p>
          </table:table-cell>
          <table:table-cell table:style-name="ce142" table:formula="of:=[.I147]*[.H147]" office:value-type="currency" office:currency="USD" office:value="0.35" calcext:value-type="currency">
            <text:p>$0.35</text:p>
          </table:table-cell>
          <table:table-cell table:style-name="ce142" table:formula="of:=[.J147]*[.K$1]" office:value-type="currency" office:currency="USD" office:value="87.5" calcext:value-type="currency">
            <text:p>$87.50</text:p>
          </table:table-cell>
          <table:table-cell table:style-name="ce70" table:formula="of:=[.H147]*[.$K$1]" office:value-type="float" office:value="250" calcext:value-type="float">
            <text:p>250</text:p>
          </table:table-cell>
          <table:table-cell table:style-name="ce70" office:value-type="float" office:value="150" calcext:value-type="float">
            <text:p>150</text:p>
          </table:table-cell>
          <table:table-cell table:style-name="ce162" table:formula="of:=[.M147]*[.I147]" office:value-type="float" office:value="52.5" calcext:value-type="float">
            <text:p>52.50</text:p>
          </table:table-cell>
          <table:table-cell table:formula="of:=IF(MAX(0;([.L147]-[.M147]));MAX(0;([.L147]-[.M147]));&quot; &quot;)" office:value-type="float" office:value="100" calcext:value-type="float">
            <text:p>10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70" office:value-type="string" calcext:value-type="string">
            <text:p>Box</text:p>
          </table:table-cell>
          <table:table-cell table:style-name="ce92" office:value-type="string" calcext:value-type="string">
            <text:p>Amazon</text:p>
          </table:table-cell>
          <table:table-cell table:style-name="ce70" office:value-type="string" calcext:value-type="string">
            <text:p>24x12x4</text:p>
          </table:table-cell>
          <table:table-cell table:style-name="ce92"/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142" table:formula="of:=118.6/75" office:value-type="currency" office:currency="USD" office:value="1.58133333333333" calcext:value-type="currency">
            <text:p>$1.58</text:p>
          </table:table-cell>
          <table:table-cell table:style-name="ce142" table:formula="of:=[.I148]*[.H148]" office:value-type="currency" office:currency="USD" office:value="1.58133333333333" calcext:value-type="currency">
            <text:p>$1.58</text:p>
          </table:table-cell>
          <table:table-cell table:style-name="ce142" table:formula="of:=[.J148]*[.K$1]" office:value-type="currency" office:currency="USD" office:value="395.333333333333" calcext:value-type="currency">
            <text:p>$395.33</text:p>
          </table:table-cell>
          <table:table-cell table:style-name="ce70" table:formula="of:=[.H148]*[.$K$1]" office:value-type="float" office:value="250" calcext:value-type="float">
            <text:p>250</text:p>
          </table:table-cell>
          <table:table-cell table:style-name="ce70" office:value-type="float" office:value="75" calcext:value-type="float">
            <text:p>75</text:p>
          </table:table-cell>
          <table:table-cell table:style-name="ce162" table:formula="of:=[.M148]*[.I148]" office:value-type="float" office:value="118.6" calcext:value-type="float">
            <text:p>118.60</text:p>
          </table:table-cell>
          <table:table-cell table:formula="of:=IF(MAX(0;([.L148]-[.M148]));MAX(0;([.L148]-[.M148]));&quot; &quot;)" office:value-type="float" office:value="175" calcext:value-type="float">
            <text:p>175</text:p>
          </table:table-cell>
          <table:table-cell table:style-name="ce39" office:value-type="string" calcext:value-type="string">
            <text:p>-</text:p>
          </table:table-cell>
          <table:table-cell/>
          <table:table-cell table:style-name="Default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Packaging</text:p>
          </table:table-cell>
          <table:table-cell table:style-name="ce70" office:value-type="string" calcext:value-type="string">
            <text:p>Box</text:p>
          </table:table-cell>
          <table:table-cell table:style-name="ce92" office:value-type="string" calcext:value-type="string">
            <text:p>U-Line</text:p>
          </table:table-cell>
          <table:table-cell table:style-name="ce70" office:value-type="string" calcext:value-type="string">
            <text:p>S-23983 (20.5*8.5*3.5 OD)</text:p>
          </table:table-cell>
          <table:table-cell table:style-name="ce92"/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142" table:formula="of:=0.95*1.337" office:value-type="currency" office:currency="USD" office:value="1.27015" calcext:value-type="currency">
            <text:p>$1.27</text:p>
          </table:table-cell>
          <table:table-cell table:style-name="ce142" table:formula="of:=[.I149]*[.H149]" office:value-type="currency" office:currency="USD" office:value="1.27015" calcext:value-type="currency">
            <text:p>$1.27</text:p>
          </table:table-cell>
          <table:table-cell table:style-name="ce142" table:formula="of:=[.J149]*[.K$1]" office:value-type="currency" office:currency="USD" office:value="317.5375" calcext:value-type="currency">
            <text:p>$317.54</text:p>
          </table:table-cell>
          <table:table-cell table:style-name="ce70" table:formula="of:=[.H149]*[.$K$1]" office:value-type="float" office:value="250" calcext:value-type="float">
            <text:p>250</text:p>
          </table:table-cell>
          <table:table-cell table:style-name="ce70" office:value-type="float" office:value="100" calcext:value-type="float">
            <text:p>100</text:p>
          </table:table-cell>
          <table:table-cell table:style-name="ce162" table:formula="of:=[.M149]*[.I149]" office:value-type="float" office:value="127.015" calcext:value-type="float">
            <text:p>127.02</text:p>
          </table:table-cell>
          <table:table-cell table:formula="of:=IF(MAX(0;([.L149]-[.M149]));MAX(0;([.L149]-[.M149]));&quot; &quot;)" office:value-type="float" office:value="150" calcext:value-type="float">
            <text:p>150</text:p>
          </table:table-cell>
          <table:table-cell table:style-name="ce7" office:value-type="string" calcext:value-type="string">
            <text:p>-</text:p>
          </table:table-cell>
          <table:table-cell/>
          <table:table-cell table:style-name="Default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DANGER Label</text:p>
          </table:table-cell>
          <table:table-cell table:style-name="ce70" office:value-type="string" calcext:value-type="string">
            <text:p>Cover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298-18583-ND</text:p>
          </table:table-cell>
          <table:table-cell table:style-name="ce92"/>
          <table:table-cell table:style-name="ce70" table:number-columns-repeated="2"/>
          <table:table-cell table:style-name="ce70" office:value-type="float" office:value="1" calcext:value-type="float">
            <text:p>1</text:p>
          </table:table-cell>
          <table:table-cell table:style-name="ce142" table:formula="of:=38.74/200" office:value-type="currency" office:currency="USD" office:value="0.1937" calcext:value-type="currency">
            <text:p>$0.19</text:p>
          </table:table-cell>
          <table:table-cell table:style-name="ce142" table:formula="of:=[.I150]*[.H150]" office:value-type="currency" office:currency="USD" office:value="0.1937" calcext:value-type="currency">
            <text:p>$0.19</text:p>
          </table:table-cell>
          <table:table-cell table:style-name="ce142" table:formula="of:=[.J150]*[.K$1]" office:value-type="currency" office:currency="USD" office:value="48.425" calcext:value-type="currency">
            <text:p>$48.43</text:p>
          </table:table-cell>
          <table:table-cell table:style-name="ce70" table:formula="of:=[.H150]*[.$K$1]" office:value-type="float" office:value="250" calcext:value-type="float">
            <text:p>250</text:p>
          </table:table-cell>
          <table:table-cell table:style-name="ce70" office:value-type="float" office:value="400" calcext:value-type="float">
            <text:p>400</text:p>
          </table:table-cell>
          <table:table-cell table:style-name="ce162" table:formula="of:=[.M150]*[.I150]" office:value-type="float" office:value="77.48" calcext:value-type="float">
            <text:p>77.48</text:p>
          </table:table-cell>
          <table:table-cell table:formula="of:=IF(MAX(0;([.L150]-[.M150]));MAX(0;([.L150]-[.M150]));&quot; &quot;)" office:value-type="string" office:string-value=" " calcext:value-type="string">
            <text:p><text:s/></text:p>
          </table:table-cell>
          <table:table-cell table:style-name="ce99"/>
          <table:table-cell office:value-type="float" office:value="17" calcext:value-type="float">
            <text:p>17</text:p>
          </table:table-cell>
          <table:table-cell table:style-name="Default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Adhesive</text:p>
          </table:table-cell>
          <table:table-cell table:style-name="ce70" office:value-type="string" calcext:value-type="string">
            <text:p>Label Text</text:p>
          </table:table-cell>
          <table:table-cell table:style-name="ce92" office:value-type="string" calcext:value-type="string">
            <text:p>Amazon</text:p>
          </table:table-cell>
          <table:table-cell table:style-name="ce70" office:value-type="string" calcext:value-type="string">
            <text:p>TZe231 12mm BLKonWHT &amp; BLKonCLR</text:p>
          </table:table-cell>
          <table:table-cell table:style-name="ce92"/>
          <table:table-cell table:style-name="ce70" table:number-columns-repeated="2"/>
          <table:table-cell table:style-name="ce70" office:value-type="float" office:value="0.125" calcext:value-type="float">
            <office:annotation draw:style-name="gr2" draw:text-style-name="P2" svg:width="1.1413in" svg:height="0.7083in" svg:x="6.9339in" svg:y="38.9319in" draw:caption-point-x="-0.2402in" draw:caption-point-y="0.6114in">
              <dc:date>2021-10-09T00:00:00</dc:date>
              <text:p text:style-name="P1"><text:span text:style-name="T1">Each LiBCM uses around 1/8 cartridge.</text:span></text:p>
              <text:p text:style-name="P1"><text:span text:style-name="T1"/></text:p>
            </office:annotation>
            <text:p>0.13</text:p>
          </table:table-cell>
          <table:table-cell table:style-name="ce142" table:formula="of:=11.99/4" office:value-type="currency" office:currency="USD" office:value="2.9975" calcext:value-type="currency">
            <text:p>$3.00</text:p>
          </table:table-cell>
          <table:table-cell table:style-name="ce142" table:formula="of:=[.I151]*[.H151]" office:value-type="currency" office:currency="USD" office:value="0.3746875" calcext:value-type="currency">
            <text:p>$0.37</text:p>
          </table:table-cell>
          <table:table-cell table:style-name="ce142" table:formula="of:=[.J151]*[.K$1]" office:value-type="currency" office:currency="USD" office:value="93.671875" calcext:value-type="currency">
            <text:p>$93.67</text:p>
          </table:table-cell>
          <table:table-cell table:style-name="ce70" table:formula="of:=[.H151]*[.$K$1]" office:value-type="float" office:value="31.25" calcext:value-type="float">
            <text:p>31.25</text:p>
          </table:table-cell>
          <table:table-cell table:style-name="ce70" office:value-type="float" office:value="26" calcext:value-type="float">
            <text:p>26</text:p>
          </table:table-cell>
          <table:table-cell table:style-name="ce162" table:formula="of:=[.M151]*[.I151]" office:value-type="float" office:value="77.935" calcext:value-type="float">
            <text:p>77.94</text:p>
          </table:table-cell>
          <table:table-cell table:formula="of:=IF(MAX(0;([.L151]-[.M151]));MAX(0;([.L151]-[.M151]));&quot; &quot;)" office:value-type="float" office:value="5.25" calcext:value-type="float">
            <text:p>5.25</text:p>
          </table:table-cell>
          <table:table-cell table:style-name="ce70" office:value-type="string" calcext:value-type="string">
            <text:p>-</text:p>
          </table:table-cell>
          <table:table-cell/>
          <table:table-cell table:style-name="ce7"/>
          <table:table-cell table:style-name="ce70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LiBCM HV Power</text:p>
          </table:table-cell>
          <table:table-cell table:style-name="ce70" office:value-type="string" calcext:value-type="string">
            <text:p>LiBCM power</text:p>
            <text:p>temp sensors</text:p>
          </table:table-cell>
          <table:table-cell table:style-name="ce92" office:value-type="string" calcext:value-type="string">
            <text:p>Amazon</text:p>
          </table:table-cell>
          <table:table-cell table:style-name="ce70" office:value-type="string" calcext:value-type="string">
            <text:p>1/8" conduit</text:p>
          </table:table-cell>
          <table:table-cell table:style-name="ce70" table:number-columns-repeated="2"/>
          <table:table-cell table:style-name="ce70" office:value-type="string" calcext:value-type="string">
            <text:p>hand</text:p>
          </table:table-cell>
          <table:table-cell table:style-name="ce70" office:value-type="float" office:value="4" calcext:value-type="float">
            <office:annotation draw:style-name="gr2" draw:text-style-name="P2" svg:width="1.1413in" svg:height="0.7083in" svg:x="6.9339in" svg:y="39.0953in" draw:caption-point-x="-0.2402in" draw:caption-point-y="0.626in">
              <dc:date>2021-10-09T00:00:00</dc:date>
              <text:p text:style-name="P1"><text:span text:style-name="T1">Feet used per LiBCM</text:span></text:p>
            </office:annotation>
            <text:p>4</text:p>
          </table:table-cell>
          <table:table-cell table:style-name="ce142" table:formula="of:=8.99/100" office:value-type="currency" office:currency="USD" office:value="0.0899" calcext:value-type="currency">
            <office:annotation draw:style-name="gr2" draw:text-style-name="P2" svg:width="1.1413in" svg:height="0.7083in" svg:x="7.7in" svg:y="39.1091in" draw:caption-point-x="-0.2402in" draw:caption-point-y="0.6122in">
              <dc:date>2021-10-09T00:00:00</dc:date>
              <text:p text:style-name="P1"><text:span text:style-name="T1">$/foot</text:span></text:p>
            </office:annotation>
            <text:p>$0.09</text:p>
          </table:table-cell>
          <table:table-cell table:style-name="ce142" table:formula="of:=[.I152]*[.H152]" office:value-type="currency" office:currency="USD" office:value="0.3596" calcext:value-type="currency">
            <text:p>$0.36</text:p>
          </table:table-cell>
          <table:table-cell table:style-name="ce142" table:formula="of:=[.J152]*[.K$1]" office:value-type="currency" office:currency="USD" office:value="89.9" calcext:value-type="currency">
            <text:p>$89.90</text:p>
          </table:table-cell>
          <table:table-cell table:style-name="ce70" table:formula="of:=[.H152]*[.$K$1]" office:value-type="float" office:value="1000" calcext:value-type="float">
            <text:p>1000</text:p>
          </table:table-cell>
          <table:table-cell table:style-name="ce70" office:value-type="float" office:value="400" calcext:value-type="float">
            <text:p>400</text:p>
          </table:table-cell>
          <table:table-cell table:style-name="ce162" table:formula="of:=[.M152]*[.I152]" office:value-type="float" office:value="35.96" calcext:value-type="float">
            <text:p>35.96</text:p>
          </table:table-cell>
          <table:table-cell table:formula="of:=IF(MAX(0;([.L152]-[.M152]));MAX(0;([.L152]-[.M152]));&quot; &quot;)" office:value-type="float" office:value="600" calcext:value-type="float">
            <text:p>600</text:p>
          </table:table-cell>
          <table:table-cell table:style-name="ce70" office:value-type="string" calcext:value-type="string">
            <text:p>-</text:p>
          </table:table-cell>
          <table:table-cell/>
          <table:table-cell table:style-name="ce7"/>
          <table:table-cell table:style-name="ce70" table:number-columns-repeated="45"/>
          <table:table-cell table:number-columns-repeated="961"/>
        </table:table-row>
        <table:table-row table:style-name="ro5">
          <table:table-cell table:style-name="ce39" office:value-type="string" calcext:value-type="string">
            <text:p>Other Cables</text:p>
          </table:table-cell>
          <table:table-cell table:style-name="ce70" office:value-type="string" calcext:value-type="string">
            <text:p>¼" MCM'E' conduit</text:p>
            <text:p>¼" Grid conduit</text:p>
          </table:table-cell>
          <table:table-cell table:style-name="ce92" office:value-type="string" calcext:value-type="string">
            <text:p>Amazon</text:p>
            <text:p>Electriduct.com</text:p>
          </table:table-cell>
          <table:table-cell table:style-name="ce70" office:value-type="string" calcext:value-type="string">
            <text:p>1/4" ID conduit non-slit</text:p>
          </table:table-cell>
          <table:table-cell table:style-name="ce70" table:number-columns-repeated="3"/>
          <table:table-cell table:style-name="ce70" table:formula="of:=(435/25.4)/12" office:value-type="float" office:value="1.42716535433071" calcext:value-type="float">
            <office:annotation draw:style-name="gr2" draw:text-style-name="P2" svg:width="1.1413in" svg:height="0.7083in" svg:x="6.9339in" svg:y="39.4461in" draw:caption-point-x="-0.2402in" draw:caption-point-y="0.6118in">
              <dc:date>2021-12-07T00:00:00</dc:date>
              <text:p text:style-name="P1"><text:span text:style-name="T1">Feet per LiBCM</text:span></text:p>
            </office:annotation>
            <text:p>1.43</text:p>
          </table:table-cell>
          <table:table-cell table:style-name="ce142" office:value-type="currency" office:currency="USD" office:value="0.24" calcext:value-type="currency">
            <text:p>$0.24</text:p>
          </table:table-cell>
          <table:table-cell table:style-name="ce142" table:formula="of:=[.I153]*[.H153]" office:value-type="currency" office:currency="USD" office:value="0.34251968503937" calcext:value-type="currency">
            <text:p>$0.34</text:p>
          </table:table-cell>
          <table:table-cell table:style-name="ce142" table:formula="of:=[.J153]*[.K$1]" office:value-type="currency" office:currency="USD" office:value="85.6299212598425" calcext:value-type="currency">
            <text:p>$85.63</text:p>
          </table:table-cell>
          <table:table-cell table:style-name="ce70" table:formula="of:=[.H153]*[.$K$1]" office:value-type="float" office:value="356.791338582677" calcext:value-type="float">
            <text:p>356.79</text:p>
          </table:table-cell>
          <table:table-cell table:style-name="ce70" office:value-type="float" office:value="250" calcext:value-type="float">
            <text:p>250</text:p>
          </table:table-cell>
          <table:table-cell table:style-name="ce162" table:formula="of:=[.M153]*[.I153]" office:value-type="float" office:value="60" calcext:value-type="float">
            <text:p>60.00</text:p>
          </table:table-cell>
          <table:table-cell table:formula="of:=IF(MAX(0;([.L153]-[.M153]));MAX(0;([.L153]-[.M153]));&quot; &quot;)" office:value-type="float" office:value="106.791338582677" calcext:value-type="float">
            <text:p>106.79</text:p>
          </table:table-cell>
          <table:table-cell table:style-name="ce70" office:value-type="string" calcext:value-type="string">
            <text:p>-</text:p>
          </table:table-cell>
          <table:table-cell/>
          <table:table-cell table:style-name="ce7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ardware</text:p>
          </table:table-cell>
          <table:table-cell table:style-name="ce70" office:value-type="string" calcext:value-type="string">
            <text:p>Zip tie - 4"</text:p>
          </table:table-cell>
          <table:table-cell table:style-name="ce92" office:value-type="string" calcext:value-type="string">
            <text:p>Home Depot</text:p>
          </table:table-cell>
          <table:table-cell table:style-name="ce70" table:number-columns-repeated="4"/>
          <table:table-cell table:style-name="ce70" office:value-type="float" office:value="8" calcext:value-type="float">
            <text:p>8</text:p>
          </table:table-cell>
          <table:table-cell table:style-name="ce142" office:value-type="currency" office:currency="USD" office:value="0.02" calcext:value-type="currency">
            <text:p>$0.02</text:p>
          </table:table-cell>
          <table:table-cell table:style-name="ce142" table:formula="of:=[.I154]*[.H154]" office:value-type="currency" office:currency="USD" office:value="0.16" calcext:value-type="currency">
            <text:p>$0.16</text:p>
          </table:table-cell>
          <table:table-cell table:style-name="ce142" table:formula="of:=[.J154]*[.K$1]" office:value-type="currency" office:currency="USD" office:value="40" calcext:value-type="currency">
            <text:p>$40.00</text:p>
          </table:table-cell>
          <table:table-cell table:style-name="ce70" table:formula="of:=[.H154]*[.$K$1]" office:value-type="float" office:value="2000" calcext:value-type="float">
            <text:p>2000</text:p>
          </table:table-cell>
          <table:table-cell table:style-name="ce70" office:value-type="float" office:value="2000" calcext:value-type="float">
            <text:p>2000</text:p>
          </table:table-cell>
          <table:table-cell table:style-name="ce162" table:formula="of:=[.M154]*[.I154]" office:value-type="float" office:value="40" calcext:value-type="float">
            <text:p>40.00</text:p>
          </table:table-cell>
          <table:table-cell table:formula="of:=IF(MAX(0;([.L154]-[.M154]));MAX(0;([.L154]-[.M154]));&quot; &quot;)" office:value-type="string" office:string-value=" " calcext:value-type="string">
            <text:p><text:s/></text:p>
          </table:table-cell>
          <table:table-cell table:style-name="ce70"/>
          <table:table-cell/>
          <table:table-cell table:style-name="ce7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Shipping</text:p>
          </table:table-cell>
          <table:table-cell table:style-name="ce70" office:value-type="string" calcext:value-type="string">
            <text:p>UPS</text:p>
          </table:table-cell>
          <table:table-cell table:style-name="ce92" office:value-type="string" calcext:value-type="string">
            <text:p>UPS</text:p>
          </table:table-cell>
          <table:table-cell table:style-name="ce70" office:value-type="string" calcext:value-type="string">
            <text:p>Insured for $1200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142" table:formula="of:=13.83+9.6" office:value-type="currency" office:currency="USD" office:value="23.43" calcext:value-type="currency">
            <text:p>$23.43</text:p>
          </table:table-cell>
          <table:table-cell table:style-name="ce142" table:formula="of:=[.I155]*[.H155]" office:value-type="currency" office:currency="USD" office:value="23.43" calcext:value-type="currency">
            <text:p>$23.43</text:p>
          </table:table-cell>
          <table:table-cell table:style-name="ce142" table:formula="of:=[.J155]*[.K$1]" office:value-type="currency" office:currency="USD" office:value="5857.5" calcext:value-type="currency">
            <text:p>$5,857.50</text:p>
          </table:table-cell>
          <table:table-cell table:style-name="ce70" table:formula="of:=[.H155]*[.$K$1]" office:value-type="float" office:value="250" calcext:value-type="float">
            <text:p>250</text:p>
          </table:table-cell>
          <table:table-cell table:style-name="ce70" office:value-type="float" office:value="1" calcext:value-type="float">
            <text:p>1</text:p>
          </table:table-cell>
          <table:table-cell table:style-name="ce162" table:formula="of:=[.M155]*[.I155]" office:value-type="float" office:value="23.43" calcext:value-type="float">
            <text:p>23.43</text:p>
          </table:table-cell>
          <table:table-cell office:value-type="string" calcext:value-type="string">
            <text:p>-</text:p>
          </table:table-cell>
          <table:table-cell table:style-name="ce70"/>
          <table:table-cell/>
          <table:table-cell table:style-name="ce7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Ferrite Core</text:p>
          </table:table-cell>
          <table:table-cell table:style-name="ce70" office:value-type="string" calcext:value-type="string">
            <text:p>HVDC cables</text:p>
          </table:table-cell>
          <table:table-cell table:style-name="ce92" office:value-type="string" calcext:value-type="string">
            <text:p>Digikey</text:p>
          </table:table-cell>
          <table:table-cell table:style-name="ce92" office:value-type="float" office:value="2631626202" calcext:value-type="float">
            <text:p>2631626202</text:p>
          </table:table-cell>
          <table:table-cell table:style-name="ce70" table:number-columns-repeated="3"/>
          <table:table-cell table:style-name="ce70" office:value-type="float" office:value="1" calcext:value-type="float">
            <text:p>1</text:p>
          </table:table-cell>
          <table:table-cell table:style-name="ce142" office:value-type="currency" office:currency="USD" office:value="8.78" calcext:value-type="currency">
            <text:p>$8.78</text:p>
          </table:table-cell>
          <table:table-cell table:style-name="ce142" table:formula="of:=[.I156]*[.H156]" office:value-type="currency" office:currency="USD" office:value="8.78" calcext:value-type="currency">
            <text:p>$8.78</text:p>
          </table:table-cell>
          <table:table-cell table:style-name="ce142" table:formula="of:=[.J156]*[.K$1]" office:value-type="currency" office:currency="USD" office:value="2195" calcext:value-type="currency">
            <text:p>$2,195.00</text:p>
          </table:table-cell>
          <table:table-cell table:style-name="ce70" table:formula="of:=[.H156]*[.$K$1]" office:value-type="float" office:value="250" calcext:value-type="float">
            <text:p>250</text:p>
          </table:table-cell>
          <table:table-cell table:style-name="ce70" office:value-type="float" office:value="289" calcext:value-type="float">
            <text:p>289</text:p>
          </table:table-cell>
          <table:table-cell table:style-name="ce162" table:formula="of:=[.M156]*[.I156]" office:value-type="float" office:value="2537.42" calcext:value-type="float">
            <text:p>2537.42</text:p>
          </table:table-cell>
          <table:table-cell table:formula="of:=IF(MAX(0;([.L156]-[.M156]));MAX(0;([.L156]-[.M156]));&quot; &quot;)" office:value-type="string" office:string-value=" " calcext:value-type="string">
            <text:p><text:s/></text:p>
          </table:table-cell>
          <table:table-cell table:style-name="ce70"/>
          <table:table-cell/>
          <table:table-cell table:style-name="Default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39" office:value-type="string" calcext:value-type="string">
            <text:p>Hardware</text:p>
          </table:table-cell>
          <table:table-cell table:style-name="ce70" office:value-type="string" calcext:value-type="string">
            <text:p>Zip tie - 8"</text:p>
          </table:table-cell>
          <table:table-cell table:style-name="ce92" office:value-type="string" calcext:value-type="string">
            <text:p>Home Depot</text:p>
          </table:table-cell>
          <table:table-cell table:style-name="ce70"/>
          <table:table-cell table:style-name="ce92"/>
          <table:table-cell table:style-name="ce70" table:number-columns-repeated="2"/>
          <table:table-cell table:style-name="ce70" office:value-type="float" office:value="5" calcext:value-type="float">
            <text:p>5</text:p>
          </table:table-cell>
          <table:table-cell table:style-name="ce142" office:value-type="currency" office:currency="USD" office:value="0.02" calcext:value-type="currency">
            <office:annotation draw:style-name="gr2" draw:text-style-name="P2" svg:width="1.1413in" svg:height="0.7083in" svg:x="7.7in" svg:y="40.3161in" draw:caption-point-x="-0.2402in" draw:caption-point-y="0.6118in">
              <dc:date>2021-10-09T00:00:00</dc:date>
              <text:p text:style-name="P1"><text:span text:style-name="T1">$/foot</text:span></text:p>
            </office:annotation>
            <text:p>$0.02</text:p>
          </table:table-cell>
          <table:table-cell table:style-name="ce142" table:formula="of:=[.I157]*[.H157]" office:value-type="currency" office:currency="USD" office:value="0.1" calcext:value-type="currency">
            <text:p>$0.10</text:p>
          </table:table-cell>
          <table:table-cell table:style-name="ce142" table:formula="of:=[.J157]*[.K$1]" office:value-type="currency" office:currency="USD" office:value="25" calcext:value-type="currency">
            <text:p>$25.00</text:p>
          </table:table-cell>
          <table:table-cell table:style-name="ce70" table:formula="of:=[.H157]*[.$K$1]" office:value-type="float" office:value="1250" calcext:value-type="float">
            <text:p>1250</text:p>
          </table:table-cell>
          <table:table-cell table:style-name="ce70" office:value-type="float" office:value="1000" calcext:value-type="float">
            <text:p>1000</text:p>
          </table:table-cell>
          <table:table-cell table:style-name="ce162" table:formula="of:=[.M157]*[.I157]" office:value-type="float" office:value="20" calcext:value-type="float">
            <text:p>20.00</text:p>
          </table:table-cell>
          <table:table-cell table:formula="of:=IF(MAX(0;([.L157]-[.M157]));MAX(0;([.L157]-[.M157]));&quot; &quot;)" office:value-type="float" office:value="250" calcext:value-type="float">
            <text:p>250</text:p>
          </table:table-cell>
          <table:table-cell table:style-name="ce70" office:value-type="string" calcext:value-type="string">
            <text:p>-</text:p>
          </table:table-cell>
          <table:table-cell/>
          <table:table-cell table:style-name="ce7"/>
          <table:table-cell table:style-name="ce70" table:number-columns-repeated="45"/>
          <table:table-cell table:number-columns-repeated="961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7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2" office:value-type="string" calcext:value-type="string">
            <text:p>Subtotal</text:p>
            <text:p>To This</text:p>
            <text:p>Line</text:p>
          </table:table-cell>
          <table:table-cell table:style-name="ce64" table:formula="of:=SUM([.J77:.J157])+[.J74]" office:value-type="currency" office:currency="USD" office:value="424.074364962817" calcext:value-type="currency">
            <text:p>$424.07</text:p>
          </table:table-cell>
          <table:table-cell table:style-name="ce75" table:formula="of:=SUM([.K77:.K157])+[.K74]" office:value-type="currency" office:currency="USD" office:value="106018.591240704" calcext:value-type="currency">
            <text:p>$106,019</text:p>
          </table:table-cell>
          <table:table-cell table:style-name="ce3" table:number-columns-repeated="2"/>
          <table:table-cell table:style-name="ce102" table:formula="of:=SUM([.N77:.N157])+[.N74]" office:value-type="currency" office:currency="USD" office:value="89034.5393" calcext:value-type="currency">
            <text:p>$89,035</text:p>
          </table:table-cell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9"/>
          <table:table-cell table:style-name="ce3"/>
          <table:table-cell table:style-name="ce16"/>
          <table:table-cell table:style-name="ce3"/>
          <table:table-cell table:style-name="ce16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8"/>
          <table:table-cell table:style-name="ce64"/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54" office:value-type="string" calcext:value-type="string">
            <text:p>One-time costs NRE</text:p>
          </table:table-cell>
          <table:table-cell table:style-name="ce3" table:number-columns-repeated="4"/>
          <table:table-cell table:style-name="ce62" office:value-type="string" calcext:value-type="string">
            <text:p>$/LiBCM:</text:p>
          </table:table-cell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Description</text:p>
          </table:table-cell>
          <table:table-cell table:style-name="ce16" office:value-type="string" calcext:value-type="string">
            <text:p>Amount</text:p>
          </table:table-cell>
          <table:table-cell table:style-name="ce3" table:number-columns-repeated="3"/>
          <table:table-cell table:style-name="ce64" office:value-type="string" calcext:value-type="string">
            <text:p>BOM</text:p>
          </table:table-cell>
          <table:table-cell table:style-name="ce64" table:formula="of:=[.J159]" office:value-type="currency" office:currency="USD" office:value="424.074364962817" calcext:value-type="currency">
            <text:p>$424.07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2"/>
          <table:table-cell table:style-name="ce16"/>
          <table:table-cell table:style-name="ce3" office:value-type="string" calcext:value-type="string">
            <text:p>Digikey HVDCDC Noise Parts</text:p>
          </table:table-cell>
          <table:table-cell table:style-name="ce38" office:value-type="currency" office:currency="USD" office:value="28.24" calcext:value-type="currency">
            <text:p>$28.24</text:p>
          </table:table-cell>
          <table:table-cell table:style-name="ce3" table:number-columns-repeated="3"/>
          <table:table-cell table:style-name="ce64" office:value-type="string" calcext:value-type="string">
            <text:p>BOM</text:p>
            <text:p>(Overhead)</text:p>
          </table:table-cell>
          <table:table-cell table:style-name="ce64" table:formula="of:=[.J163]*(0.0925+0.05)" office:value-type="currency" office:currency="USD" office:value="60.4305970072014" calcext:value-type="currency">
            <text:p>$60.43</text:p>
          </table:table-cell>
          <table:table-cell table:style-name="ce3" office:value-type="string" calcext:value-type="string">
            <text:p>Assumes 5% failure rate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2"/>
          <table:table-cell table:style-name="ce16"/>
          <table:table-cell table:style-name="ce3" office:value-type="string" calcext:value-type="string">
            <text:p>Digikey Proto Fan</text:p>
          </table:table-cell>
          <table:table-cell table:style-name="ce38" table:formula="of:=3.89*1.0925" office:value-type="currency" office:currency="USD" office:value="4.249825" calcext:value-type="currency">
            <text:p>$4.25</text:p>
          </table:table-cell>
          <table:table-cell table:style-name="ce3" table:number-columns-repeated="3"/>
          <table:table-cell table:style-name="ce64" office:value-type="string" calcext:value-type="string">
            <text:p>Labor</text:p>
            <text:p>(ATX)</text:p>
          </table:table-cell>
          <table:table-cell table:style-name="ce3" table:number-columns-repeated="4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grid charger</text:p>
          </table:table-cell>
          <table:table-cell table:style-name="ce38" table:formula="of:=86.37*1.0925" office:value-type="currency" office:currency="USD" office:value="94.359225" calcext:value-type="currency">
            <text:p>$94.36</text:p>
          </table:table-cell>
          <table:table-cell table:style-name="ce3" table:number-columns-repeated="3"/>
          <table:table-cell table:style-name="ce67" office:value-type="string" calcext:value-type="string">
            <text:p>NRE</text:p>
          </table:table-cell>
          <table:table-cell table:style-name="ce64" table:formula="of:=[.E243]" office:value-type="currency" office:currency="USD" office:value="23.164295" calcext:value-type="currency">
            <text:p>$23.16</text:p>
          </table:table-cell>
          <table:table-cell table:style-name="ce3" table:number-columns-repeated="3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2 nF capacitors</text:p>
          </table:table-cell>
          <table:table-cell table:style-name="ce38" table:formula="of:=21.24*1.0925" office:value-type="currency" office:currency="USD" office:value="23.2047" calcext:value-type="currency">
            <text:p>$23.20</text:p>
          </table:table-cell>
          <table:table-cell table:style-name="ce3" table:number-columns-repeated="2"/>
          <table:table-cell table:style-name="ce54"/>
          <table:table-cell table:style-name="ce62" office:value-type="string" calcext:value-type="string">
            <text:p>Total COGs</text:p>
          </table:table-cell>
          <table:table-cell table:style-name="ce64" table:formula="of:=SUM([.J163:.J166])" office:value-type="currency" office:currency="USD" office:value="507.669256970019" calcext:value-type="currency">
            <text:p>$507.67</text:p>
          </table:table-cell>
          <table:table-cell table:style-name="ce9" office:value-type="string" calcext:value-type="string">
            <text:p>Does not include my labor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2"/>
          <table:table-cell table:style-name="ce16"/>
          <table:table-cell table:style-name="ce3" office:value-type="string" calcext:value-type="string">
            <text:p>RevA PCB</text:p>
          </table:table-cell>
          <table:table-cell table:style-name="ce38" office:value-type="currency" office:currency="USD" office:value="201.56" calcext:value-type="currency">
            <text:p>$201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64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rimping Tools</text:p>
          </table:table-cell>
          <table:table-cell table:style-name="ce38" office:value-type="currency" office:currency="USD" office:value="34.83" calcext:value-type="currency">
            <text:p>$34.83</text:p>
          </table:table-cell>
          <table:table-cell table:style-name="ce3" table:number-columns-repeated="3"/>
          <table:table-cell table:style-name="ce62" office:value-type="string" calcext:value-type="string">
            <text:p>Sale Price</text:p>
          </table:table-cell>
          <table:table-cell table:style-name="ce75" office:value-type="currency" office:currency="USD" office:value="1200" calcext:value-type="currency">
            <text:p>$1,200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QTY4 IMA harnesses</text:p>
          </table:table-cell>
          <table:table-cell table:style-name="ce38" table:formula="of:=105+62.45" office:value-type="currency" office:currency="USD" office:value="167.45" calcext:value-type="currency">
            <text:p>$167.4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Arduino Mega</text:p>
          </table:table-cell>
          <table:table-cell table:style-name="ce38" office:value-type="currency" office:currency="USD" office:value="50" calcext:value-type="currency">
            <text:p>$50.00</text:p>
          </table:table-cell>
          <table:table-cell table:style-name="ce3" table:number-columns-repeated="3"/>
          <table:table-cell table:style-name="ce64" office:value-type="string" calcext:value-type="string">
            <text:p>Net profit</text:p>
            <text:p>per LiBCM</text:p>
          </table:table-cell>
          <table:table-cell table:style-name="ce64" table:formula="of:=[.J169]-[.J167]" office:value-type="currency" office:currency="USD" office:value="692.330743029982" calcext:value-type="currency">
            <text:p>$692.33</text:p>
          </table:table-cell>
          <table:table-cell table:style-name="ce9" office:value-type="string" calcext:value-type="string">
            <text:p>Does not include my R&amp;D or labor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Atmel Debugger</text:p>
          </table:table-cell>
          <table:table-cell table:style-name="ce38" office:value-type="currency" office:currency="USD" office:value="92.94" calcext:value-type="currency">
            <text:p>$92.94</text:p>
          </table:table-cell>
          <table:table-cell table:style-name="ce3" table:number-columns-repeated="3"/>
          <table:table-cell table:style-name="ce64" office:value-type="string" calcext:value-type="string">
            <text:p>#LiBCMs</text:p>
            <text:p>Sold (QTY)</text:p>
          </table:table-cell>
          <table:table-cell table:style-name="ce77" office:value-type="float" office:value="67" calcext:value-type="float">
            <text:p>67</text:p>
          </table:table-cell>
          <table:table-cell table:style-name="ce64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grid charger</text:p>
          </table:table-cell>
          <table:table-cell table:style-name="ce38" office:value-type="currency" office:currency="USD" office:value="140" calcext:value-type="currency">
            <text:p>$140.00</text:p>
          </table:table-cell>
          <table:table-cell table:style-name="ce3" table:number-columns-repeated="3"/>
          <table:table-cell table:style-name="Default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Junction Board</text:p>
          </table:table-cell>
          <table:table-cell table:style-name="ce38" office:value-type="currency" office:currency="USD" office:value="150" calcext:value-type="currency">
            <text:p>$150.00</text:p>
          </table:table-cell>
          <table:table-cell table:style-name="ce3" table:number-columns-repeated="3"/>
          <table:table-cell table:style-name="ce64" office:value-type="string" calcext:value-type="string">
            <text:p>Total net</text:p>
            <text:p>Profit (sold)</text:p>
          </table:table-cell>
          <table:table-cell table:style-name="Default" office:value-type="string" calcext:value-type="string">
            <text:p>---&gt;&gt;&gt;&gt;</text:p>
          </table:table-cell>
          <table:table-cell table:style-name="ce75" table:formula="of:=-[.N159]+[.J169]*[.J172]" office:value-type="currency" office:currency="USD" office:value="-8634.5393" calcext:value-type="currency">
            <text:p>-$8,635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McMaster Battery Hardware</text:p>
          </table:table-cell>
          <table:table-cell table:style-name="ce38" office:value-type="currency" office:currency="USD" office:value="133.73" calcext:value-type="currency">
            <text:p>$133.73</text:p>
          </table:table-cell>
          <table:table-cell table:style-name="ce3" table:number-columns-repeated="3"/>
          <table:table-cell table:style-name="ce64" office:value-type="string" calcext:value-type="string">
            <text:p>Total net</text:p>
            <text:p>Profit (ideal)</text:p>
          </table:table-cell>
          <table:table-cell table:style-name="Default" office:value-type="string" calcext:value-type="string">
            <text:p>---&gt;&gt;&gt;&gt;</text:p>
          </table:table-cell>
          <table:table-cell table:style-name="ce75" table:formula="of:=[.J171]*[.K1]" office:value-type="currency" office:currency="USD" office:value="173082.685757495" calcext:value-type="currency">
            <text:p>$173,083</text:p>
          </table:table-cell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insight.org</text:p>
          </table:table-cell>
          <table:table-cell table:style-name="ce38" table:formula="of:=12+8.17+12" office:value-type="currency" office:currency="USD" office:value="32.17" calcext:value-type="currency">
            <text:p>$32.1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igikey HMI switches</text:p>
          </table:table-cell>
          <table:table-cell table:style-name="ce38" office:value-type="currency" office:currency="USD" office:value="78.56" calcext:value-type="currency">
            <text:p>$78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Former Parts</text:p>
          </table:table-cell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vB PCB (net increase)</text:p>
          </table:table-cell>
          <table:table-cell table:style-name="ce38" office:value-type="currency" office:currency="USD" office:value="310.32" calcext:value-type="currency">
            <text:p>$310.3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Solder paste</text:p>
            <text:p>TS391AX500C-ND‎</text:p>
          </table:table-cell>
          <table:table-cell table:style-name="ce38" office:value-type="currency" office:currency="USD" office:value="114.17" calcext:value-type="currency">
            <text:p>$114.1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Ferrite Cores</text:p>
          </table:table-cell>
          <table:table-cell table:style-name="ce38" office:value-type="currency" office:currency="USD" office:value="92.98" calcext:value-type="currency">
            <text:p>$92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Bases</text:p>
          </table:table-cell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888D Base</text:p>
          </table:table-cell>
          <table:table-cell table:style-name="ce38" office:value-type="currency" office:currency="USD" office:value="49.16" calcext:value-type="currency">
            <text:p>$49.1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akko 5mm 45 deg tip &amp; 6mm</text:p>
          </table:table-cell>
          <table:table-cell table:style-name="ce38" office:value-type="currency" office:currency="USD" office:value="64.98" calcext:value-type="currency">
            <text:p>$64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older Paste</text:p>
          </table:table-cell>
          <table:table-cell table:style-name="ce38" office:value-type="currency" office:currency="USD" office:value="22.13" calcext:value-type="currency">
            <text:p>$22.1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extion Display XN3224K024</text:p>
          </table:table-cell>
          <table:table-cell table:style-name="ce38" office:value-type="currency" office:currency="USD" office:value="30.57" calcext:value-type="currency">
            <text:p>$30.5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Exhaust Fan</text:p>
          </table:table-cell>
          <table:table-cell table:style-name="ce38" office:value-type="currency" office:currency="USD" office:value="162.73" calcext:value-type="currency">
            <text:p>$162.7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Loc-Line PCV Adapter</text:p>
          </table:table-cell>
          <table:table-cell table:style-name="ce38" office:value-type="currency" office:currency="USD" office:value="5.07" calcext:value-type="currency">
            <text:p>$5.0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Board Pre-heater and Loc-Line Hose</text:p>
          </table:table-cell>
          <table:table-cell table:style-name="ce38" office:value-type="currency" office:currency="USD" office:value="399.58" calcext:value-type="currency">
            <text:p>$399.5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D Card &amp; Solder Tip</text:p>
          </table:table-cell>
          <table:table-cell table:style-name="ce38" office:value-type="currency" office:currency="USD" office:value="50.03" calcext:value-type="currency">
            <text:p>$50.03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esolder Braid and Camera Mount</text:p>
          </table:table-cell>
          <table:table-cell table:style-name="ce38" office:value-type="currency" office:currency="USD" office:value="49.05" calcext:value-type="currency">
            <text:p>$49.0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luminum Plate</text:p>
          </table:table-cell>
          <table:table-cell table:style-name="ce38" office:value-type="currency" office:currency="USD" office:value="26.49" calcext:value-type="currency">
            <text:p>$26.4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Shield</text:p>
          </table:table-cell>
          <table:table-cell table:style-name="ce38" office:value-type="currency" office:currency="USD" office:value="40.74" calcext:value-type="currency">
            <text:p>$40.74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eat Reflector</text:p>
          </table:table-cell>
          <table:table-cell table:style-name="ce38" office:value-type="currency" office:currency="USD" office:value="69.21" calcext:value-type="currency">
            <text:p>$69.2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hermal Labels</text:p>
          </table:table-cell>
          <table:table-cell table:style-name="ce38" office:value-type="currency" office:currency="USD" office:value="13.75" calcext:value-type="currency">
            <text:p>$13.75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JB Weld</text:p>
          </table:table-cell>
          <table:table-cell table:style-name="ce38" office:value-type="currency" office:currency="USD" office:value="7.39" calcext:value-type="currency">
            <text:p>$7.3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SB120 Anderson Connectors</text:p>
          </table:table-cell>
          <table:table-cell table:style-name="ce38" office:value-type="currency" office:currency="USD" office:value="107.49" calcext:value-type="currency">
            <text:p>$107.49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D Tools &amp; Acrylic</text:p>
          </table:table-cell>
          <table:table-cell table:style-name="ce38" table:formula="of:=179.32" office:value-type="currency" office:currency="USD" office:value="179.32" calcext:value-type="currency">
            <text:p>$179.3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Wire Ruler</text:p>
          </table:table-cell>
          <table:table-cell table:style-name="ce38" table:formula="of:=17.41" office:value-type="currency" office:currency="USD" office:value="17.41" calcext:value-type="currency">
            <text:p>$17.4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Double sided tape</text:p>
          </table:table-cell>
          <table:table-cell table:style-name="ce38" office:value-type="currency" office:currency="USD" office:value="2.98" calcext:value-type="currency">
            <text:p>$2.9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ope Cutter Blade</text:p>
          </table:table-cell>
          <table:table-cell table:style-name="ce38" office:value-type="currency" office:currency="USD" office:value="15.28" calcext:value-type="currency">
            <text:p>$15.2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&amp;P Screen</text:p>
          </table:table-cell>
          <table:table-cell table:style-name="ce38" office:value-type="currency" office:currency="USD" office:value="19.11" calcext:value-type="currency">
            <text:p>$19.1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&amp;P Screen #2</text:p>
          </table:table-cell>
          <table:table-cell table:style-name="ce38" table:formula="of:=66" office:value-type="currency" office:currency="USD" office:value="66" calcext:value-type="currency">
            <text:p>$66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+Mic+tripod</text:p>
          </table:table-cell>
          <table:table-cell table:style-name="ce38" table:formula="of:=924.62" office:value-type="currency" office:currency="USD" office:value="924.62" calcext:value-type="currency">
            <text:p>$924.6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Reflow Oven Controller Kit</text:p>
          </table:table-cell>
          <table:table-cell table:style-name="ce38" office:value-type="currency" office:currency="USD" office:value="329" calcext:value-type="currency">
            <text:p>$329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Toaster Ovens (QTY2)</text:p>
          </table:table-cell>
          <table:table-cell table:style-name="ce38" office:value-type="currency" office:currency="USD" office:value="136.8" calcext:value-type="currency">
            <text:p>$136.8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Acrylic Former</text:p>
          </table:table-cell>
          <table:table-cell table:style-name="ce38" office:value-type="currency" office:currency="USD" office:value="81.37" calcext:value-type="currency">
            <text:p>$81.3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5">
          <table:table-cell table:style-name="ce3" table:number-columns-repeated="3"/>
          <table:table-cell table:style-name="ce3" office:value-type="string" calcext:value-type="string">
            <text:p>Conformal Coating</text:p>
            <text:p>MG 419D</text:p>
          </table:table-cell>
          <table:table-cell table:style-name="ce38" office:value-type="currency" office:currency="USD" office:value="84.02" calcext:value-type="currency">
            <text:p>$84.02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wire nutes (unused)</text:p>
          </table:table-cell>
          <table:table-cell table:style-name="ce38" office:value-type="currency" office:currency="USD" office:value="20" calcext:value-type="currency">
            <text:p>$20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Ferrule Crimper</text:p>
          </table:table-cell>
          <table:table-cell table:style-name="ce38" office:value-type="currency" office:currency="USD" office:value="13.38" calcext:value-type="currency">
            <text:p>$13.3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 quickmount, bracket, tripod</text:p>
          </table:table-cell>
          <table:table-cell table:style-name="ce38" office:value-type="currency" office:currency="USD" office:value="147.58" calcext:value-type="currency">
            <text:p>$147.58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mera battery+charger</text:p>
          </table:table-cell>
          <table:table-cell table:style-name="ce38" office:value-type="currency" office:currency="USD" office:value="54.57" calcext:value-type="currency">
            <text:p>$54.57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Cable Strippers</text:p>
          </table:table-cell>
          <table:table-cell table:style-name="ce38" office:value-type="currency" office:currency="USD" office:value="85.1" calcext:value-type="currency">
            <text:p>$85.1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P707 crimper</text:p>
          </table:table-cell>
          <table:table-cell table:style-name="ce38" office:value-type="currency" office:currency="USD" office:value="76.46" calcext:value-type="currency">
            <text:p>$76.4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HT-95 crimper</text:p>
          </table:table-cell>
          <table:table-cell table:style-name="ce38" office:value-type="currency" office:currency="USD" office:value="195.56" calcext:value-type="currency">
            <text:p>$195.56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Neoden LCD screen</text:p>
          </table:table-cell>
          <table:table-cell table:style-name="ce38" office:value-type="currency" office:currency="USD" office:value="65" calcext:value-type="currency">
            <text:p>$65.00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>
          <table:table-cell table:style-name="ce3" table:number-columns-repeated="3"/>
          <table:table-cell table:style-name="ce3" office:value-type="string" calcext:value-type="string">
            <text:p>Unused Heatsinks</text:p>
          </table:table-cell>
          <table:table-cell table:style-name="ce38" office:value-type="currency" office:currency="USD" office:value="212.21" calcext:value-type="currency">
            <text:p>$212.21</text:p>
          </table:table-cell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 table:number-rows-repeated="13">
          <table:table-cell table:style-name="ce3" table:number-columns-repeated="4"/>
          <table:table-cell table:style-name="ce38"/>
          <table:table-cell table:style-name="ce3" table:number-columns-repeated="3"/>
          <table:table-cell table:style-name="ce64" table:number-columns-repeated="3"/>
          <table:table-cell table:style-name="ce3" table:number-columns-repeated="2"/>
          <table:table-cell table:style-name="ce80"/>
          <table:table-cell/>
          <table:table-cell table:style-name="ce3"/>
          <table:table-cell/>
          <table:table-cell table:style-name="ce54"/>
          <table:table-cell table:style-name="ce3" table:number-columns-repeated="45"/>
          <table:table-cell table:number-columns-repeated="961"/>
        </table:table-row>
        <table:table-row table:style-name="ro3" table:number-rows-repeated="5">
          <table:table-cell table:number-columns-repeated="3"/>
          <table:table-cell table:style-name="ce3"/>
          <table:table-cell table:style-name="ce38"/>
          <table:table-cell table:number-columns-repeated="1019"/>
        </table:table-row>
        <table:table-row table:style-name="ro3" table:number-rows-repeated="4">
          <table:table-cell table:number-columns-repeated="3"/>
          <table:table-cell table:style-name="ce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3" office:value-type="string" calcext:value-type="string">
            <text:p>Prototyping NRE</text:p>
          </table:table-cell>
          <table:table-cell table:style-name="ce38" table:formula="of:=SUM([.E164:.E239])" office:value-type="currency" office:currency="USD" office:value="5791.07375" calcext:value-type="currency">
            <text:p>$5,791.07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/>
          <table:table-cell table:style-name="ce38"/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 calcext:value-type="string">
            <text:p>NRE $/Unit</text:p>
          </table:table-cell>
          <table:table-cell table:style-name="ce38" table:formula="of:=[.E241]/[.K1]" office:value-type="currency" office:currency="USD" office:value="23.164295" calcext:value-type="currency">
            <text:p>$23.16</text:p>
          </table:table-cell>
          <table:table-cell table:number-columns-repeated="1019"/>
        </table:table-row>
        <table:table-row table:style-name="ro3" table:number-rows-repeated="10483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8S-&gt;12S BOM" table:style-name="ta1"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42"/>
        <table:table-column table:style-name="co17" table:default-cell-style-name="ce142"/>
        <table:table-column table:style-name="co17" table:number-columns-repeated="2" table:default-cell-style-name="ce70"/>
        <table:table-column table:style-name="co25" table:default-cell-style-name="ce162"/>
        <table:table-column table:style-name="co17" table:default-cell-style-name="ce71"/>
        <table:table-column table:style-name="co18" table:default-cell-style-name="Default"/>
        <table:table-column table:style-name="co17" table:number-columns-repeated="2" table:default-cell-style-name="Default"/>
        <table:table-row table:style-name="ro1">
          <table:table-cell table:number-columns-repeated="2"/>
          <table:table-cell table:style-name="ce91"/>
          <table:table-cell table:style-name="ce108"/>
          <table:table-cell table:style-name="ce91"/>
          <table:table-cell table:style-name="ce108"/>
          <table:table-cell table:style-name="ce127"/>
          <table:table-cell/>
          <table:table-cell table:style-name="ce128" table:number-columns-repeated="2"/>
          <table:table-cell table:style-name="ce156" office:value-type="float" office:value="100" calcext:value-type="float">
            <text:p>100</text:p>
          </table:table-cell>
          <table:table-cell table:style-name="ce108" table:number-columns-repeated="2"/>
          <table:table-cell table:style-name="ce160"/>
          <table:table-cell table:style-name="ce176"/>
          <table:table-cell table:style-name="ce108"/>
          <table:table-cell table:style-name="ce127"/>
          <table:table-cell table:style-name="ce188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91" office:value-type="string" calcext:value-type="string">
            <text:p>Supplier</text:p>
          </table:table-cell>
          <table:table-cell table:style-name="ce108" office:value-type="string" calcext:value-type="string">
            <text:p>Part Number</text:p>
          </table:table-cell>
          <table:table-cell table:style-name="ce91" office:value-type="string" calcext:value-type="string">
            <text:p>Component</text:p>
            <text:p>Value</text:p>
          </table:table-cell>
          <table:table-cell table:style-name="ce108" office:value-type="string" calcext:value-type="string">
            <text:p>Part Height</text:p>
          </table:table-cell>
          <table:table-cell table:style-name="ce127" office:value-type="string" calcext:value-type="string">
            <text:p>P&amp;P</text:p>
            <text:p>Tape</text:p>
            <text:p>Width</text:p>
            <text:p>(reel)</text:p>
          </table:table-cell>
          <table:table-cell office:value-type="string" calcext:value-type="string">
            <text:p>QTY</text:p>
            <text:p>/</text:p>
            <text:p>PCB</text:p>
          </table:table-cell>
          <table:table-cell table:style-name="ce128" office:value-type="string" calcext:value-type="string">
            <text:p>$/</text:p>
            <text:p>Part</text:p>
          </table:table-cell>
          <table:table-cell table:style-name="ce128" office:value-type="string" calcext:value-type="string">
            <text:p>$/</text:p>
            <text:p>LiBCM</text:p>
          </table:table-cell>
          <table:table-cell table:style-name="ce128" office:value-type="string" calcext:value-type="string">
            <text:p>$/</text:p>
            <text:p>QTY n</text:p>
            <text:p>LiBCMs</text:p>
            <text:p>(n=above)</text:p>
          </table:table-cell>
          <table:table-cell table:style-name="ce108" office:value-type="string" calcext:value-type="string">
            <text:p>QTY</text:p>
            <text:p>needed</text:p>
            <text:p>For n LiBCMs</text:p>
          </table:table-cell>
          <table:table-cell table:style-name="ce108" office:value-type="string" calcext:value-type="string">
            <text:p>QTY on hand</text:p>
          </table:table-cell>
          <table:table-cell table:style-name="ce160" office:value-type="string" calcext:value-type="string">
            <text:p>$ spent</text:p>
            <text:p>thus far</text:p>
          </table:table-cell>
          <table:table-cell table:style-name="ce176" office:value-type="string" calcext:value-type="string">
            <text:p>Additional</text:p>
            <text:p>QTY to order for</text:p>
            <text:p>n PCBs</text:p>
          </table:table-cell>
          <table:table-cell table:style-name="ce108" office:value-type="string" calcext:value-type="string">
            <text:p>QTY ordered</text:p>
          </table:table-cell>
          <table:table-cell table:style-name="ce188" office:value-type="string" calcext:value-type="string">
            <text:p>Planning</text:p>
          </table:table-cell>
          <table:table-cell/>
        </table:table-row>
        <table:table-row table:style-name="ro3">
          <table:table-cell table:style-name="ce70" office:value-type="string" calcext:value-type="string">
            <text:p>Standoff</text:p>
          </table:table-cell>
          <table:table-cell office:value-type="string" calcext:value-type="string">
            <text:p>Compress 12S cells into 18S cage</text:p>
          </table:table-cell>
          <table:table-cell table:style-name="ce92" office:value-type="string" calcext:value-type="string">
            <text:p>Digikey</text:p>
          </table:table-cell>
          <table:table-cell table:style-name="ce70" office:value-type="string" calcext:value-type="string">
            <text:p>732-10493-ND</text:p>
          </table:table-cell>
          <table:table-cell table:style-name="ce70" office:value-type="string" calcext:value-type="string">
            <text:p>M6-1.0x45</text:p>
          </table:table-cell>
          <table:table-cell table:style-name="ce92" office:value-type="string" calcext:value-type="string">
            <text:p>45mm</text:p>
          </table:table-cell>
          <table:table-cell table:style-name="ce70" office:value-type="string" calcext:value-type="string">
            <text:p>hand</text:p>
          </table:table-cell>
          <table:table-cell table:style-name="ce70" office:value-type="float" office:value="12" calcext:value-type="float">
            <text:p>12</text:p>
          </table:table-cell>
          <table:table-cell table:style-name="ce142" office:value-type="currency" office:currency="USD" office:value="1.44" calcext:value-type="currency">
            <text:p>$1.44</text:p>
          </table:table-cell>
          <table:table-cell table:formula="of:=[.I3]*[.H3]" office:value-type="currency" office:currency="USD" office:value="17.28" calcext:value-type="currency">
            <text:p>$17.28</text:p>
          </table:table-cell>
          <table:table-cell table:formula="of:=[.J3]*[.K$1]" office:value-type="currency" office:currency="USD" office:value="1728" calcext:value-type="currency">
            <text:p>$1,728.00</text:p>
          </table:table-cell>
          <table:table-cell table:formula="of:=[.H3]*[.$K$1]" office:value-type="float" office:value="1200" calcext:value-type="float">
            <text:p>1200</text:p>
          </table:table-cell>
          <table:table-cell office:value-type="float" office:value="647" calcext:value-type="float">
            <text:p>647</text:p>
          </table:table-cell>
          <table:table-cell table:formula="of:=[.M3]*[.I3]" office:value-type="float" office:value="931.68" calcext:value-type="float">
            <text:p>931.68</text:p>
          </table:table-cell>
          <table:table-cell table:formula="of:=IF(MAX(0;([.L3]-[.M3]));MAX(0;([.L3]-[.M3]));&quot; &quot;)" office:value-type="float" office:value="553" calcext:value-type="float">
            <text:p>553</text:p>
          </table:table-cell>
          <table:table-cell table:style-name="ce70"/>
          <table:table-cell table:number-columns-repeated="2"/>
        </table:table-row>
        <table:table-row table:style-name="ro3">
          <table:table-cell office:value-type="string" calcext:value-type="string">
            <text:p>Bolt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utton head</text:p>
          </table:table-cell>
          <table:table-cell office:value-type="string" calcext:value-type="string">
            <text:p>M6-1.0x14</text:p>
          </table:table-cell>
          <table:table-cell office:value-type="string" calcext:value-type="string">
            <text:p>14mm</text:p>
          </table:table-cell>
          <table:table-cell/>
          <table:table-cell office:value-type="float" office:value="3" calcext:value-type="float">
            <text:p>3</text:p>
          </table:table-cell>
          <table:table-cell table:formula="of:=8.99/25" office:value-type="float" office:value="0.3596" calcext:value-type="float">
            <text:p>0.36</text:p>
          </table:table-cell>
          <table:table-cell table:formula="of:=[.I4]*[.H4]" office:value-type="currency" office:currency="USD" office:value="1.0788" calcext:value-type="currency">
            <text:p>$1.08</text:p>
          </table:table-cell>
          <table:table-cell table:formula="of:=[.J4]*[.K$1]" office:value-type="currency" office:currency="USD" office:value="107.88" calcext:value-type="currency">
            <text:p>$107.88</text:p>
          </table:table-cell>
          <table:table-cell table:formula="of:=[.H4]*[.$K$1]" office:value-type="float" office:value="300" calcext:value-type="float">
            <text:p>300</text:p>
          </table:table-cell>
          <table:table-cell office:value-type="float" office:value="75" calcext:value-type="float">
            <text:p>75</text:p>
          </table:table-cell>
          <table:table-cell table:formula="of:=[.M4]*[.I4]" office:value-type="float" office:value="26.97" calcext:value-type="float">
            <text:p>26.97</text:p>
          </table:table-cell>
          <table:table-cell table:formula="of:=IF(MAX(0;([.L4]-[.M4]));MAX(0;([.L4]-[.M4]));&quot; &quot;)" office:value-type="float" office:value="225" calcext:value-type="float">
            <text:p>22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Washer</text:p>
          </table:table-cell>
          <table:table-cell office:value-type="string" calcext:value-type="string">
            <text:p>Attaches module to aluminum plate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DIN9021</text:p>
          </table:table-cell>
          <table:table-cell office:value-type="string" calcext:value-type="string">
            <text:p>M6 washer</text:p>
          </table:table-cell>
          <table:table-cell office:value-type="string" calcext:value-type="string">
            <text:p>1.6mm thick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8" calcext:value-type="float">
            <text:p>0.12</text:p>
          </table:table-cell>
          <table:table-cell table:formula="of:=[.I5]*[.H5]" office:value-type="currency" office:currency="USD" office:value="0.354" calcext:value-type="currency">
            <text:p>$0.35</text:p>
          </table:table-cell>
          <table:table-cell table:formula="of:=[.J5]*[.K$1]" office:value-type="currency" office:currency="USD" office:value="35.4" calcext:value-type="currency">
            <text:p>$35.40</text:p>
          </table:table-cell>
          <table:table-cell table:formula="of:=[.H5]*[.$K$1]"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formula="of:=[.M5]*[.I5]" office:value-type="float" office:value="11.8" calcext:value-type="float">
            <text:p>11.80</text:p>
          </table:table-cell>
          <table:table-cell table:formula="of:=IF(MAX(0;([.L5]-[.M5]));MAX(0;([.L5]-[.M5]));&quot; &quot;)" office:value-type="float" office:value="200" calcext:value-type="float">
            <text:p>2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yelet</text:p>
          </table:table-cell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A111470TR-ND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6</text:p>
          </table:table-cell>
          <table:table-cell table:formula="of:=[.I6]*[.H6]" office:value-type="currency" office:currency="USD" office:value="2.067" calcext:value-type="currency">
            <text:p>$2.07</text:p>
          </table:table-cell>
          <table:table-cell table:formula="of:=[.J6]*[.K$1]" office:value-type="currency" office:currency="USD" office:value="206.7" calcext:value-type="currency">
            <text:p>$206.70</text:p>
          </table:table-cell>
          <table:table-cell table:formula="of:=[.H6]*[.$K$1]" office:value-type="float" office:value="1300" calcext:value-type="float">
            <text:p>1300</text:p>
          </table:table-cell>
          <table:table-cell office:value-type="float" office:value="2500" calcext:value-type="float">
            <text:p>2500</text:p>
          </table:table-cell>
          <table:table-cell table:formula="of:=[.M6]*[.I6]" office:value-type="float" office:value="397.5" calcext:value-type="float">
            <text:p>397.50</text:p>
          </table:table-cell>
          <table:table-cell table:formula="of:=IF(MAX(0;([.L6]-[.M6]));MAX(0;([.L6]-[.M6]));&quot; &quot;)" office:value-type="string" office:string-value=" " calcext:value-type="string">
            <text:p><text:s/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4" zip tie</text:p>
          </table:table-cell>
          <table:table-cell office:value-type="string" calcext:value-type="string">
            <text:p>Harness</text:p>
          </table:table-cell>
          <table:table-cell office:value-type="string" calcext:value-type="string">
            <text:p>Home Depot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table:formula="of:=[.I7]*[.H7]" office:value-type="currency" office:currency="USD" office:value="0.2" calcext:value-type="currency">
            <text:p>$0.20</text:p>
          </table:table-cell>
          <table:table-cell table:formula="of:=[.J7]*[.K$1]" office:value-type="currency" office:currency="USD" office:value="20" calcext:value-type="currency">
            <text:p>$20.00</text:p>
          </table:table-cell>
          <table:table-cell table:formula="of:=[.H7]*[.$K$1]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formula="of:=[.M7]*[.I7]" office:value-type="float" office:value="0" calcext:value-type="float">
            <text:p>0.00</text:p>
          </table:table-cell>
          <table:table-cell table:formula="of:=IF(MAX(0;([.L7]-[.M7]));MAX(0;([.L7]-[.M7]));&quot; &quot;)" office:value-type="float" office:value="1000" calcext:value-type="float">
            <text:p>10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ibbon Cable</text:p>
          </table:table-cell>
          <table:table-cell office:value-type="string" calcext:value-type="string">
            <text:p>14P Cable</text:p>
          </table:table-cell>
          <table:table-cell/>
          <table:table-cell table:style-name="ce194" office:value-type="string" calcext:value-type="string">
            <text:p>MC14M-25-ND</text:p>
          </table:table-cell>
          <table:table-cell table:number-columns-repeated="3"/>
          <table:table-cell office:value-type="float" office:value="1" calcext:value-type="float">
            <office:annotation draw:style-name="gr2" draw:text-style-name="P2" svg:width="1.1413in" svg:height="0.7083in" svg:x="8.039in" svg:y="1.1307in" draw:caption-point-x="-0.2402in" draw:caption-point-y="0.5945in">
              <dc:date>2022-01-17T00:00:00</dc:date>
              <text:p text:style-name="P1"><text:span text:style-name="T1">Only includes additional length (versus real 12S cable length)</text:span></text:p>
            </office:annotation>
            <text:p>1</text:p>
          </table:table-cell>
          <table:table-cell table:formula="of:=24.71/25" office:value-type="float" office:value="0.9884" calcext:value-type="float">
            <text:p>0.99</text:p>
          </table:table-cell>
          <table:table-cell table:formula="of:=[.I8]*[.H8]" office:value-type="currency" office:currency="USD" office:value="0.9884" calcext:value-type="currency">
            <text:p>$0.99</text:p>
          </table:table-cell>
          <table:table-cell table:formula="of:=[.J8]*[.K$1]" office:value-type="currency" office:currency="USD" office:value="98.84" calcext:value-type="currency">
            <text:p>$98.84</text:p>
          </table:table-cell>
          <table:table-cell table:formula="of:=[.H8]*[.$K$1]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M8]*[.I8]" office:value-type="float" office:value="0" calcext:value-type="float">
            <text:p>0.00</text:p>
          </table:table-cell>
          <table:table-cell table:formula="of:=IF(MAX(0;([.L8]-[.M8]));MAX(0;([.L8]-[.M8]));&quot; &quot;)" office:value-type="float" office:value="100" calcext:value-type="float">
            <text:p>1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onnector</text:p>
          </table:table-cell>
          <table:table-cell office:value-type="string" calcext:value-type="string">
            <text:p>14P Ribbon Connector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lready included in LiBCM BOM</text:p>
          </table:table-cell>
          <table:table-cell table:style-name="Default" table:number-columns-repeated="5"/>
          <table:table-cell table:number-columns-repeated="3"/>
        </table:table-row>
        <table:table-row table:style-name="ro5">
          <table:table-cell table:number-columns-repeated="8"/>
          <table:table-cell office:value-type="string" calcext:value-type="string">
            <text:p>BOM $/</text:p>
            <text:p>LiBCM</text:p>
          </table:table-cell>
          <table:table-cell table:style-name="Default" table:formula="of:=SUM([.J3:.J9])" office:value-type="float" office:value="21.9682" calcext:value-type="float">
            <text:p>21.97</text:p>
          </table:table-cell>
          <table:table-cell table:style-name="Default" table:number-columns-repeated="5"/>
          <table:table-cell table:number-columns-repeated="3"/>
        </table:table-row>
      </table:table>
      <table:table table:name="47 Ah FoMoCo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17" table:number-columns-repeated="3" table:default-cell-style-name="Default"/>
        <table:table-row table:style-name="ro5">
          <table:table-cell office:value-type="string" calcext:value-type="string">
            <text:p>Item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QTY purchased</text:p>
          </table:table-cell>
          <table:table-cell office:value-type="string" calcext:value-type="string">
            <text:p>Where purchased</text:p>
          </table:table-cell>
          <table:table-cell office:value-type="string" calcext:value-type="string">
            <text:p>Purchase</text:p>
            <text:p>Price</text:p>
          </table:table-cell>
          <table:table-cell office:value-type="string" calcext:value-type="string">
            <text:p>$/item</text:p>
          </table:table-cell>
          <table:table-cell office:value-type="string" calcext:value-type="string">
            <text:p>$/LiBCM</text:p>
          </table:table-cell>
        </table:table-row>
        <table:table-row table:style-name="ro3">
          <table:table-cell office:value-type="string" calcext:value-type="string">
            <text:p>Threaded Standoff</text:p>
          </table:table-cell>
          <table:table-cell office:value-type="string" calcext:value-type="string">
            <text:p>2317-2520-S-12</text:p>
          </table:table-cell>
          <table:table-cell office:value-type="string" calcext:value-type="string">
            <text:p>1/4-20, 31.75 mm long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ewark</text:p>
          </table:table-cell>
          <table:table-cell table:formula="of:=92.52" office:value-type="float" office:value="92.52" calcext:value-type="float">
            <text:p>92.52</text:p>
          </table:table-cell>
          <table:table-cell table:formula="of:=[.F2]/[.D2]" office:value-type="float" office:value="0.514" calcext:value-type="float">
            <text:p>0.51</text:p>
          </table:table-cell>
          <table:table-cell table:formula="of:=[.G2]*8" office:value-type="float" office:value="4.112" calcext:value-type="float">
            <text:p>4.11</text:p>
          </table:table-cell>
        </table:table-row>
        <table:table-row table:style-name="ro3">
          <table:table-cell office:value-type="string" calcext:value-type="string">
            <text:p>1/4-20 Bolt @ 3.75"</text:p>
          </table:table-cell>
          <table:table-cell office:value-type="string" calcext:value-type="string">
            <text:p>https://www.amazon.com/Hex-Screws-18-8-Stainless-Steel/dp/B00FATYT94/ref=sr_1_3?crid=3V3D2VMY91MRQ&amp;keywords=1%2F4-20+bolt+3.75%22&amp;qid=1660639678&amp;sprefix=1%2F4-20+bolt+3.75+%2Caps%2C70&amp;sr=8-3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'LiBCM BOM'.C2:'LiBCM BOM'.F83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2">00/00/0000</text:date>, <text:time style:data-style-name="N2" text:time-value="17:33:36.8333640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8-22T17:40:36.237904259</dc:date>
    <meta:generator>LibreOffice/7.1.7.2$MacOSX_X86_64 LibreOffice_project/c6a4e3954236145e2acb0b65f68614365aeee33f</meta:generator>
    <meta:editing-duration>P6DT1H59M54S</meta:editing-duration>
    <meta:editing-cycles>317</meta:editing-cycles>
    <meta:document-statistic meta:table-count="3" meta:cell-count="2326" meta:object-count="0"/>
  </office:meta>
</office:document-meta>
</file>